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edb1475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ee5faad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7132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98653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f01ba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4d62c9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00280e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39e9" officeooo:paragraph-rsid="0f4939e9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b5e2" officeooo:paragraph-rsid="0f49b5e2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cb2de7e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a6f020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b1acfa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ae918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a31be9" officeooo:paragraph-rsid="10a31be9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00facb6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edd35a7" style:font-size-asian="18.3500003814697pt" style:font-size-complex="21pt"/>
    </style:style>
    <style:style style:name="T7" style:family="text">
      <style:text-properties style:font-name="Times New Roman" fo:font-size="21pt" officeooo:rsid="0eddf83a" style:font-size-asian="18.3500003814697pt" style:font-size-complex="21pt"/>
    </style:style>
    <style:style style:name="T8" style:family="text">
      <style:text-properties style:font-name="Times New Roman" fo:font-size="21pt" officeooo:rsid="0edfcf5b" style:font-size-asian="18.3500003814697pt" style:font-size-complex="21pt"/>
    </style:style>
    <style:style style:name="T9" style:family="text">
      <style:text-properties style:font-name="Times New Roman" fo:font-size="21pt" officeooo:rsid="0efa7ac9" style:font-size-asian="18.3500003814697pt" style:font-size-complex="21pt"/>
    </style:style>
    <style:style style:name="T10" style:family="text">
      <style:text-properties style:font-name="Times New Roman" fo:font-size="21pt" officeooo:rsid="13e740e7" style:font-size-asian="18.3500003814697pt" style:font-size-complex="21pt"/>
    </style:style>
    <style:style style:name="T11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6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7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8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style:text-underline-style="none" style:font-size-asian="18.3500003814697pt" style:font-size-complex="21pt"/>
    </style:style>
    <style:style style:name="T160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61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62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2e85cf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99f717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83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84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85" style:family="text">
      <style:text-properties style:font-name="Times New Roman" fo:font-size="21pt" fo:font-weight="normal" officeooo:rsid="14c2f731" style:font-size-asian="18.3500003814697pt" style:font-weight-asian="normal" style:font-size-complex="21pt" style:font-weight-complex="normal"/>
    </style:style>
    <style:style style:name="T386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7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8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9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90" style:family="text">
      <style:text-properties officeooo:rsid="0016fbe0"/>
    </style:style>
    <style:style style:name="T391" style:family="text">
      <style:text-properties officeooo:rsid="0018134a"/>
    </style:style>
    <style:style style:name="T392" style:family="text">
      <style:text-properties officeooo:rsid="001a0367"/>
    </style:style>
    <style:style style:name="T393" style:family="text">
      <style:text-properties officeooo:rsid="001ca9f9"/>
    </style:style>
    <style:style style:name="T394" style:family="text">
      <style:text-properties officeooo:rsid="001cb7e0"/>
    </style:style>
    <style:style style:name="T395" style:family="text">
      <style:text-properties officeooo:rsid="00232251"/>
    </style:style>
    <style:style style:name="T396" style:family="text">
      <style:text-properties officeooo:rsid="002a4d3c"/>
    </style:style>
    <style:style style:name="T397" style:family="text">
      <style:text-properties officeooo:rsid="002ca089"/>
    </style:style>
    <style:style style:name="T398" style:family="text">
      <style:text-properties officeooo:rsid="002dd248"/>
    </style:style>
    <style:style style:name="T399" style:family="text">
      <style:text-properties officeooo:rsid="003b676a"/>
    </style:style>
    <style:style style:name="T400" style:family="text">
      <style:text-properties officeooo:rsid="003d8f2b"/>
    </style:style>
    <style:style style:name="T401" style:family="text">
      <style:text-properties officeooo:rsid="0040f11c"/>
    </style:style>
    <style:style style:name="T402" style:family="text">
      <style:text-properties officeooo:rsid="004442d3"/>
    </style:style>
    <style:style style:name="T403" style:family="text">
      <style:text-properties officeooo:rsid="00453d38"/>
    </style:style>
    <style:style style:name="T404" style:family="text">
      <style:text-properties officeooo:rsid="0047590e"/>
    </style:style>
    <style:style style:name="T405" style:family="text">
      <style:text-properties officeooo:rsid="00495385"/>
    </style:style>
    <style:style style:name="T406" style:family="text">
      <style:text-properties officeooo:rsid="004a5474"/>
    </style:style>
    <style:style style:name="T407" style:family="text">
      <style:text-properties officeooo:rsid="004aa6d6"/>
    </style:style>
    <style:style style:name="T408" style:family="text">
      <style:text-properties officeooo:rsid="004d02e6"/>
    </style:style>
    <style:style style:name="T409" style:family="text">
      <style:text-properties officeooo:rsid="004ec73b"/>
    </style:style>
    <style:style style:name="T410" style:family="text">
      <style:text-properties officeooo:rsid="005065f8"/>
    </style:style>
    <style:style style:name="T411" style:family="text">
      <style:text-properties officeooo:rsid="0052a132"/>
    </style:style>
    <style:style style:name="T412" style:family="text">
      <style:text-properties officeooo:rsid="0053753f"/>
    </style:style>
    <style:style style:name="T413" style:family="text">
      <style:text-properties officeooo:rsid="005696d6"/>
    </style:style>
    <style:style style:name="T414" style:family="text">
      <style:text-properties officeooo:rsid="005a8a9c"/>
    </style:style>
    <style:style style:name="T415" style:family="text">
      <style:text-properties officeooo:rsid="005b8c2e"/>
    </style:style>
    <style:style style:name="T416" style:family="text">
      <style:text-properties officeooo:rsid="005c5abd"/>
    </style:style>
    <style:style style:name="T417" style:family="text">
      <style:text-properties officeooo:rsid="005caacc"/>
    </style:style>
    <style:style style:name="T418" style:family="text">
      <style:text-properties officeooo:rsid="005e34e6"/>
    </style:style>
    <style:style style:name="T419" style:family="text">
      <style:text-properties officeooo:rsid="006028c5"/>
    </style:style>
    <style:style style:name="T420" style:family="text">
      <style:text-properties officeooo:rsid="0064a6b7"/>
    </style:style>
    <style:style style:name="T421" style:family="text">
      <style:text-properties officeooo:rsid="0065e749"/>
    </style:style>
    <style:style style:name="T422" style:family="text">
      <style:text-properties officeooo:rsid="00669a85"/>
    </style:style>
    <style:style style:name="T423" style:family="text">
      <style:text-properties officeooo:rsid="00678c2d"/>
    </style:style>
    <style:style style:name="T424" style:family="text">
      <style:text-properties officeooo:rsid="0069197e"/>
    </style:style>
    <style:style style:name="T425" style:family="text">
      <style:text-properties officeooo:rsid="006b7472"/>
    </style:style>
    <style:style style:name="T426" style:family="text">
      <style:text-properties officeooo:rsid="006cb295"/>
    </style:style>
    <style:style style:name="T427" style:family="text">
      <style:text-properties officeooo:rsid="006d5764"/>
    </style:style>
    <style:style style:name="T428" style:family="text">
      <style:text-properties officeooo:rsid="007aa42d"/>
    </style:style>
    <style:style style:name="T429" style:family="text">
      <style:text-properties officeooo:rsid="007eab95"/>
    </style:style>
    <style:style style:name="T430" style:family="text">
      <style:text-properties officeooo:rsid="0085f0bc"/>
    </style:style>
    <style:style style:name="T431" style:family="text">
      <style:text-properties officeooo:rsid="0088241a"/>
    </style:style>
    <style:style style:name="T432" style:family="text">
      <style:text-properties officeooo:rsid="0089d86b"/>
    </style:style>
    <style:style style:name="T433" style:family="text">
      <style:text-properties officeooo:rsid="008acfba"/>
    </style:style>
    <style:style style:name="T434" style:family="text">
      <style:text-properties officeooo:rsid="008eaef4"/>
    </style:style>
    <style:style style:name="T435" style:family="text">
      <style:text-properties officeooo:rsid="0091b6a3"/>
    </style:style>
    <style:style style:name="T436" style:family="text">
      <style:text-properties officeooo:rsid="0093cf64"/>
    </style:style>
    <style:style style:name="T437" style:family="text">
      <style:text-properties officeooo:rsid="0097e388"/>
    </style:style>
    <style:style style:name="T438" style:family="text">
      <style:text-properties officeooo:rsid="00995a6b"/>
    </style:style>
    <style:style style:name="T439" style:family="text">
      <style:text-properties officeooo:rsid="009fd45b"/>
    </style:style>
    <style:style style:name="T440" style:family="text">
      <style:text-properties officeooo:rsid="00a3f49a"/>
    </style:style>
    <style:style style:name="T441" style:family="text">
      <style:text-properties officeooo:rsid="00cf6129"/>
    </style:style>
    <style:style style:name="T442" style:family="text">
      <style:text-properties officeooo:rsid="00dd4c5d"/>
    </style:style>
    <style:style style:name="T443" style:family="text">
      <style:text-properties officeooo:rsid="00ddcbfb"/>
    </style:style>
    <style:style style:name="T444" style:family="text">
      <style:text-properties officeooo:rsid="00de5a86"/>
    </style:style>
    <style:style style:name="T445" style:family="text">
      <style:text-properties officeooo:rsid="00dfc6a1"/>
    </style:style>
    <style:style style:name="T446" style:family="text">
      <style:text-properties officeooo:rsid="00e03f53"/>
    </style:style>
    <style:style style:name="T447" style:family="text">
      <style:text-properties officeooo:rsid="00e0bd3e"/>
    </style:style>
    <style:style style:name="T448" style:family="text">
      <style:text-properties officeooo:rsid="00e0c4a3"/>
    </style:style>
    <style:style style:name="T449" style:family="text">
      <style:text-properties officeooo:rsid="00e1f1ac"/>
    </style:style>
    <style:style style:name="T450" style:family="text">
      <style:text-properties officeooo:rsid="00e2f838"/>
    </style:style>
    <style:style style:name="T451" style:family="text">
      <style:text-properties officeooo:rsid="00e4d6b9"/>
    </style:style>
    <style:style style:name="T452" style:family="text">
      <style:text-properties officeooo:rsid="00e6933d"/>
    </style:style>
    <style:style style:name="T453" style:family="text">
      <style:text-properties officeooo:rsid="00e76d62"/>
    </style:style>
    <style:style style:name="T454" style:family="text">
      <style:text-properties officeooo:rsid="00e8539b"/>
    </style:style>
    <style:style style:name="T455" style:family="text">
      <style:text-properties officeooo:rsid="00e91e30"/>
    </style:style>
    <style:style style:name="T456" style:family="text">
      <style:text-properties officeooo:rsid="00e9afc7"/>
    </style:style>
    <style:style style:name="T457" style:family="text">
      <style:text-properties officeooo:rsid="00e9b9ce"/>
    </style:style>
    <style:style style:name="T458" style:family="text">
      <style:text-properties officeooo:rsid="00ea59c8"/>
    </style:style>
    <style:style style:name="T459" style:family="text">
      <style:text-properties officeooo:rsid="00ec034d"/>
    </style:style>
    <style:style style:name="T460" style:family="text">
      <style:text-properties officeooo:rsid="00ee9c0f"/>
    </style:style>
    <style:style style:name="T461" style:family="text">
      <style:text-properties officeooo:rsid="00ef2363"/>
    </style:style>
    <style:style style:name="T462" style:family="text">
      <style:text-properties officeooo:rsid="00f04aa6"/>
    </style:style>
    <style:style style:name="T463" style:family="text">
      <style:text-properties officeooo:rsid="00f147d3"/>
    </style:style>
    <style:style style:name="T464" style:family="text">
      <style:text-properties officeooo:rsid="00f2225e"/>
    </style:style>
    <style:style style:name="T465" style:family="text">
      <style:text-properties officeooo:rsid="00f3eb6d"/>
    </style:style>
    <style:style style:name="T466" style:family="text">
      <style:text-properties officeooo:rsid="00f5b5e8"/>
    </style:style>
    <style:style style:name="T467" style:family="text">
      <style:text-properties officeooo:rsid="00f6bed4"/>
    </style:style>
    <style:style style:name="T468" style:family="text">
      <style:text-properties officeooo:rsid="00f759c5"/>
    </style:style>
    <style:style style:name="T469" style:family="text">
      <style:text-properties officeooo:rsid="00f7755f"/>
    </style:style>
    <style:style style:name="T470" style:family="text">
      <style:text-properties officeooo:rsid="00f78829"/>
    </style:style>
    <style:style style:name="T471" style:family="text">
      <style:text-properties officeooo:rsid="00f80b15"/>
    </style:style>
    <style:style style:name="T472" style:family="text">
      <style:text-properties officeooo:rsid="00f82f58"/>
    </style:style>
    <style:style style:name="T473" style:family="text">
      <style:text-properties officeooo:rsid="00f9129a"/>
    </style:style>
    <style:style style:name="T474" style:family="text">
      <style:text-properties officeooo:rsid="00faa901"/>
    </style:style>
    <style:style style:name="T475" style:family="text">
      <style:text-properties officeooo:rsid="00fc5832"/>
    </style:style>
    <style:style style:name="T476" style:family="text">
      <style:text-properties officeooo:rsid="00fe0473"/>
    </style:style>
    <style:style style:name="T477" style:family="text">
      <style:text-properties officeooo:rsid="00fe141e"/>
    </style:style>
    <style:style style:name="T478" style:family="text">
      <style:text-properties officeooo:rsid="00ff4d89"/>
    </style:style>
    <style:style style:name="T479" style:family="text">
      <style:text-properties officeooo:rsid="01005772"/>
    </style:style>
    <style:style style:name="T480" style:family="text">
      <style:text-properties officeooo:rsid="01007ea2"/>
    </style:style>
    <style:style style:name="T481" style:family="text">
      <style:text-properties officeooo:rsid="0103b4ed"/>
    </style:style>
    <style:style style:name="T482" style:family="text">
      <style:text-properties officeooo:rsid="0103c865"/>
    </style:style>
    <style:style style:name="T483" style:family="text">
      <style:text-properties officeooo:rsid="01074ada"/>
    </style:style>
    <style:style style:name="T484" style:family="text">
      <style:text-properties officeooo:rsid="0108a383"/>
    </style:style>
    <style:style style:name="T485" style:family="text">
      <style:text-properties officeooo:rsid="010a1e85"/>
    </style:style>
    <style:style style:name="T486" style:family="text">
      <style:text-properties officeooo:rsid="010fbac0"/>
    </style:style>
    <style:style style:name="T487" style:family="text">
      <style:text-properties officeooo:rsid="01111a73"/>
    </style:style>
    <style:style style:name="T488" style:family="text">
      <style:text-properties officeooo:rsid="0111cd84"/>
    </style:style>
    <style:style style:name="T489" style:family="text">
      <style:text-properties officeooo:rsid="01197e57"/>
    </style:style>
    <style:style style:name="T490" style:family="text">
      <style:text-properties officeooo:rsid="011b57a1"/>
    </style:style>
    <style:style style:name="T491" style:family="text">
      <style:text-properties officeooo:rsid="011dc478"/>
    </style:style>
    <style:style style:name="T492" style:family="text">
      <style:text-properties officeooo:rsid="011e34fe"/>
    </style:style>
    <style:style style:name="T493" style:family="text">
      <style:text-properties officeooo:rsid="0133a0db"/>
    </style:style>
    <style:style style:name="T494" style:family="text">
      <style:text-properties officeooo:rsid="013df436"/>
    </style:style>
    <style:style style:name="T495" style:family="text">
      <style:text-properties officeooo:rsid="01403779"/>
    </style:style>
    <style:style style:name="T496" style:family="text">
      <style:text-properties officeooo:rsid="0143ecfe"/>
    </style:style>
    <style:style style:name="T497" style:family="text">
      <style:text-properties officeooo:rsid="01464ac3"/>
    </style:style>
    <style:style style:name="T498" style:family="text">
      <style:text-properties officeooo:rsid="0147f1d4"/>
    </style:style>
    <style:style style:name="T499" style:family="text">
      <style:text-properties officeooo:rsid="0149e417"/>
    </style:style>
    <style:style style:name="T500" style:family="text">
      <style:text-properties officeooo:rsid="014aa71d"/>
    </style:style>
    <style:style style:name="T501" style:family="text">
      <style:text-properties officeooo:rsid="01531c57"/>
    </style:style>
    <style:style style:name="T502" style:family="text">
      <style:text-properties officeooo:rsid="01533c71"/>
    </style:style>
    <style:style style:name="T503" style:family="text">
      <style:text-properties officeooo:rsid="015724da"/>
    </style:style>
    <style:style style:name="T504" style:family="text">
      <style:text-properties officeooo:rsid="0158f397"/>
    </style:style>
    <style:style style:name="T505" style:family="text">
      <style:text-properties officeooo:rsid="0159131a"/>
    </style:style>
    <style:style style:name="T506" style:family="text">
      <style:text-properties officeooo:rsid="0159cd10"/>
    </style:style>
    <style:style style:name="T507" style:family="text">
      <style:text-properties officeooo:rsid="015c12c5"/>
    </style:style>
    <style:style style:name="T508" style:family="text">
      <style:text-properties officeooo:rsid="015cf302"/>
    </style:style>
    <style:style style:name="T509" style:family="text">
      <style:text-properties officeooo:rsid="015dbe63"/>
    </style:style>
    <style:style style:name="T510" style:family="text">
      <style:text-properties officeooo:rsid="015dca55"/>
    </style:style>
    <style:style style:name="T511" style:family="text">
      <style:text-properties officeooo:rsid="015ef745"/>
    </style:style>
    <style:style style:name="T512" style:family="text">
      <style:text-properties officeooo:rsid="016249cb"/>
    </style:style>
    <style:style style:name="T513" style:family="text">
      <style:text-properties officeooo:rsid="0165ca67"/>
    </style:style>
    <style:style style:name="T514" style:family="text">
      <style:text-properties officeooo:rsid="0166e42b"/>
    </style:style>
    <style:style style:name="T515" style:family="text">
      <style:text-properties officeooo:rsid="0169fe65"/>
    </style:style>
    <style:style style:name="T516" style:family="text">
      <style:text-properties officeooo:rsid="016afa3b"/>
    </style:style>
    <style:style style:name="T517" style:family="text">
      <style:text-properties officeooo:rsid="016bbc04"/>
    </style:style>
    <style:style style:name="T518" style:family="text">
      <style:text-properties officeooo:rsid="016dd0d4"/>
    </style:style>
    <style:style style:name="T519" style:family="text">
      <style:text-properties officeooo:rsid="016f62b1"/>
    </style:style>
    <style:style style:name="T520" style:family="text">
      <style:text-properties officeooo:rsid="01708fd2"/>
    </style:style>
    <style:style style:name="T521" style:family="text">
      <style:text-properties officeooo:rsid="01731fca"/>
    </style:style>
    <style:style style:name="T522" style:family="text">
      <style:text-properties officeooo:rsid="0173ef8e"/>
    </style:style>
    <style:style style:name="T523" style:family="text">
      <style:text-properties officeooo:rsid="01751e8e"/>
    </style:style>
    <style:style style:name="T524" style:family="text">
      <style:text-properties officeooo:rsid="01767326"/>
    </style:style>
    <style:style style:name="T525" style:family="text">
      <style:text-properties officeooo:rsid="01797077"/>
    </style:style>
    <style:style style:name="T526" style:family="text">
      <style:text-properties officeooo:rsid="017a94cb"/>
    </style:style>
    <style:style style:name="T527" style:family="text">
      <style:text-properties officeooo:rsid="017c3e57"/>
    </style:style>
    <style:style style:name="T528" style:family="text">
      <style:text-properties officeooo:rsid="017d572c"/>
    </style:style>
    <style:style style:name="T529" style:family="text">
      <style:text-properties officeooo:rsid="017f4789"/>
    </style:style>
    <style:style style:name="T530" style:family="text">
      <style:text-properties officeooo:rsid="018105aa"/>
    </style:style>
    <style:style style:name="T531" style:family="text">
      <style:text-properties officeooo:rsid="0181647e"/>
    </style:style>
    <style:style style:name="T532" style:family="text">
      <style:text-properties officeooo:rsid="01822e3c"/>
    </style:style>
    <style:style style:name="T533" style:family="text">
      <style:text-properties officeooo:rsid="0182e470"/>
    </style:style>
    <style:style style:name="T534" style:family="text">
      <style:text-properties officeooo:rsid="0182e742"/>
    </style:style>
    <style:style style:name="T535" style:family="text">
      <style:text-properties officeooo:rsid="0185e2ee"/>
    </style:style>
    <style:style style:name="T536" style:family="text">
      <style:text-properties officeooo:rsid="0186b5fe"/>
    </style:style>
    <style:style style:name="T537" style:family="text">
      <style:text-properties officeooo:rsid="01870bee"/>
    </style:style>
    <style:style style:name="T538" style:family="text">
      <style:text-properties officeooo:rsid="01881ca4"/>
    </style:style>
    <style:style style:name="T539" style:family="text">
      <style:text-properties officeooo:rsid="0189c359"/>
    </style:style>
    <style:style style:name="T540" style:family="text">
      <style:text-properties officeooo:rsid="018abc8e"/>
    </style:style>
    <style:style style:name="T541" style:family="text">
      <style:text-properties officeooo:rsid="018b9001"/>
    </style:style>
    <style:style style:name="T542" style:family="text">
      <style:text-properties officeooo:rsid="018c69a3"/>
    </style:style>
    <style:style style:name="T543" style:family="text">
      <style:text-properties officeooo:rsid="018e95ee"/>
    </style:style>
    <style:style style:name="T544" style:family="text">
      <style:text-properties officeooo:rsid="018f5577"/>
    </style:style>
    <style:style style:name="T545" style:family="text">
      <style:text-properties officeooo:rsid="01902bed"/>
    </style:style>
    <style:style style:name="T546" style:family="text">
      <style:text-properties officeooo:rsid="0191fb43"/>
    </style:style>
    <style:style style:name="T547" style:family="text">
      <style:text-properties officeooo:rsid="0192fd9b"/>
    </style:style>
    <style:style style:name="T548" style:family="text">
      <style:text-properties officeooo:rsid="0196965d"/>
    </style:style>
    <style:style style:name="T549" style:family="text">
      <style:text-properties officeooo:rsid="0198916b"/>
    </style:style>
    <style:style style:name="T550" style:family="text">
      <style:text-properties officeooo:rsid="019bbbe5"/>
    </style:style>
    <style:style style:name="T551" style:family="text">
      <style:text-properties officeooo:rsid="019d8ff3"/>
    </style:style>
    <style:style style:name="T552" style:family="text">
      <style:text-properties officeooo:rsid="019efe05"/>
    </style:style>
    <style:style style:name="T553" style:family="text">
      <style:text-properties officeooo:rsid="01a0187f"/>
    </style:style>
    <style:style style:name="T554" style:family="text">
      <style:text-properties officeooo:rsid="01a20cda"/>
    </style:style>
    <style:style style:name="T555" style:family="text">
      <style:text-properties officeooo:rsid="01a363d4"/>
    </style:style>
    <style:style style:name="T556" style:family="text">
      <style:text-properties officeooo:rsid="01a4cb4a"/>
    </style:style>
    <style:style style:name="T557" style:family="text">
      <style:text-properties officeooo:rsid="01a6499a"/>
    </style:style>
    <style:style style:name="T558" style:family="text">
      <style:text-properties officeooo:rsid="01abbf1d"/>
    </style:style>
    <style:style style:name="T559" style:family="text">
      <style:text-properties officeooo:rsid="01ac7eca"/>
    </style:style>
    <style:style style:name="T560" style:family="text">
      <style:text-properties officeooo:rsid="01ae3e51"/>
    </style:style>
    <style:style style:name="T561" style:family="text">
      <style:text-properties officeooo:rsid="01b00aac"/>
    </style:style>
    <style:style style:name="T562" style:family="text">
      <style:text-properties officeooo:rsid="01b65d76"/>
    </style:style>
    <style:style style:name="T563" style:family="text">
      <style:text-properties officeooo:rsid="01b72c14"/>
    </style:style>
    <style:style style:name="T564" style:family="text">
      <style:text-properties officeooo:rsid="01b81062"/>
    </style:style>
    <style:style style:name="T565" style:family="text">
      <style:text-properties officeooo:rsid="01b907c5"/>
    </style:style>
    <style:style style:name="T566" style:family="text">
      <style:text-properties officeooo:rsid="01c4ec59"/>
    </style:style>
    <style:style style:name="T567" style:family="text">
      <style:text-properties officeooo:rsid="01c50357"/>
    </style:style>
    <style:style style:name="T568" style:family="text">
      <style:text-properties officeooo:rsid="01c5cf5a"/>
    </style:style>
    <style:style style:name="T569" style:family="text">
      <style:text-properties officeooo:rsid="01c6ddf0"/>
    </style:style>
    <style:style style:name="T570" style:family="text">
      <style:text-properties officeooo:rsid="01c93d88"/>
    </style:style>
    <style:style style:name="T571" style:family="text">
      <style:text-properties officeooo:rsid="01cc42ce"/>
    </style:style>
    <style:style style:name="T572" style:family="text">
      <style:text-properties officeooo:rsid="01cca82c"/>
    </style:style>
    <style:style style:name="T573" style:family="text">
      <style:text-properties officeooo:rsid="01d23177"/>
    </style:style>
    <style:style style:name="T574" style:family="text">
      <style:text-properties officeooo:rsid="01d32cc8"/>
    </style:style>
    <style:style style:name="T575" style:family="text">
      <style:text-properties officeooo:rsid="01d4fe16"/>
    </style:style>
    <style:style style:name="T576" style:family="text">
      <style:text-properties officeooo:rsid="01de8114"/>
    </style:style>
    <style:style style:name="T577" style:family="text">
      <style:text-properties officeooo:rsid="01df6931"/>
    </style:style>
    <style:style style:name="T578" style:family="text">
      <style:text-properties officeooo:rsid="01e0ffcc"/>
    </style:style>
    <style:style style:name="T579" style:family="text">
      <style:text-properties officeooo:rsid="01e767cd"/>
    </style:style>
    <style:style style:name="T580" style:family="text">
      <style:text-properties officeooo:rsid="01ec705f"/>
    </style:style>
    <style:style style:name="T581" style:family="text">
      <style:text-properties officeooo:rsid="01edee63"/>
    </style:style>
    <style:style style:name="T582" style:family="text">
      <style:text-properties officeooo:rsid="01ee2ed9"/>
    </style:style>
    <style:style style:name="T583" style:family="text">
      <style:text-properties officeooo:rsid="01ef1247"/>
    </style:style>
    <style:style style:name="T584" style:family="text">
      <style:text-properties officeooo:rsid="01ef65c0"/>
    </style:style>
    <style:style style:name="T585" style:family="text">
      <style:text-properties officeooo:rsid="01f95ce0"/>
    </style:style>
    <style:style style:name="T586" style:family="text">
      <style:text-properties officeooo:rsid="01f97c91"/>
    </style:style>
    <style:style style:name="T587" style:family="text">
      <style:text-properties officeooo:rsid="01fd8781"/>
    </style:style>
    <style:style style:name="T588" style:family="text">
      <style:text-properties officeooo:rsid="01fea9aa"/>
    </style:style>
    <style:style style:name="T589" style:family="text">
      <style:text-properties officeooo:rsid="01ff8cd0"/>
    </style:style>
    <style:style style:name="T590" style:family="text">
      <style:text-properties officeooo:rsid="0207e096"/>
    </style:style>
    <style:style style:name="T591" style:family="text">
      <style:text-properties officeooo:rsid="020909c8"/>
    </style:style>
    <style:style style:name="T592" style:family="text">
      <style:text-properties officeooo:rsid="021a04d0"/>
    </style:style>
    <style:style style:name="T593" style:family="text">
      <style:text-properties officeooo:rsid="021ade7c"/>
    </style:style>
    <style:style style:name="T594" style:family="text">
      <style:text-properties officeooo:rsid="021c1be8"/>
    </style:style>
    <style:style style:name="T595" style:family="text">
      <style:text-properties officeooo:rsid="021c8be1"/>
    </style:style>
    <style:style style:name="T596" style:family="text">
      <style:text-properties officeooo:rsid="021e0030"/>
    </style:style>
    <style:style style:name="T597" style:family="text">
      <style:text-properties officeooo:rsid="021e4ae1"/>
    </style:style>
    <style:style style:name="T598" style:family="text">
      <style:text-properties officeooo:rsid="021f56e4"/>
    </style:style>
    <style:style style:name="T599" style:family="text">
      <style:text-properties officeooo:rsid="022064dd"/>
    </style:style>
    <style:style style:name="T600" style:family="text">
      <style:text-properties fo:font-weight="normal" style:font-weight-asian="normal" style:font-weight-complex="normal"/>
    </style:style>
    <style:style style:name="T601" style:family="text">
      <style:text-properties fo:font-weight="normal" officeooo:rsid="02289387" style:font-weight-asian="normal" style:font-weight-complex="normal"/>
    </style:style>
    <style:style style:name="T602" style:family="text">
      <style:text-properties fo:font-weight="normal" officeooo:rsid="022b1163" style:font-weight-asian="normal" style:font-weight-complex="normal"/>
    </style:style>
    <style:style style:name="T603" style:family="text">
      <style:text-properties fo:font-weight="normal" officeooo:rsid="0230e008" style:font-weight-asian="normal" style:font-weight-complex="normal"/>
    </style:style>
    <style:style style:name="T604" style:family="text">
      <style:text-properties fo:font-weight="normal" officeooo:rsid="02337660" style:font-weight-asian="normal" style:font-weight-complex="normal"/>
    </style:style>
    <style:style style:name="T605" style:family="text">
      <style:text-properties fo:font-weight="normal" officeooo:rsid="0235197b" style:font-weight-asian="normal" style:font-weight-complex="normal"/>
    </style:style>
    <style:style style:name="T606" style:family="text">
      <style:text-properties fo:font-weight="normal" officeooo:rsid="02366c49" style:font-weight-asian="normal" style:font-weight-complex="normal"/>
    </style:style>
    <style:style style:name="T607" style:family="text">
      <style:text-properties fo:font-weight="normal" officeooo:rsid="02375a1c" style:font-weight-asian="normal" style:font-weight-complex="normal"/>
    </style:style>
    <style:style style:name="T608" style:family="text">
      <style:text-properties fo:font-weight="normal" officeooo:rsid="02390944" style:font-weight-asian="normal" style:font-weight-complex="normal"/>
    </style:style>
    <style:style style:name="T609" style:family="text">
      <style:text-properties fo:font-weight="normal" officeooo:rsid="023909cd" style:font-weight-asian="normal" style:font-weight-complex="normal"/>
    </style:style>
    <style:style style:name="T610" style:family="text">
      <style:text-properties fo:font-weight="normal" officeooo:rsid="02398cc1" style:font-weight-asian="normal" style:font-weight-complex="normal"/>
    </style:style>
    <style:style style:name="T611" style:family="text">
      <style:text-properties fo:font-weight="normal" officeooo:rsid="023b1d2c" style:font-weight-asian="normal" style:font-weight-complex="normal"/>
    </style:style>
    <style:style style:name="T612" style:family="text">
      <style:text-properties fo:font-weight="normal" officeooo:rsid="023c73bc" style:font-weight-asian="normal" style:font-weight-complex="normal"/>
    </style:style>
    <style:style style:name="T613" style:family="text">
      <style:text-properties fo:font-weight="normal" officeooo:rsid="023e50f9" style:font-weight-asian="normal" style:font-weight-complex="normal"/>
    </style:style>
    <style:style style:name="T614" style:family="text">
      <style:text-properties fo:font-weight="normal" officeooo:rsid="02403306" style:font-weight-asian="normal" style:font-weight-complex="normal"/>
    </style:style>
    <style:style style:name="T615" style:family="text">
      <style:text-properties fo:font-weight="normal" officeooo:rsid="02416668" style:font-weight-asian="normal" style:font-weight-complex="normal"/>
    </style:style>
    <style:style style:name="T616" style:family="text">
      <style:text-properties fo:font-weight="normal" officeooo:rsid="0244ec56" style:font-weight-asian="normal" style:font-weight-complex="normal"/>
    </style:style>
    <style:style style:name="T617" style:family="text">
      <style:text-properties fo:font-weight="normal" officeooo:rsid="0246e9b5" style:font-weight-asian="normal" style:font-weight-complex="normal"/>
    </style:style>
    <style:style style:name="T618" style:family="text">
      <style:text-properties fo:font-weight="normal" officeooo:rsid="0247df71" style:font-weight-asian="normal" style:font-weight-complex="normal"/>
    </style:style>
    <style:style style:name="T619" style:family="text">
      <style:text-properties fo:font-weight="normal" officeooo:rsid="0247e1f7" style:font-weight-asian="normal" style:font-weight-complex="normal"/>
    </style:style>
    <style:style style:name="T620" style:family="text">
      <style:text-properties fo:font-weight="normal" officeooo:rsid="024a1219" style:font-weight-asian="normal" style:font-weight-complex="normal"/>
    </style:style>
    <style:style style:name="T621" style:family="text">
      <style:text-properties fo:font-weight="normal" officeooo:rsid="024a3009" style:font-weight-asian="normal" style:font-weight-complex="normal"/>
    </style:style>
    <style:style style:name="T622" style:family="text">
      <style:text-properties fo:font-weight="normal" officeooo:rsid="024d30fa" style:font-weight-asian="normal" style:font-weight-complex="normal"/>
    </style:style>
    <style:style style:name="T623" style:family="text">
      <style:text-properties fo:font-weight="normal" officeooo:rsid="024f2ec0" style:font-weight-asian="normal" style:font-weight-complex="normal"/>
    </style:style>
    <style:style style:name="T624" style:family="text">
      <style:text-properties fo:font-weight="normal" officeooo:rsid="0250f3bc" style:font-weight-asian="normal" style:font-weight-complex="normal"/>
    </style:style>
    <style:style style:name="T625" style:family="text">
      <style:text-properties fo:font-weight="normal" officeooo:rsid="0251854b" style:font-weight-asian="normal" style:font-weight-complex="normal"/>
    </style:style>
    <style:style style:name="T626" style:family="text">
      <style:text-properties fo:font-weight="normal" officeooo:rsid="02528b07" style:font-weight-asian="normal" style:font-weight-complex="normal"/>
    </style:style>
    <style:style style:name="T627" style:family="text">
      <style:text-properties fo:font-weight="normal" officeooo:rsid="0253b349" style:font-weight-asian="normal" style:font-weight-complex="normal"/>
    </style:style>
    <style:style style:name="T628" style:family="text">
      <style:text-properties fo:font-weight="normal" officeooo:rsid="0256f997" style:font-weight-asian="normal" style:font-weight-complex="normal"/>
    </style:style>
    <style:style style:name="T629" style:family="text">
      <style:text-properties fo:font-weight="normal" officeooo:rsid="02580f23" style:font-weight-asian="normal" style:font-weight-complex="normal"/>
    </style:style>
    <style:style style:name="T630" style:family="text">
      <style:text-properties fo:font-weight="normal" officeooo:rsid="025aecb3" style:font-weight-asian="normal" style:font-weight-complex="normal"/>
    </style:style>
    <style:style style:name="T631" style:family="text">
      <style:text-properties fo:font-weight="normal" officeooo:rsid="025c9b4d" style:font-weight-asian="normal" style:font-weight-complex="normal"/>
    </style:style>
    <style:style style:name="T632" style:family="text">
      <style:text-properties fo:font-weight="normal" officeooo:rsid="025efffe" style:font-weight-asian="normal" style:font-weight-complex="normal"/>
    </style:style>
    <style:style style:name="T633" style:family="text">
      <style:text-properties fo:font-weight="normal" officeooo:rsid="0260f611" style:font-weight-asian="normal" style:font-weight-complex="normal"/>
    </style:style>
    <style:style style:name="T634" style:family="text">
      <style:text-properties fo:font-weight="normal" officeooo:rsid="0263422e" style:font-weight-asian="normal" style:font-weight-complex="normal"/>
    </style:style>
    <style:style style:name="T635" style:family="text">
      <style:text-properties fo:font-weight="normal" officeooo:rsid="0264a4e5" style:font-weight-asian="normal" style:font-weight-complex="normal"/>
    </style:style>
    <style:style style:name="T636" style:family="text">
      <style:text-properties fo:font-weight="normal" officeooo:rsid="02668b91" style:font-weight-asian="normal" style:font-weight-complex="normal"/>
    </style:style>
    <style:style style:name="T637" style:family="text">
      <style:text-properties fo:font-weight="normal" officeooo:rsid="02674929" style:font-weight-asian="normal" style:font-weight-complex="normal"/>
    </style:style>
    <style:style style:name="T638" style:family="text">
      <style:text-properties fo:font-weight="normal" officeooo:rsid="026896c0" style:font-weight-asian="normal" style:font-weight-complex="normal"/>
    </style:style>
    <style:style style:name="T639" style:family="text">
      <style:text-properties fo:font-weight="normal" officeooo:rsid="026a5194" style:font-weight-asian="normal" style:font-weight-complex="normal"/>
    </style:style>
    <style:style style:name="T640" style:family="text">
      <style:text-properties fo:font-weight="normal" officeooo:rsid="026c6d22" style:font-weight-asian="normal" style:font-weight-complex="normal"/>
    </style:style>
    <style:style style:name="T641" style:family="text">
      <style:text-properties fo:font-weight="normal" officeooo:rsid="026ed809" style:font-weight-asian="normal" style:font-weight-complex="normal"/>
    </style:style>
    <style:style style:name="T642" style:family="text">
      <style:text-properties fo:font-weight="normal" officeooo:rsid="026fb156" style:font-weight-asian="normal" style:font-weight-complex="normal"/>
    </style:style>
    <style:style style:name="T643" style:family="text">
      <style:text-properties fo:font-weight="normal" officeooo:rsid="02719c61" style:font-weight-asian="normal" style:font-weight-complex="normal"/>
    </style:style>
    <style:style style:name="T644" style:family="text">
      <style:text-properties fo:font-weight="normal" officeooo:rsid="0273496c" style:font-weight-asian="normal" style:font-weight-complex="normal"/>
    </style:style>
    <style:style style:name="T645" style:family="text">
      <style:text-properties fo:font-weight="normal" officeooo:rsid="02743a2a" style:font-weight-asian="normal" style:font-weight-complex="normal"/>
    </style:style>
    <style:style style:name="T646" style:family="text">
      <style:text-properties fo:font-weight="normal" officeooo:rsid="02752a9c" style:font-weight-asian="normal" style:font-weight-complex="normal"/>
    </style:style>
    <style:style style:name="T647" style:family="text">
      <style:text-properties fo:font-weight="normal" officeooo:rsid="02752d26" style:font-weight-asian="normal" style:font-weight-complex="normal"/>
    </style:style>
    <style:style style:name="T648" style:family="text">
      <style:text-properties fo:font-weight="normal" officeooo:rsid="02771d98" style:font-weight-asian="normal" style:font-weight-complex="normal"/>
    </style:style>
    <style:style style:name="T649" style:family="text">
      <style:text-properties fo:font-weight="normal" officeooo:rsid="0277de7d" style:font-weight-asian="normal" style:font-weight-complex="normal"/>
    </style:style>
    <style:style style:name="T650" style:family="text">
      <style:text-properties fo:font-weight="normal" officeooo:rsid="027909bb" style:font-weight-asian="normal" style:font-weight-complex="normal"/>
    </style:style>
    <style:style style:name="T651" style:family="text">
      <style:text-properties fo:font-weight="normal" officeooo:rsid="027a1aa2" style:font-weight-asian="normal" style:font-weight-complex="normal"/>
    </style:style>
    <style:style style:name="T652" style:family="text">
      <style:text-properties fo:font-weight="normal" officeooo:rsid="027ba20d" style:font-weight-asian="normal" style:font-weight-complex="normal"/>
    </style:style>
    <style:style style:name="T653" style:family="text">
      <style:text-properties fo:font-weight="normal" officeooo:rsid="027bf128" style:font-weight-asian="normal" style:font-weight-complex="normal"/>
    </style:style>
    <style:style style:name="T654" style:family="text">
      <style:text-properties fo:font-weight="normal" officeooo:rsid="027c8c4e" style:font-weight-asian="normal" style:font-weight-complex="normal"/>
    </style:style>
    <style:style style:name="T655" style:family="text">
      <style:text-properties fo:font-weight="normal" officeooo:rsid="027d2802" style:font-weight-asian="normal" style:font-weight-complex="normal"/>
    </style:style>
    <style:style style:name="T656" style:family="text">
      <style:text-properties fo:font-weight="normal" officeooo:rsid="027e093a" style:font-weight-asian="normal" style:font-weight-complex="normal"/>
    </style:style>
    <style:style style:name="T657" style:family="text">
      <style:text-properties fo:font-weight="normal" officeooo:rsid="027fe655" style:font-weight-asian="normal" style:font-weight-complex="normal"/>
    </style:style>
    <style:style style:name="T658" style:family="text">
      <style:text-properties fo:font-weight="normal" officeooo:rsid="0288701b" style:font-weight-asian="normal" style:font-weight-complex="normal"/>
    </style:style>
    <style:style style:name="T659" style:family="text">
      <style:text-properties fo:font-weight="normal" officeooo:rsid="02b5f4c7" style:font-weight-asian="normal" style:font-weight-complex="normal"/>
    </style:style>
    <style:style style:name="T660" style:family="text">
      <style:text-properties fo:font-weight="normal" officeooo:rsid="02bd7441" style:font-weight-asian="normal" style:font-weight-complex="normal"/>
    </style:style>
    <style:style style:name="T661" style:family="text">
      <style:text-properties fo:font-weight="normal" officeooo:rsid="02bf0ef1" style:font-weight-asian="normal" style:font-weight-complex="normal"/>
    </style:style>
    <style:style style:name="T662" style:family="text">
      <style:text-properties fo:font-weight="normal" officeooo:rsid="02c1081b" style:font-weight-asian="normal" style:font-weight-complex="normal"/>
    </style:style>
    <style:style style:name="T663" style:family="text">
      <style:text-properties fo:font-weight="normal" officeooo:rsid="02c16d50" style:font-weight-asian="normal" style:font-weight-complex="normal"/>
    </style:style>
    <style:style style:name="T664" style:family="text">
      <style:text-properties fo:font-weight="normal" officeooo:rsid="02c59247" style:font-weight-asian="normal" style:font-weight-complex="normal"/>
    </style:style>
    <style:style style:name="T665" style:family="text">
      <style:text-properties fo:font-weight="normal" officeooo:rsid="02c77fb2" style:font-weight-asian="normal" style:font-weight-complex="normal"/>
    </style:style>
    <style:style style:name="T666" style:family="text">
      <style:text-properties fo:font-weight="normal" officeooo:rsid="02c8379b" style:font-weight-asian="normal" style:font-weight-complex="normal"/>
    </style:style>
    <style:style style:name="T667" style:family="text">
      <style:text-properties fo:font-weight="normal" officeooo:rsid="02c8e6f0" style:font-weight-asian="normal" style:font-weight-complex="normal"/>
    </style:style>
    <style:style style:name="T668" style:family="text">
      <style:text-properties fo:font-weight="normal" officeooo:rsid="02c926ea" style:font-weight-asian="normal" style:font-weight-complex="normal"/>
    </style:style>
    <style:style style:name="T669" style:family="text">
      <style:text-properties fo:font-weight="normal" officeooo:rsid="02c9fe0c" style:font-weight-asian="normal" style:font-weight-complex="normal"/>
    </style:style>
    <style:style style:name="T670" style:family="text">
      <style:text-properties fo:font-weight="normal" officeooo:rsid="02cd5735" style:font-weight-asian="normal" style:font-weight-complex="normal"/>
    </style:style>
    <style:style style:name="T671" style:family="text">
      <style:text-properties fo:font-weight="normal" officeooo:rsid="02cde49c" style:font-weight-asian="normal" style:font-weight-complex="normal"/>
    </style:style>
    <style:style style:name="T672" style:family="text">
      <style:text-properties fo:font-weight="normal" officeooo:rsid="02cf0485" style:font-weight-asian="normal" style:font-weight-complex="normal"/>
    </style:style>
    <style:style style:name="T673" style:family="text">
      <style:text-properties fo:font-weight="normal" officeooo:rsid="02d100db" style:font-weight-asian="normal" style:font-weight-complex="normal"/>
    </style:style>
    <style:style style:name="T674" style:family="text">
      <style:text-properties fo:font-weight="normal" officeooo:rsid="02d4444a" style:font-weight-asian="normal" style:font-weight-complex="normal"/>
    </style:style>
    <style:style style:name="T675" style:family="text">
      <style:text-properties fo:font-weight="normal" officeooo:rsid="02d53752" style:font-weight-asian="normal" style:font-weight-complex="normal"/>
    </style:style>
    <style:style style:name="T676" style:family="text">
      <style:text-properties fo:font-weight="normal" officeooo:rsid="02d54f9d" style:font-weight-asian="normal" style:font-weight-complex="normal"/>
    </style:style>
    <style:style style:name="T677" style:family="text">
      <style:text-properties fo:font-weight="normal" officeooo:rsid="07950362" style:font-weight-asian="normal" style:font-weight-complex="normal"/>
    </style:style>
    <style:style style:name="T678" style:family="text">
      <style:text-properties fo:font-weight="normal" officeooo:rsid="0797e046" style:font-weight-asian="normal" style:font-weight-complex="normal"/>
    </style:style>
    <style:style style:name="T679" style:family="text">
      <style:text-properties fo:font-weight="normal" officeooo:rsid="07990afd" style:font-weight-asian="normal" style:font-weight-complex="normal"/>
    </style:style>
    <style:style style:name="T680" style:family="text">
      <style:text-properties fo:font-weight="normal" officeooo:rsid="079c2586" style:font-weight-asian="normal" style:font-weight-complex="normal"/>
    </style:style>
    <style:style style:name="T681" style:family="text">
      <style:text-properties fo:font-weight="normal" officeooo:rsid="079ef516" style:font-weight-asian="normal" style:font-weight-complex="normal"/>
    </style:style>
    <style:style style:name="T682" style:family="text">
      <style:text-properties fo:font-weight="normal" officeooo:rsid="079f2148" style:font-weight-asian="normal" style:font-weight-complex="normal"/>
    </style:style>
    <style:style style:name="T683" style:family="text">
      <style:text-properties fo:font-weight="normal" officeooo:rsid="07afc0cb" style:font-weight-asian="normal" style:font-weight-complex="normal"/>
    </style:style>
    <style:style style:name="T684" style:family="text">
      <style:text-properties fo:font-weight="normal" officeooo:rsid="0ab7c8cc" style:font-weight-asian="normal" style:font-weight-complex="normal"/>
    </style:style>
    <style:style style:name="T685" style:family="text">
      <style:text-properties fo:font-weight="normal" officeooo:rsid="0ab9a442" style:font-weight-asian="normal" style:font-weight-complex="normal"/>
    </style:style>
    <style:style style:name="T686" style:family="text">
      <style:text-properties fo:font-weight="normal" officeooo:rsid="0abb93fc" style:font-weight-asian="normal" style:font-weight-complex="normal"/>
    </style:style>
    <style:style style:name="T687" style:family="text">
      <style:text-properties fo:font-weight="normal" officeooo:rsid="0abd79d1" style:font-weight-asian="normal" style:font-weight-complex="normal"/>
    </style:style>
    <style:style style:name="T688" style:family="text">
      <style:text-properties fo:font-weight="normal" officeooo:rsid="0abe7e3a" style:font-weight-asian="normal" style:font-weight-complex="normal"/>
    </style:style>
    <style:style style:name="T689" style:family="text">
      <style:text-properties fo:font-weight="normal" officeooo:rsid="0abf530d" style:font-weight-asian="normal" style:font-weight-complex="normal"/>
    </style:style>
    <style:style style:name="T690" style:family="text">
      <style:text-properties fo:font-weight="normal" officeooo:rsid="0ac029ed" style:font-weight-asian="normal" style:font-weight-complex="normal"/>
    </style:style>
    <style:style style:name="T691" style:family="text">
      <style:text-properties fo:font-weight="normal" officeooo:rsid="0ac0db48" style:font-weight-asian="normal" style:font-weight-complex="normal"/>
    </style:style>
    <style:style style:name="T692" style:family="text">
      <style:text-properties fo:font-weight="normal" officeooo:rsid="0ac0f4fa" style:font-weight-asian="normal" style:font-weight-complex="normal"/>
    </style:style>
    <style:style style:name="T693" style:family="text">
      <style:text-properties fo:font-weight="normal" officeooo:rsid="0ac31bea" style:font-weight-asian="normal" style:font-weight-complex="normal"/>
    </style:style>
    <style:style style:name="T694" style:family="text">
      <style:text-properties fo:font-weight="normal" officeooo:rsid="0ac39e2e" style:font-weight-asian="normal" style:font-weight-complex="normal"/>
    </style:style>
    <style:style style:name="T695" style:family="text">
      <style:text-properties fo:font-weight="normal" officeooo:rsid="0ac5930e" style:font-weight-asian="normal" style:font-weight-complex="normal"/>
    </style:style>
    <style:style style:name="T696" style:family="text">
      <style:text-properties fo:font-weight="normal" officeooo:rsid="0ac6cba4" style:font-weight-asian="normal" style:font-weight-complex="normal"/>
    </style:style>
    <style:style style:name="T697" style:family="text">
      <style:text-properties fo:font-weight="normal" officeooo:rsid="0ac8f267" style:font-weight-asian="normal" style:font-weight-complex="normal"/>
    </style:style>
    <style:style style:name="T698" style:family="text">
      <style:text-properties fo:font-weight="normal" officeooo:rsid="0ac923dc" style:font-weight-asian="normal" style:font-weight-complex="normal"/>
    </style:style>
    <style:style style:name="T699" style:family="text">
      <style:text-properties fo:font-weight="normal" officeooo:rsid="0ac9d921" style:font-weight-asian="normal" style:font-weight-complex="normal"/>
    </style:style>
    <style:style style:name="T700" style:family="text">
      <style:text-properties fo:font-weight="normal" officeooo:rsid="0acb1e75" style:font-weight-asian="normal" style:font-weight-complex="normal"/>
    </style:style>
    <style:style style:name="T701" style:family="text">
      <style:text-properties fo:font-weight="normal" officeooo:rsid="0accacd9" style:font-weight-asian="normal" style:font-weight-complex="normal"/>
    </style:style>
    <style:style style:name="T702" style:family="text">
      <style:text-properties fo:font-weight="normal" officeooo:rsid="0acdcf71" style:font-weight-asian="normal" style:font-weight-complex="normal"/>
    </style:style>
    <style:style style:name="T703" style:family="text">
      <style:text-properties fo:font-weight="normal" officeooo:rsid="0ace65d1" style:font-weight-asian="normal" style:font-weight-complex="normal"/>
    </style:style>
    <style:style style:name="T704" style:family="text">
      <style:text-properties fo:font-weight="normal" officeooo:rsid="0ace7719" style:font-weight-asian="normal" style:font-weight-complex="normal"/>
    </style:style>
    <style:style style:name="T705" style:family="text">
      <style:text-properties fo:font-weight="normal" officeooo:rsid="0acf8006" style:font-weight-asian="normal" style:font-weight-complex="normal"/>
    </style:style>
    <style:style style:name="T706" style:family="text">
      <style:text-properties fo:font-weight="normal" officeooo:rsid="0ad0b556" style:font-weight-asian="normal" style:font-weight-complex="normal"/>
    </style:style>
    <style:style style:name="T707" style:family="text">
      <style:text-properties fo:font-weight="normal" officeooo:rsid="0ad264a4" style:font-weight-asian="normal" style:font-weight-complex="normal"/>
    </style:style>
    <style:style style:name="T708" style:family="text">
      <style:text-properties fo:font-weight="normal" officeooo:rsid="0ad3f5f3" style:font-weight-asian="normal" style:font-weight-complex="normal"/>
    </style:style>
    <style:style style:name="T709" style:family="text">
      <style:text-properties fo:font-weight="normal" officeooo:rsid="0ad42ad0" style:font-weight-asian="normal" style:font-weight-complex="normal"/>
    </style:style>
    <style:style style:name="T710" style:family="text">
      <style:text-properties fo:font-weight="normal" officeooo:rsid="0ad79611" style:font-weight-asian="normal" style:font-weight-complex="normal"/>
    </style:style>
    <style:style style:name="T711" style:family="text">
      <style:text-properties fo:font-weight="normal" officeooo:rsid="0ad9434a" style:font-weight-asian="normal" style:font-weight-complex="normal"/>
    </style:style>
    <style:style style:name="T712" style:family="text">
      <style:text-properties fo:font-weight="normal" officeooo:rsid="0adb1c33" style:font-weight-asian="normal" style:font-weight-complex="normal"/>
    </style:style>
    <style:style style:name="T713" style:family="text">
      <style:text-properties fo:font-weight="normal" officeooo:rsid="0adcb9d4" style:font-weight-asian="normal" style:font-weight-complex="normal"/>
    </style:style>
    <style:style style:name="T714" style:family="text">
      <style:text-properties fo:font-weight="normal" officeooo:rsid="0adf1487" style:font-weight-asian="normal" style:font-weight-complex="normal"/>
    </style:style>
    <style:style style:name="T715" style:family="text">
      <style:text-properties fo:font-weight="normal" officeooo:rsid="0ae0c800" style:font-weight-asian="normal" style:font-weight-complex="normal"/>
    </style:style>
    <style:style style:name="T716" style:family="text">
      <style:text-properties fo:font-weight="normal" officeooo:rsid="0ae1b2b1" style:font-weight-asian="normal" style:font-weight-complex="normal"/>
    </style:style>
    <style:style style:name="T717" style:family="text">
      <style:text-properties fo:font-weight="normal" officeooo:rsid="0ae24fc9" style:font-weight-asian="normal" style:font-weight-complex="normal"/>
    </style:style>
    <style:style style:name="T718" style:family="text">
      <style:text-properties fo:font-weight="normal" officeooo:rsid="0ae61029" style:font-weight-asian="normal" style:font-weight-complex="normal"/>
    </style:style>
    <style:style style:name="T719" style:family="text">
      <style:text-properties fo:font-weight="normal" officeooo:rsid="0ae72586" style:font-weight-asian="normal" style:font-weight-complex="normal"/>
    </style:style>
    <style:style style:name="T720" style:family="text">
      <style:text-properties fo:font-weight="normal" officeooo:rsid="0aed4167" style:font-weight-asian="normal" style:font-weight-complex="normal"/>
    </style:style>
    <style:style style:name="T721" style:family="text">
      <style:text-properties fo:font-weight="normal" officeooo:rsid="0aef5c8e" style:font-weight-asian="normal" style:font-weight-complex="normal"/>
    </style:style>
    <style:style style:name="T722" style:family="text">
      <style:text-properties fo:font-weight="normal" officeooo:rsid="0af0bcd2" style:font-weight-asian="normal" style:font-weight-complex="normal"/>
    </style:style>
    <style:style style:name="T723" style:family="text">
      <style:text-properties fo:font-weight="normal" officeooo:rsid="0af18d6a" style:font-weight-asian="normal" style:font-weight-complex="normal"/>
    </style:style>
    <style:style style:name="T724" style:family="text">
      <style:text-properties fo:font-weight="normal" officeooo:rsid="0af255fd" style:font-weight-asian="normal" style:font-weight-complex="normal"/>
    </style:style>
    <style:style style:name="T725" style:family="text">
      <style:text-properties fo:font-weight="normal" officeooo:rsid="0af3547b" style:font-weight-asian="normal" style:font-weight-complex="normal"/>
    </style:style>
    <style:style style:name="T726" style:family="text">
      <style:text-properties fo:font-weight="normal" officeooo:rsid="0af39140" style:font-weight-asian="normal" style:font-weight-complex="normal"/>
    </style:style>
    <style:style style:name="T727" style:family="text">
      <style:text-properties fo:font-weight="normal" officeooo:rsid="0af44d85" style:font-weight-asian="normal" style:font-weight-complex="normal"/>
    </style:style>
    <style:style style:name="T728" style:family="text">
      <style:text-properties fo:font-weight="normal" officeooo:rsid="0af4dffd" style:font-weight-asian="normal" style:font-weight-complex="normal"/>
    </style:style>
    <style:style style:name="T729" style:family="text">
      <style:text-properties fo:font-weight="normal" officeooo:rsid="0af67d2f" style:font-weight-asian="normal" style:font-weight-complex="normal"/>
    </style:style>
    <style:style style:name="T730" style:family="text">
      <style:text-properties fo:font-weight="normal" officeooo:rsid="0af7853c" style:font-weight-asian="normal" style:font-weight-complex="normal"/>
    </style:style>
    <style:style style:name="T731" style:family="text">
      <style:text-properties fo:font-weight="normal" officeooo:rsid="0afa394f" style:font-weight-asian="normal" style:font-weight-complex="normal"/>
    </style:style>
    <style:style style:name="T732" style:family="text">
      <style:text-properties fo:font-weight="normal" officeooo:rsid="0afd2b78" style:font-weight-asian="normal" style:font-weight-complex="normal"/>
    </style:style>
    <style:style style:name="T733" style:family="text">
      <style:text-properties fo:font-weight="normal" officeooo:rsid="0afd51c6" style:font-weight-asian="normal" style:font-weight-complex="normal"/>
    </style:style>
    <style:style style:name="T734" style:family="text">
      <style:text-properties fo:font-weight="normal" officeooo:rsid="0aff5861" style:font-weight-asian="normal" style:font-weight-complex="normal"/>
    </style:style>
    <style:style style:name="T735" style:family="text">
      <style:text-properties fo:font-weight="normal" officeooo:rsid="0b00b639" style:font-weight-asian="normal" style:font-weight-complex="normal"/>
    </style:style>
    <style:style style:name="T736" style:family="text">
      <style:text-properties fo:font-weight="normal" officeooo:rsid="0b0175e8" style:font-weight-asian="normal" style:font-weight-complex="normal"/>
    </style:style>
    <style:style style:name="T737" style:family="text">
      <style:text-properties fo:font-weight="normal" officeooo:rsid="0b02e640" style:font-weight-asian="normal" style:font-weight-complex="normal"/>
    </style:style>
    <style:style style:name="T738" style:family="text">
      <style:text-properties fo:font-weight="normal" officeooo:rsid="0b048ef3" style:font-weight-asian="normal" style:font-weight-complex="normal"/>
    </style:style>
    <style:style style:name="T739" style:family="text">
      <style:text-properties fo:font-weight="normal" officeooo:rsid="0b067f32" style:font-weight-asian="normal" style:font-weight-complex="normal"/>
    </style:style>
    <style:style style:name="T740" style:family="text">
      <style:text-properties fo:font-weight="normal" officeooo:rsid="0b096441" style:font-weight-asian="normal" style:font-weight-complex="normal"/>
    </style:style>
    <style:style style:name="T741" style:family="text">
      <style:text-properties fo:font-weight="normal" officeooo:rsid="0b0c1130" style:font-weight-asian="normal" style:font-weight-complex="normal"/>
    </style:style>
    <style:style style:name="T742" style:family="text">
      <style:text-properties fo:font-weight="normal" officeooo:rsid="0b0e5823" style:font-weight-asian="normal" style:font-weight-complex="normal"/>
    </style:style>
    <style:style style:name="T743" style:family="text">
      <style:text-properties fo:font-weight="normal" officeooo:rsid="0b0fd4dc" style:font-weight-asian="normal" style:font-weight-complex="normal"/>
    </style:style>
    <style:style style:name="T744" style:family="text">
      <style:text-properties fo:font-weight="normal" officeooo:rsid="0b106942" style:font-weight-asian="normal" style:font-weight-complex="normal"/>
    </style:style>
    <style:style style:name="T745" style:family="text">
      <style:text-properties fo:font-weight="normal" officeooo:rsid="0b120639" style:font-weight-asian="normal" style:font-weight-complex="normal"/>
    </style:style>
    <style:style style:name="T746" style:family="text">
      <style:text-properties fo:font-weight="normal" officeooo:rsid="0b12b00e" style:font-weight-asian="normal" style:font-weight-complex="normal"/>
    </style:style>
    <style:style style:name="T747" style:family="text">
      <style:text-properties fo:font-weight="normal" officeooo:rsid="0b13951c" style:font-weight-asian="normal" style:font-weight-complex="normal"/>
    </style:style>
    <style:style style:name="T748" style:family="text">
      <style:text-properties fo:font-weight="normal" officeooo:rsid="0b13fec3" style:font-weight-asian="normal" style:font-weight-complex="normal"/>
    </style:style>
    <style:style style:name="T749" style:family="text">
      <style:text-properties fo:font-weight="normal" officeooo:rsid="0b19486a" style:font-weight-asian="normal" style:font-weight-complex="normal"/>
    </style:style>
    <style:style style:name="T750" style:family="text">
      <style:text-properties fo:font-weight="normal" officeooo:rsid="0b1a6b7b" style:font-weight-asian="normal" style:font-weight-complex="normal"/>
    </style:style>
    <style:style style:name="T751" style:family="text">
      <style:text-properties fo:font-weight="normal" officeooo:rsid="0b1bb9e8" style:font-weight-asian="normal" style:font-weight-complex="normal"/>
    </style:style>
    <style:style style:name="T752" style:family="text">
      <style:text-properties fo:font-weight="normal" officeooo:rsid="0b1d7b8d" style:font-weight-asian="normal" style:font-weight-complex="normal"/>
    </style:style>
    <style:style style:name="T753" style:family="text">
      <style:text-properties fo:font-weight="normal" officeooo:rsid="0b1e57d2" style:font-weight-asian="normal" style:font-weight-complex="normal"/>
    </style:style>
    <style:style style:name="T754" style:family="text">
      <style:text-properties fo:font-weight="normal" officeooo:rsid="0b1f466e" style:font-weight-asian="normal" style:font-weight-complex="normal"/>
    </style:style>
    <style:style style:name="T755" style:family="text">
      <style:text-properties fo:font-weight="normal" officeooo:rsid="0b214af3" style:font-weight-asian="normal" style:font-weight-complex="normal"/>
    </style:style>
    <style:style style:name="T756" style:family="text">
      <style:text-properties fo:font-weight="normal" officeooo:rsid="0b21b1db" style:font-weight-asian="normal" style:font-weight-complex="normal"/>
    </style:style>
    <style:style style:name="T757" style:family="text">
      <style:text-properties fo:font-weight="normal" officeooo:rsid="0b22a8f4" style:font-weight-asian="normal" style:font-weight-complex="normal"/>
    </style:style>
    <style:style style:name="T758" style:family="text">
      <style:text-properties fo:font-weight="normal" officeooo:rsid="0b24a674" style:font-weight-asian="normal" style:font-weight-complex="normal"/>
    </style:style>
    <style:style style:name="T759" style:family="text">
      <style:text-properties fo:font-weight="normal" officeooo:rsid="0b25a11d" style:font-weight-asian="normal" style:font-weight-complex="normal"/>
    </style:style>
    <style:style style:name="T760" style:family="text">
      <style:text-properties fo:font-weight="normal" officeooo:rsid="0b272c4f" style:font-weight-asian="normal" style:font-weight-complex="normal"/>
    </style:style>
    <style:style style:name="T761" style:family="text">
      <style:text-properties fo:font-weight="normal" officeooo:rsid="0b277312" style:font-weight-asian="normal" style:font-weight-complex="normal"/>
    </style:style>
    <style:style style:name="T762" style:family="text">
      <style:text-properties fo:font-weight="normal" officeooo:rsid="0b27b13d" style:font-weight-asian="normal" style:font-weight-complex="normal"/>
    </style:style>
    <style:style style:name="T763" style:family="text">
      <style:text-properties fo:font-weight="normal" officeooo:rsid="0b286207" style:font-weight-asian="normal" style:font-weight-complex="normal"/>
    </style:style>
    <style:style style:name="T764" style:family="text">
      <style:text-properties fo:font-weight="normal" officeooo:rsid="0b295de6" style:font-weight-asian="normal" style:font-weight-complex="normal"/>
    </style:style>
    <style:style style:name="T765" style:family="text">
      <style:text-properties fo:font-weight="normal" officeooo:rsid="0b2a12f4" style:font-weight-asian="normal" style:font-weight-complex="normal"/>
    </style:style>
    <style:style style:name="T766" style:family="text">
      <style:text-properties fo:font-weight="normal" officeooo:rsid="0b2f8655" style:font-weight-asian="normal" style:font-weight-complex="normal"/>
    </style:style>
    <style:style style:name="T767" style:family="text">
      <style:text-properties fo:font-weight="normal" officeooo:rsid="0c6c81cc" style:font-weight-asian="normal" style:font-weight-complex="normal"/>
    </style:style>
    <style:style style:name="T768" style:family="text">
      <style:text-properties fo:font-weight="normal" officeooo:rsid="0d1333b0" style:font-weight-asian="normal" style:font-weight-complex="normal"/>
    </style:style>
    <style:style style:name="T769" style:family="text">
      <style:text-properties fo:font-weight="normal" officeooo:rsid="0d147b55" style:font-weight-asian="normal" style:font-weight-complex="normal"/>
    </style:style>
    <style:style style:name="T770" style:family="text">
      <style:text-properties fo:font-weight="normal" officeooo:rsid="0d14ed3f" style:font-weight-asian="normal" style:font-weight-complex="normal"/>
    </style:style>
    <style:style style:name="T771" style:family="text">
      <style:text-properties fo:font-weight="normal" officeooo:rsid="0d166e29" style:font-weight-asian="normal" style:font-weight-complex="normal"/>
    </style:style>
    <style:style style:name="T772" style:family="text">
      <style:text-properties fo:font-weight="normal" officeooo:rsid="0d176e40" style:font-weight-asian="normal" style:font-weight-complex="normal"/>
    </style:style>
    <style:style style:name="T773" style:family="text">
      <style:text-properties fo:font-weight="normal" officeooo:rsid="0d1cfbbb" style:font-weight-asian="normal" style:font-weight-complex="normal"/>
    </style:style>
    <style:style style:name="T774" style:family="text">
      <style:text-properties fo:font-weight="normal" officeooo:rsid="0d1e9c8b" style:font-weight-asian="normal" style:font-weight-complex="normal"/>
    </style:style>
    <style:style style:name="T775" style:family="text">
      <style:text-properties fo:font-weight="normal" officeooo:rsid="0d1eaf33" style:font-weight-asian="normal" style:font-weight-complex="normal"/>
    </style:style>
    <style:style style:name="T776" style:family="text">
      <style:text-properties fo:font-weight="normal" officeooo:rsid="0d209ad6" style:font-weight-asian="normal" style:font-weight-complex="normal"/>
    </style:style>
    <style:style style:name="T777" style:family="text">
      <style:text-properties fo:font-weight="normal" officeooo:rsid="0d217f80" style:font-weight-asian="normal" style:font-weight-complex="normal"/>
    </style:style>
    <style:style style:name="T778" style:family="text">
      <style:text-properties fo:font-weight="normal" officeooo:rsid="0d218f26" style:font-weight-asian="normal" style:font-weight-complex="normal"/>
    </style:style>
    <style:style style:name="T779" style:family="text">
      <style:text-properties fo:font-weight="normal" officeooo:rsid="0d21cb21" style:font-weight-asian="normal" style:font-weight-complex="normal"/>
    </style:style>
    <style:style style:name="T780" style:family="text">
      <style:text-properties fo:font-weight="normal" officeooo:rsid="0d23c3b4" style:font-weight-asian="normal" style:font-weight-complex="normal"/>
    </style:style>
    <style:style style:name="T781" style:family="text">
      <style:text-properties fo:font-weight="normal" officeooo:rsid="0d2544f7" style:font-weight-asian="normal" style:font-weight-complex="normal"/>
    </style:style>
    <style:style style:name="T782" style:family="text">
      <style:text-properties fo:font-weight="normal" officeooo:rsid="0d256989" style:font-weight-asian="normal" style:font-weight-complex="normal"/>
    </style:style>
    <style:style style:name="T783" style:family="text">
      <style:text-properties fo:font-weight="normal" officeooo:rsid="0e975bfe" style:font-weight-asian="normal" style:font-weight-complex="normal"/>
    </style:style>
    <style:style style:name="T784" style:family="text">
      <style:text-properties fo:font-weight="normal" officeooo:rsid="0e9928f8" style:font-weight-asian="normal" style:font-weight-complex="normal"/>
    </style:style>
    <style:style style:name="T785" style:family="text">
      <style:text-properties fo:font-weight="normal" officeooo:rsid="0f8c9f7b" style:font-weight-asian="normal" style:font-weight-complex="normal"/>
    </style:style>
    <style:style style:name="T786" style:family="text">
      <style:text-properties fo:font-weight="normal" officeooo:rsid="01962d68" style:font-weight-asian="normal" style:font-weight-complex="normal"/>
    </style:style>
    <style:style style:name="T787" style:family="text">
      <style:text-properties fo:font-weight="normal" officeooo:rsid="0f8d71bd" style:font-weight-asian="normal" style:font-weight-complex="normal"/>
    </style:style>
    <style:style style:name="T788" style:family="text">
      <style:text-properties fo:font-weight="normal" officeooo:rsid="0fb8d8f6" style:font-weight-asian="normal" style:font-weight-complex="normal"/>
    </style:style>
    <style:style style:name="T789" style:family="text">
      <style:text-properties fo:font-weight="normal" officeooo:rsid="0fcee290" style:font-weight-asian="normal" style:font-weight-complex="normal"/>
    </style:style>
    <style:style style:name="T790" style:family="text">
      <style:text-properties fo:font-weight="normal" officeooo:rsid="0fd073e7" style:font-weight-asian="normal" style:font-weight-complex="normal"/>
    </style:style>
    <style:style style:name="T791" style:family="text">
      <style:text-properties fo:font-weight="normal" officeooo:rsid="0fd11087" style:font-weight-asian="normal" style:font-weight-complex="normal"/>
    </style:style>
    <style:style style:name="T792" style:family="text">
      <style:text-properties fo:font-weight="normal" officeooo:rsid="0fd11cb5" style:font-weight-asian="normal" style:font-weight-complex="normal"/>
    </style:style>
    <style:style style:name="T793" style:family="text">
      <style:text-properties fo:font-weight="normal" officeooo:rsid="0fd16678" style:font-weight-asian="normal" style:font-weight-complex="normal"/>
    </style:style>
    <style:style style:name="T794" style:family="text">
      <style:text-properties fo:font-weight="normal" officeooo:rsid="0fd2ad57" style:font-weight-asian="normal" style:font-weight-complex="normal"/>
    </style:style>
    <style:style style:name="T795" style:family="text">
      <style:text-properties fo:font-weight="normal" officeooo:rsid="0fd396a6" style:font-weight-asian="normal" style:font-weight-complex="normal"/>
    </style:style>
    <style:style style:name="T796" style:family="text">
      <style:text-properties fo:font-weight="normal" officeooo:rsid="0fd4580c" style:font-weight-asian="normal" style:font-weight-complex="normal"/>
    </style:style>
    <style:style style:name="T797" style:family="text">
      <style:text-properties fo:font-weight="normal" officeooo:rsid="0fd65322" style:font-weight-asian="normal" style:font-weight-complex="normal"/>
    </style:style>
    <style:style style:name="T798" style:family="text">
      <style:text-properties fo:font-weight="normal" officeooo:rsid="0fd7f268" style:font-weight-asian="normal" style:font-weight-complex="normal"/>
    </style:style>
    <style:style style:name="T799" style:family="text">
      <style:text-properties fo:font-weight="normal" officeooo:rsid="0fd820c5" style:font-weight-asian="normal" style:font-weight-complex="normal"/>
    </style:style>
    <style:style style:name="T800" style:family="text">
      <style:text-properties fo:font-weight="normal" officeooo:rsid="0fd8931b" style:font-weight-asian="normal" style:font-weight-complex="normal"/>
    </style:style>
    <style:style style:name="T801" style:family="text">
      <style:text-properties fo:font-weight="normal" officeooo:rsid="0fdbb6da" style:font-weight-asian="normal" style:font-weight-complex="normal"/>
    </style:style>
    <style:style style:name="T802" style:family="text">
      <style:text-properties fo:font-weight="normal" officeooo:rsid="0fde5f0f" style:font-weight-asian="normal" style:font-weight-complex="normal"/>
    </style:style>
    <style:style style:name="T803" style:family="text">
      <style:text-properties fo:font-weight="normal" officeooo:rsid="0fdfb489" style:font-weight-asian="normal" style:font-weight-complex="normal"/>
    </style:style>
    <style:style style:name="T804" style:family="text">
      <style:text-properties fo:font-weight="normal" officeooo:rsid="0fdfe0a2" style:font-weight-asian="normal" style:font-weight-complex="normal"/>
    </style:style>
    <style:style style:name="T805" style:family="text">
      <style:text-properties fo:font-weight="normal" officeooo:rsid="0fe18b48" style:font-weight-asian="normal" style:font-weight-complex="normal"/>
    </style:style>
    <style:style style:name="T806" style:family="text">
      <style:text-properties fo:font-weight="normal" officeooo:rsid="0fe33212" style:font-weight-asian="normal" style:font-weight-complex="normal"/>
    </style:style>
    <style:style style:name="T807" style:family="text">
      <style:text-properties fo:font-weight="normal" officeooo:rsid="0fe47925" style:font-weight-asian="normal" style:font-weight-complex="normal"/>
    </style:style>
    <style:style style:name="T808" style:family="text">
      <style:text-properties fo:font-weight="normal" officeooo:rsid="0fe4c0b7" style:font-weight-asian="normal" style:font-weight-complex="normal"/>
    </style:style>
    <style:style style:name="T809" style:family="text">
      <style:text-properties fo:font-weight="normal" officeooo:rsid="0fe5449e" style:font-weight-asian="normal" style:font-weight-complex="normal"/>
    </style:style>
    <style:style style:name="T810" style:family="text">
      <style:text-properties fo:font-weight="normal" officeooo:rsid="0ff46512" style:font-weight-asian="normal" style:font-weight-complex="normal"/>
    </style:style>
    <style:style style:name="T811" style:family="text">
      <style:text-properties fo:font-weight="normal" officeooo:rsid="0ff5ae84" style:font-weight-asian="normal" style:font-weight-complex="normal"/>
    </style:style>
    <style:style style:name="T812" style:family="text">
      <style:text-properties fo:font-weight="normal" officeooo:rsid="0ff5ecf4" style:font-weight-asian="normal" style:font-weight-complex="normal"/>
    </style:style>
    <style:style style:name="T813" style:family="text">
      <style:text-properties fo:font-weight="normal" officeooo:rsid="0ff62d05" style:font-weight-asian="normal" style:font-weight-complex="normal"/>
    </style:style>
    <style:style style:name="T814" style:family="text">
      <style:text-properties fo:font-weight="normal" officeooo:rsid="0ff925d9" style:font-weight-asian="normal" style:font-weight-complex="normal"/>
    </style:style>
    <style:style style:name="T815" style:family="text">
      <style:text-properties fo:font-weight="normal" officeooo:rsid="10464b60" style:font-weight-asian="normal" style:font-weight-complex="normal"/>
    </style:style>
    <style:style style:name="T816" style:family="text">
      <style:text-properties fo:font-weight="normal" officeooo:rsid="104a4f43" style:font-weight-asian="normal" style:font-weight-complex="normal"/>
    </style:style>
    <style:style style:name="T817" style:family="text">
      <style:text-properties fo:font-weight="normal" officeooo:rsid="104b32f6" style:font-weight-asian="normal" style:font-weight-complex="normal"/>
    </style:style>
    <style:style style:name="T818" style:family="text">
      <style:text-properties fo:font-weight="normal" officeooo:rsid="104d1af5" style:font-weight-asian="normal" style:font-weight-complex="normal"/>
    </style:style>
    <style:style style:name="T819" style:family="text">
      <style:text-properties fo:font-weight="normal" officeooo:rsid="104db4b5" style:font-weight-asian="normal" style:font-weight-complex="normal"/>
    </style:style>
    <style:style style:name="T820" style:family="text">
      <style:text-properties fo:font-weight="normal" officeooo:rsid="104e8ca0" style:font-weight-asian="normal" style:font-weight-complex="normal"/>
    </style:style>
    <style:style style:name="T821" style:family="text">
      <style:text-properties fo:font-weight="normal" officeooo:rsid="104eaa25" style:font-weight-asian="normal" style:font-weight-complex="normal"/>
    </style:style>
    <style:style style:name="T822" style:family="text">
      <style:text-properties fo:font-weight="normal" officeooo:rsid="1051fc92" style:font-weight-asian="normal" style:font-weight-complex="normal"/>
    </style:style>
    <style:style style:name="T823" style:family="text">
      <style:text-properties fo:font-weight="normal" officeooo:rsid="117807f8" style:font-weight-asian="normal" style:font-weight-complex="normal"/>
    </style:style>
    <style:style style:name="T824" style:family="text">
      <style:text-properties fo:font-weight="normal" officeooo:rsid="11781973" style:font-weight-asian="normal" style:font-weight-complex="normal"/>
    </style:style>
    <style:style style:name="T825" style:family="text">
      <style:text-properties fo:font-weight="normal" officeooo:rsid="117b1fd6" style:font-weight-asian="normal" style:font-weight-complex="normal"/>
    </style:style>
    <style:style style:name="T826" style:family="text">
      <style:text-properties fo:font-weight="normal" officeooo:rsid="117eba73" style:font-weight-asian="normal" style:font-weight-complex="normal"/>
    </style:style>
    <style:style style:name="T827" style:family="text">
      <style:text-properties fo:font-weight="normal" officeooo:rsid="117ee50c" style:font-weight-asian="normal" style:font-weight-complex="normal"/>
    </style:style>
    <style:style style:name="T828" style:family="text">
      <style:text-properties fo:font-weight="normal" officeooo:rsid="12b3e528" style:font-weight-asian="normal" style:font-weight-complex="normal"/>
    </style:style>
    <style:style style:name="T829" style:family="text">
      <style:text-properties fo:font-weight="normal" officeooo:rsid="12da8f85" style:font-weight-asian="normal" style:font-weight-complex="normal"/>
    </style:style>
    <style:style style:name="T830" style:family="text">
      <style:text-properties fo:font-weight="normal" officeooo:rsid="12da9edd" style:font-weight-asian="normal" style:font-weight-complex="normal"/>
    </style:style>
    <style:style style:name="T831" style:family="text">
      <style:text-properties fo:font-weight="normal" officeooo:rsid="12daf385" style:font-weight-asian="normal" style:font-weight-complex="normal"/>
    </style:style>
    <style:style style:name="T832" style:family="text">
      <style:text-properties fo:font-weight="normal" officeooo:rsid="12dbe80c" style:font-weight-asian="normal" style:font-weight-complex="normal"/>
    </style:style>
    <style:style style:name="T833" style:family="text">
      <style:text-properties fo:font-weight="normal" officeooo:rsid="12dd0555" style:font-weight-asian="normal" style:font-weight-complex="normal"/>
    </style:style>
    <style:style style:name="T834" style:family="text">
      <style:text-properties fo:font-weight="normal" officeooo:rsid="12de879f" style:font-weight-asian="normal" style:font-weight-complex="normal"/>
    </style:style>
    <style:style style:name="T835" style:family="text">
      <style:text-properties fo:font-weight="normal" officeooo:rsid="12de882b" style:font-weight-asian="normal" style:font-weight-complex="normal"/>
    </style:style>
    <style:style style:name="T836" style:family="text">
      <style:text-properties fo:font-weight="normal" officeooo:rsid="12e02d16" style:font-weight-asian="normal" style:font-weight-complex="normal"/>
    </style:style>
    <style:style style:name="T837" style:family="text">
      <style:text-properties fo:font-weight="normal" officeooo:rsid="12e102ab" style:font-weight-asian="normal" style:font-weight-complex="normal"/>
    </style:style>
    <style:style style:name="T838" style:family="text">
      <style:text-properties fo:font-weight="normal" officeooo:rsid="12e5be1d" style:font-weight-asian="normal" style:font-weight-complex="normal"/>
    </style:style>
    <style:style style:name="T839" style:family="text">
      <style:text-properties fo:font-weight="normal" officeooo:rsid="12e71f3a" style:font-weight-asian="normal" style:font-weight-complex="normal"/>
    </style:style>
    <style:style style:name="T840" style:family="text">
      <style:text-properties fo:font-weight="normal" officeooo:rsid="12e7f92f" style:font-weight-asian="normal" style:font-weight-complex="normal"/>
    </style:style>
    <style:style style:name="T841" style:family="text">
      <style:text-properties fo:font-weight="normal" officeooo:rsid="12e96567" style:font-weight-asian="normal" style:font-weight-complex="normal"/>
    </style:style>
    <style:style style:name="T842" style:family="text">
      <style:text-properties fo:font-weight="normal" officeooo:rsid="12eb3fa0" style:font-weight-asian="normal" style:font-weight-complex="normal"/>
    </style:style>
    <style:style style:name="T843" style:family="text">
      <style:text-properties fo:font-weight="normal" officeooo:rsid="12eb9c46" style:font-weight-asian="normal" style:font-weight-complex="normal"/>
    </style:style>
    <style:style style:name="T844" style:family="text">
      <style:text-properties fo:font-weight="normal" officeooo:rsid="12f13475" style:font-weight-asian="normal" style:font-weight-complex="normal"/>
    </style:style>
    <style:style style:name="T845" style:family="text">
      <style:text-properties fo:font-weight="normal" officeooo:rsid="12f2da84" style:font-weight-asian="normal" style:font-weight-complex="normal"/>
    </style:style>
    <style:style style:name="T846" style:family="text">
      <style:text-properties fo:font-weight="normal" officeooo:rsid="12f41916" style:font-weight-asian="normal" style:font-weight-complex="normal"/>
    </style:style>
    <style:style style:name="T847" style:family="text">
      <style:text-properties fo:font-weight="normal" officeooo:rsid="12f4870a" style:font-weight-asian="normal" style:font-weight-complex="normal"/>
    </style:style>
    <style:style style:name="T848" style:family="text">
      <style:text-properties fo:font-weight="normal" officeooo:rsid="12f57e80" style:font-weight-asian="normal" style:font-weight-complex="normal"/>
    </style:style>
    <style:style style:name="T849" style:family="text">
      <style:text-properties fo:font-weight="normal" officeooo:rsid="12f76b01" style:font-weight-asian="normal" style:font-weight-complex="normal"/>
    </style:style>
    <style:style style:name="T850" style:family="text">
      <style:text-properties fo:font-weight="normal" officeooo:rsid="12f79561" style:font-weight-asian="normal" style:font-weight-complex="normal"/>
    </style:style>
    <style:style style:name="T851" style:family="text">
      <style:text-properties fo:font-weight="normal" officeooo:rsid="12f79b22" style:font-weight-asian="normal" style:font-weight-complex="normal"/>
    </style:style>
    <style:style style:name="T852" style:family="text">
      <style:text-properties fo:font-weight="normal" officeooo:rsid="12fa0418" style:font-weight-asian="normal" style:font-weight-complex="normal"/>
    </style:style>
    <style:style style:name="T853" style:family="text">
      <style:text-properties fo:font-weight="normal" officeooo:rsid="12fa9ccb" style:font-weight-asian="normal" style:font-weight-complex="normal"/>
    </style:style>
    <style:style style:name="T854" style:family="text">
      <style:text-properties fo:font-weight="normal" officeooo:rsid="12fdb67d" style:font-weight-asian="normal" style:font-weight-complex="normal"/>
    </style:style>
    <style:style style:name="T855" style:family="text">
      <style:text-properties fo:font-weight="normal" officeooo:rsid="12ff6320" style:font-weight-asian="normal" style:font-weight-complex="normal"/>
    </style:style>
    <style:style style:name="T856" style:family="text">
      <style:text-properties fo:font-weight="normal" officeooo:rsid="12ff812a" style:font-weight-asian="normal" style:font-weight-complex="normal"/>
    </style:style>
    <style:style style:name="T857" style:family="text">
      <style:text-properties fo:font-weight="normal" officeooo:rsid="13015ca1" style:font-weight-asian="normal" style:font-weight-complex="normal"/>
    </style:style>
    <style:style style:name="T858" style:family="text">
      <style:text-properties fo:font-weight="normal" officeooo:rsid="1301b24f" style:font-weight-asian="normal" style:font-weight-complex="normal"/>
    </style:style>
    <style:style style:name="T859" style:family="text">
      <style:text-properties fo:font-weight="normal" officeooo:rsid="13026676" style:font-weight-asian="normal" style:font-weight-complex="normal"/>
    </style:style>
    <style:style style:name="T860" style:family="text">
      <style:text-properties fo:font-weight="normal" officeooo:rsid="1303ce7a" style:font-weight-asian="normal" style:font-weight-complex="normal"/>
    </style:style>
    <style:style style:name="T861" style:family="text">
      <style:text-properties fo:font-weight="normal" officeooo:rsid="1304d90c" style:font-weight-asian="normal" style:font-weight-complex="normal"/>
    </style:style>
    <style:style style:name="T862" style:family="text">
      <style:text-properties fo:font-weight="normal" officeooo:rsid="130591df" style:font-weight-asian="normal" style:font-weight-complex="normal"/>
    </style:style>
    <style:style style:name="T863" style:family="text">
      <style:text-properties fo:font-weight="normal" officeooo:rsid="130652ec" style:font-weight-asian="normal" style:font-weight-complex="normal"/>
    </style:style>
    <style:style style:name="T864" style:family="text">
      <style:text-properties fo:font-weight="normal" officeooo:rsid="13066fdc" style:font-weight-asian="normal" style:font-weight-complex="normal"/>
    </style:style>
    <style:style style:name="T865" style:family="text">
      <style:text-properties fo:font-weight="normal" officeooo:rsid="13074267" style:font-weight-asian="normal" style:font-weight-complex="normal"/>
    </style:style>
    <style:style style:name="T866" style:family="text">
      <style:text-properties fo:font-weight="normal" officeooo:rsid="1308e6f5" style:font-weight-asian="normal" style:font-weight-complex="normal"/>
    </style:style>
    <style:style style:name="T867" style:family="text">
      <style:text-properties fo:font-weight="normal" officeooo:rsid="13090c71" style:font-weight-asian="normal" style:font-weight-complex="normal"/>
    </style:style>
    <style:style style:name="T868" style:family="text">
      <style:text-properties fo:font-weight="normal" officeooo:rsid="130b0ba5" style:font-weight-asian="normal" style:font-weight-complex="normal"/>
    </style:style>
    <style:style style:name="T869" style:family="text">
      <style:text-properties fo:font-weight="normal" officeooo:rsid="130bb676" style:font-weight-asian="normal" style:font-weight-complex="normal"/>
    </style:style>
    <style:style style:name="T870" style:family="text">
      <style:text-properties fo:font-weight="normal" officeooo:rsid="130fb768" style:font-weight-asian="normal" style:font-weight-complex="normal"/>
    </style:style>
    <style:style style:name="T871" style:family="text">
      <style:text-properties fo:font-weight="normal" officeooo:rsid="13110666" style:font-weight-asian="normal" style:font-weight-complex="normal"/>
    </style:style>
    <style:style style:name="T872" style:family="text">
      <style:text-properties fo:font-weight="normal" officeooo:rsid="13117e93" style:font-weight-asian="normal" style:font-weight-complex="normal"/>
    </style:style>
    <style:style style:name="T873" style:family="text">
      <style:text-properties fo:font-weight="normal" officeooo:rsid="1314a739" style:font-weight-asian="normal" style:font-weight-complex="normal"/>
    </style:style>
    <style:style style:name="T874" style:family="text">
      <style:text-properties fo:font-weight="normal" officeooo:rsid="13161d6b" style:font-weight-asian="normal" style:font-weight-complex="normal"/>
    </style:style>
    <style:style style:name="T875" style:family="text">
      <style:text-properties fo:font-weight="normal" officeooo:rsid="13175beb" style:font-weight-asian="normal" style:font-weight-complex="normal"/>
    </style:style>
    <style:style style:name="T876" style:family="text">
      <style:text-properties fo:font-weight="normal" officeooo:rsid="1319489e" style:font-weight-asian="normal" style:font-weight-complex="normal"/>
    </style:style>
    <style:style style:name="T877" style:family="text">
      <style:text-properties fo:font-weight="normal" officeooo:rsid="131d19d0" style:font-weight-asian="normal" style:font-weight-complex="normal"/>
    </style:style>
    <style:style style:name="T878" style:family="text">
      <style:text-properties fo:font-weight="normal" officeooo:rsid="131ecaf6" style:font-weight-asian="normal" style:font-weight-complex="normal"/>
    </style:style>
    <style:style style:name="T879" style:family="text">
      <style:text-properties fo:font-weight="normal" officeooo:rsid="1320c045" style:font-weight-asian="normal" style:font-weight-complex="normal"/>
    </style:style>
    <style:style style:name="T880" style:family="text">
      <style:text-properties fo:font-weight="normal" officeooo:rsid="1324af39" style:font-weight-asian="normal" style:font-weight-complex="normal"/>
    </style:style>
    <style:style style:name="T881" style:family="text">
      <style:text-properties fo:font-weight="normal" officeooo:rsid="132a6e88" style:font-weight-asian="normal" style:font-weight-complex="normal"/>
    </style:style>
    <style:style style:name="T882" style:family="text">
      <style:text-properties fo:font-weight="normal" officeooo:rsid="132a7587" style:font-weight-asian="normal" style:font-weight-complex="normal"/>
    </style:style>
    <style:style style:name="T883" style:family="text">
      <style:text-properties fo:font-weight="normal" officeooo:rsid="132b7ef1" style:font-weight-asian="normal" style:font-weight-complex="normal"/>
    </style:style>
    <style:style style:name="T884" style:family="text">
      <style:text-properties fo:font-weight="normal" officeooo:rsid="132d2e25" style:font-weight-asian="normal" style:font-weight-complex="normal"/>
    </style:style>
    <style:style style:name="T885" style:family="text">
      <style:text-properties fo:font-weight="normal" officeooo:rsid="132dca20" style:font-weight-asian="normal" style:font-weight-complex="normal"/>
    </style:style>
    <style:style style:name="T886" style:family="text">
      <style:text-properties fo:font-weight="normal" officeooo:rsid="132f5c71" style:font-weight-asian="normal" style:font-weight-complex="normal"/>
    </style:style>
    <style:style style:name="T887" style:family="text">
      <style:text-properties fo:font-weight="normal" officeooo:rsid="13313927" style:font-weight-asian="normal" style:font-weight-complex="normal"/>
    </style:style>
    <style:style style:name="T888" style:family="text">
      <style:text-properties officeooo:rsid="025c9b4d"/>
    </style:style>
    <style:style style:name="T889" style:family="text">
      <style:text-properties officeooo:rsid="02e8bb09"/>
    </style:style>
    <style:style style:name="T890" style:family="text">
      <style:text-properties officeooo:rsid="02e984bc"/>
    </style:style>
    <style:style style:name="T891" style:family="text">
      <style:text-properties officeooo:rsid="02ea460b"/>
    </style:style>
    <style:style style:name="T892" style:family="text">
      <style:text-properties officeooo:rsid="02ebfcc2"/>
    </style:style>
    <style:style style:name="T893" style:family="text">
      <style:text-properties officeooo:rsid="02ed77fe"/>
    </style:style>
    <style:style style:name="T894" style:family="text">
      <style:text-properties officeooo:rsid="02f92347"/>
    </style:style>
    <style:style style:name="T895" style:family="text">
      <style:text-properties officeooo:rsid="02f96c9c"/>
    </style:style>
    <style:style style:name="T896" style:family="text">
      <style:text-properties officeooo:rsid="02fa0cc1"/>
    </style:style>
    <style:style style:name="T897" style:family="text">
      <style:text-properties officeooo:rsid="02fb6f49"/>
    </style:style>
    <style:style style:name="T898" style:family="text">
      <style:text-properties officeooo:rsid="02fcafc4"/>
    </style:style>
    <style:style style:name="T899" style:family="text">
      <style:text-properties officeooo:rsid="02fdc0f9"/>
    </style:style>
    <style:style style:name="T900" style:family="text">
      <style:text-properties officeooo:rsid="02ff6a2b"/>
    </style:style>
    <style:style style:name="T901" style:family="text">
      <style:text-properties officeooo:rsid="0300a81f"/>
    </style:style>
    <style:style style:name="T902" style:family="text">
      <style:text-properties officeooo:rsid="0300c806"/>
    </style:style>
    <style:style style:name="T903" style:family="text">
      <style:text-properties officeooo:rsid="0300d8ea"/>
    </style:style>
    <style:style style:name="T904" style:family="text">
      <style:text-properties officeooo:rsid="0301784a"/>
    </style:style>
    <style:style style:name="T905" style:family="text">
      <style:text-properties officeooo:rsid="0304a671"/>
    </style:style>
    <style:style style:name="T906" style:family="text">
      <style:text-properties officeooo:rsid="035c5a78"/>
    </style:style>
    <style:style style:name="T907" style:family="text">
      <style:text-properties officeooo:rsid="035d9a57"/>
    </style:style>
    <style:style style:name="T908" style:family="text">
      <style:text-properties officeooo:rsid="035f17f8"/>
    </style:style>
    <style:style style:name="T909" style:family="text">
      <style:text-properties officeooo:rsid="0361d4b1"/>
    </style:style>
    <style:style style:name="T910" style:family="text">
      <style:text-properties officeooo:rsid="036239be"/>
    </style:style>
    <style:style style:name="T911" style:family="text">
      <style:text-properties officeooo:rsid="0363a828"/>
    </style:style>
    <style:style style:name="T912" style:family="text">
      <style:text-properties officeooo:rsid="0364f382"/>
    </style:style>
    <style:style style:name="T913" style:family="text">
      <style:text-properties officeooo:rsid="0366b0f4"/>
    </style:style>
    <style:style style:name="T914" style:family="text">
      <style:text-properties officeooo:rsid="03672b51"/>
    </style:style>
    <style:style style:name="T915" style:family="text">
      <style:text-properties officeooo:rsid="03687f6e"/>
    </style:style>
    <style:style style:name="T916" style:family="text">
      <style:text-properties officeooo:rsid="036bffb6"/>
    </style:style>
    <style:style style:name="T917" style:family="text">
      <style:text-properties officeooo:rsid="036c8fce"/>
    </style:style>
    <style:style style:name="T918" style:family="text">
      <style:text-properties officeooo:rsid="036d10b4"/>
    </style:style>
    <style:style style:name="T919" style:family="text">
      <style:text-properties officeooo:rsid="036e3f79"/>
    </style:style>
    <style:style style:name="T920" style:family="text">
      <style:text-properties officeooo:rsid="036fb1ea"/>
    </style:style>
    <style:style style:name="T921" style:family="text">
      <style:text-properties officeooo:rsid="0370ecc7"/>
    </style:style>
    <style:style style:name="T922" style:family="text">
      <style:text-properties officeooo:rsid="0373b97f"/>
    </style:style>
    <style:style style:name="T923" style:family="text">
      <style:text-properties officeooo:rsid="037543a4"/>
    </style:style>
    <style:style style:name="T924" style:family="text">
      <style:text-properties officeooo:rsid="0375b195"/>
    </style:style>
    <style:style style:name="T925" style:family="text">
      <style:text-properties officeooo:rsid="0376e21a"/>
    </style:style>
    <style:style style:name="T926" style:family="text">
      <style:text-properties officeooo:rsid="039dae28"/>
    </style:style>
    <style:style style:name="T927" style:family="text">
      <style:text-properties officeooo:rsid="039e5c4c"/>
    </style:style>
    <style:style style:name="T928" style:family="text">
      <style:text-properties officeooo:rsid="039ffd56"/>
    </style:style>
    <style:style style:name="T929" style:family="text">
      <style:text-properties officeooo:rsid="03a57fa4"/>
    </style:style>
    <style:style style:name="T930" style:family="text">
      <style:text-properties officeooo:rsid="03a7342b"/>
    </style:style>
    <style:style style:name="T931" style:family="text">
      <style:text-properties officeooo:rsid="03b42414"/>
    </style:style>
    <style:style style:name="T932" style:family="text">
      <style:text-properties officeooo:rsid="03b8f2d2"/>
    </style:style>
    <style:style style:name="T933" style:family="text">
      <style:text-properties officeooo:rsid="03ba5d8a"/>
    </style:style>
    <style:style style:name="T934" style:family="text">
      <style:text-properties officeooo:rsid="03bb2130"/>
    </style:style>
    <style:style style:name="T935" style:family="text">
      <style:text-properties officeooo:rsid="03bc94e1"/>
    </style:style>
    <style:style style:name="T936" style:family="text">
      <style:text-properties officeooo:rsid="03bdb57b"/>
    </style:style>
    <style:style style:name="T937" style:family="text">
      <style:text-properties officeooo:rsid="03be1f6d"/>
    </style:style>
    <style:style style:name="T938" style:family="text">
      <style:text-properties officeooo:rsid="03c1d92b"/>
    </style:style>
    <style:style style:name="T939" style:family="text">
      <style:text-properties officeooo:rsid="03c2c339"/>
    </style:style>
    <style:style style:name="T940" style:family="text">
      <style:text-properties officeooo:rsid="03c5dfe5"/>
    </style:style>
    <style:style style:name="T941" style:family="text">
      <style:text-properties officeooo:rsid="03c8c432"/>
    </style:style>
    <style:style style:name="T942" style:family="text">
      <style:text-properties officeooo:rsid="03ca30c1"/>
    </style:style>
    <style:style style:name="T943" style:family="text">
      <style:text-properties officeooo:rsid="03cd4f8a"/>
    </style:style>
    <style:style style:name="T944" style:family="text">
      <style:text-properties officeooo:rsid="03cd7994"/>
    </style:style>
    <style:style style:name="T945" style:family="text">
      <style:text-properties officeooo:rsid="03d916f8"/>
    </style:style>
    <style:style style:name="T946" style:family="text">
      <style:text-properties officeooo:rsid="03e043a0"/>
    </style:style>
    <style:style style:name="T947" style:family="text">
      <style:text-properties officeooo:rsid="03e622bf"/>
    </style:style>
    <style:style style:name="T948" style:family="text">
      <style:text-properties officeooo:rsid="03e65471"/>
    </style:style>
    <style:style style:name="T949" style:family="text">
      <style:text-properties officeooo:rsid="03e7f211"/>
    </style:style>
    <style:style style:name="T950" style:family="text">
      <style:text-properties officeooo:rsid="03ecaba9"/>
    </style:style>
    <style:style style:name="T951" style:family="text">
      <style:text-properties officeooo:rsid="03ee29e5"/>
    </style:style>
    <style:style style:name="T952" style:family="text">
      <style:text-properties officeooo:rsid="03ee96a2"/>
    </style:style>
    <style:style style:name="T953" style:family="text">
      <style:text-properties officeooo:rsid="03f0a645"/>
    </style:style>
    <style:style style:name="T954" style:family="text">
      <style:text-properties officeooo:rsid="03f67b42"/>
    </style:style>
    <style:style style:name="T955" style:family="text">
      <style:text-properties officeooo:rsid="03f7295f"/>
    </style:style>
    <style:style style:name="T956" style:family="text">
      <style:text-properties officeooo:rsid="03f76ea1"/>
    </style:style>
    <style:style style:name="T957" style:family="text">
      <style:text-properties officeooo:rsid="03f9473c"/>
    </style:style>
    <style:style style:name="T958" style:family="text">
      <style:text-properties officeooo:rsid="03fadc91"/>
    </style:style>
    <style:style style:name="T959" style:family="text">
      <style:text-properties officeooo:rsid="03fc167e"/>
    </style:style>
    <style:style style:name="T960" style:family="text">
      <style:text-properties officeooo:rsid="03fdad14"/>
    </style:style>
    <style:style style:name="T961" style:family="text">
      <style:text-properties officeooo:rsid="04015998"/>
    </style:style>
    <style:style style:name="T962" style:family="text">
      <style:text-properties officeooo:rsid="0401d73d"/>
    </style:style>
    <style:style style:name="T963" style:family="text">
      <style:text-properties officeooo:rsid="0402e381"/>
    </style:style>
    <style:style style:name="T964" style:family="text">
      <style:text-properties officeooo:rsid="04043eaf"/>
    </style:style>
    <style:style style:name="T965" style:family="text">
      <style:text-properties officeooo:rsid="040544f2"/>
    </style:style>
    <style:style style:name="T966" style:family="text">
      <style:text-properties officeooo:rsid="04058be3"/>
    </style:style>
    <style:style style:name="T967" style:family="text">
      <style:text-properties officeooo:rsid="040779c7"/>
    </style:style>
    <style:style style:name="T968" style:family="text">
      <style:text-properties officeooo:rsid="04091490"/>
    </style:style>
    <style:style style:name="T969" style:family="text">
      <style:text-properties officeooo:rsid="040d0eab"/>
    </style:style>
    <style:style style:name="T970" style:family="text">
      <style:text-properties officeooo:rsid="040dc735"/>
    </style:style>
    <style:style style:name="T971" style:family="text">
      <style:text-properties officeooo:rsid="040e4c15"/>
    </style:style>
    <style:style style:name="T972" style:family="text">
      <style:text-properties officeooo:rsid="040ff623"/>
    </style:style>
    <style:style style:name="T973" style:family="text">
      <style:text-properties officeooo:rsid="041110e2"/>
    </style:style>
    <style:style style:name="T974" style:family="text">
      <style:text-properties officeooo:rsid="04133305"/>
    </style:style>
    <style:style style:name="T975" style:family="text">
      <style:text-properties officeooo:rsid="0416281c"/>
    </style:style>
    <style:style style:name="T976" style:family="text">
      <style:text-properties officeooo:rsid="04180d8d"/>
    </style:style>
    <style:style style:name="T977" style:family="text">
      <style:text-properties officeooo:rsid="041956e0"/>
    </style:style>
    <style:style style:name="T978" style:family="text">
      <style:text-properties officeooo:rsid="041ac226"/>
    </style:style>
    <style:style style:name="T979" style:family="text">
      <style:text-properties officeooo:rsid="041afba8"/>
    </style:style>
    <style:style style:name="T980" style:family="text">
      <style:text-properties officeooo:rsid="041fd543"/>
    </style:style>
    <style:style style:name="T981" style:family="text">
      <style:text-properties officeooo:rsid="04208dee"/>
    </style:style>
    <style:style style:name="T982" style:family="text">
      <style:text-properties officeooo:rsid="04242b0b"/>
    </style:style>
    <style:style style:name="T983" style:family="text">
      <style:text-properties officeooo:rsid="0424f135"/>
    </style:style>
    <style:style style:name="T984" style:family="text">
      <style:text-properties officeooo:rsid="04291d3b"/>
    </style:style>
    <style:style style:name="T985" style:family="text">
      <style:text-properties officeooo:rsid="042a2cec"/>
    </style:style>
    <style:style style:name="T986" style:family="text">
      <style:text-properties officeooo:rsid="042be2ec"/>
    </style:style>
    <style:style style:name="T987" style:family="text">
      <style:text-properties officeooo:rsid="042bf946"/>
    </style:style>
    <style:style style:name="T988" style:family="text">
      <style:text-properties officeooo:rsid="042eeb28"/>
    </style:style>
    <style:style style:name="T989" style:family="text">
      <style:text-properties officeooo:rsid="0430901a"/>
    </style:style>
    <style:style style:name="T990" style:family="text">
      <style:text-properties officeooo:rsid="0431745b"/>
    </style:style>
    <style:style style:name="T991" style:family="text">
      <style:text-properties officeooo:rsid="043185d6"/>
    </style:style>
    <style:style style:name="T992" style:family="text">
      <style:text-properties officeooo:rsid="044165aa"/>
    </style:style>
    <style:style style:name="T993" style:family="text">
      <style:text-properties officeooo:rsid="0447b043"/>
    </style:style>
    <style:style style:name="T994" style:family="text">
      <style:text-properties officeooo:rsid="044b131d"/>
    </style:style>
    <style:style style:name="T995" style:family="text">
      <style:text-properties officeooo:rsid="044c0fcd"/>
    </style:style>
    <style:style style:name="T996" style:family="text">
      <style:text-properties officeooo:rsid="0450bf87"/>
    </style:style>
    <style:style style:name="T997" style:family="text">
      <style:text-properties officeooo:rsid="0459deb9"/>
    </style:style>
    <style:style style:name="T998" style:family="text">
      <style:text-properties officeooo:rsid="045a09cf"/>
    </style:style>
    <style:style style:name="T999" style:family="text">
      <style:text-properties officeooo:rsid="045cef8d"/>
    </style:style>
    <style:style style:name="T1000" style:family="text">
      <style:text-properties officeooo:rsid="045edb6b"/>
    </style:style>
    <style:style style:name="T1001" style:family="text">
      <style:text-properties officeooo:rsid="04604d73"/>
    </style:style>
    <style:style style:name="T1002" style:family="text">
      <style:text-properties officeooo:rsid="04612a18"/>
    </style:style>
    <style:style style:name="T1003" style:family="text">
      <style:text-properties officeooo:rsid="0462a647"/>
    </style:style>
    <style:style style:name="T1004" style:family="text">
      <style:text-properties officeooo:rsid="04651d2b"/>
    </style:style>
    <style:style style:name="T1005" style:family="text">
      <style:text-properties officeooo:rsid="04654a07"/>
    </style:style>
    <style:style style:name="T1006" style:family="text">
      <style:text-properties officeooo:rsid="04663749"/>
    </style:style>
    <style:style style:name="T1007" style:family="text">
      <style:text-properties officeooo:rsid="046c6be2"/>
    </style:style>
    <style:style style:name="T1008" style:family="text">
      <style:text-properties officeooo:rsid="046ddb3c"/>
    </style:style>
    <style:style style:name="T1009" style:family="text">
      <style:text-properties officeooo:rsid="046effc5"/>
    </style:style>
    <style:style style:name="T1010" style:family="text">
      <style:text-properties officeooo:rsid="047109de"/>
    </style:style>
    <style:style style:name="T1011" style:family="text">
      <style:text-properties officeooo:rsid="04711453"/>
    </style:style>
    <style:style style:name="T1012" style:family="text">
      <style:text-properties officeooo:rsid="04718b5f"/>
    </style:style>
    <style:style style:name="T1013" style:family="text">
      <style:text-properties officeooo:rsid="0471aa2c"/>
    </style:style>
    <style:style style:name="T1014" style:family="text">
      <style:text-properties officeooo:rsid="0473e66f"/>
    </style:style>
    <style:style style:name="T1015" style:family="text">
      <style:text-properties officeooo:rsid="0473e757"/>
    </style:style>
    <style:style style:name="T1016" style:family="text">
      <style:text-properties officeooo:rsid="0474fe21"/>
    </style:style>
    <style:style style:name="T1017" style:family="text">
      <style:text-properties officeooo:rsid="04765f59"/>
    </style:style>
    <style:style style:name="T1018" style:family="text">
      <style:text-properties officeooo:rsid="0477f101"/>
    </style:style>
    <style:style style:name="T1019" style:family="text">
      <style:text-properties officeooo:rsid="047bc1df"/>
    </style:style>
    <style:style style:name="T1020" style:family="text">
      <style:text-properties officeooo:rsid="047dae8c"/>
    </style:style>
    <style:style style:name="T1021" style:family="text">
      <style:text-properties officeooo:rsid="047e8605"/>
    </style:style>
    <style:style style:name="T1022" style:family="text">
      <style:text-properties officeooo:rsid="047efa97"/>
    </style:style>
    <style:style style:name="T1023" style:family="text">
      <style:text-properties officeooo:rsid="047fa6af"/>
    </style:style>
    <style:style style:name="T1024" style:family="text">
      <style:text-properties officeooo:rsid="04801ec5"/>
    </style:style>
    <style:style style:name="T1025" style:family="text">
      <style:text-properties officeooo:rsid="0481de64"/>
    </style:style>
    <style:style style:name="T1026" style:family="text">
      <style:text-properties officeooo:rsid="04833123"/>
    </style:style>
    <style:style style:name="T1027" style:family="text">
      <style:text-properties officeooo:rsid="048ad807"/>
    </style:style>
    <style:style style:name="T1028" style:family="text">
      <style:text-properties officeooo:rsid="048b56f3"/>
    </style:style>
    <style:style style:name="T1029" style:family="text">
      <style:text-properties officeooo:rsid="048da41b"/>
    </style:style>
    <style:style style:name="T1030" style:family="text">
      <style:text-properties officeooo:rsid="048deada"/>
    </style:style>
    <style:style style:name="T1031" style:family="text">
      <style:text-properties officeooo:rsid="048f8361"/>
    </style:style>
    <style:style style:name="T1032" style:family="text">
      <style:text-properties officeooo:rsid="0490a3e0"/>
    </style:style>
    <style:style style:name="T1033" style:family="text">
      <style:text-properties officeooo:rsid="0492a216"/>
    </style:style>
    <style:style style:name="T1034" style:family="text">
      <style:text-properties officeooo:rsid="04948b76"/>
    </style:style>
    <style:style style:name="T1035" style:family="text">
      <style:text-properties officeooo:rsid="0494cb47"/>
    </style:style>
    <style:style style:name="T1036" style:family="text">
      <style:text-properties officeooo:rsid="049562ef"/>
    </style:style>
    <style:style style:name="T1037" style:family="text">
      <style:text-properties officeooo:rsid="0495b874"/>
    </style:style>
    <style:style style:name="T1038" style:family="text">
      <style:text-properties officeooo:rsid="0496ede2"/>
    </style:style>
    <style:style style:name="T1039" style:family="text">
      <style:text-properties officeooo:rsid="049779b9"/>
    </style:style>
    <style:style style:name="T1040" style:family="text">
      <style:text-properties officeooo:rsid="0497af80"/>
    </style:style>
    <style:style style:name="T1041" style:family="text">
      <style:text-properties officeooo:rsid="0499322e"/>
    </style:style>
    <style:style style:name="T1042" style:family="text">
      <style:text-properties officeooo:rsid="049a4eef"/>
    </style:style>
    <style:style style:name="T1043" style:family="text">
      <style:text-properties officeooo:rsid="049c6a24"/>
    </style:style>
    <style:style style:name="T1044" style:family="text">
      <style:text-properties officeooo:rsid="049d1aa3"/>
    </style:style>
    <style:style style:name="T1045" style:family="text">
      <style:text-properties officeooo:rsid="049d7c57"/>
    </style:style>
    <style:style style:name="T1046" style:family="text">
      <style:text-properties officeooo:rsid="049fa212"/>
    </style:style>
    <style:style style:name="T1047" style:family="text">
      <style:text-properties officeooo:rsid="04a13bce"/>
    </style:style>
    <style:style style:name="T1048" style:family="text">
      <style:text-properties officeooo:rsid="04a217e1"/>
    </style:style>
    <style:style style:name="T1049" style:family="text">
      <style:text-properties officeooo:rsid="04a41019"/>
    </style:style>
    <style:style style:name="T1050" style:family="text">
      <style:text-properties officeooo:rsid="04a5603c"/>
    </style:style>
    <style:style style:name="T1051" style:family="text">
      <style:text-properties officeooo:rsid="04ae9b87"/>
    </style:style>
    <style:style style:name="T1052" style:family="text">
      <style:text-properties officeooo:rsid="04af9767"/>
    </style:style>
    <style:style style:name="T1053" style:family="text">
      <style:text-properties officeooo:rsid="04b31e61"/>
    </style:style>
    <style:style style:name="T1054" style:family="text">
      <style:text-properties officeooo:rsid="04b4e4a8"/>
    </style:style>
    <style:style style:name="T1055" style:family="text">
      <style:text-properties officeooo:rsid="04b55fe2"/>
    </style:style>
    <style:style style:name="T1056" style:family="text">
      <style:text-properties officeooo:rsid="04b6d02c"/>
    </style:style>
    <style:style style:name="T1057" style:family="text">
      <style:text-properties officeooo:rsid="04b899ee"/>
    </style:style>
    <style:style style:name="T1058" style:family="text">
      <style:text-properties officeooo:rsid="04b9303f"/>
    </style:style>
    <style:style style:name="T1059" style:family="text">
      <style:text-properties officeooo:rsid="04baa330"/>
    </style:style>
    <style:style style:name="T1060" style:family="text">
      <style:text-properties officeooo:rsid="04bb03a6"/>
    </style:style>
    <style:style style:name="T1061" style:family="text">
      <style:text-properties officeooo:rsid="04bbb78b"/>
    </style:style>
    <style:style style:name="T1062" style:family="text">
      <style:text-properties officeooo:rsid="04bd7558"/>
    </style:style>
    <style:style style:name="T1063" style:family="text">
      <style:text-properties officeooo:rsid="04bf40b4"/>
    </style:style>
    <style:style style:name="T1064" style:family="text">
      <style:text-properties officeooo:rsid="04c0936c"/>
    </style:style>
    <style:style style:name="T1065" style:family="text">
      <style:text-properties officeooo:rsid="04c6498d"/>
    </style:style>
    <style:style style:name="T1066" style:family="text">
      <style:text-properties officeooo:rsid="04c8604b"/>
    </style:style>
    <style:style style:name="T1067" style:family="text">
      <style:text-properties officeooo:rsid="04c8bd21"/>
    </style:style>
    <style:style style:name="T1068" style:family="text">
      <style:text-properties officeooo:rsid="04dbeb75"/>
    </style:style>
    <style:style style:name="T1069" style:family="text">
      <style:text-properties officeooo:rsid="04dd9c06"/>
    </style:style>
    <style:style style:name="T1070" style:family="text">
      <style:text-properties officeooo:rsid="04e0e741"/>
    </style:style>
    <style:style style:name="T1071" style:family="text">
      <style:text-properties officeooo:rsid="04e2444a"/>
    </style:style>
    <style:style style:name="T1072" style:family="text">
      <style:text-properties officeooo:rsid="04e3eca6"/>
    </style:style>
    <style:style style:name="T1073" style:family="text">
      <style:text-properties officeooo:rsid="05215661"/>
    </style:style>
    <style:style style:name="T1074" style:family="text">
      <style:text-properties officeooo:rsid="052179b2"/>
    </style:style>
    <style:style style:name="T1075" style:family="text">
      <style:text-properties officeooo:rsid="0521a73e"/>
    </style:style>
    <style:style style:name="T1076" style:family="text">
      <style:text-properties officeooo:rsid="05222c48"/>
    </style:style>
    <style:style style:name="T1077" style:family="text">
      <style:text-properties officeooo:rsid="05254fbc"/>
    </style:style>
    <style:style style:name="T1078" style:family="text">
      <style:text-properties officeooo:rsid="05255886"/>
    </style:style>
    <style:style style:name="T1079" style:family="text">
      <style:text-properties officeooo:rsid="052654f9"/>
    </style:style>
    <style:style style:name="T1080" style:family="text">
      <style:text-properties officeooo:rsid="0528dc50"/>
    </style:style>
    <style:style style:name="T1081" style:family="text">
      <style:text-properties officeooo:rsid="052a8041"/>
    </style:style>
    <style:style style:name="T1082" style:family="text">
      <style:text-properties officeooo:rsid="052b1ea6"/>
    </style:style>
    <style:style style:name="T1083" style:family="text">
      <style:text-properties officeooo:rsid="052cd97d"/>
    </style:style>
    <style:style style:name="T1084" style:family="text">
      <style:text-properties officeooo:rsid="052d74f1"/>
    </style:style>
    <style:style style:name="T1085" style:family="text">
      <style:text-properties officeooo:rsid="0533664b"/>
    </style:style>
    <style:style style:name="T1086" style:family="text">
      <style:text-properties officeooo:rsid="0534108e"/>
    </style:style>
    <style:style style:name="T1087" style:family="text">
      <style:text-properties officeooo:rsid="0538fe1e"/>
    </style:style>
    <style:style style:name="T1088" style:family="text">
      <style:text-properties officeooo:rsid="053a49b4"/>
    </style:style>
    <style:style style:name="T1089" style:family="text">
      <style:text-properties officeooo:rsid="053c1725"/>
    </style:style>
    <style:style style:name="T1090" style:family="text">
      <style:text-properties officeooo:rsid="055194a1"/>
    </style:style>
    <style:style style:name="T1091" style:family="text">
      <style:text-properties officeooo:rsid="05528d83"/>
    </style:style>
    <style:style style:name="T1092" style:family="text">
      <style:text-properties officeooo:rsid="055388a3"/>
    </style:style>
    <style:style style:name="T1093" style:family="text">
      <style:text-properties officeooo:rsid="0553fe2f"/>
    </style:style>
    <style:style style:name="T1094" style:family="text">
      <style:text-properties officeooo:rsid="0554c3cd"/>
    </style:style>
    <style:style style:name="T1095" style:family="text">
      <style:text-properties officeooo:rsid="0555d3ef"/>
    </style:style>
    <style:style style:name="T1096" style:family="text">
      <style:text-properties officeooo:rsid="0555f167"/>
    </style:style>
    <style:style style:name="T1097" style:family="text">
      <style:text-properties officeooo:rsid="05e8b18b"/>
    </style:style>
    <style:style style:name="T1098" style:family="text">
      <style:text-properties officeooo:rsid="064e4ac5"/>
    </style:style>
    <style:style style:name="T1099" style:family="text">
      <style:text-properties officeooo:rsid="06501b24"/>
    </style:style>
    <style:style style:name="T1100" style:family="text">
      <style:text-properties officeooo:rsid="065194b4"/>
    </style:style>
    <style:style style:name="T1101" style:family="text">
      <style:text-properties officeooo:rsid="0657c0f7"/>
    </style:style>
    <style:style style:name="T1102" style:family="text">
      <style:text-properties officeooo:rsid="065965af"/>
    </style:style>
    <style:style style:name="T1103" style:family="text">
      <style:text-properties officeooo:rsid="065af4a1"/>
    </style:style>
    <style:style style:name="T1104" style:family="text">
      <style:text-properties officeooo:rsid="065c403f"/>
    </style:style>
    <style:style style:name="T1105" style:family="text">
      <style:text-properties officeooo:rsid="065ee63a"/>
    </style:style>
    <style:style style:name="T1106" style:family="text">
      <style:text-properties officeooo:rsid="0669f104"/>
    </style:style>
    <style:style style:name="T1107" style:family="text">
      <style:text-properties officeooo:rsid="066b31a7"/>
    </style:style>
    <style:style style:name="T1108" style:family="text">
      <style:text-properties officeooo:rsid="066b785a"/>
    </style:style>
    <style:style style:name="T1109" style:family="text">
      <style:text-properties officeooo:rsid="066d5728"/>
    </style:style>
    <style:style style:name="T1110" style:family="text">
      <style:text-properties officeooo:rsid="066e422a"/>
    </style:style>
    <style:style style:name="T1111" style:family="text">
      <style:text-properties officeooo:rsid="066fd238"/>
    </style:style>
    <style:style style:name="T1112" style:family="text">
      <style:text-properties officeooo:rsid="0670f516"/>
    </style:style>
    <style:style style:name="T1113" style:family="text">
      <style:text-properties officeooo:rsid="0671fe90"/>
    </style:style>
    <style:style style:name="T1114" style:family="text">
      <style:text-properties officeooo:rsid="06734caf"/>
    </style:style>
    <style:style style:name="T1115" style:family="text">
      <style:text-properties officeooo:rsid="06766457"/>
    </style:style>
    <style:style style:name="T1116" style:family="text">
      <style:text-properties officeooo:rsid="06782b7c"/>
    </style:style>
    <style:style style:name="T1117" style:family="text">
      <style:text-properties officeooo:rsid="0678dbc0"/>
    </style:style>
    <style:style style:name="T1118" style:family="text">
      <style:text-properties officeooo:rsid="0679a242"/>
    </style:style>
    <style:style style:name="T1119" style:family="text">
      <style:text-properties officeooo:rsid="067ade34"/>
    </style:style>
    <style:style style:name="T1120" style:family="text">
      <style:text-properties officeooo:rsid="067bc241"/>
    </style:style>
    <style:style style:name="T1121" style:family="text">
      <style:text-properties officeooo:rsid="067c83ad"/>
    </style:style>
    <style:style style:name="T1122" style:family="text">
      <style:text-properties officeooo:rsid="067e1588"/>
    </style:style>
    <style:style style:name="T1123" style:family="text">
      <style:text-properties officeooo:rsid="067fde16"/>
    </style:style>
    <style:style style:name="T1124" style:family="text">
      <style:text-properties officeooo:rsid="068008c9"/>
    </style:style>
    <style:style style:name="T1125" style:family="text">
      <style:text-properties officeooo:rsid="0681bd7b"/>
    </style:style>
    <style:style style:name="T1126" style:family="text">
      <style:text-properties officeooo:rsid="06830d26"/>
    </style:style>
    <style:style style:name="T1127" style:family="text">
      <style:text-properties officeooo:rsid="06848c91"/>
    </style:style>
    <style:style style:name="T1128" style:family="text">
      <style:text-properties officeooo:rsid="0684b8ec"/>
    </style:style>
    <style:style style:name="T1129" style:family="text">
      <style:text-properties officeooo:rsid="0684eb87"/>
    </style:style>
    <style:style style:name="T1130" style:family="text">
      <style:text-properties officeooo:rsid="0685d94a"/>
    </style:style>
    <style:style style:name="T1131" style:family="text">
      <style:text-properties officeooo:rsid="0686ba88"/>
    </style:style>
    <style:style style:name="T1132" style:family="text">
      <style:text-properties officeooo:rsid="0688b63f"/>
    </style:style>
    <style:style style:name="T1133" style:family="text">
      <style:text-properties officeooo:rsid="0689a1d6"/>
    </style:style>
    <style:style style:name="T1134" style:family="text">
      <style:text-properties officeooo:rsid="068ac8dc"/>
    </style:style>
    <style:style style:name="T1135" style:family="text">
      <style:text-properties officeooo:rsid="068bad7a"/>
    </style:style>
    <style:style style:name="T1136" style:family="text">
      <style:text-properties officeooo:rsid="068d2036"/>
    </style:style>
    <style:style style:name="T1137" style:family="text">
      <style:text-properties officeooo:rsid="068d8286"/>
    </style:style>
    <style:style style:name="T1138" style:family="text">
      <style:text-properties officeooo:rsid="068e9c17"/>
    </style:style>
    <style:style style:name="T1139" style:family="text">
      <style:text-properties officeooo:rsid="068fd5f7"/>
    </style:style>
    <style:style style:name="T1140" style:family="text">
      <style:text-properties officeooo:rsid="06904081"/>
    </style:style>
    <style:style style:name="T1141" style:family="text">
      <style:text-properties officeooo:rsid="0691dee4"/>
    </style:style>
    <style:style style:name="T1142" style:family="text">
      <style:text-properties officeooo:rsid="06930886"/>
    </style:style>
    <style:style style:name="T1143" style:family="text">
      <style:text-properties officeooo:rsid="0694b1d1"/>
    </style:style>
    <style:style style:name="T1144" style:family="text">
      <style:text-properties officeooo:rsid="06950021"/>
    </style:style>
    <style:style style:name="T1145" style:family="text">
      <style:text-properties officeooo:rsid="0696f36c"/>
    </style:style>
    <style:style style:name="T1146" style:family="text">
      <style:text-properties officeooo:rsid="0697da4e"/>
    </style:style>
    <style:style style:name="T1147" style:family="text">
      <style:text-properties officeooo:rsid="06997e46"/>
    </style:style>
    <style:style style:name="T1148" style:family="text">
      <style:text-properties officeooo:rsid="069b31ad"/>
    </style:style>
    <style:style style:name="T1149" style:family="text">
      <style:text-properties officeooo:rsid="069bd2f8"/>
    </style:style>
    <style:style style:name="T1150" style:family="text">
      <style:text-properties officeooo:rsid="069da85e"/>
    </style:style>
    <style:style style:name="T1151" style:family="text">
      <style:text-properties officeooo:rsid="069f7a37"/>
    </style:style>
    <style:style style:name="T1152" style:family="text">
      <style:text-properties officeooo:rsid="069fa3c6"/>
    </style:style>
    <style:style style:name="T1153" style:family="text">
      <style:text-properties officeooo:rsid="069fb962"/>
    </style:style>
    <style:style style:name="T1154" style:family="text">
      <style:text-properties officeooo:rsid="069fdadf"/>
    </style:style>
    <style:style style:name="T1155" style:family="text">
      <style:text-properties officeooo:rsid="069fff3b"/>
    </style:style>
    <style:style style:name="T1156" style:family="text">
      <style:text-properties officeooo:rsid="06a1bcd3"/>
    </style:style>
    <style:style style:name="T1157" style:family="text">
      <style:text-properties officeooo:rsid="06a3490f"/>
    </style:style>
    <style:style style:name="T1158" style:family="text">
      <style:text-properties officeooo:rsid="06a41d78"/>
    </style:style>
    <style:style style:name="T1159" style:family="text">
      <style:text-properties officeooo:rsid="06a56283"/>
    </style:style>
    <style:style style:name="T1160" style:family="text">
      <style:text-properties officeooo:rsid="06a75e29"/>
    </style:style>
    <style:style style:name="T1161" style:family="text">
      <style:text-properties officeooo:rsid="06a8dce4"/>
    </style:style>
    <style:style style:name="T1162" style:family="text">
      <style:text-properties officeooo:rsid="06aa0f26"/>
    </style:style>
    <style:style style:name="T1163" style:family="text">
      <style:text-properties officeooo:rsid="06abcdba"/>
    </style:style>
    <style:style style:name="T1164" style:family="text">
      <style:text-properties officeooo:rsid="06aebb34"/>
    </style:style>
    <style:style style:name="T1165" style:family="text">
      <style:text-properties officeooo:rsid="06b0a97b"/>
    </style:style>
    <style:style style:name="T1166" style:family="text">
      <style:text-properties officeooo:rsid="06b0b5e5"/>
    </style:style>
    <style:style style:name="T1167" style:family="text">
      <style:text-properties officeooo:rsid="06b34031"/>
    </style:style>
    <style:style style:name="T1168" style:family="text">
      <style:text-properties officeooo:rsid="06b67a60"/>
    </style:style>
    <style:style style:name="T1169" style:family="text">
      <style:text-properties officeooo:rsid="06b9b90a"/>
    </style:style>
    <style:style style:name="T1170" style:family="text">
      <style:text-properties officeooo:rsid="06bdb847"/>
    </style:style>
    <style:style style:name="T1171" style:family="text">
      <style:text-properties officeooo:rsid="06d17264"/>
    </style:style>
    <style:style style:name="T1172" style:family="text">
      <style:text-properties officeooo:rsid="06d17c3f"/>
    </style:style>
    <style:style style:name="T1173" style:family="text">
      <style:text-properties officeooo:rsid="06d52de8"/>
    </style:style>
    <style:style style:name="T1174" style:family="text">
      <style:text-properties officeooo:rsid="06d7467d"/>
    </style:style>
    <style:style style:name="T1175" style:family="text">
      <style:text-properties officeooo:rsid="06da4785"/>
    </style:style>
    <style:style style:name="T1176" style:family="text">
      <style:text-properties officeooo:rsid="06dd79f6"/>
    </style:style>
    <style:style style:name="T1177" style:family="text">
      <style:text-properties officeooo:rsid="06de803d"/>
    </style:style>
    <style:style style:name="T1178" style:family="text">
      <style:text-properties officeooo:rsid="06df9021"/>
    </style:style>
    <style:style style:name="T1179" style:family="text">
      <style:text-properties officeooo:rsid="06e1e1a0"/>
    </style:style>
    <style:style style:name="T1180" style:family="text">
      <style:text-properties officeooo:rsid="06e2e84a"/>
    </style:style>
    <style:style style:name="T1181" style:family="text">
      <style:text-properties officeooo:rsid="06e4af2b"/>
    </style:style>
    <style:style style:name="T1182" style:family="text">
      <style:text-properties officeooo:rsid="06e67fc5"/>
    </style:style>
    <style:style style:name="T1183" style:family="text">
      <style:text-properties officeooo:rsid="06e9840d"/>
    </style:style>
    <style:style style:name="T1184" style:family="text">
      <style:text-properties officeooo:rsid="06eaaccf"/>
    </style:style>
    <style:style style:name="T1185" style:family="text">
      <style:text-properties officeooo:rsid="06eb409e"/>
    </style:style>
    <style:style style:name="T1186" style:family="text">
      <style:text-properties officeooo:rsid="06ebe930"/>
    </style:style>
    <style:style style:name="T1187" style:family="text">
      <style:text-properties officeooo:rsid="06ed83e8"/>
    </style:style>
    <style:style style:name="T1188" style:family="text">
      <style:text-properties officeooo:rsid="06ee7a00"/>
    </style:style>
    <style:style style:name="T1189" style:family="text">
      <style:text-properties officeooo:rsid="06f07647"/>
    </style:style>
    <style:style style:name="T1190" style:family="text">
      <style:text-properties officeooo:rsid="06f46374"/>
    </style:style>
    <style:style style:name="T1191" style:family="text">
      <style:text-properties officeooo:rsid="06f63649"/>
    </style:style>
    <style:style style:name="T1192" style:family="text">
      <style:text-properties officeooo:rsid="06f7a828"/>
    </style:style>
    <style:style style:name="T1193" style:family="text">
      <style:text-properties officeooo:rsid="06fbb46c"/>
    </style:style>
    <style:style style:name="T1194" style:family="text">
      <style:text-properties officeooo:rsid="070051a5"/>
    </style:style>
    <style:style style:name="T1195" style:family="text">
      <style:text-properties officeooo:rsid="07011129"/>
    </style:style>
    <style:style style:name="T1196" style:family="text">
      <style:text-properties officeooo:rsid="0703092c"/>
    </style:style>
    <style:style style:name="T1197" style:family="text">
      <style:text-properties officeooo:rsid="0708e9b6"/>
    </style:style>
    <style:style style:name="T1198" style:family="text">
      <style:text-properties officeooo:rsid="070a5d00"/>
    </style:style>
    <style:style style:name="T1199" style:family="text">
      <style:text-properties officeooo:rsid="070b9069"/>
    </style:style>
    <style:style style:name="T1200" style:family="text">
      <style:text-properties officeooo:rsid="070d385f"/>
    </style:style>
    <style:style style:name="T1201" style:family="text">
      <style:text-properties officeooo:rsid="070ec416"/>
    </style:style>
    <style:style style:name="T1202" style:family="text">
      <style:text-properties officeooo:rsid="070f9b7f"/>
    </style:style>
    <style:style style:name="T1203" style:family="text">
      <style:text-properties officeooo:rsid="0712f5be"/>
    </style:style>
    <style:style style:name="T1204" style:family="text">
      <style:text-properties officeooo:rsid="0714c47d"/>
    </style:style>
    <style:style style:name="T1205" style:family="text">
      <style:text-properties officeooo:rsid="0715535a"/>
    </style:style>
    <style:style style:name="T1206" style:family="text">
      <style:text-properties officeooo:rsid="071633f4"/>
    </style:style>
    <style:style style:name="T1207" style:family="text">
      <style:text-properties officeooo:rsid="0717c3eb"/>
    </style:style>
    <style:style style:name="T1208" style:family="text">
      <style:text-properties officeooo:rsid="07193d81"/>
    </style:style>
    <style:style style:name="T1209" style:family="text">
      <style:text-properties officeooo:rsid="0719988c"/>
    </style:style>
    <style:style style:name="T1210" style:family="text">
      <style:text-properties officeooo:rsid="071a71e1"/>
    </style:style>
    <style:style style:name="T1211" style:family="text">
      <style:text-properties officeooo:rsid="071aa177"/>
    </style:style>
    <style:style style:name="T1212" style:family="text">
      <style:text-properties officeooo:rsid="071c84b3"/>
    </style:style>
    <style:style style:name="T1213" style:family="text">
      <style:text-properties officeooo:rsid="071e09bf"/>
    </style:style>
    <style:style style:name="T1214" style:family="text">
      <style:text-properties fo:font-weight="bold" style:font-weight-asian="bold" style:font-weight-complex="bold"/>
    </style:style>
    <style:style style:name="T1215" style:family="text">
      <style:text-properties fo:font-weight="bold" officeooo:rsid="010a98b0" style:font-weight-asian="bold" style:font-weight-complex="bold"/>
    </style:style>
    <style:style style:name="T1216" style:family="text">
      <style:text-properties fo:font-weight="bold" officeooo:rsid="01934313" style:font-weight-asian="bold" style:font-weight-complex="bold"/>
    </style:style>
    <style:style style:name="T1217" style:family="text">
      <style:text-properties fo:font-weight="bold" officeooo:rsid="0cb6aae9" style:font-weight-asian="bold" style:font-weight-complex="bold"/>
    </style:style>
    <style:style style:name="T1218" style:family="text">
      <style:text-properties fo:font-weight="bold" officeooo:rsid="03a22419" style:font-weight-asian="bold" style:font-weight-complex="bold"/>
    </style:style>
    <style:style style:name="T1219" style:family="text">
      <style:text-properties fo:font-weight="bold" officeooo:rsid="010fa2b9" style:font-weight-asian="bold" style:font-weight-complex="bold"/>
    </style:style>
    <style:style style:name="T1220" style:family="text">
      <style:text-properties fo:font-weight="bold" officeooo:rsid="00851981" style:font-weight-asian="bold" style:font-weight-complex="bold"/>
    </style:style>
    <style:style style:name="T1221" style:family="text">
      <style:text-properties fo:font-weight="bold" officeooo:rsid="0d2d7e49" style:font-weight-asian="bold" style:font-weight-complex="bold"/>
    </style:style>
    <style:style style:name="T1222" style:family="text">
      <style:text-properties fo:font-weight="bold" officeooo:rsid="000facb6" style:font-weight-asian="bold" style:font-weight-complex="bold"/>
    </style:style>
    <style:style style:name="T1223" style:family="text">
      <style:text-properties fo:font-weight="bold" officeooo:rsid="11fc2ee5" style:font-weight-asian="bold" style:font-weight-complex="bold"/>
    </style:style>
    <style:style style:name="T1224" style:family="text">
      <style:text-properties fo:font-weight="bold" officeooo:rsid="0653bbe0" style:font-weight-asian="bold" style:font-weight-complex="bold"/>
    </style:style>
    <style:style style:name="T1225" style:family="text">
      <style:text-properties fo:font-weight="bold" officeooo:rsid="0675016d" style:font-weight-asian="bold" style:font-weight-complex="bold"/>
    </style:style>
    <style:style style:name="T1226" style:family="text">
      <style:text-properties officeooo:rsid="072129e0"/>
    </style:style>
    <style:style style:name="T1227" style:family="text">
      <style:text-properties officeooo:rsid="07261021"/>
    </style:style>
    <style:style style:name="T1228" style:family="text">
      <style:text-properties officeooo:rsid="0729f50c"/>
    </style:style>
    <style:style style:name="T1229" style:family="text">
      <style:text-properties officeooo:rsid="072f2fe4"/>
    </style:style>
    <style:style style:name="T1230" style:family="text">
      <style:text-properties officeooo:rsid="07310740"/>
    </style:style>
    <style:style style:name="T1231" style:family="text">
      <style:text-properties officeooo:rsid="0732a3ea"/>
    </style:style>
    <style:style style:name="T1232" style:family="text">
      <style:text-properties officeooo:rsid="07344375"/>
    </style:style>
    <style:style style:name="T1233" style:family="text">
      <style:text-properties officeooo:rsid="0737cb52"/>
    </style:style>
    <style:style style:name="T1234" style:family="text">
      <style:text-properties officeooo:rsid="0737efdb"/>
    </style:style>
    <style:style style:name="T1235" style:family="text">
      <style:text-properties officeooo:rsid="0739b86b"/>
    </style:style>
    <style:style style:name="T1236" style:family="text">
      <style:text-properties officeooo:rsid="0739ce02"/>
    </style:style>
    <style:style style:name="T1237" style:family="text">
      <style:text-properties officeooo:rsid="073cc62f"/>
    </style:style>
    <style:style style:name="T1238" style:family="text">
      <style:text-properties officeooo:rsid="073df251"/>
    </style:style>
    <style:style style:name="T1239" style:family="text">
      <style:text-properties officeooo:rsid="0743839c"/>
    </style:style>
    <style:style style:name="T1240" style:family="text">
      <style:text-properties officeooo:rsid="0744419d"/>
    </style:style>
    <style:style style:name="T1241" style:family="text">
      <style:text-properties officeooo:rsid="0745e6a1"/>
    </style:style>
    <style:style style:name="T1242" style:family="text">
      <style:text-properties officeooo:rsid="074aceb6"/>
    </style:style>
    <style:style style:name="T1243" style:family="text">
      <style:text-properties officeooo:rsid="074aec70"/>
    </style:style>
    <style:style style:name="T1244" style:family="text">
      <style:text-properties officeooo:rsid="074c455d"/>
    </style:style>
    <style:style style:name="T1245" style:family="text">
      <style:text-properties officeooo:rsid="074f4019"/>
    </style:style>
    <style:style style:name="T1246" style:family="text">
      <style:text-properties officeooo:rsid="0750a6e2"/>
    </style:style>
    <style:style style:name="T1247" style:family="text">
      <style:text-properties officeooo:rsid="07591ecf"/>
    </style:style>
    <style:style style:name="T1248" style:family="text">
      <style:text-properties officeooo:rsid="075d736d"/>
    </style:style>
    <style:style style:name="T1249" style:family="text">
      <style:text-properties officeooo:rsid="076445c2"/>
    </style:style>
    <style:style style:name="T1250" style:family="text">
      <style:text-properties officeooo:rsid="076827e8"/>
    </style:style>
    <style:style style:name="T1251" style:family="text">
      <style:text-properties officeooo:rsid="0768424e"/>
    </style:style>
    <style:style style:name="T1252" style:family="text">
      <style:text-properties officeooo:rsid="076dddff"/>
    </style:style>
    <style:style style:name="T1253" style:family="text">
      <style:text-properties officeooo:rsid="076ef291"/>
    </style:style>
    <style:style style:name="T1254" style:family="text">
      <style:text-properties officeooo:rsid="076f814d"/>
    </style:style>
    <style:style style:name="T1255" style:family="text">
      <style:text-properties officeooo:rsid="0773b142"/>
    </style:style>
    <style:style style:name="T1256" style:family="text">
      <style:text-properties officeooo:rsid="07741e6b"/>
    </style:style>
    <style:style style:name="T1257" style:family="text">
      <style:text-properties officeooo:rsid="07797e93"/>
    </style:style>
    <style:style style:name="T1258" style:family="text">
      <style:text-properties officeooo:rsid="077d56b8"/>
    </style:style>
    <style:style style:name="T1259" style:family="text">
      <style:text-properties officeooo:rsid="077e885e"/>
    </style:style>
    <style:style style:name="T1260" style:family="text">
      <style:text-properties officeooo:rsid="077fce68"/>
    </style:style>
    <style:style style:name="T1261" style:family="text">
      <style:text-properties officeooo:rsid="0788e3bd"/>
    </style:style>
    <style:style style:name="T1262" style:family="text">
      <style:text-properties officeooo:rsid="07894490"/>
    </style:style>
    <style:style style:name="T1263" style:family="text">
      <style:text-properties officeooo:rsid="0794bee8"/>
    </style:style>
    <style:style style:name="T1264" style:family="text">
      <style:text-properties officeooo:rsid="07b0913a"/>
    </style:style>
    <style:style style:name="T1265" style:family="text">
      <style:text-properties officeooo:rsid="07b0b681"/>
    </style:style>
    <style:style style:name="T1266" style:family="text">
      <style:text-properties officeooo:rsid="07b8a200"/>
    </style:style>
    <style:style style:name="T1267" style:family="text">
      <style:text-properties officeooo:rsid="07b9ec9e"/>
    </style:style>
    <style:style style:name="T1268" style:family="text">
      <style:text-properties officeooo:rsid="07bab5c3"/>
    </style:style>
    <style:style style:name="T1269" style:family="text">
      <style:text-properties officeooo:rsid="07c9180c"/>
    </style:style>
    <style:style style:name="T1270" style:family="text">
      <style:text-properties officeooo:rsid="07c97e59"/>
    </style:style>
    <style:style style:name="T1271" style:family="text">
      <style:text-properties officeooo:rsid="07ca23e8"/>
    </style:style>
    <style:style style:name="T1272" style:family="text">
      <style:text-properties officeooo:rsid="07cafb0a"/>
    </style:style>
    <style:style style:name="T1273" style:family="text">
      <style:text-properties officeooo:rsid="07d08dfb"/>
    </style:style>
    <style:style style:name="T1274" style:family="text">
      <style:text-properties officeooo:rsid="07d33031"/>
    </style:style>
    <style:style style:name="T1275" style:family="text">
      <style:text-properties officeooo:rsid="07d4b718"/>
    </style:style>
    <style:style style:name="T1276" style:family="text">
      <style:text-properties officeooo:rsid="07d8077b"/>
    </style:style>
    <style:style style:name="T1277" style:family="text">
      <style:text-properties officeooo:rsid="07d95580"/>
    </style:style>
    <style:style style:name="T1278" style:family="text">
      <style:text-properties officeooo:rsid="07ddcdd0"/>
    </style:style>
    <style:style style:name="T1279" style:family="text">
      <style:text-properties officeooo:rsid="07de5401"/>
    </style:style>
    <style:style style:name="T1280" style:family="text">
      <style:text-properties officeooo:rsid="07e03ae1"/>
    </style:style>
    <style:style style:name="T1281" style:family="text">
      <style:text-properties officeooo:rsid="07e21219"/>
    </style:style>
    <style:style style:name="T1282" style:family="text">
      <style:text-properties officeooo:rsid="07e602a2"/>
    </style:style>
    <style:style style:name="T1283" style:family="text">
      <style:text-properties officeooo:rsid="07e67c01"/>
    </style:style>
    <style:style style:name="T1284" style:family="text">
      <style:text-properties officeooo:rsid="07f6aa0d"/>
    </style:style>
    <style:style style:name="T1285" style:family="text">
      <style:text-properties officeooo:rsid="07f6de6e"/>
    </style:style>
    <style:style style:name="T1286" style:family="text">
      <style:text-properties officeooo:rsid="07f7de4b"/>
    </style:style>
    <style:style style:name="T1287" style:family="text">
      <style:text-properties officeooo:rsid="0812dd3d"/>
    </style:style>
    <style:style style:name="T1288" style:family="text">
      <style:text-properties officeooo:rsid="08163b04"/>
    </style:style>
    <style:style style:name="T1289" style:family="text">
      <style:text-properties officeooo:rsid="0817ad84"/>
    </style:style>
    <style:style style:name="T1290" style:family="text">
      <style:text-properties officeooo:rsid="082878dd"/>
    </style:style>
    <style:style style:name="T1291" style:family="text">
      <style:text-properties officeooo:rsid="08ff7520"/>
    </style:style>
    <style:style style:name="T1292" style:family="text">
      <style:text-properties officeooo:rsid="090041fe"/>
    </style:style>
    <style:style style:name="T1293" style:family="text">
      <style:text-properties officeooo:rsid="0901b92c"/>
    </style:style>
    <style:style style:name="T1294" style:family="text">
      <style:text-properties officeooo:rsid="0904213f"/>
    </style:style>
    <style:style style:name="T1295" style:family="text">
      <style:text-properties officeooo:rsid="0904ecb3"/>
    </style:style>
    <style:style style:name="T1296" style:family="text">
      <style:text-properties officeooo:rsid="09076b45"/>
    </style:style>
    <style:style style:name="T1297" style:family="text">
      <style:text-properties officeooo:rsid="09093f80"/>
    </style:style>
    <style:style style:name="T1298" style:family="text">
      <style:text-properties officeooo:rsid="0909e931"/>
    </style:style>
    <style:style style:name="T1299" style:family="text">
      <style:text-properties officeooo:rsid="090b7b8b"/>
    </style:style>
    <style:style style:name="T1300" style:family="text">
      <style:text-properties officeooo:rsid="090c7a99"/>
    </style:style>
    <style:style style:name="T1301" style:family="text">
      <style:text-properties officeooo:rsid="090e3151"/>
    </style:style>
    <style:style style:name="T1302" style:family="text">
      <style:text-properties officeooo:rsid="090e685e"/>
    </style:style>
    <style:style style:name="T1303" style:family="text">
      <style:text-properties officeooo:rsid="090f446e"/>
    </style:style>
    <style:style style:name="T1304" style:family="text">
      <style:text-properties officeooo:rsid="0910d1ad"/>
    </style:style>
    <style:style style:name="T1305" style:family="text">
      <style:text-properties officeooo:rsid="091210cf"/>
    </style:style>
    <style:style style:name="T1306" style:family="text">
      <style:text-properties officeooo:rsid="0912eb8e"/>
    </style:style>
    <style:style style:name="T1307" style:family="text">
      <style:text-properties officeooo:rsid="0914e3c3"/>
    </style:style>
    <style:style style:name="T1308" style:family="text">
      <style:text-properties officeooo:rsid="09158f88"/>
    </style:style>
    <style:style style:name="T1309" style:family="text">
      <style:text-properties officeooo:rsid="09164585"/>
    </style:style>
    <style:style style:name="T1310" style:family="text">
      <style:text-properties officeooo:rsid="091744ea"/>
    </style:style>
    <style:style style:name="T1311" style:family="text">
      <style:text-properties officeooo:rsid="0918b0ce"/>
    </style:style>
    <style:style style:name="T1312" style:family="text">
      <style:text-properties officeooo:rsid="091c9aac"/>
    </style:style>
    <style:style style:name="T1313" style:family="text">
      <style:text-properties officeooo:rsid="091e4c54"/>
    </style:style>
    <style:style style:name="T1314" style:family="text">
      <style:text-properties officeooo:rsid="091e563e"/>
    </style:style>
    <style:style style:name="T1315" style:family="text">
      <style:text-properties officeooo:rsid="091fe6c3"/>
    </style:style>
    <style:style style:name="T1316" style:family="text">
      <style:text-properties officeooo:rsid="0920d1cd"/>
    </style:style>
    <style:style style:name="T1317" style:family="text">
      <style:text-properties officeooo:rsid="092215df"/>
    </style:style>
    <style:style style:name="T1318" style:family="text">
      <style:text-properties officeooo:rsid="09240894"/>
    </style:style>
    <style:style style:name="T1319" style:family="text">
      <style:text-properties officeooo:rsid="0924672e"/>
    </style:style>
    <style:style style:name="T1320" style:family="text">
      <style:text-properties officeooo:rsid="09257517"/>
    </style:style>
    <style:style style:name="T1321" style:family="text">
      <style:text-properties officeooo:rsid="0926d21e"/>
    </style:style>
    <style:style style:name="T1322" style:family="text">
      <style:text-properties officeooo:rsid="09280439"/>
    </style:style>
    <style:style style:name="T1323" style:family="text">
      <style:text-properties officeooo:rsid="09299d64"/>
    </style:style>
    <style:style style:name="T1324" style:family="text">
      <style:text-properties officeooo:rsid="0929f980"/>
    </style:style>
    <style:style style:name="T1325" style:family="text">
      <style:text-properties officeooo:rsid="092ab744"/>
    </style:style>
    <style:style style:name="T1326" style:family="text">
      <style:text-properties officeooo:rsid="092c842a"/>
    </style:style>
    <style:style style:name="T1327" style:family="text">
      <style:text-properties officeooo:rsid="092eb542"/>
    </style:style>
    <style:style style:name="T1328" style:family="text">
      <style:text-properties officeooo:rsid="092ff222"/>
    </style:style>
    <style:style style:name="T1329" style:family="text">
      <style:text-properties officeooo:rsid="0931d395"/>
    </style:style>
    <style:style style:name="T1330" style:family="text">
      <style:text-properties officeooo:rsid="0931f421"/>
    </style:style>
    <style:style style:name="T1331" style:family="text">
      <style:text-properties officeooo:rsid="09327c33"/>
    </style:style>
    <style:style style:name="T1332" style:family="text">
      <style:text-properties officeooo:rsid="0934134f"/>
    </style:style>
    <style:style style:name="T1333" style:family="text">
      <style:text-properties officeooo:rsid="0935f830"/>
    </style:style>
    <style:style style:name="T1334" style:family="text">
      <style:text-properties officeooo:rsid="0937b9ce"/>
    </style:style>
    <style:style style:name="T1335" style:family="text">
      <style:text-properties officeooo:rsid="0938668c"/>
    </style:style>
    <style:style style:name="T1336" style:family="text">
      <style:text-properties officeooo:rsid="093a0dd6"/>
    </style:style>
    <style:style style:name="T1337" style:family="text">
      <style:text-properties officeooo:rsid="093bca13"/>
    </style:style>
    <style:style style:name="T1338" style:family="text">
      <style:text-properties officeooo:rsid="093daf7e"/>
    </style:style>
    <style:style style:name="T1339" style:family="text">
      <style:text-properties officeooo:rsid="093deea1"/>
    </style:style>
    <style:style style:name="T1340" style:family="text">
      <style:text-properties officeooo:rsid="09420666"/>
    </style:style>
    <style:style style:name="T1341" style:family="text">
      <style:text-properties officeooo:rsid="09431908"/>
    </style:style>
    <style:style style:name="T1342" style:family="text">
      <style:text-properties officeooo:rsid="09433a33"/>
    </style:style>
    <style:style style:name="T1343" style:family="text">
      <style:text-properties officeooo:rsid="0945e1cb"/>
    </style:style>
    <style:style style:name="T1344" style:family="text">
      <style:text-properties officeooo:rsid="0946d83d"/>
    </style:style>
    <style:style style:name="T1345" style:family="text">
      <style:text-properties officeooo:rsid="0946dd51"/>
    </style:style>
    <style:style style:name="T1346" style:family="text">
      <style:text-properties officeooo:rsid="09473a96"/>
    </style:style>
    <style:style style:name="T1347" style:family="text">
      <style:text-properties officeooo:rsid="09490ac8"/>
    </style:style>
    <style:style style:name="T1348" style:family="text">
      <style:text-properties officeooo:rsid="094a260d"/>
    </style:style>
    <style:style style:name="T1349" style:family="text">
      <style:text-properties officeooo:rsid="094cc1e2"/>
    </style:style>
    <style:style style:name="T1350" style:family="text">
      <style:text-properties officeooo:rsid="094eba71"/>
    </style:style>
    <style:style style:name="T1351" style:family="text">
      <style:text-properties officeooo:rsid="09511de9"/>
    </style:style>
    <style:style style:name="T1352" style:family="text">
      <style:text-properties officeooo:rsid="0951afca"/>
    </style:style>
    <style:style style:name="T1353" style:family="text">
      <style:text-properties officeooo:rsid="0952ddac"/>
    </style:style>
    <style:style style:name="T1354" style:family="text">
      <style:text-properties officeooo:rsid="095483b8"/>
    </style:style>
    <style:style style:name="T1355" style:family="text">
      <style:text-properties officeooo:rsid="0955f30e"/>
    </style:style>
    <style:style style:name="T1356" style:family="text">
      <style:text-properties officeooo:rsid="09573455"/>
    </style:style>
    <style:style style:name="T1357" style:family="text">
      <style:text-properties officeooo:rsid="0958fff9"/>
    </style:style>
    <style:style style:name="T1358" style:family="text">
      <style:text-properties officeooo:rsid="095b84a9"/>
    </style:style>
    <style:style style:name="T1359" style:family="text">
      <style:text-properties officeooo:rsid="095f9c4c"/>
    </style:style>
    <style:style style:name="T1360" style:family="text">
      <style:text-properties officeooo:rsid="09630509"/>
    </style:style>
    <style:style style:name="T1361" style:family="text">
      <style:text-properties officeooo:rsid="0964416c"/>
    </style:style>
    <style:style style:name="T1362" style:family="text">
      <style:text-properties officeooo:rsid="09674cca"/>
    </style:style>
    <style:style style:name="T1363" style:family="text">
      <style:text-properties officeooo:rsid="096c44ff"/>
    </style:style>
    <style:style style:name="T1364" style:family="text">
      <style:text-properties officeooo:rsid="096de9ec"/>
    </style:style>
    <style:style style:name="T1365" style:family="text">
      <style:text-properties officeooo:rsid="096e3315"/>
    </style:style>
    <style:style style:name="T1366" style:family="text">
      <style:text-properties officeooo:rsid="09704eb1"/>
    </style:style>
    <style:style style:name="T1367" style:family="text">
      <style:text-properties officeooo:rsid="09724617"/>
    </style:style>
    <style:style style:name="T1368" style:family="text">
      <style:text-properties officeooo:rsid="0973ad14"/>
    </style:style>
    <style:style style:name="T1369" style:family="text">
      <style:text-properties officeooo:rsid="09759e8b"/>
    </style:style>
    <style:style style:name="T1370" style:family="text">
      <style:text-properties officeooo:rsid="097704b4"/>
    </style:style>
    <style:style style:name="T1371" style:family="text">
      <style:text-properties officeooo:rsid="0978906b"/>
    </style:style>
    <style:style style:name="T1372" style:family="text">
      <style:text-properties officeooo:rsid="097c138f"/>
    </style:style>
    <style:style style:name="T1373" style:family="text">
      <style:text-properties officeooo:rsid="0983bd56"/>
    </style:style>
    <style:style style:name="T1374" style:family="text">
      <style:text-properties officeooo:rsid="09871144"/>
    </style:style>
    <style:style style:name="T1375" style:family="text">
      <style:text-properties officeooo:rsid="0988fe99"/>
    </style:style>
    <style:style style:name="T1376" style:family="text">
      <style:text-properties officeooo:rsid="098af1cc"/>
    </style:style>
    <style:style style:name="T1377" style:family="text">
      <style:text-properties officeooo:rsid="098bd123"/>
    </style:style>
    <style:style style:name="T1378" style:family="text">
      <style:text-properties officeooo:rsid="098d3a1f"/>
    </style:style>
    <style:style style:name="T1379" style:family="text">
      <style:text-properties officeooo:rsid="098f0683"/>
    </style:style>
    <style:style style:name="T1380" style:family="text">
      <style:text-properties officeooo:rsid="098f3530"/>
    </style:style>
    <style:style style:name="T1381" style:family="text">
      <style:text-properties officeooo:rsid="09912871"/>
    </style:style>
    <style:style style:name="T1382" style:family="text">
      <style:text-properties officeooo:rsid="099404ce"/>
    </style:style>
    <style:style style:name="T1383" style:family="text">
      <style:text-properties officeooo:rsid="0995fc26"/>
    </style:style>
    <style:style style:name="T1384" style:family="text">
      <style:text-properties officeooo:rsid="0996c3c4"/>
    </style:style>
    <style:style style:name="T1385" style:family="text">
      <style:text-properties officeooo:rsid="0999707e"/>
    </style:style>
    <style:style style:name="T1386" style:family="text">
      <style:text-properties officeooo:rsid="099a9e49"/>
    </style:style>
    <style:style style:name="T1387" style:family="text">
      <style:text-properties officeooo:rsid="099e207a"/>
    </style:style>
    <style:style style:name="T1388" style:family="text">
      <style:text-properties officeooo:rsid="099e2418"/>
    </style:style>
    <style:style style:name="T1389" style:family="text">
      <style:text-properties officeooo:rsid="099e8afc"/>
    </style:style>
    <style:style style:name="T1390" style:family="text">
      <style:text-properties officeooo:rsid="099fafea"/>
    </style:style>
    <style:style style:name="T1391" style:family="text">
      <style:text-properties officeooo:rsid="09a00c63"/>
    </style:style>
    <style:style style:name="T1392" style:family="text">
      <style:text-properties officeooo:rsid="09a11328"/>
    </style:style>
    <style:style style:name="T1393" style:family="text">
      <style:text-properties officeooo:rsid="09a16237"/>
    </style:style>
    <style:style style:name="T1394" style:family="text">
      <style:text-properties officeooo:rsid="09a22667"/>
    </style:style>
    <style:style style:name="T1395" style:family="text">
      <style:text-properties officeooo:rsid="09a4ba22"/>
    </style:style>
    <style:style style:name="T1396" style:family="text">
      <style:text-properties officeooo:rsid="09a66c66"/>
    </style:style>
    <style:style style:name="T1397" style:family="text">
      <style:text-properties officeooo:rsid="09a7daa5"/>
    </style:style>
    <style:style style:name="T1398" style:family="text">
      <style:text-properties officeooo:rsid="09a92063"/>
    </style:style>
    <style:style style:name="T1399" style:family="text">
      <style:text-properties officeooo:rsid="09aac098"/>
    </style:style>
    <style:style style:name="T1400" style:family="text">
      <style:text-properties officeooo:rsid="09b0c94a"/>
    </style:style>
    <style:style style:name="T1401" style:family="text">
      <style:text-properties officeooo:rsid="09b349b1"/>
    </style:style>
    <style:style style:name="T1402" style:family="text">
      <style:text-properties officeooo:rsid="09b4f9f7"/>
    </style:style>
    <style:style style:name="T1403" style:family="text">
      <style:text-properties officeooo:rsid="09b58ac8"/>
    </style:style>
    <style:style style:name="T1404" style:family="text">
      <style:text-properties officeooo:rsid="09b72efe"/>
    </style:style>
    <style:style style:name="T1405" style:family="text">
      <style:text-properties officeooo:rsid="09bad33f"/>
    </style:style>
    <style:style style:name="T1406" style:family="text">
      <style:text-properties officeooo:rsid="09bc4e44"/>
    </style:style>
    <style:style style:name="T1407" style:family="text">
      <style:text-properties officeooo:rsid="09bd9033"/>
    </style:style>
    <style:style style:name="T1408" style:family="text">
      <style:text-properties officeooo:rsid="09c14517"/>
    </style:style>
    <style:style style:name="T1409" style:family="text">
      <style:text-properties officeooo:rsid="09c9476f"/>
    </style:style>
    <style:style style:name="T1410" style:family="text">
      <style:text-properties officeooo:rsid="09ca9d4b"/>
    </style:style>
    <style:style style:name="T1411" style:family="text">
      <style:text-properties officeooo:rsid="09cc1a62"/>
    </style:style>
    <style:style style:name="T1412" style:family="text">
      <style:text-properties officeooo:rsid="09cd767d"/>
    </style:style>
    <style:style style:name="T1413" style:family="text">
      <style:text-properties officeooo:rsid="09ce8bb8"/>
    </style:style>
    <style:style style:name="T1414" style:family="text">
      <style:text-properties officeooo:rsid="09cefc2b"/>
    </style:style>
    <style:style style:name="T1415" style:family="text">
      <style:text-properties officeooo:rsid="09d18c51"/>
    </style:style>
    <style:style style:name="T1416" style:family="text">
      <style:text-properties officeooo:rsid="09d2004f"/>
    </style:style>
    <style:style style:name="T1417" style:family="text">
      <style:text-properties officeooo:rsid="09d3f475"/>
    </style:style>
    <style:style style:name="T1418" style:family="text">
      <style:text-properties officeooo:rsid="09d57131"/>
    </style:style>
    <style:style style:name="T1419" style:family="text">
      <style:text-properties officeooo:rsid="09d6f5aa"/>
    </style:style>
    <style:style style:name="T1420" style:family="text">
      <style:text-properties officeooo:rsid="09d7553c"/>
    </style:style>
    <style:style style:name="T1421" style:family="text">
      <style:text-properties officeooo:rsid="09d841e7"/>
    </style:style>
    <style:style style:name="T1422" style:family="text">
      <style:text-properties officeooo:rsid="09d908fc"/>
    </style:style>
    <style:style style:name="T1423" style:family="text">
      <style:text-properties officeooo:rsid="09da0f24"/>
    </style:style>
    <style:style style:name="T1424" style:family="text">
      <style:text-properties officeooo:rsid="09dbf23f"/>
    </style:style>
    <style:style style:name="T1425" style:family="text">
      <style:text-properties officeooo:rsid="09dd42f8"/>
    </style:style>
    <style:style style:name="T1426" style:family="text">
      <style:text-properties officeooo:rsid="09df658e"/>
    </style:style>
    <style:style style:name="T1427" style:family="text">
      <style:text-properties officeooo:rsid="09e1af4e"/>
    </style:style>
    <style:style style:name="T1428" style:family="text">
      <style:text-properties officeooo:rsid="09e2b78f"/>
    </style:style>
    <style:style style:name="T1429" style:family="text">
      <style:text-properties officeooo:rsid="09e3f42b"/>
    </style:style>
    <style:style style:name="T1430" style:family="text">
      <style:text-properties officeooo:rsid="09e6cee6"/>
    </style:style>
    <style:style style:name="T1431" style:family="text">
      <style:text-properties officeooo:rsid="09e85757"/>
    </style:style>
    <style:style style:name="T1432" style:family="text">
      <style:text-properties officeooo:rsid="09ea48c3"/>
    </style:style>
    <style:style style:name="T1433" style:family="text">
      <style:text-properties officeooo:rsid="09ebb2da"/>
    </style:style>
    <style:style style:name="T1434" style:family="text">
      <style:text-properties officeooo:rsid="09ec136f"/>
    </style:style>
    <style:style style:name="T1435" style:family="text">
      <style:text-properties officeooo:rsid="09ed47f4"/>
    </style:style>
    <style:style style:name="T1436" style:family="text">
      <style:text-properties officeooo:rsid="09eed6f0"/>
    </style:style>
    <style:style style:name="T1437" style:family="text">
      <style:text-properties officeooo:rsid="09efc0c5"/>
    </style:style>
    <style:style style:name="T1438" style:family="text">
      <style:text-properties officeooo:rsid="09f04d4f"/>
    </style:style>
    <style:style style:name="T1439" style:family="text">
      <style:text-properties officeooo:rsid="09f1bd67"/>
    </style:style>
    <style:style style:name="T1440" style:family="text">
      <style:text-properties officeooo:rsid="09f33293"/>
    </style:style>
    <style:style style:name="T1441" style:family="text">
      <style:text-properties officeooo:rsid="09f47eab"/>
    </style:style>
    <style:style style:name="T1442" style:family="text">
      <style:text-properties officeooo:rsid="09f5975f"/>
    </style:style>
    <style:style style:name="T1443" style:family="text">
      <style:text-properties officeooo:rsid="09f66103"/>
    </style:style>
    <style:style style:name="T1444" style:family="text">
      <style:text-properties officeooo:rsid="09f71a06"/>
    </style:style>
    <style:style style:name="T1445" style:family="text">
      <style:text-properties officeooo:rsid="09f954e9"/>
    </style:style>
    <style:style style:name="T1446" style:family="text">
      <style:text-properties officeooo:rsid="09f9bb67"/>
    </style:style>
    <style:style style:name="T1447" style:family="text">
      <style:text-properties officeooo:rsid="09fad16c"/>
    </style:style>
    <style:style style:name="T1448" style:family="text">
      <style:text-properties officeooo:rsid="09fafab6"/>
    </style:style>
    <style:style style:name="T1449" style:family="text">
      <style:text-properties officeooo:rsid="09fc581b"/>
    </style:style>
    <style:style style:name="T1450" style:family="text">
      <style:text-properties officeooo:rsid="09fc6c8a"/>
    </style:style>
    <style:style style:name="T1451" style:family="text">
      <style:text-properties officeooo:rsid="0a00b6de"/>
    </style:style>
    <style:style style:name="T1452" style:family="text">
      <style:text-properties officeooo:rsid="0a01244f"/>
    </style:style>
    <style:style style:name="T1453" style:family="text">
      <style:text-properties officeooo:rsid="0a027c46"/>
    </style:style>
    <style:style style:name="T1454" style:family="text">
      <style:text-properties officeooo:rsid="0a0419ee"/>
    </style:style>
    <style:style style:name="T1455" style:family="text">
      <style:text-properties officeooo:rsid="0a05abdc"/>
    </style:style>
    <style:style style:name="T1456" style:family="text">
      <style:text-properties officeooo:rsid="0a05b8af"/>
    </style:style>
    <style:style style:name="T1457" style:family="text">
      <style:text-properties officeooo:rsid="0a07b2b9"/>
    </style:style>
    <style:style style:name="T1458" style:family="text">
      <style:text-properties officeooo:rsid="0a0844af"/>
    </style:style>
    <style:style style:name="T1459" style:family="text">
      <style:text-properties officeooo:rsid="0a0abb19"/>
    </style:style>
    <style:style style:name="T1460" style:family="text">
      <style:text-properties officeooo:rsid="0a0c9ec2"/>
    </style:style>
    <style:style style:name="T1461" style:family="text">
      <style:text-properties officeooo:rsid="0a0e483d"/>
    </style:style>
    <style:style style:name="T1462" style:family="text">
      <style:text-properties officeooo:rsid="0a0fd849"/>
    </style:style>
    <style:style style:name="T1463" style:family="text">
      <style:text-properties officeooo:rsid="0a0ff6a8"/>
    </style:style>
    <style:style style:name="T1464" style:family="text">
      <style:text-properties officeooo:rsid="0a1030a9"/>
    </style:style>
    <style:style style:name="T1465" style:family="text">
      <style:text-properties officeooo:rsid="0a1314a3"/>
    </style:style>
    <style:style style:name="T1466" style:family="text">
      <style:text-properties officeooo:rsid="0a13e273"/>
    </style:style>
    <style:style style:name="T1467" style:family="text">
      <style:text-properties officeooo:rsid="0a165458"/>
    </style:style>
    <style:style style:name="T1468" style:family="text">
      <style:text-properties officeooo:rsid="0a17cd0f"/>
    </style:style>
    <style:style style:name="T1469" style:family="text">
      <style:text-properties officeooo:rsid="0a19050c"/>
    </style:style>
    <style:style style:name="T1470" style:family="text">
      <style:text-properties officeooo:rsid="0a1a7fb4"/>
    </style:style>
    <style:style style:name="T1471" style:family="text">
      <style:text-properties officeooo:rsid="0a1b38b4"/>
    </style:style>
    <style:style style:name="T1472" style:family="text">
      <style:text-properties officeooo:rsid="0a1caacc"/>
    </style:style>
    <style:style style:name="T1473" style:family="text">
      <style:text-properties officeooo:rsid="0a1eb8ca"/>
    </style:style>
    <style:style style:name="T1474" style:family="text">
      <style:text-properties officeooo:rsid="0a20aff4"/>
    </style:style>
    <style:style style:name="T1475" style:family="text">
      <style:text-properties officeooo:rsid="0a230c57"/>
    </style:style>
    <style:style style:name="T1476" style:family="text">
      <style:text-properties officeooo:rsid="0a24257d"/>
    </style:style>
    <style:style style:name="T1477" style:family="text">
      <style:text-properties officeooo:rsid="0a24bfdf"/>
    </style:style>
    <style:style style:name="T1478" style:family="text">
      <style:text-properties officeooo:rsid="0a25096a"/>
    </style:style>
    <style:style style:name="T1479" style:family="text">
      <style:text-properties officeooo:rsid="0a26f627"/>
    </style:style>
    <style:style style:name="T1480" style:family="text">
      <style:text-properties officeooo:rsid="0a296161"/>
    </style:style>
    <style:style style:name="T1481" style:family="text">
      <style:text-properties officeooo:rsid="0a2962a2"/>
    </style:style>
    <style:style style:name="T1482" style:family="text">
      <style:text-properties officeooo:rsid="0a2ca3cd"/>
    </style:style>
    <style:style style:name="T1483" style:family="text">
      <style:text-properties officeooo:rsid="0a2cf54f"/>
    </style:style>
    <style:style style:name="T1484" style:family="text">
      <style:text-properties officeooo:rsid="0a2e1e20"/>
    </style:style>
    <style:style style:name="T1485" style:family="text">
      <style:text-properties officeooo:rsid="0a2eac5d"/>
    </style:style>
    <style:style style:name="T1486" style:family="text">
      <style:text-properties officeooo:rsid="0a2f9c76"/>
    </style:style>
    <style:style style:name="T1487" style:family="text">
      <style:text-properties officeooo:rsid="0a304e57"/>
    </style:style>
    <style:style style:name="T1488" style:family="text">
      <style:text-properties officeooo:rsid="0a340640"/>
    </style:style>
    <style:style style:name="T1489" style:family="text">
      <style:text-properties officeooo:rsid="0a35c91b"/>
    </style:style>
    <style:style style:name="T1490" style:family="text">
      <style:text-properties officeooo:rsid="0a3624b1"/>
    </style:style>
    <style:style style:name="T1491" style:family="text">
      <style:text-properties officeooo:rsid="0a3803ba"/>
    </style:style>
    <style:style style:name="T1492" style:family="text">
      <style:text-properties officeooo:rsid="0a397e9a"/>
    </style:style>
    <style:style style:name="T1493" style:family="text">
      <style:text-properties officeooo:rsid="0a39b36f"/>
    </style:style>
    <style:style style:name="T1494" style:family="text">
      <style:text-properties officeooo:rsid="0a3a4737"/>
    </style:style>
    <style:style style:name="T1495" style:family="text">
      <style:text-properties officeooo:rsid="0a3b8466"/>
    </style:style>
    <style:style style:name="T1496" style:family="text">
      <style:text-properties officeooo:rsid="0a3c0cd2"/>
    </style:style>
    <style:style style:name="T1497" style:family="text">
      <style:text-properties officeooo:rsid="0a3ecd9b"/>
    </style:style>
    <style:style style:name="T1498" style:family="text">
      <style:text-properties officeooo:rsid="0a43101a"/>
    </style:style>
    <style:style style:name="T1499" style:family="text">
      <style:text-properties officeooo:rsid="0a447521"/>
    </style:style>
    <style:style style:name="T1500" style:family="text">
      <style:text-properties officeooo:rsid="0a45d94c"/>
    </style:style>
    <style:style style:name="T1501" style:family="text">
      <style:text-properties officeooo:rsid="0a47b017"/>
    </style:style>
    <style:style style:name="T1502" style:family="text">
      <style:text-properties officeooo:rsid="0a491adb"/>
    </style:style>
    <style:style style:name="T1503" style:family="text">
      <style:text-properties officeooo:rsid="0a49fb71"/>
    </style:style>
    <style:style style:name="T1504" style:family="text">
      <style:text-properties officeooo:rsid="0a4b3946"/>
    </style:style>
    <style:style style:name="T1505" style:family="text">
      <style:text-properties officeooo:rsid="0a4b4a4e"/>
    </style:style>
    <style:style style:name="T1506" style:family="text">
      <style:text-properties officeooo:rsid="0a4c91ec"/>
    </style:style>
    <style:style style:name="T1507" style:family="text">
      <style:text-properties officeooo:rsid="0a4e91fe"/>
    </style:style>
    <style:style style:name="T1508" style:family="text">
      <style:text-properties officeooo:rsid="0a532b10"/>
    </style:style>
    <style:style style:name="T1509" style:family="text">
      <style:text-properties officeooo:rsid="0a533507"/>
    </style:style>
    <style:style style:name="T1510" style:family="text">
      <style:text-properties officeooo:rsid="0a5419ab"/>
    </style:style>
    <style:style style:name="T1511" style:family="text">
      <style:text-properties officeooo:rsid="0a55a32c"/>
    </style:style>
    <style:style style:name="T1512" style:family="text">
      <style:text-properties officeooo:rsid="0a55c9a1"/>
    </style:style>
    <style:style style:name="T1513" style:family="text">
      <style:text-properties officeooo:rsid="0a569532"/>
    </style:style>
    <style:style style:name="T1514" style:family="text">
      <style:text-properties officeooo:rsid="0a57259f"/>
    </style:style>
    <style:style style:name="T1515" style:family="text">
      <style:text-properties officeooo:rsid="0a5ad899"/>
    </style:style>
    <style:style style:name="T1516" style:family="text">
      <style:text-properties officeooo:rsid="0a5b8792"/>
    </style:style>
    <style:style style:name="T1517" style:family="text">
      <style:text-properties officeooo:rsid="0a5c4a52"/>
    </style:style>
    <style:style style:name="T1518" style:family="text">
      <style:text-properties officeooo:rsid="0a5da21d"/>
    </style:style>
    <style:style style:name="T1519" style:family="text">
      <style:text-properties officeooo:rsid="0a5f9c4c"/>
    </style:style>
    <style:style style:name="T1520" style:family="text">
      <style:text-properties officeooo:rsid="0a616ee8"/>
    </style:style>
    <style:style style:name="T1521" style:family="text">
      <style:text-properties officeooo:rsid="0a61dd41"/>
    </style:style>
    <style:style style:name="T1522" style:family="text">
      <style:text-properties officeooo:rsid="0a62a984"/>
    </style:style>
    <style:style style:name="T1523" style:family="text">
      <style:text-properties officeooo:rsid="0a647675"/>
    </style:style>
    <style:style style:name="T1524" style:family="text">
      <style:text-properties officeooo:rsid="0a666da5"/>
    </style:style>
    <style:style style:name="T1525" style:family="text">
      <style:text-properties officeooo:rsid="0a670749"/>
    </style:style>
    <style:style style:name="T1526" style:family="text">
      <style:text-properties officeooo:rsid="0a6752dc"/>
    </style:style>
    <style:style style:name="T1527" style:family="text">
      <style:text-properties officeooo:rsid="0a689817"/>
    </style:style>
    <style:style style:name="T1528" style:family="text">
      <style:text-properties officeooo:rsid="0a69d6fb"/>
    </style:style>
    <style:style style:name="T1529" style:family="text">
      <style:text-properties officeooo:rsid="0a6b13ff"/>
    </style:style>
    <style:style style:name="T1530" style:family="text">
      <style:text-properties officeooo:rsid="0a6c95e8"/>
    </style:style>
    <style:style style:name="T1531" style:family="text">
      <style:text-properties officeooo:rsid="0a6cc041"/>
    </style:style>
    <style:style style:name="T1532" style:family="text">
      <style:text-properties officeooo:rsid="0a6f1b83"/>
    </style:style>
    <style:style style:name="T1533" style:family="text">
      <style:text-properties officeooo:rsid="0a6f66ea"/>
    </style:style>
    <style:style style:name="T1534" style:family="text">
      <style:text-properties officeooo:rsid="0a70d503"/>
    </style:style>
    <style:style style:name="T1535" style:family="text">
      <style:text-properties officeooo:rsid="0a734004"/>
    </style:style>
    <style:style style:name="T1536" style:family="text">
      <style:text-properties officeooo:rsid="0a747e7f"/>
    </style:style>
    <style:style style:name="T1537" style:family="text">
      <style:text-properties officeooo:rsid="0a75a51e"/>
    </style:style>
    <style:style style:name="T1538" style:family="text">
      <style:text-properties officeooo:rsid="0a763ed7"/>
    </style:style>
    <style:style style:name="T1539" style:family="text">
      <style:text-properties officeooo:rsid="0a76a159"/>
    </style:style>
    <style:style style:name="T1540" style:family="text">
      <style:text-properties officeooo:rsid="0a77aee3"/>
    </style:style>
    <style:style style:name="T1541" style:family="text">
      <style:text-properties officeooo:rsid="0a7c96a4"/>
    </style:style>
    <style:style style:name="T1542" style:family="text">
      <style:text-properties officeooo:rsid="0a7ee9ba"/>
    </style:style>
    <style:style style:name="T1543" style:family="text">
      <style:text-properties officeooo:rsid="0a80948a"/>
    </style:style>
    <style:style style:name="T1544" style:family="text">
      <style:text-properties officeooo:rsid="0a81b18a"/>
    </style:style>
    <style:style style:name="T1545" style:family="text">
      <style:text-properties officeooo:rsid="0a82b058"/>
    </style:style>
    <style:style style:name="T1546" style:family="text">
      <style:text-properties officeooo:rsid="0a8826e4"/>
    </style:style>
    <style:style style:name="T1547" style:family="text">
      <style:text-properties officeooo:rsid="0a8a141a"/>
    </style:style>
    <style:style style:name="T1548" style:family="text">
      <style:text-properties officeooo:rsid="0a8b6fd8"/>
    </style:style>
    <style:style style:name="T1549" style:family="text">
      <style:text-properties officeooo:rsid="0a8ca622"/>
    </style:style>
    <style:style style:name="T1550" style:family="text">
      <style:text-properties officeooo:rsid="0a8e3484"/>
    </style:style>
    <style:style style:name="T1551" style:family="text">
      <style:text-properties officeooo:rsid="0a8f3500"/>
    </style:style>
    <style:style style:name="T1552" style:family="text">
      <style:text-properties officeooo:rsid="0a909e93"/>
    </style:style>
    <style:style style:name="T1553" style:family="text">
      <style:text-properties officeooo:rsid="0a92ab68"/>
    </style:style>
    <style:style style:name="T1554" style:family="text">
      <style:text-properties officeooo:rsid="0a949f6a"/>
    </style:style>
    <style:style style:name="T1555" style:family="text">
      <style:text-properties officeooo:rsid="0a994295"/>
    </style:style>
    <style:style style:name="T1556" style:family="text">
      <style:text-properties officeooo:rsid="0a9949ba"/>
    </style:style>
    <style:style style:name="T1557" style:family="text">
      <style:text-properties officeooo:rsid="0a99d30f"/>
    </style:style>
    <style:style style:name="T1558" style:family="text">
      <style:text-properties officeooo:rsid="0a9ac49c"/>
    </style:style>
    <style:style style:name="T1559" style:family="text">
      <style:text-properties officeooo:rsid="0a9ae8b3"/>
    </style:style>
    <style:style style:name="T1560" style:family="text">
      <style:text-properties officeooo:rsid="0a9f608f"/>
    </style:style>
    <style:style style:name="T1561" style:family="text">
      <style:text-properties officeooo:rsid="0aa178d4"/>
    </style:style>
    <style:style style:name="T1562" style:family="text">
      <style:text-properties officeooo:rsid="0aa9ccd3"/>
    </style:style>
    <style:style style:name="T1563" style:family="text">
      <style:text-properties officeooo:rsid="0aa9d1cc"/>
    </style:style>
    <style:style style:name="T1564" style:family="text">
      <style:text-properties officeooo:rsid="0aad7d94"/>
    </style:style>
    <style:style style:name="T1565" style:family="text">
      <style:text-properties officeooo:rsid="0aae23bc"/>
    </style:style>
    <style:style style:name="T1566" style:family="text">
      <style:text-properties officeooo:rsid="0aaf0c4f"/>
    </style:style>
    <style:style style:name="T1567" style:family="text">
      <style:text-properties officeooo:rsid="0ab083db"/>
    </style:style>
    <style:style style:name="T1568" style:family="text">
      <style:text-properties officeooo:rsid="0b332f57"/>
    </style:style>
    <style:style style:name="T1569" style:family="text">
      <style:text-properties officeooo:rsid="0b33954e"/>
    </style:style>
    <style:style style:name="T1570" style:family="text">
      <style:text-properties officeooo:rsid="0b348dcb"/>
    </style:style>
    <style:style style:name="T1571" style:family="text">
      <style:text-properties officeooo:rsid="0b3575da"/>
    </style:style>
    <style:style style:name="T1572" style:family="text">
      <style:text-properties officeooo:rsid="0b3817a2"/>
    </style:style>
    <style:style style:name="T1573" style:family="text">
      <style:text-properties officeooo:rsid="0b389294"/>
    </style:style>
    <style:style style:name="T1574" style:family="text">
      <style:text-properties officeooo:rsid="0b394b8e"/>
    </style:style>
    <style:style style:name="T1575" style:family="text">
      <style:text-properties officeooo:rsid="0b3aed69"/>
    </style:style>
    <style:style style:name="T1576" style:family="text">
      <style:text-properties officeooo:rsid="0b3caaf1"/>
    </style:style>
    <style:style style:name="T1577" style:family="text">
      <style:text-properties officeooo:rsid="0b3ea583"/>
    </style:style>
    <style:style style:name="T1578" style:family="text">
      <style:text-properties officeooo:rsid="0b3f037b"/>
    </style:style>
    <style:style style:name="T1579" style:family="text">
      <style:text-properties officeooo:rsid="0b3f0cfa"/>
    </style:style>
    <style:style style:name="T1580" style:family="text">
      <style:text-properties officeooo:rsid="0b40759e"/>
    </style:style>
    <style:style style:name="T1581" style:family="text">
      <style:text-properties officeooo:rsid="0b425832"/>
    </style:style>
    <style:style style:name="T1582" style:family="text">
      <style:text-properties officeooo:rsid="0b43f610"/>
    </style:style>
    <style:style style:name="T1583" style:family="text">
      <style:text-properties officeooo:rsid="0b45081c"/>
    </style:style>
    <style:style style:name="T1584" style:family="text">
      <style:text-properties officeooo:rsid="0b460d8b"/>
    </style:style>
    <style:style style:name="T1585" style:family="text">
      <style:text-properties officeooo:rsid="0b47d548"/>
    </style:style>
    <style:style style:name="T1586" style:family="text">
      <style:text-properties officeooo:rsid="0b4bceb6"/>
    </style:style>
    <style:style style:name="T1587" style:family="text">
      <style:text-properties officeooo:rsid="0b4c507b"/>
    </style:style>
    <style:style style:name="T1588" style:family="text">
      <style:text-properties officeooo:rsid="0b4db04d"/>
    </style:style>
    <style:style style:name="T1589" style:family="text">
      <style:text-properties officeooo:rsid="0b4de39a"/>
    </style:style>
    <style:style style:name="T1590" style:family="text">
      <style:text-properties officeooo:rsid="0b4f7027"/>
    </style:style>
    <style:style style:name="T1591" style:family="text">
      <style:text-properties officeooo:rsid="0b4fc818"/>
    </style:style>
    <style:style style:name="T1592" style:family="text">
      <style:text-properties officeooo:rsid="0b5182b1"/>
    </style:style>
    <style:style style:name="T1593" style:family="text">
      <style:text-properties officeooo:rsid="0b537c94"/>
    </style:style>
    <style:style style:name="T1594" style:family="text">
      <style:text-properties officeooo:rsid="0b5394d3"/>
    </style:style>
    <style:style style:name="T1595" style:family="text">
      <style:text-properties officeooo:rsid="0b53addd"/>
    </style:style>
    <style:style style:name="T1596" style:family="text">
      <style:text-properties officeooo:rsid="0b5572a6"/>
    </style:style>
    <style:style style:name="T1597" style:family="text">
      <style:text-properties officeooo:rsid="0b574da0"/>
    </style:style>
    <style:style style:name="T1598" style:family="text">
      <style:text-properties officeooo:rsid="0b593c15"/>
    </style:style>
    <style:style style:name="T1599" style:family="text">
      <style:text-properties officeooo:rsid="0b5a90c0"/>
    </style:style>
    <style:style style:name="T1600" style:family="text">
      <style:text-properties officeooo:rsid="0b5aafdb"/>
    </style:style>
    <style:style style:name="T1601" style:family="text">
      <style:text-properties officeooo:rsid="0b5cb837"/>
    </style:style>
    <style:style style:name="T1602" style:family="text">
      <style:text-properties officeooo:rsid="0b5dc5bf"/>
    </style:style>
    <style:style style:name="T1603" style:family="text">
      <style:text-properties officeooo:rsid="0b5f0d57"/>
    </style:style>
    <style:style style:name="T1604" style:family="text">
      <style:text-properties officeooo:rsid="0b60d80d"/>
    </style:style>
    <style:style style:name="T1605" style:family="text">
      <style:text-properties officeooo:rsid="0b627604"/>
    </style:style>
    <style:style style:name="T1606" style:family="text">
      <style:text-properties officeooo:rsid="0b62789c"/>
    </style:style>
    <style:style style:name="T1607" style:family="text">
      <style:text-properties officeooo:rsid="0b633984"/>
    </style:style>
    <style:style style:name="T1608" style:family="text">
      <style:text-properties officeooo:rsid="0b653164"/>
    </style:style>
    <style:style style:name="T1609" style:family="text">
      <style:text-properties officeooo:rsid="0b660ef0"/>
    </style:style>
    <style:style style:name="T1610" style:family="text">
      <style:text-properties officeooo:rsid="0b691097"/>
    </style:style>
    <style:style style:name="T1611" style:family="text">
      <style:text-properties officeooo:rsid="0b6a84aa"/>
    </style:style>
    <style:style style:name="T1612" style:family="text">
      <style:text-properties officeooo:rsid="0b6c46ca"/>
    </style:style>
    <style:style style:name="T1613" style:family="text">
      <style:text-properties officeooo:rsid="0b6d8ebd"/>
    </style:style>
    <style:style style:name="T1614" style:family="text">
      <style:text-properties officeooo:rsid="0b6e7cea"/>
    </style:style>
    <style:style style:name="T1615" style:family="text">
      <style:text-properties officeooo:rsid="0b6fded7"/>
    </style:style>
    <style:style style:name="T1616" style:family="text">
      <style:text-properties officeooo:rsid="0b70fac6"/>
    </style:style>
    <style:style style:name="T1617" style:family="text">
      <style:text-properties officeooo:rsid="0b71fa71"/>
    </style:style>
    <style:style style:name="T1618" style:family="text">
      <style:text-properties officeooo:rsid="0b71fab7"/>
    </style:style>
    <style:style style:name="T1619" style:family="text">
      <style:text-properties officeooo:rsid="0b72c12e"/>
    </style:style>
    <style:style style:name="T1620" style:family="text">
      <style:text-properties officeooo:rsid="0b743fd4"/>
    </style:style>
    <style:style style:name="T1621" style:family="text">
      <style:text-properties officeooo:rsid="0b757cbd"/>
    </style:style>
    <style:style style:name="T1622" style:family="text">
      <style:text-properties officeooo:rsid="0b76fac3"/>
    </style:style>
    <style:style style:name="T1623" style:family="text">
      <style:text-properties officeooo:rsid="0b781feb"/>
    </style:style>
    <style:style style:name="T1624" style:family="text">
      <style:text-properties officeooo:rsid="0b79633d"/>
    </style:style>
    <style:style style:name="T1625" style:family="text">
      <style:text-properties officeooo:rsid="0b79f553"/>
    </style:style>
    <style:style style:name="T1626" style:family="text">
      <style:text-properties officeooo:rsid="0b7a059c"/>
    </style:style>
    <style:style style:name="T1627" style:family="text">
      <style:text-properties officeooo:rsid="0b7a870e"/>
    </style:style>
    <style:style style:name="T1628" style:family="text">
      <style:text-properties officeooo:rsid="0b7e0d25"/>
    </style:style>
    <style:style style:name="T1629" style:family="text">
      <style:text-properties officeooo:rsid="0b7e330f"/>
    </style:style>
    <style:style style:name="T1630" style:family="text">
      <style:text-properties officeooo:rsid="0b7f9ebc"/>
    </style:style>
    <style:style style:name="T1631" style:family="text">
      <style:text-properties officeooo:rsid="0b8104ca"/>
    </style:style>
    <style:style style:name="T1632" style:family="text">
      <style:text-properties officeooo:rsid="0b81a11a"/>
    </style:style>
    <style:style style:name="T1633" style:family="text">
      <style:text-properties officeooo:rsid="0b83a606"/>
    </style:style>
    <style:style style:name="T1634" style:family="text">
      <style:text-properties officeooo:rsid="0b848d05"/>
    </style:style>
    <style:style style:name="T1635" style:family="text">
      <style:text-properties officeooo:rsid="0b86e1bd"/>
    </style:style>
    <style:style style:name="T1636" style:family="text">
      <style:text-properties officeooo:rsid="0b87b0c6"/>
    </style:style>
    <style:style style:name="T1637" style:family="text">
      <style:text-properties officeooo:rsid="0b896a6d"/>
    </style:style>
    <style:style style:name="T1638" style:family="text">
      <style:text-properties officeooo:rsid="0b8b1642"/>
    </style:style>
    <style:style style:name="T1639" style:family="text">
      <style:text-properties officeooo:rsid="0b8c259f"/>
    </style:style>
    <style:style style:name="T1640" style:family="text">
      <style:text-properties officeooo:rsid="0b8f1ff8"/>
    </style:style>
    <style:style style:name="T1641" style:family="text">
      <style:text-properties officeooo:rsid="0b903e1b"/>
    </style:style>
    <style:style style:name="T1642" style:family="text">
      <style:text-properties officeooo:rsid="0b923b7c"/>
    </style:style>
    <style:style style:name="T1643" style:family="text">
      <style:text-properties officeooo:rsid="0b92a69c"/>
    </style:style>
    <style:style style:name="T1644" style:family="text">
      <style:text-properties officeooo:rsid="0b950c33"/>
    </style:style>
    <style:style style:name="T1645" style:family="text">
      <style:text-properties officeooo:rsid="0b98b46b"/>
    </style:style>
    <style:style style:name="T1646" style:family="text">
      <style:text-properties officeooo:rsid="0b9a8fee"/>
    </style:style>
    <style:style style:name="T1647" style:family="text">
      <style:text-properties officeooo:rsid="0b9b86bf"/>
    </style:style>
    <style:style style:name="T1648" style:family="text">
      <style:text-properties officeooo:rsid="0b9d8492"/>
    </style:style>
    <style:style style:name="T1649" style:family="text">
      <style:text-properties officeooo:rsid="0b9e63d3"/>
    </style:style>
    <style:style style:name="T1650" style:family="text">
      <style:text-properties officeooo:rsid="0b9ff01b"/>
    </style:style>
    <style:style style:name="T1651" style:family="text">
      <style:text-properties officeooo:rsid="0ba156bc"/>
    </style:style>
    <style:style style:name="T1652" style:family="text">
      <style:text-properties officeooo:rsid="0ba300f9"/>
    </style:style>
    <style:style style:name="T1653" style:family="text">
      <style:text-properties officeooo:rsid="0ba4eeae"/>
    </style:style>
    <style:style style:name="T1654" style:family="text">
      <style:text-properties officeooo:rsid="0ba58890"/>
    </style:style>
    <style:style style:name="T1655" style:family="text">
      <style:text-properties officeooo:rsid="0ba67425"/>
    </style:style>
    <style:style style:name="T1656" style:family="text">
      <style:text-properties officeooo:rsid="0ba7b65f"/>
    </style:style>
    <style:style style:name="T1657" style:family="text">
      <style:text-properties officeooo:rsid="0ba8a3b3"/>
    </style:style>
    <style:style style:name="T1658" style:family="text">
      <style:text-properties officeooo:rsid="0ba92d19"/>
    </style:style>
    <style:style style:name="T1659" style:family="text">
      <style:text-properties officeooo:rsid="0baa29af"/>
    </style:style>
    <style:style style:name="T1660" style:family="text">
      <style:text-properties officeooo:rsid="0bab0ba8"/>
    </style:style>
    <style:style style:name="T1661" style:family="text">
      <style:text-properties officeooo:rsid="0babac4b"/>
    </style:style>
    <style:style style:name="T1662" style:family="text">
      <style:text-properties officeooo:rsid="0bae1f2d"/>
    </style:style>
    <style:style style:name="T1663" style:family="text">
      <style:text-properties officeooo:rsid="0baf0b37"/>
    </style:style>
    <style:style style:name="T1664" style:family="text">
      <style:text-properties officeooo:rsid="0baf8500"/>
    </style:style>
    <style:style style:name="T1665" style:family="text">
      <style:text-properties officeooo:rsid="0bb96c0d"/>
    </style:style>
    <style:style style:name="T1666" style:family="text">
      <style:text-properties officeooo:rsid="0bbaad5f"/>
    </style:style>
    <style:style style:name="T1667" style:family="text">
      <style:text-properties officeooo:rsid="0bbdd13a"/>
    </style:style>
    <style:style style:name="T1668" style:family="text">
      <style:text-properties officeooo:rsid="0bbf994f"/>
    </style:style>
    <style:style style:name="T1669" style:family="text">
      <style:text-properties officeooo:rsid="0bc192f0"/>
    </style:style>
    <style:style style:name="T1670" style:family="text">
      <style:text-properties officeooo:rsid="0bc36871"/>
    </style:style>
    <style:style style:name="T1671" style:family="text">
      <style:text-properties officeooo:rsid="0bc4c032"/>
    </style:style>
    <style:style style:name="T1672" style:family="text">
      <style:text-properties officeooo:rsid="0bc6be67"/>
    </style:style>
    <style:style style:name="T1673" style:family="text">
      <style:text-properties officeooo:rsid="0bc89583"/>
    </style:style>
    <style:style style:name="T1674" style:family="text">
      <style:text-properties officeooo:rsid="0bc988e5"/>
    </style:style>
    <style:style style:name="T1675" style:family="text">
      <style:text-properties officeooo:rsid="0bcc430a"/>
    </style:style>
    <style:style style:name="T1676" style:family="text">
      <style:text-properties officeooo:rsid="0bd027a1"/>
    </style:style>
    <style:style style:name="T1677" style:family="text">
      <style:text-properties officeooo:rsid="0bd1687f"/>
    </style:style>
    <style:style style:name="T1678" style:family="text">
      <style:text-properties officeooo:rsid="0bd2e396"/>
    </style:style>
    <style:style style:name="T1679" style:family="text">
      <style:text-properties officeooo:rsid="0bd42d1b"/>
    </style:style>
    <style:style style:name="T1680" style:family="text">
      <style:text-properties officeooo:rsid="0bd8a593"/>
    </style:style>
    <style:style style:name="T1681" style:family="text">
      <style:text-properties officeooo:rsid="0bdc90dc"/>
    </style:style>
    <style:style style:name="T1682" style:family="text">
      <style:text-properties officeooo:rsid="0bde103f"/>
    </style:style>
    <style:style style:name="T1683" style:family="text">
      <style:text-properties officeooo:rsid="0bdf66e5"/>
    </style:style>
    <style:style style:name="T1684" style:family="text">
      <style:text-properties officeooo:rsid="0be19859"/>
    </style:style>
    <style:style style:name="T1685" style:family="text">
      <style:text-properties officeooo:rsid="0be2aecb"/>
    </style:style>
    <style:style style:name="T1686" style:family="text">
      <style:text-properties officeooo:rsid="0be5f2bc"/>
    </style:style>
    <style:style style:name="T1687" style:family="text">
      <style:text-properties officeooo:rsid="0be73823"/>
    </style:style>
    <style:style style:name="T1688" style:family="text">
      <style:text-properties officeooo:rsid="0be9b363"/>
    </style:style>
    <style:style style:name="T1689" style:family="text">
      <style:text-properties officeooo:rsid="0bea5c69"/>
    </style:style>
    <style:style style:name="T1690" style:family="text">
      <style:text-properties officeooo:rsid="0bec4cfd"/>
    </style:style>
    <style:style style:name="T1691" style:family="text">
      <style:text-properties officeooo:rsid="0bee0a1f"/>
    </style:style>
    <style:style style:name="T1692" style:family="text">
      <style:text-properties officeooo:rsid="0bef0dca"/>
    </style:style>
    <style:style style:name="T1693" style:family="text">
      <style:text-properties officeooo:rsid="0bf02d26"/>
    </style:style>
    <style:style style:name="T1694" style:family="text">
      <style:text-properties officeooo:rsid="0bf0bbd9"/>
    </style:style>
    <style:style style:name="T1695" style:family="text">
      <style:text-properties officeooo:rsid="0bf63b11"/>
    </style:style>
    <style:style style:name="T1696" style:family="text">
      <style:text-properties officeooo:rsid="0bfa55e2"/>
    </style:style>
    <style:style style:name="T1697" style:family="text">
      <style:text-properties officeooo:rsid="0bfbcd6b"/>
    </style:style>
    <style:style style:name="T1698" style:family="text">
      <style:text-properties officeooo:rsid="0bfe5813"/>
    </style:style>
    <style:style style:name="T1699" style:family="text">
      <style:text-properties officeooo:rsid="0bfecc29"/>
    </style:style>
    <style:style style:name="T1700" style:family="text">
      <style:text-properties officeooo:rsid="0c00a358"/>
    </style:style>
    <style:style style:name="T1701" style:family="text">
      <style:text-properties officeooo:rsid="0c010eb4"/>
    </style:style>
    <style:style style:name="T1702" style:family="text">
      <style:text-properties officeooo:rsid="0c023aed"/>
    </style:style>
    <style:style style:name="T1703" style:family="text">
      <style:text-properties officeooo:rsid="0c0267ab"/>
    </style:style>
    <style:style style:name="T1704" style:family="text">
      <style:text-properties officeooo:rsid="0c03c4ea"/>
    </style:style>
    <style:style style:name="T1705" style:family="text">
      <style:text-properties officeooo:rsid="0c059261"/>
    </style:style>
    <style:style style:name="T1706" style:family="text">
      <style:text-properties officeooo:rsid="0c071705"/>
    </style:style>
    <style:style style:name="T1707" style:family="text">
      <style:text-properties officeooo:rsid="0c0843e2"/>
    </style:style>
    <style:style style:name="T1708" style:family="text">
      <style:text-properties officeooo:rsid="0c088666"/>
    </style:style>
    <style:style style:name="T1709" style:family="text">
      <style:text-properties officeooo:rsid="0c09c95d"/>
    </style:style>
    <style:style style:name="T1710" style:family="text">
      <style:text-properties officeooo:rsid="0c0a9848"/>
    </style:style>
    <style:style style:name="T1711" style:family="text">
      <style:text-properties officeooo:rsid="0c0c84c9"/>
    </style:style>
    <style:style style:name="T1712" style:family="text">
      <style:text-properties officeooo:rsid="0c0cb1d4"/>
    </style:style>
    <style:style style:name="T1713" style:family="text">
      <style:text-properties officeooo:rsid="0c0e8f8e"/>
    </style:style>
    <style:style style:name="T1714" style:family="text">
      <style:text-properties officeooo:rsid="0c0fcfa4"/>
    </style:style>
    <style:style style:name="T1715" style:family="text">
      <style:text-properties officeooo:rsid="0c0ff428"/>
    </style:style>
    <style:style style:name="T1716" style:family="text">
      <style:text-properties officeooo:rsid="0c116132"/>
    </style:style>
    <style:style style:name="T1717" style:family="text">
      <style:text-properties officeooo:rsid="0c130002"/>
    </style:style>
    <style:style style:name="T1718" style:family="text">
      <style:text-properties officeooo:rsid="0c1444e7"/>
    </style:style>
    <style:style style:name="T1719" style:family="text">
      <style:text-properties officeooo:rsid="0c151ac8"/>
    </style:style>
    <style:style style:name="T1720" style:family="text">
      <style:text-properties officeooo:rsid="0c15fccc"/>
    </style:style>
    <style:style style:name="T1721" style:family="text">
      <style:text-properties officeooo:rsid="0c179961"/>
    </style:style>
    <style:style style:name="T1722" style:family="text">
      <style:text-properties officeooo:rsid="0c194ac9"/>
    </style:style>
    <style:style style:name="T1723" style:family="text">
      <style:text-properties officeooo:rsid="0c1dc4fc"/>
    </style:style>
    <style:style style:name="T1724" style:family="text">
      <style:text-properties officeooo:rsid="0c1efbc1"/>
    </style:style>
    <style:style style:name="T1725" style:family="text">
      <style:text-properties officeooo:rsid="0c20e215"/>
    </style:style>
    <style:style style:name="T1726" style:family="text">
      <style:text-properties officeooo:rsid="0c227e17"/>
    </style:style>
    <style:style style:name="T1727" style:family="text">
      <style:text-properties officeooo:rsid="0c246e1e"/>
    </style:style>
    <style:style style:name="T1728" style:family="text">
      <style:text-properties officeooo:rsid="0c24e12f"/>
    </style:style>
    <style:style style:name="T1729" style:family="text">
      <style:text-properties officeooo:rsid="0c267402"/>
    </style:style>
    <style:style style:name="T1730" style:family="text">
      <style:text-properties officeooo:rsid="0c27a249"/>
    </style:style>
    <style:style style:name="T1731" style:family="text">
      <style:text-properties officeooo:rsid="0c2959da"/>
    </style:style>
    <style:style style:name="T1732" style:family="text">
      <style:text-properties officeooo:rsid="0c2a0f38"/>
    </style:style>
    <style:style style:name="T1733" style:family="text">
      <style:text-properties officeooo:rsid="0c2a8f16"/>
    </style:style>
    <style:style style:name="T1734" style:family="text">
      <style:text-properties officeooo:rsid="0c2be098"/>
    </style:style>
    <style:style style:name="T1735" style:family="text">
      <style:text-properties officeooo:rsid="0c2fbdca"/>
    </style:style>
    <style:style style:name="T1736" style:family="text">
      <style:text-properties officeooo:rsid="0c3216c5"/>
    </style:style>
    <style:style style:name="T1737" style:family="text">
      <style:text-properties officeooo:rsid="0c343a15"/>
    </style:style>
    <style:style style:name="T1738" style:family="text">
      <style:text-properties officeooo:rsid="0c35d360"/>
    </style:style>
    <style:style style:name="T1739" style:family="text">
      <style:text-properties officeooo:rsid="0c37af25"/>
    </style:style>
    <style:style style:name="T1740" style:family="text">
      <style:text-properties officeooo:rsid="0c395080"/>
    </style:style>
    <style:style style:name="T1741" style:family="text">
      <style:text-properties officeooo:rsid="0c3af33e"/>
    </style:style>
    <style:style style:name="T1742" style:family="text">
      <style:text-properties officeooo:rsid="0c3e0ae8"/>
    </style:style>
    <style:style style:name="T1743" style:family="text">
      <style:text-properties officeooo:rsid="0c41c17b"/>
    </style:style>
    <style:style style:name="T1744" style:family="text">
      <style:text-properties officeooo:rsid="0c4238ab"/>
    </style:style>
    <style:style style:name="T1745" style:family="text">
      <style:text-properties officeooo:rsid="0c43bd81"/>
    </style:style>
    <style:style style:name="T1746" style:family="text">
      <style:text-properties officeooo:rsid="0c43c144"/>
    </style:style>
    <style:style style:name="T1747" style:family="text">
      <style:text-properties officeooo:rsid="0c465b90"/>
    </style:style>
    <style:style style:name="T1748" style:family="text">
      <style:text-properties officeooo:rsid="0c46c61d"/>
    </style:style>
    <style:style style:name="T1749" style:family="text">
      <style:text-properties officeooo:rsid="0c46c77d"/>
    </style:style>
    <style:style style:name="T1750" style:family="text">
      <style:text-properties officeooo:rsid="0c48400a"/>
    </style:style>
    <style:style style:name="T1751" style:family="text">
      <style:text-properties officeooo:rsid="0c495a48"/>
    </style:style>
    <style:style style:name="T1752" style:family="text">
      <style:text-properties officeooo:rsid="0c4b696f"/>
    </style:style>
    <style:style style:name="T1753" style:family="text">
      <style:text-properties officeooo:rsid="0c4bc1ef"/>
    </style:style>
    <style:style style:name="T1754" style:family="text">
      <style:text-properties officeooo:rsid="0c4f31f5"/>
    </style:style>
    <style:style style:name="T1755" style:family="text">
      <style:text-properties officeooo:rsid="0c4fd8a9"/>
    </style:style>
    <style:style style:name="T1756" style:family="text">
      <style:text-properties officeooo:rsid="0c50467d"/>
    </style:style>
    <style:style style:name="T1757" style:family="text">
      <style:text-properties officeooo:rsid="0c51f3f1"/>
    </style:style>
    <style:style style:name="T1758" style:family="text">
      <style:text-properties officeooo:rsid="0c53c4b4"/>
    </style:style>
    <style:style style:name="T1759" style:family="text">
      <style:text-properties officeooo:rsid="0c56876e"/>
    </style:style>
    <style:style style:name="T1760" style:family="text">
      <style:text-properties officeooo:rsid="0c583c8d"/>
    </style:style>
    <style:style style:name="T1761" style:family="text">
      <style:text-properties officeooo:rsid="0c59b0ef"/>
    </style:style>
    <style:style style:name="T1762" style:family="text">
      <style:text-properties officeooo:rsid="0c5a08c9"/>
    </style:style>
    <style:style style:name="T1763" style:family="text">
      <style:text-properties officeooo:rsid="0c5d8c7e"/>
    </style:style>
    <style:style style:name="T1764" style:family="text">
      <style:text-properties officeooo:rsid="0c611573"/>
    </style:style>
    <style:style style:name="T1765" style:family="text">
      <style:text-properties officeooo:rsid="0c612e8f"/>
    </style:style>
    <style:style style:name="T1766" style:family="text">
      <style:text-properties officeooo:rsid="0c61e6fd"/>
    </style:style>
    <style:style style:name="T1767" style:family="text">
      <style:text-properties officeooo:rsid="0c620071"/>
    </style:style>
    <style:style style:name="T1768" style:family="text">
      <style:text-properties officeooo:rsid="0c62c1b2"/>
    </style:style>
    <style:style style:name="T1769" style:family="text">
      <style:text-properties officeooo:rsid="0c63b4a4"/>
    </style:style>
    <style:style style:name="T1770" style:family="text">
      <style:text-properties officeooo:rsid="0c640b7b"/>
    </style:style>
    <style:style style:name="T1771" style:family="text">
      <style:text-properties officeooo:rsid="0c65058b"/>
    </style:style>
    <style:style style:name="T1772" style:family="text">
      <style:text-properties officeooo:rsid="0c66f074"/>
    </style:style>
    <style:style style:name="T1773" style:family="text">
      <style:text-properties officeooo:rsid="0c67d060"/>
    </style:style>
    <style:style style:name="T1774" style:family="text">
      <style:text-properties officeooo:rsid="0c688204"/>
    </style:style>
    <style:style style:name="T1775" style:family="text">
      <style:text-properties officeooo:rsid="0c689565"/>
    </style:style>
    <style:style style:name="T1776" style:family="text">
      <style:text-properties officeooo:rsid="0c68af12"/>
    </style:style>
    <style:style style:name="T1777" style:family="text">
      <style:text-properties officeooo:rsid="0c69992e"/>
    </style:style>
    <style:style style:name="T1778" style:family="text">
      <style:text-properties officeooo:rsid="0c6e7836"/>
    </style:style>
    <style:style style:name="T1779" style:family="text">
      <style:text-properties officeooo:rsid="0c6f4946"/>
    </style:style>
    <style:style style:name="T1780" style:family="text">
      <style:text-properties officeooo:rsid="0c71cea1"/>
    </style:style>
    <style:style style:name="T1781" style:family="text">
      <style:text-properties officeooo:rsid="0c72595d"/>
    </style:style>
    <style:style style:name="T1782" style:family="text">
      <style:text-properties officeooo:rsid="0c726985"/>
    </style:style>
    <style:style style:name="T1783" style:family="text">
      <style:text-properties officeooo:rsid="0c746798"/>
    </style:style>
    <style:style style:name="T1784" style:family="text">
      <style:text-properties officeooo:rsid="0c75da94"/>
    </style:style>
    <style:style style:name="T1785" style:family="text">
      <style:text-properties officeooo:rsid="0c766e16"/>
    </style:style>
    <style:style style:name="T1786" style:family="text">
      <style:text-properties officeooo:rsid="0c77ddc5"/>
    </style:style>
    <style:style style:name="T1787" style:family="text">
      <style:text-properties officeooo:rsid="0c7d21ed"/>
    </style:style>
    <style:style style:name="T1788" style:family="text">
      <style:text-properties officeooo:rsid="0c7d8094"/>
    </style:style>
    <style:style style:name="T1789" style:family="text">
      <style:text-properties officeooo:rsid="0c7f8494"/>
    </style:style>
    <style:style style:name="T1790" style:family="text">
      <style:text-properties officeooo:rsid="0c7fd4b3"/>
    </style:style>
    <style:style style:name="T1791" style:family="text">
      <style:text-properties officeooo:rsid="0c81a4d7"/>
    </style:style>
    <style:style style:name="T1792" style:family="text">
      <style:text-properties officeooo:rsid="0c835757"/>
    </style:style>
    <style:style style:name="T1793" style:family="text">
      <style:text-properties officeooo:rsid="0c843970"/>
    </style:style>
    <style:style style:name="T1794" style:family="text">
      <style:text-properties officeooo:rsid="0c85d085"/>
    </style:style>
    <style:style style:name="T1795" style:family="text">
      <style:text-properties officeooo:rsid="0c878699"/>
    </style:style>
    <style:style style:name="T1796" style:family="text">
      <style:text-properties officeooo:rsid="0c894594"/>
    </style:style>
    <style:style style:name="T1797" style:family="text">
      <style:text-properties officeooo:rsid="0c8eb783"/>
    </style:style>
    <style:style style:name="T1798" style:family="text">
      <style:text-properties officeooo:rsid="0c904f97"/>
    </style:style>
    <style:style style:name="T1799" style:family="text">
      <style:text-properties officeooo:rsid="0c915293"/>
    </style:style>
    <style:style style:name="T1800" style:family="text">
      <style:text-properties officeooo:rsid="0c932b2d"/>
    </style:style>
    <style:style style:name="T1801" style:family="text">
      <style:text-properties officeooo:rsid="0c935912"/>
    </style:style>
    <style:style style:name="T1802" style:family="text">
      <style:text-properties officeooo:rsid="0c9432fb"/>
    </style:style>
    <style:style style:name="T1803" style:family="text">
      <style:text-properties officeooo:rsid="0c95c12d"/>
    </style:style>
    <style:style style:name="T1804" style:family="text">
      <style:text-properties officeooo:rsid="0c962a43"/>
    </style:style>
    <style:style style:name="T1805" style:family="text">
      <style:text-properties officeooo:rsid="0c97baad"/>
    </style:style>
    <style:style style:name="T1806" style:family="text">
      <style:text-properties officeooo:rsid="0c98be7f"/>
    </style:style>
    <style:style style:name="T1807" style:family="text">
      <style:text-properties officeooo:rsid="0c9a5686"/>
    </style:style>
    <style:style style:name="T1808" style:family="text">
      <style:text-properties officeooo:rsid="0c9ab53e"/>
    </style:style>
    <style:style style:name="T1809" style:family="text">
      <style:text-properties officeooo:rsid="0c9b27e2"/>
    </style:style>
    <style:style style:name="T1810" style:family="text">
      <style:text-properties officeooo:rsid="0c9c5bb0"/>
    </style:style>
    <style:style style:name="T1811" style:family="text">
      <style:text-properties officeooo:rsid="0c9df1b2"/>
    </style:style>
    <style:style style:name="T1812" style:family="text">
      <style:text-properties officeooo:rsid="0ca4dc05"/>
    </style:style>
    <style:style style:name="T1813" style:family="text">
      <style:text-properties officeooo:rsid="0ca6329b"/>
    </style:style>
    <style:style style:name="T1814" style:family="text">
      <style:text-properties officeooo:rsid="0cae31df"/>
    </style:style>
    <style:style style:name="T1815" style:family="text">
      <style:text-properties officeooo:rsid="0caf4287"/>
    </style:style>
    <style:style style:name="T1816" style:family="text">
      <style:text-properties officeooo:rsid="0cb2de7e"/>
    </style:style>
    <style:style style:name="T1817" style:family="text">
      <style:text-properties officeooo:rsid="0cb4924d"/>
    </style:style>
    <style:style style:name="T1818" style:family="text">
      <style:text-properties officeooo:rsid="0cb5eee1"/>
    </style:style>
    <style:style style:name="T1819" style:family="text">
      <style:text-properties officeooo:rsid="0cb645e2"/>
    </style:style>
    <style:style style:name="T1820" style:family="text">
      <style:text-properties officeooo:rsid="0cb7c78f"/>
    </style:style>
    <style:style style:name="T1821" style:family="text">
      <style:text-properties officeooo:rsid="0cb9c009"/>
    </style:style>
    <style:style style:name="T1822" style:family="text">
      <style:text-properties officeooo:rsid="0cba1ed4"/>
    </style:style>
    <style:style style:name="T1823" style:family="text">
      <style:text-properties officeooo:rsid="0cbbf2cb"/>
    </style:style>
    <style:style style:name="T1824" style:family="text">
      <style:text-properties officeooo:rsid="0cbebd31"/>
    </style:style>
    <style:style style:name="T1825" style:family="text">
      <style:text-properties officeooo:rsid="0cbf4d8f"/>
    </style:style>
    <style:style style:name="T1826" style:family="text">
      <style:text-properties officeooo:rsid="0cc1a73a"/>
    </style:style>
    <style:style style:name="T1827" style:family="text">
      <style:text-properties officeooo:rsid="0cc4b7d6"/>
    </style:style>
    <style:style style:name="T1828" style:family="text">
      <style:text-properties officeooo:rsid="0cc61d72"/>
    </style:style>
    <style:style style:name="T1829" style:family="text">
      <style:text-properties officeooo:rsid="0cc70b2b"/>
    </style:style>
    <style:style style:name="T1830" style:family="text">
      <style:text-properties officeooo:rsid="0cc8a290"/>
    </style:style>
    <style:style style:name="T1831" style:family="text">
      <style:text-properties officeooo:rsid="0cca2129"/>
    </style:style>
    <style:style style:name="T1832" style:family="text">
      <style:text-properties officeooo:rsid="0ccc0144"/>
    </style:style>
    <style:style style:name="T1833" style:family="text">
      <style:text-properties officeooo:rsid="0cccfc84"/>
    </style:style>
    <style:style style:name="T1834" style:family="text">
      <style:text-properties officeooo:rsid="0cce7ca5"/>
    </style:style>
    <style:style style:name="T1835" style:family="text">
      <style:text-properties officeooo:rsid="0cd1186e"/>
    </style:style>
    <style:style style:name="T1836" style:family="text">
      <style:text-properties officeooo:rsid="0cd2e477"/>
    </style:style>
    <style:style style:name="T1837" style:family="text">
      <style:text-properties officeooo:rsid="0cd5e5b0"/>
    </style:style>
    <style:style style:name="T1838" style:family="text">
      <style:text-properties officeooo:rsid="0cd8fcc5"/>
    </style:style>
    <style:style style:name="T1839" style:family="text">
      <style:text-properties officeooo:rsid="0cda20a2"/>
    </style:style>
    <style:style style:name="T1840" style:family="text">
      <style:text-properties officeooo:rsid="0cda22cd"/>
    </style:style>
    <style:style style:name="T1841" style:family="text">
      <style:text-properties officeooo:rsid="0cda3b74"/>
    </style:style>
    <style:style style:name="T1842" style:family="text">
      <style:text-properties officeooo:rsid="0ce0bd4b"/>
    </style:style>
    <style:style style:name="T1843" style:family="text">
      <style:text-properties officeooo:rsid="0ce5f24c"/>
    </style:style>
    <style:style style:name="T1844" style:family="text">
      <style:text-properties officeooo:rsid="0ce91649"/>
    </style:style>
    <style:style style:name="T1845" style:family="text">
      <style:text-properties officeooo:rsid="0cec418a"/>
    </style:style>
    <style:style style:name="T1846" style:family="text">
      <style:text-properties officeooo:rsid="0cede56c"/>
    </style:style>
    <style:style style:name="T1847" style:family="text">
      <style:text-properties officeooo:rsid="0cef3622"/>
    </style:style>
    <style:style style:name="T1848" style:family="text">
      <style:text-properties officeooo:rsid="0cefd0e0"/>
    </style:style>
    <style:style style:name="T1849" style:family="text">
      <style:text-properties officeooo:rsid="0cf07f8f"/>
    </style:style>
    <style:style style:name="T1850" style:family="text">
      <style:text-properties officeooo:rsid="0cf21a25"/>
    </style:style>
    <style:style style:name="T1851" style:family="text">
      <style:text-properties officeooo:rsid="0cf35fca"/>
    </style:style>
    <style:style style:name="T1852" style:family="text">
      <style:text-properties officeooo:rsid="0cf490f9"/>
    </style:style>
    <style:style style:name="T1853" style:family="text">
      <style:text-properties officeooo:rsid="0cf52c91"/>
    </style:style>
    <style:style style:name="T1854" style:family="text">
      <style:text-properties officeooo:rsid="0cf679f8"/>
    </style:style>
    <style:style style:name="T1855" style:family="text">
      <style:text-properties officeooo:rsid="0cf6ff88"/>
    </style:style>
    <style:style style:name="T1856" style:family="text">
      <style:text-properties officeooo:rsid="0cf73cef"/>
    </style:style>
    <style:style style:name="T1857" style:family="text">
      <style:text-properties officeooo:rsid="0cf81ca7"/>
    </style:style>
    <style:style style:name="T1858" style:family="text">
      <style:text-properties officeooo:rsid="0d0e5c91"/>
    </style:style>
    <style:style style:name="T1859" style:family="text">
      <style:text-properties officeooo:rsid="0d2e2e29"/>
    </style:style>
    <style:style style:name="T1860" style:family="text">
      <style:text-properties officeooo:rsid="0d2f5d36"/>
    </style:style>
    <style:style style:name="T1861" style:family="text">
      <style:text-properties officeooo:rsid="0d33dbbf"/>
    </style:style>
    <style:style style:name="T1862" style:family="text">
      <style:text-properties officeooo:rsid="0d35311f"/>
    </style:style>
    <style:style style:name="T1863" style:family="text">
      <style:text-properties officeooo:rsid="0d36ea8d"/>
    </style:style>
    <style:style style:name="T1864" style:family="text">
      <style:text-properties officeooo:rsid="0d37e176"/>
    </style:style>
    <style:style style:name="T1865" style:family="text">
      <style:text-properties officeooo:rsid="0d3862b1"/>
    </style:style>
    <style:style style:name="T1866" style:family="text">
      <style:text-properties officeooo:rsid="0d3a1e02"/>
    </style:style>
    <style:style style:name="T1867" style:family="text">
      <style:text-properties officeooo:rsid="0d3bce57"/>
    </style:style>
    <style:style style:name="T1868" style:family="text">
      <style:text-properties officeooo:rsid="0d3d8f77"/>
    </style:style>
    <style:style style:name="T1869" style:family="text">
      <style:text-properties officeooo:rsid="0d3da204"/>
    </style:style>
    <style:style style:name="T1870" style:family="text">
      <style:text-properties officeooo:rsid="0d3e0b3f"/>
    </style:style>
    <style:style style:name="T1871" style:family="text">
      <style:text-properties officeooo:rsid="0d3f59dc"/>
    </style:style>
    <style:style style:name="T1872" style:family="text">
      <style:text-properties officeooo:rsid="0d405f63"/>
    </style:style>
    <style:style style:name="T1873" style:family="text">
      <style:text-properties officeooo:rsid="0d41f562"/>
    </style:style>
    <style:style style:name="T1874" style:family="text">
      <style:text-properties officeooo:rsid="0d43caf6"/>
    </style:style>
    <style:style style:name="T1875" style:family="text">
      <style:text-properties officeooo:rsid="0d44618a"/>
    </style:style>
    <style:style style:name="T1876" style:family="text">
      <style:text-properties officeooo:rsid="0d45dc0d"/>
    </style:style>
    <style:style style:name="T1877" style:family="text">
      <style:text-properties officeooo:rsid="0d45faef"/>
    </style:style>
    <style:style style:name="T1878" style:family="text">
      <style:text-properties officeooo:rsid="0d474c76"/>
    </style:style>
    <style:style style:name="T1879" style:family="text">
      <style:text-properties officeooo:rsid="0d4a2b19"/>
    </style:style>
    <style:style style:name="T1880" style:family="text">
      <style:text-properties officeooo:rsid="0d4bf1af"/>
    </style:style>
    <style:style style:name="T1881" style:family="text">
      <style:text-properties officeooo:rsid="0d4ddf3d"/>
    </style:style>
    <style:style style:name="T1882" style:family="text">
      <style:text-properties officeooo:rsid="0d4eafa7"/>
    </style:style>
    <style:style style:name="T1883" style:family="text">
      <style:text-properties officeooo:rsid="0d4fe2af"/>
    </style:style>
    <style:style style:name="T1884" style:family="text">
      <style:text-properties officeooo:rsid="0d5037de"/>
    </style:style>
    <style:style style:name="T1885" style:family="text">
      <style:text-properties officeooo:rsid="0d584836"/>
    </style:style>
    <style:style style:name="T1886" style:family="text">
      <style:text-properties officeooo:rsid="0d58d1d2"/>
    </style:style>
    <style:style style:name="T1887" style:family="text">
      <style:text-properties officeooo:rsid="0d5a4996"/>
    </style:style>
    <style:style style:name="T1888" style:family="text">
      <style:text-properties officeooo:rsid="0d5b6224"/>
    </style:style>
    <style:style style:name="T1889" style:family="text">
      <style:text-properties officeooo:rsid="0d5e36c3"/>
    </style:style>
    <style:style style:name="T1890" style:family="text">
      <style:text-properties officeooo:rsid="0d5e624e"/>
    </style:style>
    <style:style style:name="T1891" style:family="text">
      <style:text-properties officeooo:rsid="0d604203"/>
    </style:style>
    <style:style style:name="T1892" style:family="text">
      <style:text-properties officeooo:rsid="0d6227e6"/>
    </style:style>
    <style:style style:name="T1893" style:family="text">
      <style:text-properties officeooo:rsid="0d63cd64"/>
    </style:style>
    <style:style style:name="T1894" style:family="text">
      <style:text-properties officeooo:rsid="0d63d285"/>
    </style:style>
    <style:style style:name="T1895" style:family="text">
      <style:text-properties officeooo:rsid="0d65571c"/>
    </style:style>
    <style:style style:name="T1896" style:family="text">
      <style:text-properties officeooo:rsid="0d669c67"/>
    </style:style>
    <style:style style:name="T1897" style:family="text">
      <style:text-properties officeooo:rsid="0d68d4e0"/>
    </style:style>
    <style:style style:name="T1898" style:family="text">
      <style:text-properties officeooo:rsid="0d691b34"/>
    </style:style>
    <style:style style:name="T1899" style:family="text">
      <style:text-properties officeooo:rsid="0d69ba62"/>
    </style:style>
    <style:style style:name="T1900" style:family="text">
      <style:text-properties officeooo:rsid="0d6d3add"/>
    </style:style>
    <style:style style:name="T1901" style:family="text">
      <style:text-properties officeooo:rsid="0d6f9437"/>
    </style:style>
    <style:style style:name="T1902" style:family="text">
      <style:text-properties officeooo:rsid="0d705043"/>
    </style:style>
    <style:style style:name="T1903" style:family="text">
      <style:text-properties officeooo:rsid="0d722202"/>
    </style:style>
    <style:style style:name="T1904" style:family="text">
      <style:text-properties officeooo:rsid="0d7292c7"/>
    </style:style>
    <style:style style:name="T1905" style:family="text">
      <style:text-properties officeooo:rsid="0d741b61"/>
    </style:style>
    <style:style style:name="T1906" style:family="text">
      <style:text-properties officeooo:rsid="0d74cb0e"/>
    </style:style>
    <style:style style:name="T1907" style:family="text">
      <style:text-properties officeooo:rsid="0d7670c7"/>
    </style:style>
    <style:style style:name="T1908" style:family="text">
      <style:text-properties officeooo:rsid="0d781d4b"/>
    </style:style>
    <style:style style:name="T1909" style:family="text">
      <style:text-properties officeooo:rsid="0d794818"/>
    </style:style>
    <style:style style:name="T1910" style:family="text">
      <style:text-properties officeooo:rsid="0d79b0fc"/>
    </style:style>
    <style:style style:name="T1911" style:family="text">
      <style:text-properties officeooo:rsid="0d7b2cc1"/>
    </style:style>
    <style:style style:name="T1912" style:family="text">
      <style:text-properties officeooo:rsid="0d7c9fc1"/>
    </style:style>
    <style:style style:name="T1913" style:family="text">
      <style:text-properties officeooo:rsid="0d7e7c3f"/>
    </style:style>
    <style:style style:name="T1914" style:family="text">
      <style:text-properties officeooo:rsid="0d7ff34a"/>
    </style:style>
    <style:style style:name="T1915" style:family="text">
      <style:text-properties officeooo:rsid="0d809b7a"/>
    </style:style>
    <style:style style:name="T1916" style:family="text">
      <style:text-properties officeooo:rsid="0d816db9"/>
    </style:style>
    <style:style style:name="T1917" style:family="text">
      <style:text-properties officeooo:rsid="0d83145a"/>
    </style:style>
    <style:style style:name="T1918" style:family="text">
      <style:text-properties officeooo:rsid="0d85142b"/>
    </style:style>
    <style:style style:name="T1919" style:family="text">
      <style:text-properties officeooo:rsid="0d864ec5"/>
    </style:style>
    <style:style style:name="T1920" style:family="text">
      <style:text-properties officeooo:rsid="0d880d12"/>
    </style:style>
    <style:style style:name="T1921" style:family="text">
      <style:text-properties officeooo:rsid="0d881828"/>
    </style:style>
    <style:style style:name="T1922" style:family="text">
      <style:text-properties officeooo:rsid="0d894d57"/>
    </style:style>
    <style:style style:name="T1923" style:family="text">
      <style:text-properties officeooo:rsid="0d89ca8e"/>
    </style:style>
    <style:style style:name="T1924" style:family="text">
      <style:text-properties officeooo:rsid="0d8b0f85"/>
    </style:style>
    <style:style style:name="T1925" style:family="text">
      <style:text-properties officeooo:rsid="0d8cabce"/>
    </style:style>
    <style:style style:name="T1926" style:family="text">
      <style:text-properties officeooo:rsid="0d8e8068"/>
    </style:style>
    <style:style style:name="T1927" style:family="text">
      <style:text-properties officeooo:rsid="0d8ed8c5"/>
    </style:style>
    <style:style style:name="T1928" style:family="text">
      <style:text-properties officeooo:rsid="0d90c063"/>
    </style:style>
    <style:style style:name="T1929" style:family="text">
      <style:text-properties officeooo:rsid="0d914d37"/>
    </style:style>
    <style:style style:name="T1930" style:family="text">
      <style:text-properties officeooo:rsid="0d92f4ff"/>
    </style:style>
    <style:style style:name="T1931" style:family="text">
      <style:text-properties officeooo:rsid="0d9ab5ea"/>
    </style:style>
    <style:style style:name="T1932" style:family="text">
      <style:text-properties officeooo:rsid="0d9c2307"/>
    </style:style>
    <style:style style:name="T1933" style:family="text">
      <style:text-properties officeooo:rsid="0d9ddb12"/>
    </style:style>
    <style:style style:name="T1934" style:family="text">
      <style:text-properties officeooo:rsid="0da09ff8"/>
    </style:style>
    <style:style style:name="T1935" style:family="text">
      <style:text-properties officeooo:rsid="0da0e14f"/>
    </style:style>
    <style:style style:name="T1936" style:family="text">
      <style:text-properties officeooo:rsid="0da40ba4"/>
    </style:style>
    <style:style style:name="T1937" style:family="text">
      <style:text-properties officeooo:rsid="0da4a3f6"/>
    </style:style>
    <style:style style:name="T1938" style:family="text">
      <style:text-properties officeooo:rsid="0da61f94"/>
    </style:style>
    <style:style style:name="T1939" style:family="text">
      <style:text-properties officeooo:rsid="0da6b42c"/>
    </style:style>
    <style:style style:name="T1940" style:family="text">
      <style:text-properties officeooo:rsid="0da7fc92"/>
    </style:style>
    <style:style style:name="T1941" style:family="text">
      <style:text-properties officeooo:rsid="0da89b44"/>
    </style:style>
    <style:style style:name="T1942" style:family="text">
      <style:text-properties officeooo:rsid="0da9f128"/>
    </style:style>
    <style:style style:name="T1943" style:family="text">
      <style:text-properties officeooo:rsid="0daa231a"/>
    </style:style>
    <style:style style:name="T1944" style:family="text">
      <style:text-properties officeooo:rsid="0daa26f6"/>
    </style:style>
    <style:style style:name="T1945" style:family="text">
      <style:text-properties officeooo:rsid="0daa3832"/>
    </style:style>
    <style:style style:name="T1946" style:family="text">
      <style:text-properties officeooo:rsid="0dac3445"/>
    </style:style>
    <style:style style:name="T1947" style:family="text">
      <style:text-properties officeooo:rsid="0dadde99"/>
    </style:style>
    <style:style style:name="T1948" style:family="text">
      <style:text-properties officeooo:rsid="0dae412d"/>
    </style:style>
    <style:style style:name="T1949" style:family="text">
      <style:text-properties officeooo:rsid="0daebec6"/>
    </style:style>
    <style:style style:name="T1950" style:family="text">
      <style:text-properties officeooo:rsid="0daf8609"/>
    </style:style>
    <style:style style:name="T1951" style:family="text">
      <style:text-properties officeooo:rsid="0dafd15c"/>
    </style:style>
    <style:style style:name="T1952" style:family="text">
      <style:text-properties officeooo:rsid="0db0f5aa"/>
    </style:style>
    <style:style style:name="T1953" style:family="text">
      <style:text-properties officeooo:rsid="0db2a2a7"/>
    </style:style>
    <style:style style:name="T1954" style:family="text">
      <style:text-properties officeooo:rsid="0db4754e"/>
    </style:style>
    <style:style style:name="T1955" style:family="text">
      <style:text-properties officeooo:rsid="0db7b9e0"/>
    </style:style>
    <style:style style:name="T1956" style:family="text">
      <style:text-properties officeooo:rsid="0db80173"/>
    </style:style>
    <style:style style:name="T1957" style:family="text">
      <style:text-properties officeooo:rsid="0dbbf19d"/>
    </style:style>
    <style:style style:name="T1958" style:family="text">
      <style:text-properties officeooo:rsid="0dbc2711"/>
    </style:style>
    <style:style style:name="T1959" style:family="text">
      <style:text-properties officeooo:rsid="0dbc2894"/>
    </style:style>
    <style:style style:name="T1960" style:family="text">
      <style:text-properties officeooo:rsid="0dbc6244"/>
    </style:style>
    <style:style style:name="T1961" style:family="text">
      <style:text-properties officeooo:rsid="0dbc8efb"/>
    </style:style>
    <style:style style:name="T1962" style:family="text">
      <style:text-properties officeooo:rsid="0dc037a8"/>
    </style:style>
    <style:style style:name="T1963" style:family="text">
      <style:text-properties officeooo:rsid="0dc308f4"/>
    </style:style>
    <style:style style:name="T1964" style:family="text">
      <style:text-properties officeooo:rsid="0dc44ce1"/>
    </style:style>
    <style:style style:name="T1965" style:family="text">
      <style:text-properties officeooo:rsid="0dc50673"/>
    </style:style>
    <style:style style:name="T1966" style:family="text">
      <style:text-properties officeooo:rsid="0dc5f969"/>
    </style:style>
    <style:style style:name="T1967" style:family="text">
      <style:text-properties officeooo:rsid="0dc6fc74"/>
    </style:style>
    <style:style style:name="T1968" style:family="text">
      <style:text-properties officeooo:rsid="0dc765c3"/>
    </style:style>
    <style:style style:name="T1969" style:family="text">
      <style:text-properties officeooo:rsid="0dc85e76"/>
    </style:style>
    <style:style style:name="T1970" style:family="text">
      <style:text-properties officeooo:rsid="0dc9a82f"/>
    </style:style>
    <style:style style:name="T1971" style:family="text">
      <style:text-properties officeooo:rsid="0dc9dbb0"/>
    </style:style>
    <style:style style:name="T1972" style:family="text">
      <style:text-properties officeooo:rsid="0dcaa3b7"/>
    </style:style>
    <style:style style:name="T1973" style:family="text">
      <style:text-properties officeooo:rsid="0dcb8e05"/>
    </style:style>
    <style:style style:name="T1974" style:family="text">
      <style:text-properties officeooo:rsid="0dcde80f"/>
    </style:style>
    <style:style style:name="T1975" style:family="text">
      <style:text-properties officeooo:rsid="0dcf2e85"/>
    </style:style>
    <style:style style:name="T1976" style:family="text">
      <style:text-properties officeooo:rsid="0dd14ab0"/>
    </style:style>
    <style:style style:name="T1977" style:family="text">
      <style:text-properties officeooo:rsid="0dd1eeec"/>
    </style:style>
    <style:style style:name="T1978" style:family="text">
      <style:text-properties officeooo:rsid="0dd3cb4f"/>
    </style:style>
    <style:style style:name="T1979" style:family="text">
      <style:text-properties officeooo:rsid="0dd5f2e9"/>
    </style:style>
    <style:style style:name="T1980" style:family="text">
      <style:text-properties officeooo:rsid="0dd7ee90"/>
    </style:style>
    <style:style style:name="T1981" style:family="text">
      <style:text-properties officeooo:rsid="0dd8c888"/>
    </style:style>
    <style:style style:name="T1982" style:family="text">
      <style:text-properties officeooo:rsid="0dda9e38"/>
    </style:style>
    <style:style style:name="T1983" style:family="text">
      <style:text-properties officeooo:rsid="0ddb5ff1"/>
    </style:style>
    <style:style style:name="T1984" style:family="text">
      <style:text-properties officeooo:rsid="0ddc7222"/>
    </style:style>
    <style:style style:name="T1985" style:family="text">
      <style:text-properties officeooo:rsid="0dde1ff4"/>
    </style:style>
    <style:style style:name="T1986" style:family="text">
      <style:text-properties officeooo:rsid="0ddf00c5"/>
    </style:style>
    <style:style style:name="T1987" style:family="text">
      <style:text-properties officeooo:rsid="0ddf3c58"/>
    </style:style>
    <style:style style:name="T1988" style:family="text">
      <style:text-properties officeooo:rsid="0de0faf6"/>
    </style:style>
    <style:style style:name="T1989" style:family="text">
      <style:text-properties officeooo:rsid="0de30440"/>
    </style:style>
    <style:style style:name="T1990" style:family="text">
      <style:text-properties officeooo:rsid="0de3606e"/>
    </style:style>
    <style:style style:name="T1991" style:family="text">
      <style:text-properties officeooo:rsid="0de4ec06"/>
    </style:style>
    <style:style style:name="T1992" style:family="text">
      <style:text-properties officeooo:rsid="0de6332b"/>
    </style:style>
    <style:style style:name="T1993" style:family="text">
      <style:text-properties officeooo:rsid="0de703c8"/>
    </style:style>
    <style:style style:name="T1994" style:family="text">
      <style:text-properties officeooo:rsid="0de749fb"/>
    </style:style>
    <style:style style:name="T1995" style:family="text">
      <style:text-properties officeooo:rsid="0de91d22"/>
    </style:style>
    <style:style style:name="T1996" style:family="text">
      <style:text-properties officeooo:rsid="0dead8fa"/>
    </style:style>
    <style:style style:name="T1997" style:family="text">
      <style:text-properties officeooo:rsid="0deb03ab"/>
    </style:style>
    <style:style style:name="T1998" style:family="text">
      <style:text-properties officeooo:rsid="0debcfa3"/>
    </style:style>
    <style:style style:name="T1999" style:family="text">
      <style:text-properties officeooo:rsid="0dec15c6"/>
    </style:style>
    <style:style style:name="T2000" style:family="text">
      <style:text-properties officeooo:rsid="0ded9796"/>
    </style:style>
    <style:style style:name="T2001" style:family="text">
      <style:text-properties officeooo:rsid="0dee9c64"/>
    </style:style>
    <style:style style:name="T2002" style:family="text">
      <style:text-properties officeooo:rsid="0def5818"/>
    </style:style>
    <style:style style:name="T2003" style:family="text">
      <style:text-properties officeooo:rsid="0df0923f"/>
    </style:style>
    <style:style style:name="T2004" style:family="text">
      <style:text-properties officeooo:rsid="0df1dd52"/>
    </style:style>
    <style:style style:name="T2005" style:family="text">
      <style:text-properties officeooo:rsid="0df350d8"/>
    </style:style>
    <style:style style:name="T2006" style:family="text">
      <style:text-properties officeooo:rsid="0df410ea"/>
    </style:style>
    <style:style style:name="T2007" style:family="text">
      <style:text-properties officeooo:rsid="0df51372"/>
    </style:style>
    <style:style style:name="T2008" style:family="text">
      <style:text-properties officeooo:rsid="0df6710b"/>
    </style:style>
    <style:style style:name="T2009" style:family="text">
      <style:text-properties officeooo:rsid="0df85374"/>
    </style:style>
    <style:style style:name="T2010" style:family="text">
      <style:text-properties officeooo:rsid="0df907f4"/>
    </style:style>
    <style:style style:name="T2011" style:family="text">
      <style:text-properties officeooo:rsid="0dfb0677"/>
    </style:style>
    <style:style style:name="T2012" style:family="text">
      <style:text-properties officeooo:rsid="0dfc3487"/>
    </style:style>
    <style:style style:name="T2013" style:family="text">
      <style:text-properties officeooo:rsid="0dfd376e"/>
    </style:style>
    <style:style style:name="T2014" style:family="text">
      <style:text-properties officeooo:rsid="0dfdfbd1"/>
    </style:style>
    <style:style style:name="T2015" style:family="text">
      <style:text-properties officeooo:rsid="0dffa75d"/>
    </style:style>
    <style:style style:name="T2016" style:family="text">
      <style:text-properties officeooo:rsid="0e06292c"/>
    </style:style>
    <style:style style:name="T2017" style:family="text">
      <style:text-properties officeooo:rsid="0e077241"/>
    </style:style>
    <style:style style:name="T2018" style:family="text">
      <style:text-properties officeooo:rsid="0e086cf7"/>
    </style:style>
    <style:style style:name="T2019" style:family="text">
      <style:text-properties officeooo:rsid="0e0a42fa"/>
    </style:style>
    <style:style style:name="T2020" style:family="text">
      <style:text-properties officeooo:rsid="0e0c8ab7"/>
    </style:style>
    <style:style style:name="T2021" style:family="text">
      <style:text-properties officeooo:rsid="0e0e4aef"/>
    </style:style>
    <style:style style:name="T2022" style:family="text">
      <style:text-properties officeooo:rsid="0e0fdbb2"/>
    </style:style>
    <style:style style:name="T2023" style:family="text">
      <style:text-properties officeooo:rsid="0e14c893"/>
    </style:style>
    <style:style style:name="T2024" style:family="text">
      <style:text-properties officeooo:rsid="0e16a71f"/>
    </style:style>
    <style:style style:name="T2025" style:family="text">
      <style:text-properties officeooo:rsid="0e1a4a9b"/>
    </style:style>
    <style:style style:name="T2026" style:family="text">
      <style:text-properties officeooo:rsid="0e1b55c1"/>
    </style:style>
    <style:style style:name="T2027" style:family="text">
      <style:text-properties officeooo:rsid="0e1cae35"/>
    </style:style>
    <style:style style:name="T2028" style:family="text">
      <style:text-properties officeooo:rsid="0e1e988c"/>
    </style:style>
    <style:style style:name="T2029" style:family="text">
      <style:text-properties officeooo:rsid="0e22eff5"/>
    </style:style>
    <style:style style:name="T2030" style:family="text">
      <style:text-properties officeooo:rsid="0e240508"/>
    </style:style>
    <style:style style:name="T2031" style:family="text">
      <style:text-properties officeooo:rsid="0e25c089"/>
    </style:style>
    <style:style style:name="T2032" style:family="text">
      <style:text-properties officeooo:rsid="0e270bdb"/>
    </style:style>
    <style:style style:name="T2033" style:family="text">
      <style:text-properties officeooo:rsid="0e273506"/>
    </style:style>
    <style:style style:name="T2034" style:family="text">
      <style:text-properties officeooo:rsid="0e2764e4"/>
    </style:style>
    <style:style style:name="T2035" style:family="text">
      <style:text-properties officeooo:rsid="0e27f4e4"/>
    </style:style>
    <style:style style:name="T2036" style:family="text">
      <style:text-properties officeooo:rsid="0e2a996f"/>
    </style:style>
    <style:style style:name="T2037" style:family="text">
      <style:text-properties officeooo:rsid="0e2d953c"/>
    </style:style>
    <style:style style:name="T2038" style:family="text">
      <style:text-properties officeooo:rsid="0e2f622d"/>
    </style:style>
    <style:style style:name="T2039" style:family="text">
      <style:text-properties officeooo:rsid="0e324e6b"/>
    </style:style>
    <style:style style:name="T2040" style:family="text">
      <style:text-properties officeooo:rsid="0e35d853"/>
    </style:style>
    <style:style style:name="T2041" style:family="text">
      <style:text-properties officeooo:rsid="0e7ee9dd"/>
    </style:style>
    <style:style style:name="T2042" style:family="text">
      <style:text-properties officeooo:rsid="0e80c435"/>
    </style:style>
    <style:style style:name="T2043" style:family="text">
      <style:text-properties officeooo:rsid="0e8276fe"/>
    </style:style>
    <style:style style:name="T2044" style:family="text">
      <style:text-properties officeooo:rsid="0e846035"/>
    </style:style>
    <style:style style:name="T2045" style:family="text">
      <style:text-properties officeooo:rsid="0eca613a"/>
    </style:style>
    <style:style style:name="T2046" style:family="text">
      <style:text-properties officeooo:rsid="0ecd1f21"/>
    </style:style>
    <style:style style:name="T2047" style:family="text">
      <style:text-properties officeooo:rsid="0ecf50b8"/>
    </style:style>
    <style:style style:name="T2048" style:family="text">
      <style:text-properties officeooo:rsid="0ed07298"/>
    </style:style>
    <style:style style:name="T2049" style:family="text">
      <style:text-properties officeooo:rsid="0ed15171"/>
    </style:style>
    <style:style style:name="T2050" style:family="text">
      <style:text-properties officeooo:rsid="0ed350e1"/>
    </style:style>
    <style:style style:name="T2051" style:family="text">
      <style:text-properties officeooo:rsid="0ed3f5e2"/>
    </style:style>
    <style:style style:name="T2052" style:family="text">
      <style:text-properties officeooo:rsid="0ed6bbf0"/>
    </style:style>
    <style:style style:name="T2053" style:family="text">
      <style:text-properties officeooo:rsid="0ed7fefb"/>
    </style:style>
    <style:style style:name="T2054" style:family="text">
      <style:text-properties officeooo:rsid="0ed9c341"/>
    </style:style>
    <style:style style:name="T2055" style:family="text">
      <style:text-properties style:text-underline-style="none" fo:font-weight="normal" officeooo:rsid="02c8379b" style:font-weight-asian="normal" style:font-weight-complex="normal"/>
    </style:style>
    <style:style style:name="T2056" style:family="text">
      <style:text-properties style:text-underline-style="none" fo:font-weight="normal" officeooo:rsid="02c8e6f0" style:font-weight-asian="normal" style:font-weight-complex="normal"/>
    </style:style>
    <style:style style:name="T2057" style:family="text">
      <style:text-properties style:text-underline-style="none" fo:font-weight="normal" officeooo:rsid="0edb1475" style:font-weight-asian="normal" style:font-weight-complex="normal"/>
    </style:style>
    <style:style style:name="T2058" style:family="text">
      <style:text-properties style:text-underline-style="none" fo:font-weight="normal" officeooo:rsid="0edb3d49" style:font-weight-asian="normal" style:font-weight-complex="normal"/>
    </style:style>
    <style:style style:name="T2059" style:family="text">
      <style:text-properties style:text-underline-style="none" fo:font-weight="normal" officeooo:rsid="0eec2d2d" style:font-weight-asian="normal" style:font-weight-complex="normal"/>
    </style:style>
    <style:style style:name="T2060" style:family="text">
      <style:text-properties officeooo:rsid="0ee12ae4"/>
    </style:style>
    <style:style style:name="T2061" style:family="text">
      <style:text-properties officeooo:rsid="0ee1d976"/>
    </style:style>
    <style:style style:name="T2062" style:family="text">
      <style:text-properties officeooo:rsid="0ee2a768"/>
    </style:style>
    <style:style style:name="T2063" style:family="text">
      <style:text-properties officeooo:rsid="0ee3e42c"/>
    </style:style>
    <style:style style:name="T2064" style:family="text">
      <style:text-properties officeooo:rsid="0ee5d4dd"/>
    </style:style>
    <style:style style:name="T2065" style:family="text">
      <style:text-properties officeooo:rsid="0ee5faad"/>
    </style:style>
    <style:style style:name="T2066" style:family="text">
      <style:text-properties officeooo:rsid="0ee6aae2"/>
    </style:style>
    <style:style style:name="T2067" style:family="text">
      <style:text-properties officeooo:rsid="0eea9b13"/>
    </style:style>
    <style:style style:name="T2068" style:family="text">
      <style:text-properties officeooo:rsid="0eee1890"/>
    </style:style>
    <style:style style:name="T2069" style:family="text">
      <style:text-properties officeooo:rsid="0eef2760"/>
    </style:style>
    <style:style style:name="T2070" style:family="text">
      <style:text-properties officeooo:rsid="0ef39c26"/>
    </style:style>
    <style:style style:name="T2071" style:family="text">
      <style:text-properties officeooo:rsid="0ef3ceea"/>
    </style:style>
    <style:style style:name="T2072" style:family="text">
      <style:text-properties officeooo:rsid="0ef57d06"/>
    </style:style>
    <style:style style:name="T2073" style:family="text">
      <style:text-properties officeooo:rsid="0ef9ee7e"/>
    </style:style>
    <style:style style:name="T2074" style:family="text">
      <style:text-properties officeooo:rsid="0efa7ac9"/>
    </style:style>
    <style:style style:name="T2075" style:family="text">
      <style:text-properties officeooo:rsid="0efb15d6"/>
    </style:style>
    <style:style style:name="T2076" style:family="text">
      <style:text-properties officeooo:rsid="0efbe855"/>
    </style:style>
    <style:style style:name="T2077" style:family="text">
      <style:text-properties officeooo:rsid="0efc05a7"/>
    </style:style>
    <style:style style:name="T2078" style:family="text">
      <style:text-properties officeooo:rsid="0efd9845"/>
    </style:style>
    <style:style style:name="T2079" style:family="text">
      <style:text-properties officeooo:rsid="0efddd76"/>
    </style:style>
    <style:style style:name="T2080" style:family="text">
      <style:text-properties officeooo:rsid="0efee11b"/>
    </style:style>
    <style:style style:name="T2081" style:family="text">
      <style:text-properties officeooo:rsid="0f0251c2"/>
    </style:style>
    <style:style style:name="T2082" style:family="text">
      <style:text-properties officeooo:rsid="0f02acab"/>
    </style:style>
    <style:style style:name="T2083" style:family="text">
      <style:text-properties officeooo:rsid="0f047641"/>
    </style:style>
    <style:style style:name="T2084" style:family="text">
      <style:text-properties officeooo:rsid="0f066f33"/>
    </style:style>
    <style:style style:name="T2085" style:family="text">
      <style:text-properties officeooo:rsid="0f06f1b5"/>
    </style:style>
    <style:style style:name="T2086" style:family="text">
      <style:text-properties officeooo:rsid="0f0807f0"/>
    </style:style>
    <style:style style:name="T2087" style:family="text">
      <style:text-properties officeooo:rsid="0f0a8c2c"/>
    </style:style>
    <style:style style:name="T2088" style:family="text">
      <style:text-properties officeooo:rsid="0f0b6529"/>
    </style:style>
    <style:style style:name="T2089" style:family="text">
      <style:text-properties officeooo:rsid="0f10dc1d"/>
    </style:style>
    <style:style style:name="T2090" style:family="text">
      <style:text-properties officeooo:rsid="0f12b5b0"/>
    </style:style>
    <style:style style:name="T2091" style:family="text">
      <style:text-properties officeooo:rsid="0f149df0"/>
    </style:style>
    <style:style style:name="T2092" style:family="text">
      <style:text-properties officeooo:rsid="0f15fc9d"/>
    </style:style>
    <style:style style:name="T2093" style:family="text">
      <style:text-properties officeooo:rsid="0f17ebd9"/>
    </style:style>
    <style:style style:name="T2094" style:family="text">
      <style:text-properties officeooo:rsid="0f1972be"/>
    </style:style>
    <style:style style:name="T2095" style:family="text">
      <style:text-properties officeooo:rsid="0f1be8a2"/>
    </style:style>
    <style:style style:name="T2096" style:family="text">
      <style:text-properties officeooo:rsid="0f1d090a"/>
    </style:style>
    <style:style style:name="T2097" style:family="text">
      <style:text-properties officeooo:rsid="0f1d6d44"/>
    </style:style>
    <style:style style:name="T2098" style:family="text">
      <style:text-properties officeooo:rsid="0f1dde91"/>
    </style:style>
    <style:style style:name="T2099" style:family="text">
      <style:text-properties officeooo:rsid="0f20f1cb"/>
    </style:style>
    <style:style style:name="T2100" style:family="text">
      <style:text-properties officeooo:rsid="0f21168c"/>
    </style:style>
    <style:style style:name="T2101" style:family="text">
      <style:text-properties officeooo:rsid="0f22a05f"/>
    </style:style>
    <style:style style:name="T2102" style:family="text">
      <style:text-properties officeooo:rsid="0f24b09c"/>
    </style:style>
    <style:style style:name="T2103" style:family="text">
      <style:text-properties officeooo:rsid="0f280b75"/>
    </style:style>
    <style:style style:name="T2104" style:family="text">
      <style:text-properties officeooo:rsid="0f28173f"/>
    </style:style>
    <style:style style:name="T2105" style:family="text">
      <style:text-properties officeooo:rsid="0f298066"/>
    </style:style>
    <style:style style:name="T2106" style:family="text">
      <style:text-properties officeooo:rsid="0f2b6fdb"/>
    </style:style>
    <style:style style:name="T2107" style:family="text">
      <style:text-properties officeooo:rsid="0f2b7b44"/>
    </style:style>
    <style:style style:name="T2108" style:family="text">
      <style:text-properties officeooo:rsid="0f2d3619"/>
    </style:style>
    <style:style style:name="T2109" style:family="text">
      <style:text-properties officeooo:rsid="0f2e0654"/>
    </style:style>
    <style:style style:name="T2110" style:family="text">
      <style:text-properties officeooo:rsid="0f31a291"/>
    </style:style>
    <style:style style:name="T2111" style:family="text">
      <style:text-properties officeooo:rsid="0f33143f"/>
    </style:style>
    <style:style style:name="T2112" style:family="text">
      <style:text-properties officeooo:rsid="0f3508ae"/>
    </style:style>
    <style:style style:name="T2113" style:family="text">
      <style:text-properties officeooo:rsid="0f3602c0"/>
    </style:style>
    <style:style style:name="T2114" style:family="text">
      <style:text-properties officeooo:rsid="0f37132e"/>
    </style:style>
    <style:style style:name="T2115" style:family="text">
      <style:text-properties officeooo:rsid="0f37ca49"/>
    </style:style>
    <style:style style:name="T2116" style:family="text">
      <style:text-properties officeooo:rsid="0f3a1f1f"/>
    </style:style>
    <style:style style:name="T2117" style:family="text">
      <style:text-properties officeooo:rsid="0f3b6d3c"/>
    </style:style>
    <style:style style:name="T2118" style:family="text">
      <style:text-properties officeooo:rsid="0f3d0924"/>
    </style:style>
    <style:style style:name="T2119" style:family="text">
      <style:text-properties officeooo:rsid="0f3d461d"/>
    </style:style>
    <style:style style:name="T2120" style:family="text">
      <style:text-properties officeooo:rsid="0f3f01ba"/>
    </style:style>
    <style:style style:name="T2121" style:family="text">
      <style:text-properties officeooo:rsid="0f3f5fc5"/>
    </style:style>
    <style:style style:name="T2122" style:family="text">
      <style:text-properties officeooo:rsid="0f40ea17"/>
    </style:style>
    <style:style style:name="T2123" style:family="text">
      <style:text-properties officeooo:rsid="0f4174fb"/>
    </style:style>
    <style:style style:name="T2124" style:family="text">
      <style:text-properties officeooo:rsid="0f42f9c2"/>
    </style:style>
    <style:style style:name="T2125" style:family="text">
      <style:text-properties officeooo:rsid="0f4420bb"/>
    </style:style>
    <style:style style:name="T2126" style:family="text">
      <style:text-properties officeooo:rsid="0f44f39c"/>
    </style:style>
    <style:style style:name="T2127" style:family="text">
      <style:text-properties officeooo:rsid="0f465e86"/>
    </style:style>
    <style:style style:name="T2128" style:family="text">
      <style:text-properties officeooo:rsid="0f478f67"/>
    </style:style>
    <style:style style:name="T2129" style:family="text">
      <style:text-properties officeooo:rsid="0f486b8e"/>
    </style:style>
    <style:style style:name="T2130" style:family="text">
      <style:text-properties officeooo:rsid="0f4aebd8"/>
    </style:style>
    <style:style style:name="T2131" style:family="text">
      <style:text-properties officeooo:rsid="0f4c6fc7"/>
    </style:style>
    <style:style style:name="T2132" style:family="text">
      <style:text-properties officeooo:rsid="0f4d62c9"/>
    </style:style>
    <style:style style:name="T2133" style:family="text">
      <style:text-properties officeooo:rsid="0f4ef284"/>
    </style:style>
    <style:style style:name="T2134" style:family="text">
      <style:text-properties officeooo:rsid="0f4f5642"/>
    </style:style>
    <style:style style:name="T2135" style:family="text">
      <style:text-properties officeooo:rsid="0f53e270"/>
    </style:style>
    <style:style style:name="T2136" style:family="text">
      <style:text-properties officeooo:rsid="0f56b3a5"/>
    </style:style>
    <style:style style:name="T2137" style:family="text">
      <style:text-properties officeooo:rsid="0f586d62"/>
    </style:style>
    <style:style style:name="T2138" style:family="text">
      <style:text-properties officeooo:rsid="0f595d84"/>
    </style:style>
    <style:style style:name="T2139" style:family="text">
      <style:text-properties officeooo:rsid="0f5b8e02"/>
    </style:style>
    <style:style style:name="T2140" style:family="text">
      <style:text-properties officeooo:rsid="0f5d7a82"/>
    </style:style>
    <style:style style:name="T2141" style:family="text">
      <style:text-properties officeooo:rsid="0f5f5c13"/>
    </style:style>
    <style:style style:name="T2142" style:family="text">
      <style:text-properties officeooo:rsid="0f602f72"/>
    </style:style>
    <style:style style:name="T2143" style:family="text">
      <style:text-properties officeooo:rsid="0f618921"/>
    </style:style>
    <style:style style:name="T2144" style:family="text">
      <style:text-properties officeooo:rsid="0f65e18a"/>
    </style:style>
    <style:style style:name="T2145" style:family="text">
      <style:text-properties officeooo:rsid="0f6ab912"/>
    </style:style>
    <style:style style:name="T2146" style:family="text">
      <style:text-properties officeooo:rsid="0f6e03c4"/>
    </style:style>
    <style:style style:name="T2147" style:family="text">
      <style:text-properties officeooo:rsid="0f6fc32c"/>
    </style:style>
    <style:style style:name="T2148" style:family="text">
      <style:text-properties officeooo:rsid="0f714913"/>
    </style:style>
    <style:style style:name="T2149" style:family="text">
      <style:text-properties officeooo:rsid="0f73251f"/>
    </style:style>
    <style:style style:name="T2150" style:family="text">
      <style:text-properties officeooo:rsid="0f74f98d"/>
    </style:style>
    <style:style style:name="T2151" style:family="text">
      <style:text-properties officeooo:rsid="0f76c0b8"/>
    </style:style>
    <style:style style:name="T2152" style:family="text">
      <style:text-properties officeooo:rsid="0f793c29"/>
    </style:style>
    <style:style style:name="T2153" style:family="text">
      <style:text-properties officeooo:rsid="0f79b1cc"/>
    </style:style>
    <style:style style:name="T2154" style:family="text">
      <style:text-properties officeooo:rsid="0f7abc3c"/>
    </style:style>
    <style:style style:name="T2155" style:family="text">
      <style:text-properties officeooo:rsid="0f7cc1a1"/>
    </style:style>
    <style:style style:name="T2156" style:family="text">
      <style:text-properties officeooo:rsid="0f7d0cc1"/>
    </style:style>
    <style:style style:name="T2157" style:family="text">
      <style:text-properties officeooo:rsid="0f7d3722"/>
    </style:style>
    <style:style style:name="T2158" style:family="text">
      <style:text-properties officeooo:rsid="0f7d536a"/>
    </style:style>
    <style:style style:name="T2159" style:family="text">
      <style:text-properties officeooo:rsid="0f7e1213"/>
    </style:style>
    <style:style style:name="T2160" style:family="text">
      <style:text-properties officeooo:rsid="0f7f4ef6"/>
    </style:style>
    <style:style style:name="T2161" style:family="text">
      <style:text-properties officeooo:rsid="0f80a8e9"/>
    </style:style>
    <style:style style:name="T2162" style:family="text">
      <style:text-properties officeooo:rsid="0f815945"/>
    </style:style>
    <style:style style:name="T2163" style:family="text">
      <style:text-properties officeooo:rsid="0f81dcee"/>
    </style:style>
    <style:style style:name="T2164" style:family="text">
      <style:text-properties officeooo:rsid="0f830844"/>
    </style:style>
    <style:style style:name="T2165" style:family="text">
      <style:text-properties officeooo:rsid="0f83d6de"/>
    </style:style>
    <style:style style:name="T2166" style:family="text">
      <style:text-properties officeooo:rsid="0f85d18e"/>
    </style:style>
    <style:style style:name="T2167" style:family="text">
      <style:text-properties officeooo:rsid="0f874927"/>
    </style:style>
    <style:style style:name="T2168" style:family="text">
      <style:text-properties officeooo:rsid="0f88637e"/>
    </style:style>
    <style:style style:name="T2169" style:family="text">
      <style:text-properties officeooo:rsid="0f8941d3"/>
    </style:style>
    <style:style style:name="T2170" style:family="text">
      <style:text-properties officeooo:rsid="0f8af1d7"/>
    </style:style>
    <style:style style:name="T2171" style:family="text">
      <style:text-properties officeooo:rsid="0f8de164"/>
    </style:style>
    <style:style style:name="T2172" style:family="text">
      <style:text-properties officeooo:rsid="0f8f8b67"/>
    </style:style>
    <style:style style:name="T2173" style:family="text">
      <style:text-properties officeooo:rsid="0f90bc3b"/>
    </style:style>
    <style:style style:name="T2174" style:family="text">
      <style:text-properties officeooo:rsid="0f928d76"/>
    </style:style>
    <style:style style:name="T2175" style:family="text">
      <style:text-properties officeooo:rsid="0f92bb11"/>
    </style:style>
    <style:style style:name="T2176" style:family="text">
      <style:text-properties officeooo:rsid="0f94aa56"/>
    </style:style>
    <style:style style:name="T2177" style:family="text">
      <style:text-properties officeooo:rsid="0f95dc41"/>
    </style:style>
    <style:style style:name="T2178" style:family="text">
      <style:text-properties officeooo:rsid="0f9641c7"/>
    </style:style>
    <style:style style:name="T2179" style:family="text">
      <style:text-properties officeooo:rsid="0f971418"/>
    </style:style>
    <style:style style:name="T2180" style:family="text">
      <style:text-properties officeooo:rsid="0f981f03"/>
    </style:style>
    <style:style style:name="T2181" style:family="text">
      <style:text-properties officeooo:rsid="0f98962b"/>
    </style:style>
    <style:style style:name="T2182" style:family="text">
      <style:text-properties officeooo:rsid="0f99d02b"/>
    </style:style>
    <style:style style:name="T2183" style:family="text">
      <style:text-properties officeooo:rsid="0f9b2e4c"/>
    </style:style>
    <style:style style:name="T2184" style:family="text">
      <style:text-properties officeooo:rsid="0f9bca58"/>
    </style:style>
    <style:style style:name="T2185" style:family="text">
      <style:text-properties officeooo:rsid="0f9d4aea"/>
    </style:style>
    <style:style style:name="T2186" style:family="text">
      <style:text-properties officeooo:rsid="0f9e19bb"/>
    </style:style>
    <style:style style:name="T2187" style:family="text">
      <style:text-properties officeooo:rsid="0fa3a534"/>
    </style:style>
    <style:style style:name="T2188" style:family="text">
      <style:text-properties officeooo:rsid="0fa3aaa9"/>
    </style:style>
    <style:style style:name="T2189" style:family="text">
      <style:text-properties officeooo:rsid="0fa43421"/>
    </style:style>
    <style:style style:name="T2190" style:family="text">
      <style:text-properties officeooo:rsid="0fa51b36"/>
    </style:style>
    <style:style style:name="T2191" style:family="text">
      <style:text-properties officeooo:rsid="0fa6f020"/>
    </style:style>
    <style:style style:name="T2192" style:family="text">
      <style:text-properties officeooo:rsid="01d09439"/>
    </style:style>
    <style:style style:name="T2193" style:family="text">
      <style:text-properties officeooo:rsid="0fa88a40"/>
    </style:style>
    <style:style style:name="T2194" style:family="text">
      <style:text-properties officeooo:rsid="0fa95b86"/>
    </style:style>
    <style:style style:name="T2195" style:family="text">
      <style:text-properties officeooo:rsid="0faac2e6"/>
    </style:style>
    <style:style style:name="T2196" style:family="text">
      <style:text-properties officeooo:rsid="0facdb71"/>
    </style:style>
    <style:style style:name="T2197" style:family="text">
      <style:text-properties officeooo:rsid="0faea37e"/>
    </style:style>
    <style:style style:name="T2198" style:family="text">
      <style:text-properties officeooo:rsid="0fafbd73"/>
    </style:style>
    <style:style style:name="T2199" style:family="text">
      <style:text-properties officeooo:rsid="0fb15cfa"/>
    </style:style>
    <style:style style:name="T2200" style:family="text">
      <style:text-properties officeooo:rsid="0fb1acfa"/>
    </style:style>
    <style:style style:name="T2201" style:family="text">
      <style:text-properties officeooo:rsid="02c8379b"/>
    </style:style>
    <style:style style:name="T2202" style:family="text">
      <style:text-properties officeooo:rsid="02c8e6f0"/>
    </style:style>
    <style:style style:name="T2203" style:family="text">
      <style:text-properties officeooo:rsid="0fb2926b"/>
    </style:style>
    <style:style style:name="T2204" style:family="text">
      <style:text-properties officeooo:rsid="0fb4a1c9"/>
    </style:style>
    <style:style style:name="T2205" style:family="text">
      <style:text-properties officeooo:rsid="0fb5dbf6"/>
    </style:style>
    <style:style style:name="T2206" style:family="text">
      <style:text-properties officeooo:rsid="0fb637dd"/>
    </style:style>
    <style:style style:name="T2207" style:family="text">
      <style:text-properties officeooo:rsid="0fba1d5b"/>
    </style:style>
    <style:style style:name="T2208" style:family="text">
      <style:text-properties officeooo:rsid="0fba5e7f"/>
    </style:style>
    <style:style style:name="T2209" style:family="text">
      <style:text-properties officeooo:rsid="0fbc32c5"/>
    </style:style>
    <style:style style:name="T2210" style:family="text">
      <style:text-properties officeooo:rsid="0fbd0c96"/>
    </style:style>
    <style:style style:name="T2211" style:family="text">
      <style:text-properties officeooo:rsid="0fbe2fc0"/>
    </style:style>
    <style:style style:name="T2212" style:family="text">
      <style:text-properties officeooo:rsid="0fc026d0"/>
    </style:style>
    <style:style style:name="T2213" style:family="text">
      <style:text-properties officeooo:rsid="0fc1adec"/>
    </style:style>
    <style:style style:name="T2214" style:family="text">
      <style:text-properties officeooo:rsid="0fc320be"/>
    </style:style>
    <style:style style:name="T2215" style:family="text">
      <style:text-properties officeooo:rsid="0fc3cda6"/>
    </style:style>
    <style:style style:name="T2216" style:family="text">
      <style:text-properties officeooo:rsid="0fc3ed3a"/>
    </style:style>
    <style:style style:name="T2217" style:family="text">
      <style:text-properties officeooo:rsid="0fc6100c"/>
    </style:style>
    <style:style style:name="T2218" style:family="text">
      <style:text-properties officeooo:rsid="0fc83ea3"/>
    </style:style>
    <style:style style:name="T2219" style:family="text">
      <style:text-properties officeooo:rsid="0fc9e9a3"/>
    </style:style>
    <style:style style:name="T2220" style:family="text">
      <style:text-properties officeooo:rsid="0fcbce1f"/>
    </style:style>
    <style:style style:name="T2221" style:family="text">
      <style:text-properties officeooo:rsid="0fcdc1bc"/>
    </style:style>
    <style:style style:name="T2222" style:family="text">
      <style:text-properties officeooo:rsid="0fe6cc00"/>
    </style:style>
    <style:style style:name="T2223" style:family="text">
      <style:text-properties officeooo:rsid="0fe87ad3"/>
    </style:style>
    <style:style style:name="T2224" style:family="text">
      <style:text-properties officeooo:rsid="0fe88808"/>
    </style:style>
    <style:style style:name="T2225" style:family="text">
      <style:text-properties officeooo:rsid="0fe9276e"/>
    </style:style>
    <style:style style:name="T2226" style:family="text">
      <style:text-properties officeooo:rsid="0fe982b7"/>
    </style:style>
    <style:style style:name="T2227" style:family="text">
      <style:text-properties officeooo:rsid="0feb5ac1"/>
    </style:style>
    <style:style style:name="T2228" style:family="text">
      <style:text-properties officeooo:rsid="0febafbe"/>
    </style:style>
    <style:style style:name="T2229" style:family="text">
      <style:text-properties officeooo:rsid="0fecb7f2"/>
    </style:style>
    <style:style style:name="T2230" style:family="text">
      <style:text-properties officeooo:rsid="0fedaea9"/>
    </style:style>
    <style:style style:name="T2231" style:family="text">
      <style:text-properties officeooo:rsid="0fee831d"/>
    </style:style>
    <style:style style:name="T2232" style:family="text">
      <style:text-properties officeooo:rsid="0ff04935"/>
    </style:style>
    <style:style style:name="T2233" style:family="text">
      <style:text-properties officeooo:rsid="0ff1903f"/>
    </style:style>
    <style:style style:name="T2234" style:family="text">
      <style:text-properties officeooo:rsid="0ff2483b"/>
    </style:style>
    <style:style style:name="T2235" style:family="text">
      <style:text-properties officeooo:rsid="0ff46512"/>
    </style:style>
    <style:style style:name="T2236" style:family="text">
      <style:text-properties officeooo:rsid="0ffbd936"/>
    </style:style>
    <style:style style:name="T2237" style:family="text">
      <style:text-properties officeooo:rsid="0ffd518a"/>
    </style:style>
    <style:style style:name="T2238" style:family="text">
      <style:text-properties officeooo:rsid="0fff3eac"/>
    </style:style>
    <style:style style:name="T2239" style:family="text">
      <style:text-properties officeooo:rsid="1000e4d9"/>
    </style:style>
    <style:style style:name="T2240" style:family="text">
      <style:text-properties officeooo:rsid="1001a350"/>
    </style:style>
    <style:style style:name="T2241" style:family="text">
      <style:text-properties officeooo:rsid="10035b76"/>
    </style:style>
    <style:style style:name="T2242" style:family="text">
      <style:text-properties officeooo:rsid="1003efd6"/>
    </style:style>
    <style:style style:name="T2243" style:family="text">
      <style:text-properties officeooo:rsid="10057ed8"/>
    </style:style>
    <style:style style:name="T2244" style:family="text">
      <style:text-properties officeooo:rsid="1006698d"/>
    </style:style>
    <style:style style:name="T2245" style:family="text">
      <style:text-properties officeooo:rsid="10072be5"/>
    </style:style>
    <style:style style:name="T2246" style:family="text">
      <style:text-properties officeooo:rsid="1008907f"/>
    </style:style>
    <style:style style:name="T2247" style:family="text">
      <style:text-properties officeooo:rsid="100a228f"/>
    </style:style>
    <style:style style:name="T2248" style:family="text">
      <style:text-properties officeooo:rsid="100ad80b"/>
    </style:style>
    <style:style style:name="T2249" style:family="text">
      <style:text-properties officeooo:rsid="100c4cff"/>
    </style:style>
    <style:style style:name="T2250" style:family="text">
      <style:text-properties officeooo:rsid="100d48ea"/>
    </style:style>
    <style:style style:name="T2251" style:family="text">
      <style:text-properties officeooo:rsid="100ed4bb"/>
    </style:style>
    <style:style style:name="T2252" style:family="text">
      <style:text-properties officeooo:rsid="100edcb5"/>
    </style:style>
    <style:style style:name="T2253" style:family="text">
      <style:text-properties officeooo:rsid="100f9ea7"/>
    </style:style>
    <style:style style:name="T2254" style:family="text">
      <style:text-properties officeooo:rsid="101023cb"/>
    </style:style>
    <style:style style:name="T2255" style:family="text">
      <style:text-properties officeooo:rsid="101086a6"/>
    </style:style>
    <style:style style:name="T2256" style:family="text">
      <style:text-properties officeooo:rsid="1010a556"/>
    </style:style>
    <style:style style:name="T2257" style:family="text">
      <style:text-properties officeooo:rsid="101120ca"/>
    </style:style>
    <style:style style:name="T2258" style:family="text">
      <style:text-properties officeooo:rsid="10115a91"/>
    </style:style>
    <style:style style:name="T2259" style:family="text">
      <style:text-properties officeooo:rsid="10134ce9"/>
    </style:style>
    <style:style style:name="T2260" style:family="text">
      <style:text-properties officeooo:rsid="101437ae"/>
    </style:style>
    <style:style style:name="T2261" style:family="text">
      <style:text-properties officeooo:rsid="1014e447"/>
    </style:style>
    <style:style style:name="T2262" style:family="text">
      <style:text-properties officeooo:rsid="1015de53"/>
    </style:style>
    <style:style style:name="T2263" style:family="text">
      <style:text-properties officeooo:rsid="1016812b"/>
    </style:style>
    <style:style style:name="T2264" style:family="text">
      <style:text-properties officeooo:rsid="10182a2c"/>
    </style:style>
    <style:style style:name="T2265" style:family="text">
      <style:text-properties officeooo:rsid="1018b7cc"/>
    </style:style>
    <style:style style:name="T2266" style:family="text">
      <style:text-properties officeooo:rsid="101a71db"/>
    </style:style>
    <style:style style:name="T2267" style:family="text">
      <style:text-properties officeooo:rsid="101c5680"/>
    </style:style>
    <style:style style:name="T2268" style:family="text">
      <style:text-properties officeooo:rsid="101d8267"/>
    </style:style>
    <style:style style:name="T2269" style:family="text">
      <style:text-properties officeooo:rsid="101ea500"/>
    </style:style>
    <style:style style:name="T2270" style:family="text">
      <style:text-properties officeooo:rsid="10205ec5"/>
    </style:style>
    <style:style style:name="T2271" style:family="text">
      <style:text-properties officeooo:rsid="10223cb6"/>
    </style:style>
    <style:style style:name="T2272" style:family="text">
      <style:text-properties officeooo:rsid="1026c585"/>
    </style:style>
    <style:style style:name="T2273" style:family="text">
      <style:text-properties officeooo:rsid="10286c02"/>
    </style:style>
    <style:style style:name="T2274" style:family="text">
      <style:text-properties officeooo:rsid="102929d3"/>
    </style:style>
    <style:style style:name="T2275" style:family="text">
      <style:text-properties officeooo:rsid="10298903"/>
    </style:style>
    <style:style style:name="T2276" style:family="text">
      <style:text-properties officeooo:rsid="10376e32"/>
    </style:style>
    <style:style style:name="T2277" style:family="text">
      <style:text-properties officeooo:rsid="1039aba4"/>
    </style:style>
    <style:style style:name="T2278" style:family="text">
      <style:text-properties officeooo:rsid="1039c509"/>
    </style:style>
    <style:style style:name="T2279" style:family="text">
      <style:text-properties officeooo:rsid="103bcc47"/>
    </style:style>
    <style:style style:name="T2280" style:family="text">
      <style:text-properties officeooo:rsid="103c9c5f"/>
    </style:style>
    <style:style style:name="T2281" style:family="text">
      <style:text-properties officeooo:rsid="103d1ee4"/>
    </style:style>
    <style:style style:name="T2282" style:family="text">
      <style:text-properties officeooo:rsid="103d8918"/>
    </style:style>
    <style:style style:name="T2283" style:family="text">
      <style:text-properties officeooo:rsid="103e6086"/>
    </style:style>
    <style:style style:name="T2284" style:family="text">
      <style:text-properties officeooo:rsid="103f3fab"/>
    </style:style>
    <style:style style:name="T2285" style:family="text">
      <style:text-properties officeooo:rsid="1040f74c"/>
    </style:style>
    <style:style style:name="T2286" style:family="text">
      <style:text-properties officeooo:rsid="10412b54"/>
    </style:style>
    <style:style style:name="T2287" style:family="text">
      <style:text-properties officeooo:rsid="1041f84a"/>
    </style:style>
    <style:style style:name="T2288" style:family="text">
      <style:text-properties officeooo:rsid="1049034f"/>
    </style:style>
    <style:style style:name="T2289" style:family="text">
      <style:text-properties officeooo:rsid="1056547b"/>
    </style:style>
    <style:style style:name="T2290" style:family="text">
      <style:text-properties officeooo:rsid="1056d81f"/>
    </style:style>
    <style:style style:name="T2291" style:family="text">
      <style:text-properties officeooo:rsid="105b5ce5"/>
    </style:style>
    <style:style style:name="T2292" style:family="text">
      <style:text-properties officeooo:rsid="105d045c"/>
    </style:style>
    <style:style style:name="T2293" style:family="text">
      <style:text-properties officeooo:rsid="105deb62"/>
    </style:style>
    <style:style style:name="T2294" style:family="text">
      <style:text-properties officeooo:rsid="105fd0f0"/>
    </style:style>
    <style:style style:name="T2295" style:family="text">
      <style:text-properties officeooo:rsid="10616c64"/>
    </style:style>
    <style:style style:name="T2296" style:family="text">
      <style:text-properties officeooo:rsid="1061eb4e"/>
    </style:style>
    <style:style style:name="T2297" style:family="text">
      <style:text-properties officeooo:rsid="10659917"/>
    </style:style>
    <style:style style:name="T2298" style:family="text">
      <style:text-properties officeooo:rsid="106a062d"/>
    </style:style>
    <style:style style:name="T2299" style:family="text">
      <style:text-properties officeooo:rsid="106e957e"/>
    </style:style>
    <style:style style:name="T2300" style:family="text">
      <style:text-properties officeooo:rsid="1070e113"/>
    </style:style>
    <style:style style:name="T2301" style:family="text">
      <style:text-properties officeooo:rsid="107297f0"/>
    </style:style>
    <style:style style:name="T2302" style:family="text">
      <style:text-properties officeooo:rsid="1076b240"/>
    </style:style>
    <style:style style:name="T2303" style:family="text">
      <style:text-properties officeooo:rsid="1076c732"/>
    </style:style>
    <style:style style:name="T2304" style:family="text">
      <style:text-properties officeooo:rsid="1079744f"/>
    </style:style>
    <style:style style:name="T2305" style:family="text">
      <style:text-properties officeooo:rsid="107c5459"/>
    </style:style>
    <style:style style:name="T2306" style:family="text">
      <style:text-properties officeooo:rsid="107e4ae5"/>
    </style:style>
    <style:style style:name="T2307" style:family="text">
      <style:text-properties officeooo:rsid="107e982d"/>
    </style:style>
    <style:style style:name="T2308" style:family="text">
      <style:text-properties officeooo:rsid="107ef292"/>
    </style:style>
    <style:style style:name="T2309" style:family="text">
      <style:text-properties officeooo:rsid="10807b17"/>
    </style:style>
    <style:style style:name="T2310" style:family="text">
      <style:text-properties officeooo:rsid="1082b01a"/>
    </style:style>
    <style:style style:name="T2311" style:family="text">
      <style:text-properties officeooo:rsid="1084f6fb"/>
    </style:style>
    <style:style style:name="T2312" style:family="text">
      <style:text-properties officeooo:rsid="10860d35"/>
    </style:style>
    <style:style style:name="T2313" style:family="text">
      <style:text-properties officeooo:rsid="108793f0"/>
    </style:style>
    <style:style style:name="T2314" style:family="text">
      <style:text-properties officeooo:rsid="10882ac6"/>
    </style:style>
    <style:style style:name="T2315" style:family="text">
      <style:text-properties officeooo:rsid="108c54d1"/>
    </style:style>
    <style:style style:name="T2316" style:family="text">
      <style:text-properties officeooo:rsid="108d7ab8"/>
    </style:style>
    <style:style style:name="T2317" style:family="text">
      <style:text-properties officeooo:rsid="108df179"/>
    </style:style>
    <style:style style:name="T2318" style:family="text">
      <style:text-properties officeooo:rsid="108edfd5"/>
    </style:style>
    <style:style style:name="T2319" style:family="text">
      <style:text-properties officeooo:rsid="10901124"/>
    </style:style>
    <style:style style:name="T2320" style:family="text">
      <style:text-properties officeooo:rsid="1091bb8f"/>
    </style:style>
    <style:style style:name="T2321" style:family="text">
      <style:text-properties officeooo:rsid="1091fefe"/>
    </style:style>
    <style:style style:name="T2322" style:family="text">
      <style:text-properties officeooo:rsid="10930ebf"/>
    </style:style>
    <style:style style:name="T2323" style:family="text">
      <style:text-properties officeooo:rsid="10947d56"/>
    </style:style>
    <style:style style:name="T2324" style:family="text">
      <style:text-properties officeooo:rsid="1095f355"/>
    </style:style>
    <style:style style:name="T2325" style:family="text">
      <style:text-properties officeooo:rsid="1097e076"/>
    </style:style>
    <style:style style:name="T2326" style:family="text">
      <style:text-properties officeooo:rsid="1098e6b6"/>
    </style:style>
    <style:style style:name="T2327" style:family="text">
      <style:text-properties officeooo:rsid="109c98a3"/>
    </style:style>
    <style:style style:name="T2328" style:family="text">
      <style:text-properties officeooo:rsid="109e8d10"/>
    </style:style>
    <style:style style:name="T2329" style:family="text">
      <style:text-properties officeooo:rsid="109e9284"/>
    </style:style>
    <style:style style:name="T2330" style:family="text">
      <style:text-properties officeooo:rsid="109eb0fa"/>
    </style:style>
    <style:style style:name="T2331" style:family="text">
      <style:text-properties officeooo:rsid="10a0671d"/>
    </style:style>
    <style:style style:name="T2332" style:family="text">
      <style:text-properties officeooo:rsid="10a1d3bd"/>
    </style:style>
    <style:style style:name="T2333" style:family="text">
      <style:text-properties officeooo:rsid="10a59186"/>
    </style:style>
    <style:style style:name="T2334" style:family="text">
      <style:text-properties officeooo:rsid="10a6da5f"/>
    </style:style>
    <style:style style:name="T2335" style:family="text">
      <style:text-properties officeooo:rsid="10a7074b"/>
    </style:style>
    <style:style style:name="T2336" style:family="text">
      <style:text-properties officeooo:rsid="10a8373e"/>
    </style:style>
    <style:style style:name="T2337" style:family="text">
      <style:text-properties officeooo:rsid="10a8b504"/>
    </style:style>
    <style:style style:name="T2338" style:family="text">
      <style:text-properties officeooo:rsid="10aa8549"/>
    </style:style>
    <style:style style:name="T2339" style:family="text">
      <style:text-properties officeooo:rsid="10ad8066"/>
    </style:style>
    <style:style style:name="T2340" style:family="text">
      <style:text-properties officeooo:rsid="03b3b46e"/>
    </style:style>
    <style:style style:name="T2341" style:family="text">
      <style:text-properties officeooo:rsid="10af53ea"/>
    </style:style>
    <style:style style:name="T2342" style:family="text">
      <style:text-properties officeooo:rsid="10b05062"/>
    </style:style>
    <style:style style:name="T2343" style:family="text">
      <style:text-properties officeooo:rsid="10b15333"/>
    </style:style>
    <style:style style:name="T2344" style:family="text">
      <style:text-properties officeooo:rsid="10b2a3d4"/>
    </style:style>
    <style:style style:name="T2345" style:family="text">
      <style:text-properties officeooo:rsid="10b39985"/>
    </style:style>
    <style:style style:name="T2346" style:family="text">
      <style:text-properties officeooo:rsid="10b42493"/>
    </style:style>
    <style:style style:name="T2347" style:family="text">
      <style:text-properties officeooo:rsid="10b5322d"/>
    </style:style>
    <style:style style:name="T2348" style:family="text">
      <style:text-properties officeooo:rsid="10b5c048"/>
    </style:style>
    <style:style style:name="T2349" style:family="text">
      <style:text-properties officeooo:rsid="10b5fa9f"/>
    </style:style>
    <style:style style:name="T2350" style:family="text">
      <style:text-properties officeooo:rsid="10b74305"/>
    </style:style>
    <style:style style:name="T2351" style:family="text">
      <style:text-properties officeooo:rsid="10ba841d"/>
    </style:style>
    <style:style style:name="T2352" style:family="text">
      <style:text-properties officeooo:rsid="10bcb743"/>
    </style:style>
    <style:style style:name="T2353" style:family="text">
      <style:text-properties officeooo:rsid="10be9dd8"/>
    </style:style>
    <style:style style:name="T2354" style:family="text">
      <style:text-properties officeooo:rsid="10bfd843"/>
    </style:style>
    <style:style style:name="T2355" style:family="text">
      <style:text-properties officeooo:rsid="10c1adab"/>
    </style:style>
    <style:style style:name="T2356" style:family="text">
      <style:text-properties officeooo:rsid="10c26e9f"/>
    </style:style>
    <style:style style:name="T2357" style:family="text">
      <style:text-properties officeooo:rsid="10c3b2b7"/>
    </style:style>
    <style:style style:name="T2358" style:family="text">
      <style:text-properties officeooo:rsid="10c43730"/>
    </style:style>
    <style:style style:name="T2359" style:family="text">
      <style:text-properties officeooo:rsid="10c50943"/>
    </style:style>
    <style:style style:name="T2360" style:family="text">
      <style:text-properties officeooo:rsid="10c62260"/>
    </style:style>
    <style:style style:name="T2361" style:family="text">
      <style:text-properties officeooo:rsid="10c6eca7"/>
    </style:style>
    <style:style style:name="T2362" style:family="text">
      <style:text-properties officeooo:rsid="10c890fc"/>
    </style:style>
    <style:style style:name="T2363" style:family="text">
      <style:text-properties officeooo:rsid="10c8c4d6"/>
    </style:style>
    <style:style style:name="T2364" style:family="text">
      <style:text-properties officeooo:rsid="10ca1f4f"/>
    </style:style>
    <style:style style:name="T2365" style:family="text">
      <style:text-properties officeooo:rsid="10cbc257"/>
    </style:style>
    <style:style style:name="T2366" style:family="text">
      <style:text-properties officeooo:rsid="10cbf933"/>
    </style:style>
    <style:style style:name="T2367" style:family="text">
      <style:text-properties officeooo:rsid="10cc9878"/>
    </style:style>
    <style:style style:name="T2368" style:family="text">
      <style:text-properties officeooo:rsid="10cd266f"/>
    </style:style>
    <style:style style:name="T2369" style:family="text">
      <style:text-properties officeooo:rsid="10ce6f97"/>
    </style:style>
    <style:style style:name="T2370" style:family="text">
      <style:text-properties officeooo:rsid="10cef9b7"/>
    </style:style>
    <style:style style:name="T2371" style:family="text">
      <style:text-properties officeooo:rsid="10d022f4"/>
    </style:style>
    <style:style style:name="T2372" style:family="text">
      <style:text-properties officeooo:rsid="10d1af9b"/>
    </style:style>
    <style:style style:name="T2373" style:family="text">
      <style:text-properties officeooo:rsid="10d21ca5"/>
    </style:style>
    <style:style style:name="T2374" style:family="text">
      <style:text-properties officeooo:rsid="10d34ec0"/>
    </style:style>
    <style:style style:name="T2375" style:family="text">
      <style:text-properties officeooo:rsid="10d4abd3"/>
    </style:style>
    <style:style style:name="T2376" style:family="text">
      <style:text-properties officeooo:rsid="10d80f6c"/>
    </style:style>
    <style:style style:name="T2377" style:family="text">
      <style:text-properties officeooo:rsid="10d91a10"/>
    </style:style>
    <style:style style:name="T2378" style:family="text">
      <style:text-properties officeooo:rsid="10db1670"/>
    </style:style>
    <style:style style:name="T2379" style:family="text">
      <style:text-properties officeooo:rsid="10dc8185"/>
    </style:style>
    <style:style style:name="T2380" style:family="text">
      <style:text-properties officeooo:rsid="10dd2c0a"/>
    </style:style>
    <style:style style:name="T2381" style:family="text">
      <style:text-properties officeooo:rsid="10de4bfe"/>
    </style:style>
    <style:style style:name="T2382" style:family="text">
      <style:text-properties officeooo:rsid="10dfa104"/>
    </style:style>
    <style:style style:name="T2383" style:family="text">
      <style:text-properties officeooo:rsid="10e4eddb"/>
    </style:style>
    <style:style style:name="T2384" style:family="text">
      <style:text-properties officeooo:rsid="10e6e4c0"/>
    </style:style>
    <style:style style:name="T2385" style:family="text">
      <style:text-properties officeooo:rsid="10ead1cd"/>
    </style:style>
    <style:style style:name="T2386" style:family="text">
      <style:text-properties officeooo:rsid="10ec3874"/>
    </style:style>
    <style:style style:name="T2387" style:family="text">
      <style:text-properties officeooo:rsid="10edb8df"/>
    </style:style>
    <style:style style:name="T2388" style:family="text">
      <style:text-properties officeooo:rsid="10ef26e7"/>
    </style:style>
    <style:style style:name="T2389" style:family="text">
      <style:text-properties officeooo:rsid="10f0e3a9"/>
    </style:style>
    <style:style style:name="T2390" style:family="text">
      <style:text-properties officeooo:rsid="10f1436b"/>
    </style:style>
    <style:style style:name="T2391" style:family="text">
      <style:text-properties officeooo:rsid="10f3103f"/>
    </style:style>
    <style:style style:name="T2392" style:family="text">
      <style:text-properties officeooo:rsid="10f34612"/>
    </style:style>
    <style:style style:name="T2393" style:family="text">
      <style:text-properties officeooo:rsid="10f52458"/>
    </style:style>
    <style:style style:name="T2394" style:family="text">
      <style:text-properties officeooo:rsid="10f77756"/>
    </style:style>
    <style:style style:name="T2395" style:family="text">
      <style:text-properties officeooo:rsid="10f92cd0"/>
    </style:style>
    <style:style style:name="T2396" style:family="text">
      <style:text-properties officeooo:rsid="10fc0c11"/>
    </style:style>
    <style:style style:name="T2397" style:family="text">
      <style:text-properties officeooo:rsid="10fd5e61"/>
    </style:style>
    <style:style style:name="T2398" style:family="text">
      <style:text-properties officeooo:rsid="10fea315"/>
    </style:style>
    <style:style style:name="T2399" style:family="text">
      <style:text-properties officeooo:rsid="10ffcf15"/>
    </style:style>
    <style:style style:name="T2400" style:family="text">
      <style:text-properties officeooo:rsid="1102f263"/>
    </style:style>
    <style:style style:name="T2401" style:family="text">
      <style:text-properties officeooo:rsid="11049cb0"/>
    </style:style>
    <style:style style:name="T2402" style:family="text">
      <style:text-properties officeooo:rsid="11053baa"/>
    </style:style>
    <style:style style:name="T2403" style:family="text">
      <style:text-properties officeooo:rsid="11062124"/>
    </style:style>
    <style:style style:name="T2404" style:family="text">
      <style:text-properties officeooo:rsid="110b6db9"/>
    </style:style>
    <style:style style:name="T2405" style:family="text">
      <style:text-properties officeooo:rsid="110f8b4a"/>
    </style:style>
    <style:style style:name="T2406" style:family="text">
      <style:text-properties officeooo:rsid="1116eefe"/>
    </style:style>
    <style:style style:name="T2407" style:family="text">
      <style:text-properties officeooo:rsid="1117e726"/>
    </style:style>
    <style:style style:name="T2408" style:family="text">
      <style:text-properties officeooo:rsid="11181a7b"/>
    </style:style>
    <style:style style:name="T2409" style:family="text">
      <style:text-properties officeooo:rsid="1119f55a"/>
    </style:style>
    <style:style style:name="T2410" style:family="text">
      <style:text-properties officeooo:rsid="111b9f6e"/>
    </style:style>
    <style:style style:name="T2411" style:family="text">
      <style:text-properties officeooo:rsid="111e4097"/>
    </style:style>
    <style:style style:name="T2412" style:family="text">
      <style:text-properties officeooo:rsid="1120ed65"/>
    </style:style>
    <style:style style:name="T2413" style:family="text">
      <style:text-properties officeooo:rsid="1123a190"/>
    </style:style>
    <style:style style:name="T2414" style:family="text">
      <style:text-properties officeooo:rsid="112486f9"/>
    </style:style>
    <style:style style:name="T2415" style:family="text">
      <style:text-properties officeooo:rsid="1126541e"/>
    </style:style>
    <style:style style:name="T2416" style:family="text">
      <style:text-properties officeooo:rsid="112d29d1"/>
    </style:style>
    <style:style style:name="T2417" style:family="text">
      <style:text-properties officeooo:rsid="112f0b24"/>
    </style:style>
    <style:style style:name="T2418" style:family="text">
      <style:text-properties officeooo:rsid="11318879"/>
    </style:style>
    <style:style style:name="T2419" style:family="text">
      <style:text-properties officeooo:rsid="11324e8d"/>
    </style:style>
    <style:style style:name="T2420" style:family="text">
      <style:text-properties officeooo:rsid="1133e324"/>
    </style:style>
    <style:style style:name="T2421" style:family="text">
      <style:text-properties officeooo:rsid="11346d6c"/>
    </style:style>
    <style:style style:name="T2422" style:family="text">
      <style:text-properties officeooo:rsid="1137bcd9"/>
    </style:style>
    <style:style style:name="T2423" style:family="text">
      <style:text-properties officeooo:rsid="113aa50a"/>
    </style:style>
    <style:style style:name="T2424" style:family="text">
      <style:text-properties officeooo:rsid="113c3052"/>
    </style:style>
    <style:style style:name="T2425" style:family="text">
      <style:text-properties officeooo:rsid="113de720"/>
    </style:style>
    <style:style style:name="T2426" style:family="text">
      <style:text-properties officeooo:rsid="113e5e48"/>
    </style:style>
    <style:style style:name="T2427" style:family="text">
      <style:text-properties officeooo:rsid="113e60c9"/>
    </style:style>
    <style:style style:name="T2428" style:family="text">
      <style:text-properties officeooo:rsid="113f7d7c"/>
    </style:style>
    <style:style style:name="T2429" style:family="text">
      <style:text-properties officeooo:rsid="1140e9b6"/>
    </style:style>
    <style:style style:name="T2430" style:family="text">
      <style:text-properties officeooo:rsid="1142b75d"/>
    </style:style>
    <style:style style:name="T2431" style:family="text">
      <style:text-properties officeooo:rsid="1142b856"/>
    </style:style>
    <style:style style:name="T2432" style:family="text">
      <style:text-properties officeooo:rsid="1146798a"/>
    </style:style>
    <style:style style:name="T2433" style:family="text">
      <style:text-properties officeooo:rsid="114831eb"/>
    </style:style>
    <style:style style:name="T2434" style:family="text">
      <style:text-properties officeooo:rsid="1149b0b8"/>
    </style:style>
    <style:style style:name="T2435" style:family="text">
      <style:text-properties officeooo:rsid="115098d5"/>
    </style:style>
    <style:style style:name="T2436" style:family="text">
      <style:text-properties officeooo:rsid="11513d81"/>
    </style:style>
    <style:style style:name="T2437" style:family="text">
      <style:text-properties officeooo:rsid="1153452b"/>
    </style:style>
    <style:style style:name="T2438" style:family="text">
      <style:text-properties officeooo:rsid="11550bd5"/>
    </style:style>
    <style:style style:name="T2439" style:family="text">
      <style:text-properties officeooo:rsid="11566331"/>
    </style:style>
    <style:style style:name="T2440" style:family="text">
      <style:text-properties officeooo:rsid="1158b283"/>
    </style:style>
    <style:style style:name="T2441" style:family="text">
      <style:text-properties officeooo:rsid="1159e49a"/>
    </style:style>
    <style:style style:name="T2442" style:family="text">
      <style:text-properties officeooo:rsid="115b078b"/>
    </style:style>
    <style:style style:name="T2443" style:family="text">
      <style:text-properties officeooo:rsid="1162fbc5"/>
    </style:style>
    <style:style style:name="T2444" style:family="text">
      <style:text-properties officeooo:rsid="11634587"/>
    </style:style>
    <style:style style:name="T2445" style:family="text">
      <style:text-properties officeooo:rsid="1165200e"/>
    </style:style>
    <style:style style:name="T2446" style:family="text">
      <style:text-properties officeooo:rsid="1168fa48"/>
    </style:style>
    <style:style style:name="T2447" style:family="text">
      <style:text-properties officeooo:rsid="1169eb65"/>
    </style:style>
    <style:style style:name="T2448" style:family="text">
      <style:text-properties officeooo:rsid="116a607c"/>
    </style:style>
    <style:style style:name="T2449" style:family="text">
      <style:text-properties officeooo:rsid="116c7e9d"/>
    </style:style>
    <style:style style:name="T2450" style:family="text">
      <style:text-properties officeooo:rsid="116ddd2c"/>
    </style:style>
    <style:style style:name="T2451" style:family="text">
      <style:text-properties officeooo:rsid="116e40f0"/>
    </style:style>
    <style:style style:name="T2452" style:family="text">
      <style:text-properties officeooo:rsid="116e70a2"/>
    </style:style>
    <style:style style:name="T2453" style:family="text">
      <style:text-properties officeooo:rsid="11fd2854"/>
    </style:style>
    <style:style style:name="T2454" style:family="text">
      <style:text-properties officeooo:rsid="11fe259d"/>
    </style:style>
    <style:style style:name="T2455" style:family="text">
      <style:text-properties officeooo:rsid="12020d3d"/>
    </style:style>
    <style:style style:name="T2456" style:family="text">
      <style:text-properties officeooo:rsid="120aaccc"/>
    </style:style>
    <style:style style:name="T2457" style:family="text">
      <style:text-properties officeooo:rsid="120e1f38"/>
    </style:style>
    <style:style style:name="T2458" style:family="text">
      <style:text-properties officeooo:rsid="120ebe73"/>
    </style:style>
    <style:style style:name="T2459" style:family="text">
      <style:text-properties officeooo:rsid="1212b7f9"/>
    </style:style>
    <style:style style:name="T2460" style:family="text">
      <style:text-properties officeooo:rsid="1213c720"/>
    </style:style>
    <style:style style:name="T2461" style:family="text">
      <style:text-properties officeooo:rsid="121560a8"/>
    </style:style>
    <style:style style:name="T2462" style:family="text">
      <style:text-properties officeooo:rsid="1215d631"/>
    </style:style>
    <style:style style:name="T2463" style:family="text">
      <style:text-properties officeooo:rsid="1217ffcd"/>
    </style:style>
    <style:style style:name="T2464" style:family="text">
      <style:text-properties officeooo:rsid="1218bf47"/>
    </style:style>
    <style:style style:name="T2465" style:family="text">
      <style:text-properties officeooo:rsid="121abef5"/>
    </style:style>
    <style:style style:name="T2466" style:family="text">
      <style:text-properties officeooo:rsid="121b80ee"/>
    </style:style>
    <style:style style:name="T2467" style:family="text">
      <style:text-properties officeooo:rsid="121e2ef8"/>
    </style:style>
    <style:style style:name="T2468" style:family="text">
      <style:text-properties officeooo:rsid="121eef2a"/>
    </style:style>
    <style:style style:name="T2469" style:family="text">
      <style:text-properties officeooo:rsid="121f4ff0"/>
    </style:style>
    <style:style style:name="T2470" style:family="text">
      <style:text-properties officeooo:rsid="12200d86"/>
    </style:style>
    <style:style style:name="T2471" style:family="text">
      <style:text-properties officeooo:rsid="122010b0"/>
    </style:style>
    <style:style style:name="T2472" style:family="text">
      <style:text-properties officeooo:rsid="12215a10"/>
    </style:style>
    <style:style style:name="T2473" style:family="text">
      <style:text-properties officeooo:rsid="1221b0b9"/>
    </style:style>
    <style:style style:name="T2474" style:family="text">
      <style:text-properties officeooo:rsid="122382cd"/>
    </style:style>
    <style:style style:name="T2475" style:family="text">
      <style:text-properties officeooo:rsid="1223cdc2"/>
    </style:style>
    <style:style style:name="T2476" style:family="text">
      <style:text-properties officeooo:rsid="1224e15e"/>
    </style:style>
    <style:style style:name="T2477" style:family="text">
      <style:text-properties officeooo:rsid="12258d0e"/>
    </style:style>
    <style:style style:name="T2478" style:family="text">
      <style:text-properties officeooo:rsid="1225d2e9"/>
    </style:style>
    <style:style style:name="T2479" style:family="text">
      <style:text-properties officeooo:rsid="1225f064"/>
    </style:style>
    <style:style style:name="T2480" style:family="text">
      <style:text-properties officeooo:rsid="1226dbb8"/>
    </style:style>
    <style:style style:name="T2481" style:family="text">
      <style:text-properties officeooo:rsid="12271c7c"/>
    </style:style>
    <style:style style:name="T2482" style:family="text">
      <style:text-properties officeooo:rsid="12291a0b"/>
    </style:style>
    <style:style style:name="T2483" style:family="text">
      <style:text-properties officeooo:rsid="122b1fd7"/>
    </style:style>
    <style:style style:name="T2484" style:family="text">
      <style:text-properties officeooo:rsid="122b6956"/>
    </style:style>
    <style:style style:name="T2485" style:family="text">
      <style:text-properties officeooo:rsid="122b95c9"/>
    </style:style>
    <style:style style:name="T2486" style:family="text">
      <style:text-properties officeooo:rsid="122d3070"/>
    </style:style>
    <style:style style:name="T2487" style:family="text">
      <style:text-properties officeooo:rsid="122d3eeb"/>
    </style:style>
    <style:style style:name="T2488" style:family="text">
      <style:text-properties officeooo:rsid="122eff31"/>
    </style:style>
    <style:style style:name="T2489" style:family="text">
      <style:text-properties officeooo:rsid="122fe577"/>
    </style:style>
    <style:style style:name="T2490" style:family="text">
      <style:text-properties officeooo:rsid="123233fb"/>
    </style:style>
    <style:style style:name="T2491" style:family="text">
      <style:text-properties officeooo:rsid="123277a5"/>
    </style:style>
    <style:style style:name="T2492" style:family="text">
      <style:text-properties officeooo:rsid="1234a286"/>
    </style:style>
    <style:style style:name="T2493" style:family="text">
      <style:text-properties officeooo:rsid="1235d4c6"/>
    </style:style>
    <style:style style:name="T2494" style:family="text">
      <style:text-properties officeooo:rsid="1237b2d5"/>
    </style:style>
    <style:style style:name="T2495" style:family="text">
      <style:text-properties officeooo:rsid="1238bce2"/>
    </style:style>
    <style:style style:name="T2496" style:family="text">
      <style:text-properties officeooo:rsid="1238da21"/>
    </style:style>
    <style:style style:name="T2497" style:family="text">
      <style:text-properties officeooo:rsid="123a3037"/>
    </style:style>
    <style:style style:name="T2498" style:family="text">
      <style:text-properties officeooo:rsid="123b941a"/>
    </style:style>
    <style:style style:name="T2499" style:family="text">
      <style:text-properties officeooo:rsid="123d9308"/>
    </style:style>
    <style:style style:name="T2500" style:family="text">
      <style:text-properties officeooo:rsid="123ef2d0"/>
    </style:style>
    <style:style style:name="T2501" style:family="text">
      <style:text-properties officeooo:rsid="124052ec"/>
    </style:style>
    <style:style style:name="T2502" style:family="text">
      <style:text-properties officeooo:rsid="12416314"/>
    </style:style>
    <style:style style:name="T2503" style:family="text">
      <style:text-properties officeooo:rsid="1244563e"/>
    </style:style>
    <style:style style:name="T2504" style:family="text">
      <style:text-properties officeooo:rsid="1244614f"/>
    </style:style>
    <style:style style:name="T2505" style:family="text">
      <style:text-properties officeooo:rsid="12462e99"/>
    </style:style>
    <style:style style:name="T2506" style:family="text">
      <style:text-properties officeooo:rsid="124832c4"/>
    </style:style>
    <style:style style:name="T2507" style:family="text">
      <style:text-properties officeooo:rsid="124973bd"/>
    </style:style>
    <style:style style:name="T2508" style:family="text">
      <style:text-properties officeooo:rsid="124b2a33"/>
    </style:style>
    <style:style style:name="T2509" style:family="text">
      <style:text-properties officeooo:rsid="124b6488"/>
    </style:style>
    <style:style style:name="T2510" style:family="text">
      <style:text-properties officeooo:rsid="124cc36c"/>
    </style:style>
    <style:style style:name="T2511" style:family="text">
      <style:text-properties officeooo:rsid="12505b50"/>
    </style:style>
    <style:style style:name="T2512" style:family="text">
      <style:text-properties officeooo:rsid="1251e469"/>
    </style:style>
    <style:style style:name="T2513" style:family="text">
      <style:text-properties officeooo:rsid="1252b267"/>
    </style:style>
    <style:style style:name="T2514" style:family="text">
      <style:text-properties officeooo:rsid="125319c1"/>
    </style:style>
    <style:style style:name="T2515" style:family="text">
      <style:text-properties officeooo:rsid="1255111d"/>
    </style:style>
    <style:style style:name="T2516" style:family="text">
      <style:text-properties officeooo:rsid="1258e5c9"/>
    </style:style>
    <style:style style:name="T2517" style:family="text">
      <style:text-properties officeooo:rsid="125a2a89"/>
    </style:style>
    <style:style style:name="T2518" style:family="text">
      <style:text-properties officeooo:rsid="125c085b"/>
    </style:style>
    <style:style style:name="T2519" style:family="text">
      <style:text-properties officeooo:rsid="125d0fac"/>
    </style:style>
    <style:style style:name="T2520" style:family="text">
      <style:text-properties officeooo:rsid="125d2fbe"/>
    </style:style>
    <style:style style:name="T2521" style:family="text">
      <style:text-properties officeooo:rsid="125d9e28"/>
    </style:style>
    <style:style style:name="T2522" style:family="text">
      <style:text-properties officeooo:rsid="125ef57b"/>
    </style:style>
    <style:style style:name="T2523" style:family="text">
      <style:text-properties officeooo:rsid="12607036"/>
    </style:style>
    <style:style style:name="T2524" style:family="text">
      <style:text-properties officeooo:rsid="126100ea"/>
    </style:style>
    <style:style style:name="T2525" style:family="text">
      <style:text-properties officeooo:rsid="126346a4"/>
    </style:style>
    <style:style style:name="T2526" style:family="text">
      <style:text-properties officeooo:rsid="1265424d"/>
    </style:style>
    <style:style style:name="T2527" style:family="text">
      <style:text-properties officeooo:rsid="12669604"/>
    </style:style>
    <style:style style:name="T2528" style:family="text">
      <style:text-properties officeooo:rsid="1269f5fe"/>
    </style:style>
    <style:style style:name="T2529" style:family="text">
      <style:text-properties officeooo:rsid="126b8621"/>
    </style:style>
    <style:style style:name="T2530" style:family="text">
      <style:text-properties officeooo:rsid="126cabc1"/>
    </style:style>
    <style:style style:name="T2531" style:family="text">
      <style:text-properties officeooo:rsid="126e6f9e"/>
    </style:style>
    <style:style style:name="T2532" style:family="text">
      <style:text-properties officeooo:rsid="126f7146"/>
    </style:style>
    <style:style style:name="T2533" style:family="text">
      <style:text-properties officeooo:rsid="1272147d"/>
    </style:style>
    <style:style style:name="T2534" style:family="text">
      <style:text-properties officeooo:rsid="127334c9"/>
    </style:style>
    <style:style style:name="T2535" style:family="text">
      <style:text-properties officeooo:rsid="1274862e"/>
    </style:style>
    <style:style style:name="T2536" style:family="text">
      <style:text-properties officeooo:rsid="1276e4fc"/>
    </style:style>
    <style:style style:name="T2537" style:family="text">
      <style:text-properties officeooo:rsid="12782d44"/>
    </style:style>
    <style:style style:name="T2538" style:family="text">
      <style:text-properties officeooo:rsid="1279a525"/>
    </style:style>
    <style:style style:name="T2539" style:family="text">
      <style:text-properties officeooo:rsid="127af682"/>
    </style:style>
    <style:style style:name="T2540" style:family="text">
      <style:text-properties officeooo:rsid="127cf8e9"/>
    </style:style>
    <style:style style:name="T2541" style:family="text">
      <style:text-properties officeooo:rsid="127eaae4"/>
    </style:style>
    <style:style style:name="T2542" style:family="text">
      <style:text-properties officeooo:rsid="12801418"/>
    </style:style>
    <style:style style:name="T2543" style:family="text">
      <style:text-properties officeooo:rsid="1281ede7"/>
    </style:style>
    <style:style style:name="T2544" style:family="text">
      <style:text-properties officeooo:rsid="128235e9"/>
    </style:style>
    <style:style style:name="T2545" style:family="text">
      <style:text-properties officeooo:rsid="1284c5db"/>
    </style:style>
    <style:style style:name="T2546" style:family="text">
      <style:text-properties officeooo:rsid="1284eced"/>
    </style:style>
    <style:style style:name="T2547" style:family="text">
      <style:text-properties officeooo:rsid="12868556"/>
    </style:style>
    <style:style style:name="T2548" style:family="text">
      <style:text-properties officeooo:rsid="128694e2"/>
    </style:style>
    <style:style style:name="T2549" style:family="text">
      <style:text-properties officeooo:rsid="12882415"/>
    </style:style>
    <style:style style:name="T2550" style:family="text">
      <style:text-properties officeooo:rsid="128895dc"/>
    </style:style>
    <style:style style:name="T2551" style:family="text">
      <style:text-properties officeooo:rsid="1288fa15"/>
    </style:style>
    <style:style style:name="T2552" style:family="text">
      <style:text-properties officeooo:rsid="128a7e58"/>
    </style:style>
    <style:style style:name="T2553" style:family="text">
      <style:text-properties officeooo:rsid="128b0a57"/>
    </style:style>
    <style:style style:name="T2554" style:family="text">
      <style:text-properties officeooo:rsid="12930aa9"/>
    </style:style>
    <style:style style:name="T2555" style:family="text">
      <style:text-properties officeooo:rsid="12989699"/>
    </style:style>
    <style:style style:name="T2556" style:family="text">
      <style:text-properties officeooo:rsid="129c29f9"/>
    </style:style>
    <style:style style:name="T2557" style:family="text">
      <style:text-properties officeooo:rsid="129d9070"/>
    </style:style>
    <style:style style:name="T2558" style:family="text">
      <style:text-properties officeooo:rsid="129f484f"/>
    </style:style>
    <style:style style:name="T2559" style:family="text">
      <style:text-properties officeooo:rsid="12a17579"/>
    </style:style>
    <style:style style:name="T2560" style:family="text">
      <style:text-properties officeooo:rsid="12a2e717"/>
    </style:style>
    <style:style style:name="T2561" style:family="text">
      <style:text-properties officeooo:rsid="12a3fc45"/>
    </style:style>
    <style:style style:name="T2562" style:family="text">
      <style:text-properties officeooo:rsid="12a48c29"/>
    </style:style>
    <style:style style:name="T2563" style:family="text">
      <style:text-properties officeooo:rsid="12a663eb"/>
    </style:style>
    <style:style style:name="T2564" style:family="text">
      <style:text-properties officeooo:rsid="12a6c1ae"/>
    </style:style>
    <style:style style:name="T2565" style:family="text">
      <style:text-properties officeooo:rsid="12a718be"/>
    </style:style>
    <style:style style:name="T2566" style:family="text">
      <style:text-properties officeooo:rsid="12a83d71"/>
    </style:style>
    <style:style style:name="T2567" style:family="text">
      <style:text-properties officeooo:rsid="12a96a1d"/>
    </style:style>
    <style:style style:name="T2568" style:family="text">
      <style:text-properties officeooo:rsid="12a996cc"/>
    </style:style>
    <style:style style:name="T2569" style:family="text">
      <style:text-properties officeooo:rsid="12a9ceca"/>
    </style:style>
    <style:style style:name="T2570" style:family="text">
      <style:text-properties officeooo:rsid="12ab3506"/>
    </style:style>
    <style:style style:name="T2571" style:family="text">
      <style:text-properties officeooo:rsid="12ac9b09"/>
    </style:style>
    <style:style style:name="T2572" style:family="text">
      <style:text-properties officeooo:rsid="12acce71"/>
    </style:style>
    <style:style style:name="T2573" style:family="text">
      <style:text-properties officeooo:rsid="12ad3e90"/>
    </style:style>
    <style:style style:name="T2574" style:family="text">
      <style:text-properties officeooo:rsid="12b0290e"/>
    </style:style>
    <style:style style:name="T2575" style:family="text">
      <style:text-properties officeooo:rsid="12b0ea2d"/>
    </style:style>
    <style:style style:name="T2576" style:family="text">
      <style:text-properties officeooo:rsid="12b1c0e0"/>
    </style:style>
    <style:style style:name="T2577" style:family="text">
      <style:text-properties officeooo:rsid="12b2ae7e"/>
    </style:style>
    <style:style style:name="T2578" style:family="text">
      <style:text-properties officeooo:rsid="12b375af"/>
    </style:style>
    <style:style style:name="T2579" style:family="text">
      <style:text-properties officeooo:rsid="12b3e528"/>
    </style:style>
    <style:style style:name="T2580" style:family="text">
      <style:text-properties officeooo:rsid="12b5c41e"/>
    </style:style>
    <style:style style:name="T2581" style:family="text">
      <style:text-properties officeooo:rsid="12b5d37e"/>
    </style:style>
    <style:style style:name="T2582" style:family="text">
      <style:text-properties officeooo:rsid="12b76406"/>
    </style:style>
    <style:style style:name="T2583" style:family="text">
      <style:text-properties officeooo:rsid="12b8fe1b"/>
    </style:style>
    <style:style style:name="T2584" style:family="text">
      <style:text-properties officeooo:rsid="12b9d8cd"/>
    </style:style>
    <style:style style:name="T2585" style:family="text">
      <style:text-properties officeooo:rsid="12baa346"/>
    </style:style>
    <style:style style:name="T2586" style:family="text">
      <style:text-properties officeooo:rsid="12bb5c87"/>
    </style:style>
    <style:style style:name="T2587" style:family="text">
      <style:text-properties officeooo:rsid="12bb8917"/>
    </style:style>
    <style:style style:name="T2588" style:family="text">
      <style:text-properties officeooo:rsid="12bba291"/>
    </style:style>
    <style:style style:name="T2589" style:family="text">
      <style:text-properties officeooo:rsid="12bd5ffe"/>
    </style:style>
    <style:style style:name="T2590" style:family="text">
      <style:text-properties officeooo:rsid="12bf2100"/>
    </style:style>
    <style:style style:name="T2591" style:family="text">
      <style:text-properties officeooo:rsid="12c0aa07"/>
    </style:style>
    <style:style style:name="T2592" style:family="text">
      <style:text-properties officeooo:rsid="12c25ca4"/>
    </style:style>
    <style:style style:name="T2593" style:family="text">
      <style:text-properties officeooo:rsid="12c3b764"/>
    </style:style>
    <style:style style:name="T2594" style:family="text">
      <style:text-properties officeooo:rsid="12c553af"/>
    </style:style>
    <style:style style:name="T2595" style:family="text">
      <style:text-properties officeooo:rsid="12c6662e"/>
    </style:style>
    <style:style style:name="T2596" style:family="text">
      <style:text-properties officeooo:rsid="12c88a78"/>
    </style:style>
    <style:style style:name="T2597" style:family="text">
      <style:text-properties officeooo:rsid="12c98629"/>
    </style:style>
    <style:style style:name="T2598" style:family="text">
      <style:text-properties officeooo:rsid="12ca8e5f"/>
    </style:style>
    <style:style style:name="T2599" style:family="text">
      <style:text-properties officeooo:rsid="12cb7106"/>
    </style:style>
    <style:style style:name="T2600" style:family="text">
      <style:text-properties officeooo:rsid="12cc7c58"/>
    </style:style>
    <style:style style:name="T2601" style:family="text">
      <style:text-properties officeooo:rsid="12d0fccb"/>
    </style:style>
    <style:style style:name="T2602" style:family="text">
      <style:text-properties officeooo:rsid="12d45ee6"/>
    </style:style>
    <style:style style:name="T2603" style:family="text">
      <style:text-properties officeooo:rsid="12d659a0"/>
    </style:style>
    <style:style style:name="T2604" style:family="text">
      <style:text-properties officeooo:rsid="12d69963"/>
    </style:style>
    <style:style style:name="T2605" style:family="text">
      <style:text-properties officeooo:rsid="12d88b3f"/>
    </style:style>
    <style:style style:name="T2606" style:family="text">
      <style:text-properties officeooo:rsid="12d96831"/>
    </style:style>
    <style:style style:name="T2607" style:family="text">
      <style:text-properties officeooo:rsid="13c82756"/>
    </style:style>
    <style:style style:name="T2608" style:family="text">
      <style:text-properties officeooo:rsid="13e8d0a2"/>
    </style:style>
    <style:style style:name="T2609" style:family="text">
      <style:text-properties officeooo:rsid="13e9b968"/>
    </style:style>
    <style:style style:name="T2610" style:family="text">
      <style:text-properties officeooo:rsid="13ea4717"/>
    </style:style>
    <style:style style:name="T2611" style:family="text">
      <style:text-properties officeooo:rsid="13eacf30"/>
    </style:style>
    <style:style style:name="T2612" style:family="text">
      <style:text-properties officeooo:rsid="13eccd3c"/>
    </style:style>
    <style:style style:name="T2613" style:family="text">
      <style:text-properties officeooo:rsid="13edf382"/>
    </style:style>
    <style:style style:name="T2614" style:family="text">
      <style:text-properties officeooo:rsid="13ee973b"/>
    </style:style>
    <style:style style:name="T2615" style:family="text">
      <style:text-properties officeooo:rsid="13ef3f16"/>
    </style:style>
    <style:style style:name="T2616" style:family="text">
      <style:text-properties officeooo:rsid="13f090dc"/>
    </style:style>
    <style:style style:name="T2617" style:family="text">
      <style:text-properties officeooo:rsid="13fbc714"/>
    </style:style>
    <style:style style:name="T2618" style:family="text">
      <style:text-properties officeooo:rsid="13fcb040"/>
    </style:style>
    <style:style style:name="T2619" style:family="text">
      <style:text-properties officeooo:rsid="13fdfcfa"/>
    </style:style>
    <style:style style:name="T2620" style:family="text">
      <style:text-properties officeooo:rsid="13febf98"/>
    </style:style>
    <style:style style:name="T2621" style:family="text">
      <style:text-properties officeooo:rsid="1400280e"/>
    </style:style>
    <style:style style:name="T2622" style:family="text">
      <style:text-properties officeooo:rsid="14008365"/>
    </style:style>
    <style:style style:name="T2623" style:family="text">
      <style:text-properties officeooo:rsid="140221fe"/>
    </style:style>
    <style:style style:name="T2624" style:family="text">
      <style:text-properties officeooo:rsid="140325ba"/>
    </style:style>
    <style:style style:name="T2625" style:family="text">
      <style:text-properties officeooo:rsid="1404fe1c"/>
    </style:style>
    <style:style style:name="T2626" style:family="text">
      <style:text-properties officeooo:rsid="1406b870"/>
    </style:style>
    <style:style style:name="T2627" style:family="text">
      <style:text-properties officeooo:rsid="1408063b"/>
    </style:style>
    <style:style style:name="T2628" style:family="text">
      <style:text-properties officeooo:rsid="140a99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389">0. </text:span>Зло</text:p>
      <text:p text:style-name="P52"><text:tab/><text:span text:style-name="T2133">В Эквестрии существуют дв</text:span><text:span text:style-name="T2273">а вида</text:span><text:span text:style-name="T2133"> магии — </text:span><text:span text:style-name="T2134">тьма</text:span><text:span text:style-name="T2133">, которая дает могуществ</text:span><text:span text:style-name="T2274">о</text:span><text:span text:style-name="T2133"> и власть над другими и </text:span><text:span text:style-name="T2134">свет</text:span><text:span text:style-name="T2133"> - путь к </text:span><text:span text:style-name="T2275">свободе и добру</text:span><text:span text:style-name="T2133">.</text:span></text:p>
      <text:p text:style-name="P278"><text:span text:style-name="T163"><text:tab/></text:span><text:span text:style-name="T164">Эти две</text:span><text:span text:style-name="T271"> </text:span><text:span text:style-name="T164">стороны</text:span><text:span text:style-name="T163"> часто переплетаются</text:span><text:span text:style-name="T188"> между собой</text:span><text:span text:style-name="T163">, </text:span><text:span text:style-name="T271">поэтому </text:span><text:span text:style-name="T361">нуж</text:span><text:span text:style-name="T378">н</text:span><text:span text:style-name="T379">ы</text:span><text:span text:style-name="T378"> баланс и</text:span><text:span text:style-name="T271"> гармония между ними.</text:span></text:p>
      <text:p text:style-name="P276"><text:span text:style-name="T163"><text:tab/></text:span><text:span text:style-name="T162">Темная магия способн</text:span><text:span text:style-name="T181">а</text:span><text:span text:style-name="T162"> уничтожить </text:span><text:span text:style-name="T181">прежде всего </text:span><text:span text:style-name="T162"><text:s/></text:span><text:span text:style-name="T189">самые добрые качества и взрастить ненависть и злобу</text:span><text:span text:style-name="T181">,</text:span><text:span text:style-name="T165"> поэтому в Эквестрии пони стремятся к дружбе и согласию.</text:span></text:p>
      <text:p text:style-name="P53"><text:tab/>За пределами этой страны существуют другие неизведанные места, в которых <text:span text:style-name="T2607">скрыты</text:span> могущественные силы, постичь <text:span text:style-name="T2628">которые</text:span> даже <text:span text:style-name="T2628">не смогли</text:span> Аликорны, одни из самых <text:span text:style-name="T2044">сильнейших</text:span> магических существ.</text:p>
      <text:p text:style-name="P276"><text:span text:style-name="T165"><text:tab/></text:span><text:span text:style-name="T166">И </text:span><text:span text:style-name="T182">одним</text:span><text:span text:style-name="T166"> из таких мест </text:span><text:span text:style-name="T182">является</text:span><text:span text:style-name="T166"> </text:span><text:span text:style-name="T192">таинственный замок</text:span><text:span text:style-name="T167"> Эндлифа или </text:span><text:span text:style-name="T198">как <text:s/>его называют ученые <text:s/>Аликорны</text:span><text:span text:style-name="T192"> </text:span><text:span text:style-name="T198">«</text:span><text:span text:style-name="T199">точка </text:span><text:span text:style-name="T167">средоточи</text:span><text:span text:style-name="T193">я</text:span><text:span text:style-name="T167"> темной магии». </text:span></text:p>
      <text:p text:style-name="P280"><text:span text:style-name="T167"><text:tab/></text:span><text:span text:style-name="T194">Об этом месте известно очень мало, за исключением </text:span><text:span text:style-name="T200">самого создателя</text:span><text:span text:style-name="T194">, которым </text:span><text:span text:style-name="T190">был легендарный Аликорн </text:span><text:span text:style-name="T191">по имени </text:span><text:span text:style-name="T190">Эндлиф. </text:span></text:p>
      <text:p text:style-name="P280"><text:soft-page-break/><text:span text:style-name="T190"><text:tab/></text:span><text:span text:style-name="T195">Ему</text:span><text:span text:style-name="T190"> </text:span><text:span text:style-name="T191">практически в одиночку </text:span><text:span text:style-name="T196">удалось</text:span><text:span text:style-name="T190"> свергнуть власть в</text:span><text:span text:style-name="T191"> стране</text:span><text:span text:style-name="T190"> </text:span><text:span text:style-name="T191">и уничтожить более сотни Аликорнов, которые пытались его остановить.</text:span></text:p>
      <text:p text:style-name="P281"><text:span text:style-name="T191"><text:tab/></text:span><text:span text:style-name="T197">Неизвестно каким образом </text:span><text:span text:style-name="T220">был побежден </text:span><text:span text:style-name="T197">великий т</text:span><text:span text:style-name="T380">ё</text:span><text:span text:style-name="T197">мный маг, </text:span><text:span text:style-name="T198">но после его смерти пошли слухи, что его дух переместился в замок, </text:span><text:span text:style-name="T221">где обитает до сих пор</text:span><text:span text:style-name="T198">.</text:span></text:p>
      <text:p text:style-name="P282"><text:span text:style-name="T198"><text:tab/></text:span><text:span text:style-name="T201">Спустя </text:span><text:span text:style-name="T211">миллионы</text:span><text:span text:style-name="T201"> лун истории п</text:span><text:span text:style-name="T198">ро замок Эндлифа </text:span><text:span text:style-name="T222">распространилось</text:span><text:span text:style-name="T198"> </text:span><text:span text:style-name="T202">множество</text:span><text:span text:style-name="T198"> легенд и слухов. </text:span></text:p>
      <text:p text:style-name="P283"><text:span text:style-name="T201"><text:tab/></text:span><text:span text:style-name="T198">Кто-то считает что </text:span><text:span text:style-name="T222">в замке сосредоточена могущественная темная маги</text:span><text:span text:style-name="T223">я</text:span><text:span text:style-name="T222">, которую Эндлиф собирал на протяжении всей своей жизни.</text:span></text:p>
      <text:p text:style-name="P284"><text:span text:style-name="T198"><text:tab/></text:span><text:span text:style-name="T202">Д</text:span><text:span text:style-name="T198">ругие думают, что </text:span><text:span text:style-name="T203">душа Эндлифа живет в замке <text:s/>и ждет подходящего момента, чтобы заполучить новое тело и вновь попытаться </text:span><text:span text:style-name="T224">стать самым могущественным т</text:span><text:span text:style-name="T362">ё</text:span><text:span text:style-name="T224">мным Аликорном.</text:span></text:p>
      <text:p text:style-name="P284"><text:span text:style-name="T204"><text:tab/>Но самой сложной загадкой до сих пор </text:span><text:span text:style-name="T225">остается</text:span><text:span text:style-name="T204"> местонахождение этого места. </text:span><text:span text:style-name="T205">После свержения </text:span><text:span text:style-name="T206">великого мага</text:span><text:span text:style-name="T205"> </text:span><text:span text:style-name="T207">удалось </text:span><text:span text:style-name="T205">найти несколько его последователей <text:s/>и выяснить у них, </text:span><text:span text:style-name="T226">что этим местом была обычная поляна, </text:span><text:span text:style-name="T227">на которой</text:span><text:span text:style-name="T226"> нужно </text:span><text:span text:style-name="T227">было </text:span><text:span text:style-name="T226">лишь произнести простое заклинание, </text:span><text:span text:style-name="T227">но узнать где это </text:span><text:soft-page-break/><text:span text:style-name="T227">место и каким было заклинание не удалось </text:span><text:span text:style-name="T228">в силу загадочных обстоятельств.</text:span></text:p>
      <text:p text:style-name="P284"><text:span text:style-name="T198"><text:tab/></text:span><text:span text:style-name="T208">Впоследствии ученые Аликорны пришли </text:span><text:span text:style-name="T229">к</text:span><text:span text:style-name="T208"> выводу, что Эндлиф </text:span><text:span text:style-name="T229">скрыл свой замок с помощью <text:s/>придуманного им заклинания о котором могли знать только самые приближенные его слуги.</text:span></text:p>
      <text:p text:style-name="P276"><text:span text:style-name="T168"><text:tab/></text:span><text:span text:style-name="T230">Знания и темные силы, </text:span><text:span text:style-name="T231">скрытые</text:span><text:span text:style-name="T230"> в том </text:span><text:span text:style-name="T231">секретном </text:span><text:span text:style-name="T230">замке заставляли безумцев тратить всю свою жизнь, чтобы найти </text:span><text:span text:style-name="T272">его</text:span><text:span text:style-name="T230"> и лишь одному бесстрашному и жестокому Аликорну </text:span><text:span text:style-name="T267">Лорду </text:span><text:span text:style-name="T209">Хатред</text:span><text:span text:style-name="T266">у</text:span><text:span text:style-name="T209"> впервые </text:span><text:span text:style-name="T230">удалось</text:span><text:span text:style-name="T209"> </text:span><text:span text:style-name="T230">проникнуть туда.</text:span></text:p>
      <text:p text:style-name="P286"><text:span text:style-name="T169"><text:tab/></text:span><text:span text:style-name="T170">Лорд Хатред </text:span><text:span text:style-name="T233">с самого рождения</text:span><text:span text:style-name="T232"> уступал своему брату в магических способностях и </text:span><text:span text:style-name="T233">поэтому понимал что освоить магию </text:span><text:span text:style-name="T232">обычным путем через долгое и рутинное обучение </text:span><text:span text:style-name="T233">ему не удастся. </text:span><text:span text:style-name="T232"><text:s/></text:span></text:p>
      <text:p text:style-name="P287"><text:span text:style-name="T232"><text:tab/>Он решил начать изучать темную магию </text:span><text:span text:style-name="T234">и использовать свои отрицательные качества, такие как ненависть и злобу, чтобы стать сильнее и могущественнее.</text:span><text:span text:style-name="T232"> </text:span></text:p>
      <text:p text:style-name="P287"><text:span text:style-name="T232"><text:tab/></text:span><text:span text:style-name="T234">В детстве ему как и многим детям рассказывали сказку о замке Эндли</text:span><text:span text:style-name="T235">фа</text:span><text:span text:style-name="T234"> и его </text:span><text:span text:style-name="T236">легендарном создателе</text:span><text:span text:style-name="T234">. <text:tab/>Также немаловажным для него известием </text:span><text:soft-page-break/><text:span text:style-name="T237">послужило</text:span><text:span text:style-name="T234"> то</text:span><text:span text:style-name="T268">,</text:span><text:span text:style-name="T234"> что один из его предков был </text:span><text:span text:style-name="T237">приближенным</text:span><text:span text:style-name="T234"> самого великого темного мага.</text:span><text:span text:style-name="T232"> </text:span></text:p>
      <text:p text:style-name="P285"><text:span text:style-name="T210"><text:s text:c="2"/></text:span><text:span text:style-name="T170"><text:tab/></text:span><text:span text:style-name="T211">И вот теперь </text:span><text:span text:style-name="T238">после десятков лет поисков и изучения жизни своего предка </text:span><text:span text:style-name="T211">он первый пони за несколько </text:span><text:span text:style-name="T212">миллионов</text:span><text:span text:style-name="T211"> лун</text:span><text:span text:style-name="T171">, который ступил на каменную дорожку, ведущую </text:span><text:span text:style-name="T183">к </text:span><text:span text:style-name="T213">одинокому замку</text:span><text:span text:style-name="T171">.</text:span></text:p>
      <text:p text:style-name="P276"><text:span text:style-name="T171"><text:tab/>Лорд Хатред поднялся по замшелым ступенькам, </text:span><text:span text:style-name="T184">чувствуя как они похрустывали</text:span><text:span text:style-name="T171"> от его шагов и не успел </text:span><text:span text:style-name="T172">он </text:span><text:span text:style-name="T171">расп</text:span><text:span text:style-name="T172">а</text:span><text:span text:style-name="T171">хнуть дверь, как она упала на каменный пол </text:span><text:span text:style-name="T173">и разлетелась </text:span><text:span text:style-name="T185">вдребезги</text:span><text:span text:style-name="T171">.</text:span></text:p>
      <text:p text:style-name="P276"><text:span text:style-name="T171"><text:tab/></text:span><text:span text:style-name="T173">Он ступил дальше и увидел перед собой ряд каменны</text:span><text:span text:style-name="T178">х</text:span><text:span text:style-name="T173"> статуй, </text:span><text:span text:style-name="T186">представляющи</text:span><text:span text:style-name="T187">х </text:span><text:span text:style-name="T186">из себя</text:span><text:span text:style-name="T173"> довольно странны</text:span><text:span text:style-name="T186">х</text:span><text:span text:style-name="T173"> </text:span><text:span text:style-name="T186">единорогов</text:span><text:span text:style-name="T173"> с несколькими рогами </text:span><text:span text:style-name="T214">и </text:span><text:span text:style-name="T239">множеством</text:span><text:span text:style-name="T214"> пар крыльев</text:span><text:span text:style-name="T173">.</text:span></text:p>
      <text:p text:style-name="P276"><text:span text:style-name="T173"><text:tab/></text:span><text:span text:style-name="T174">Впереди виднелась самая огромная статуя: шестикрылая пони, </text:span><text:span text:style-name="T240">на </text:span><text:span text:style-name="T241">груди </text:span><text:span text:style-name="T381">у </text:span><text:span text:style-name="T241">которой виднелся таинственный </text:span><text:span text:style-name="T273">знак. Он уже видел его в одной из записок своего предка и сомнения, чт</text:span><text:span text:style-name="T274">о это то самое <text:s/>место </text:span><text:span text:style-name="T273">у него отпали</text:span><text:span text:style-name="T179">.</text:span></text:p>
      <text:p text:style-name="P277"><text:span text:style-name="T174"><text:tab/></text:span><text:span text:style-name="T175">Лорд Хатред остановился </text:span><text:span text:style-name="T180">перед статуей </text:span><text:span text:style-name="T175">и замер. <text:tab/></text:span><text:span text:style-name="T215">Он ждал и спустя </text:span><text:span text:style-name="T241">некоторое время</text:span><text:span text:style-name="T215"> услышал </text:span><text:span text:style-name="T242">слабый </text:span><text:span text:style-name="T215">голос:</text:span></text:p>
      <text:p text:style-name="P276"><text:soft-page-break/><text:span text:style-name="T176">- </text:span><text:span text:style-name="T243">Кому впервые за миллионы лун удалось попасть сюда?</text:span></text:p>
      <text:p text:style-name="P276"><text:span text:style-name="T243"><text:tab/></text:span><text:span text:style-name="T277">Лорд Хатред посмотрел по сторонам, пытаясь найти того, кто говорил, но тщетно, голос распространялся по всему замку и </text:span><text:span text:style-name="T278">любой Аликорн, впервые услышавший его почувствовал бы страх и </text:span><text:span text:style-name="T279">сильную опасность, но Лорд Хатред был необычным волшебником, он владел темной магией и </text:span><text:span text:style-name="T280">сразу</text:span><text:span text:style-name="T279"> догадался, что голос </text:span><text:span text:style-name="T281">принадлежал духу</text:span><text:span text:style-name="T279">.</text:span></text:p>
      <text:p text:style-name="P276"><text:span text:style-name="T243">- </text:span><text:span text:style-name="T275">Я, Лорд Хатред, один из потомков рода </text:span><text:span text:style-name="T276">Дитэдэфов - </text:span><text:span text:style-name="T282">прозвучал голос Лорда </text:span><text:span text:style-name="T283">и отразился эхом.</text:span></text:p>
      <text:p text:style-name="P276"><text:span text:style-name="T283">- </text:span><text:span text:style-name="T284">Дитэдэфы</text:span><text:span text:style-name="T364">...</text:span><text:span text:style-name="T284"> </text:span><text:span text:style-name="T364">Я</text:span><text:span text:style-name="T285"> помню <text:s/>их... </text:span><text:span text:style-name="T364">О</text:span><text:span text:style-name="T284">ни были верными слугами для меня.</text:span></text:p>
      <text:p text:style-name="P276"><text:span text:style-name="T284"><text:tab/></text:span><text:span text:style-name="T286">Голос темного мага постоянно менялся, то становился более четким, то пропадал и Лорд Хатред <text:s/></text:span><text:span text:style-name="T287">не мог полностью уловить его речь.</text:span></text:p>
      <text:p text:style-name="P276"><text:span text:style-name="T216">- </text:span><text:span text:style-name="T217">Вы </text:span><text:span text:style-name="T287">дух </text:span><text:span text:style-name="T217">могущественн</text:span><text:span text:style-name="T287">ого</text:span><text:span text:style-name="T217"> темн</text:span><text:span text:style-name="T287">ого</text:span><text:span text:style-name="T217"> волшебник</text:span><text:span text:style-name="T287">а</text:span><text:span text:style-name="T217">? - </text:span><text:span text:style-name="T288">спросил </text:span><text:span text:style-name="T244">Лорд Хатред.</text:span></text:p>
      <text:p text:style-name="P276"><text:span text:style-name="T217">- </text:span><text:span text:style-name="T218">Да... </text:span><text:span text:style-name="T365">Я</text:span><text:span text:style-name="T289"> всего лишь дух...</text:span><text:span text:style-name="T218"> — </text:span><text:span text:style-name="T290">ответил так же тихо и невнятно т</text:span><text:span text:style-name="T366">ё</text:span><text:span text:style-name="T290">мный маг.</text:span></text:p>
      <text:p text:style-name="P276"><text:span text:style-name="T218">- </text:span><text:span text:style-name="T245">Я вижу, что вы сильно ослабли.</text:span></text:p>
      <text:p text:style-name="P276"><text:soft-page-break/><text:span text:style-name="T245"><text:tab/></text:span><text:span text:style-name="T291">Темный маг ничего не ответил, он лишь </text:span><text:span text:style-name="T292">издавал странные и продолжительные звуки, похожие на крики </text:span><text:span text:style-name="T293">от мучительной </text:span><text:span text:style-name="T292">боли.</text:span></text:p>
      <text:p text:style-name="P291"><text:span text:style-name="T292"><text:tab/></text:span><text:span text:style-name="T294">В это время </text:span><text:span text:style-name="T256">Лорд Хатред </text:span><text:span text:style-name="T294">приступил</text:span><text:span text:style-name="T257"> осматривать кажд</text:span><text:span text:style-name="T295">ую </text:span><text:span text:style-name="T257">каменн</text:span><text:span text:style-name="T294">ую статую. </text:span><text:span text:style-name="T295">Сначала</text:span><text:span text:style-name="T294"> </text:span><text:span text:style-name="T295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291"><text:span text:style-name="T258"><text:tab/>После исследования последнего каменного Аликорна стало известно, что в каждо</text:span><text:span text:style-name="T296">м</text:span><text:span text:style-name="T258"> из </text:span><text:span text:style-name="T296">них</text:span><text:span text:style-name="T258"> скрыта т</text:span><text:span text:style-name="T367">ё</text:span><text:span text:style-name="T258">мная магия.</text:span></text:p>
      <text:p text:style-name="P292"><text:span text:style-name="T258">- </text:span><text:span text:style-name="T368">В</text:span><text:span text:style-name="T297">ы спрятали в этих каменных Аликорнах всю вашу магию, </text:span><text:span text:style-name="T301">но </text:span><text:span text:style-name="T298">только зачем, если вы даже не можете ей воспользоваться</text:span><text:span text:style-name="T297">? - </text:span><text:span text:style-name="T382">нарушил молчание</text:span><text:span text:style-name="T298"> Лорд Хатред.</text:span></text:p>
      <text:p text:style-name="P291"><text:span text:style-name="T298">- </text:span><text:span text:style-name="T300">Я… не могу… тогда я не был духом..</text:span></text:p>
      <text:p text:style-name="P291"><text:span text:style-name="T300">- </text:span><text:span text:style-name="T302">В истории вы были </text:span><text:span text:style-name="T303">легендарным темным Аликорном, который смо</text:span><text:span text:style-name="T304">г практически в одиночку захватить всю власть. </text:span><text:span text:style-name="T305">Как вы потерпели поражение? </text:span><text:span text:style-name="T306">Как превратились в такое ничтожество?</text:span></text:p>
      <text:p text:style-name="P291"><text:span text:style-name="T306">- </text:span><text:span text:style-name="T307">Эта всегд</text:span><text:span text:style-name="T384">а</text:span><text:span text:style-name="T308"> будет</text:span><text:span text:style-name="T307"> моей тай...ной… </text:span><text:span text:style-name="T383">Только моей.</text:span></text:p>
      <text:p text:style-name="P291"><text:span text:style-name="T307">- </text:span><text:span text:style-name="T309">Сейчас у вас нет сил, чтобы вновь стать могущественным темным магом, но вы скрывает</text:span><text:span text:style-name="T311">е</text:span><text:span text:style-name="T309"> </text:span><text:soft-page-break/><text:span text:style-name="T309">столь мощную магию в этих каменных глыбах </text:span><text:span text:style-name="T310">и надеетесь, что никто и никогда не сможет забрать её </text:span><text:span text:style-name="T311">у вас?</text:span></text:p>
      <text:p text:style-name="P293"><text:span text:style-name="T310">- </text:span><text:span text:style-name="T312">Я ждал теб</text:span><text:span text:style-name="T315">я,</text:span><text:span text:style-name="T312"> потомка <text:s/></text:span><text:span text:style-name="T284">Дитэдэфов…</text:span><text:span text:style-name="T312"> Я вер</text:span><text:span text:style-name="T314">ю,</text:span><text:span text:style-name="T312"> </text:span><text:span text:style-name="T313">что вновь обрету власть… и могущество.</text:span></text:p>
      <text:p text:style-name="P293"><text:span text:style-name="T313">- </text:span><text:span text:style-name="T316">Возможно по родственной линии я являюсь потомком Дитэдэфов, но я никогда никому не собираюсь служить, </text:span><text:span text:style-name="T317">тем более тебе!</text:span></text:p>
      <text:p text:style-name="P293"><text:span text:style-name="T317">- </text:span><text:span text:style-name="T318">Но ты не сможешь… Не сможешь</text:span><text:span text:style-name="T370"> </text:span><text:span text:style-name="T386">б</text:span><text:span text:style-name="T369">ез меня</text:span><text:span text:style-name="T318">!</text:span></text:p>
      <text:p text:style-name="P293"><text:span text:style-name="T318">-</text:span><text:span text:style-name="T219"> </text:span><text:span text:style-name="T320">Я смог найти это место </text:span><text:span text:style-name="T321">после стольких лет</text:span><text:span text:style-name="T371"> в одиночку</text:span><text:span text:style-name="T322">.</text:span></text:p>
      <text:p text:style-name="P288"><text:span text:style-name="T246">- </text:span><text:span text:style-name="T319">Мои защитные чар</text:span><text:span text:style-name="T387">ы</text:span><text:span text:style-name="T319"> будут все...гда оберегать это место...</text:span></text:p>
      <text:p text:style-name="P288"><text:span text:style-name="T247"><text:tab/>Лорд Хатред </text:span><text:span text:style-name="T323">ничего </text:span><text:span text:style-name="T324">не </text:span><text:span text:style-name="T323">ответил, </text:span><text:span text:style-name="T324">а </text:span><text:span text:style-name="T247">задумался</text:span><text:span text:style-name="T388">,</text:span><text:span text:style-name="T247"> </text:span><text:span text:style-name="T324">если сейчас он потерпит поражение, то оно будет окончательным потому что защитные чары </text:span><text:span text:style-name="T248"><text:s/>уничтож</text:span><text:span text:style-name="T324">ат</text:span><text:span text:style-name="T248"> его раньше</text:span><text:span text:style-name="T324">,</text:span><text:span text:style-name="T248"> чем он сможет что-либо предпринять.</text:span></text:p>
      <text:p text:style-name="P288"><text:span text:style-name="T248"><text:tab/></text:span><text:span text:style-name="T325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288"><text:soft-page-break/><text:span text:style-name="T325"><text:tab/></text:span><text:span text:style-name="T326">Оказалось что никаких защитных чар не было и темный маг лишь сбил с толку Лорда </text:span><text:span text:style-name="T327">и внушил ему бессмысленный страх.</text:span></text:p>
      <text:p text:style-name="P288"><text:span text:style-name="T327">- Ты ничем не смог оградить этих каменных Аликорнов от меня, </text:span><text:span text:style-name="T328">а лишь посеял во мне страх и сомнения, полагаясь, что это остановит меня!?</text:span></text:p>
      <text:p text:style-name="P288"><text:span text:style-name="T328">- </text:span><text:span text:style-name="T329">Только я мо...гу </text:span><text:span text:style-name="T330">управлять этой магией…</text:span></text:p>
      <text:p text:style-name="P288"><text:span text:style-name="T249">- </text:span><text:span text:style-name="T372">Ты лжёшь</text:span><text:span text:style-name="T331">!</text:span><text:span text:style-name="T250"> </text:span><text:span text:style-name="T332">И мне противно </text:span><text:span text:style-name="T373">это</text:span><text:span text:style-name="T332">! Тогда миллионы лет назад ты был великим т</text:span><text:span text:style-name="T333">ё</text:span><text:span text:style-name="T332">мным магом, но сейчас ты ничтожество!</text:span></text:p>
      <text:p text:style-name="P288"><text:span text:style-name="T251"><text:tab/></text:span><text:span text:style-name="T334">Лорд Хатред </text:span><text:span text:style-name="T336">уже видел свою </text:span><text:span text:style-name="T337">будущую </text:span><text:span text:style-name="T336">победу </text:span><text:span text:style-name="T338">и </text:span><text:span text:style-name="T336"><text:s/></text:span><text:span text:style-name="T334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5">безграничной </text:span><text:span text:style-name="T334">власти.</text:span></text:p>
      <text:p text:style-name="P288"><text:span text:style-name="T251"><text:tab/></text:span><text:span text:style-name="T252">Но правду ли он увидел. </text:span><text:span text:style-name="T253">Может</text:span><text:span text:style-name="T252"> </text:span><text:span text:style-name="T253">быть великий </text:span><text:span text:style-name="T269">темный </text:span><text:span text:style-name="T339">маг</text:span><text:span text:style-name="T253"> </text:span><text:span text:style-name="T252">только этого и хотел: уничтожить </text:span><text:span text:style-name="T374">окончательно </text:span><text:span text:style-name="T252">все сомнения </text:span><text:span text:style-name="T253">и страхи</text:span><text:span text:style-name="T340"> у Лорда</text:span><text:span text:style-name="T252">, чтобы его собственная магия </text:span><text:span text:style-name="T341">смогла завладеть им</text:span><text:span text:style-name="T252">.</text:span></text:p>
      <text:p text:style-name="P288"><text:span text:style-name="T252">- </text:span><text:span text:style-name="T342">Прошу… Твой предок верно мне служил… Он зна</text:span><text:span text:style-name="T343">л, что я щедр на похвалу</text:span><text:span text:style-name="T254">.</text:span></text:p>
      <text:p text:style-name="P288"><text:soft-page-break/><text:span text:style-name="T254">- </text:span><text:span text:style-name="T344">Ты хочешь </text:span><text:span text:style-name="T346">чтобы я помог тебе </text:span><text:span text:style-name="T344">обрести мощь и силу </text:span><text:span text:style-name="T345">взамен на место верного слуги?</text:span></text:p>
      <text:p text:style-name="P288"><text:span text:style-name="T345">- </text:span><text:span text:style-name="T347">Я желаю этого..</text:span></text:p>
      <text:p text:style-name="P288"><text:span text:style-name="T347"><text:tab/></text:span><text:span text:style-name="T348">Лорд Хатред засмеялся </text:span><text:span text:style-name="T349">и заглушил все страдания темного мага своим смехом, эхо которого разлетелось по всему замку.</text:span></text:p>
      <text:p text:style-name="P294"><text:span text:style-name="T349">- </text:span><text:span text:style-name="T350">Я </text:span><text:span text:style-name="T375">умоляю</text:span><text:span text:style-name="T350">…</text:span></text:p>
      <text:p text:style-name="P294"><text:span text:style-name="T255">- </text:span><text:span text:style-name="T351">Нет! Я</text:span><text:span text:style-name="T352">,</text:span><text:span text:style-name="T351"> Лорд Хатред, никогда не стану твоим слугой!</text:span><text:span text:style-name="T259"> - </text:span><text:span text:style-name="T353">резко ответил Лорд и начал произносить заклинания.</text:span></text:p>
      <text:p text:style-name="P294"><text:span text:style-name="T353"><text:tab/></text:span><text:span text:style-name="T354">Замок озарился ярким</text:span><text:span text:style-name="T177"> </text:span><text:span text:style-name="T354">светом</text:span><text:span text:style-name="T260">, </text:span><text:span text:style-name="T354">а </text:span><text:span text:style-name="T261">каменные </text:span><text:span text:style-name="T354">Аликорны</text:span><text:span text:style-name="T261"> начали шевелиться и их глаза засветились темным пламенем.</text:span></text:p>
      <text:p text:style-name="P295"><text:span text:style-name="T261"><text:tab/></text:span><text:span text:style-name="T354">Внезапно каждый монолит ударил молни</text:span><text:span text:style-name="T389">ями</text:span><text:span text:style-name="T354"> в Лорда Хатреда. </text:span></text:p>
      <text:p text:style-name="P295"><text:span text:style-name="T354"><text:tab/></text:span><text:span text:style-name="T355">Молниеносные лучи задержались на</text:span><text:span text:style-name="T354"> амулете, который был у </text:span><text:span text:style-name="T355">Лорда</text:span><text:span text:style-name="T354"> все это время на ше</text:span><text:span text:style-name="T355">е.</text:span></text:p>
      <text:p text:style-name="P294"><text:span text:style-name="T355"><text:tab/></text:span><text:span text:style-name="T356">Амулет поднялся в воздух до самого потолка, а из каменных статуй посыпались икры и количество молний </text:span><text:span text:style-name="T376">увеличилось</text:span><text:span text:style-name="T356">.</text:span></text:p>
      <text:p text:style-name="P294"><text:soft-page-break/><text:span text:style-name="T356"><text:tab/></text:span><text:span text:style-name="T357">В какой-то момент каждый монолит треснул и рассыпался. И после разрушения последнего </text:span><text:span text:style-name="T358">каменного Аликорна</text:span><text:span text:style-name="T357"> </text:span><text:span text:style-name="T359">воцарилась тишина и </text:span><text:span text:style-name="T357">амулет </text:span><text:span text:style-name="T358">вновь вернулся к Лорду.</text:span></text:p>
      <text:p text:style-name="P289"><text:span text:style-name="T261"><text:tab/></text:span><text:span text:style-name="T177">Хатред почувствовал </text:span><text:span text:style-name="T358">таинственную силу, окутавшую его.</text:span></text:p>
      <text:p text:style-name="P289"><text:span text:style-name="T177"><text:tab/></text:span><text:span text:style-name="T260">Это была </text:span><text:span text:style-name="T359">могущественная </text:span><text:span text:style-name="T260">темная магия.</text:span></text:p>
      <text:p text:style-name="P289"><text:span text:style-name="T260">- </text:span><text:span text:style-name="T360">Твое поражение станет моей победой — ледяным голосом произнес</text:span><text:span text:style-name="T262"> Лорд Хатред </text:span><text:span text:style-name="T263">и выпустил в потолок сильный удар молни</text:span><text:span text:style-name="T377">й</text:span><text:span text:style-name="T263">, котор</text:span><text:span text:style-name="T377">ые</text:span><text:span text:style-name="T263"> полностью уничтожил</text:span><text:span text:style-name="T377">и</text:span><text:span text:style-name="T263"> его </text:span><text:span text:style-name="T270">вместе с крышей замка</text:span><text:span text:style-name="T263">.</text:span></text:p>
      <text:p text:style-name="P290"><text:span text:style-name="T263"><text:tab/></text:span><text:span text:style-name="T264">Но призрак темного мага ничего не ответил, он смолк, возможно потому что наконец-то познал <text:s text:c="2"/>свое поражение.</text:span></text:p>
      <text:p text:style-name="P290"><text:span text:style-name="T264"><text:tab/></text:span><text:span text:style-name="T265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56"><text:tab/>«Зло рождается не из тьмы и не из света, оно <text:tab/>рождается из собственной души»</text:p>
      <text:p text:style-name="P54"><text:tab/></text:p>
      <text:p text:style-name="P55"><text:span text:style-name="T1221"/></text:p>
      <text:p text:style-name="P55"><text:soft-page-break/><text:span text:style-name="T1221">1. </text:span><text:bookmark-start text:name="__DdeLink__2_1002662238"/><text:span text:style-name="T1222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96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296"><text:span text:style-name="T4"><text:tab/></text:span><text:span text:style-name="T5">В такие моменты </text:span><text:span text:style-name="T10">чувствуешь себя свободным пегасом, который собрался в долгое захватывающее и фантастическое путешествие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90">одна из которых </text:span>очень громко смеялась и показывала что-то <text:span text:style-name="T2608">необычное </text:span><text:span text:style-name="T2609">своей подруг</text:span><text:span text:style-name="T2610">е</text:span>, не обращая внимания на пон<text:span text:style-name="T1197">и</text:span>, <text:s/>которые мимо проходили и чуть не <text:span text:style-name="T2611">натолкнулись</text:span> <text:span text:style-name="T2611">на е</text:span><text:span text:style-name="T2612">ё</text:span><text:span text:style-name="T2611"> из-за </text:span>резких и быстрых взмахов <text:span text:style-name="T2613">крыльями</text:span>.<text:bookmark-end text:name="__DdeLink__5624_140401309"/> <text:bookmark-end text:name="__DdeLink__19_1002662238"/></text:p>
      <text:p text:style-name="P2"><text:tab/><text:span text:style-name="T2614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615">А</text:span>ликорном, и её рог был довольно большим для пони её возраст<text:span text:style-name="T391">а</text:span>.<text:bookmark-end text:name="__DdeLink__5626_140401309"/> <text:bookmark-end text:name="__DdeLink__21_1002662238"/></text:p>
      <text:p text:style-name="P18"><text:tab/><text:span text:style-name="T2616">У нее был веселый и буйный характер. </text:span></text:p>
      <text:p text:style-name="P18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92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289">ё</text:span> знаком отличия было переливающее в бирюзовых тонах кристальное сердце<text:span text:style-name="T393">.</text:span><text:bookmark-end text:name="__DdeLink__29_1002662238"/><text:bookmark-end text:name="__DdeLink__5636_140401309"/></text:p>
      <text:p text:style-name="P1"><text:tab/>Вторая <text:span text:style-name="T394">же </text:span>пони<text:bookmark-start text:name="__DdeLink__5639_140401309"/><text:bookmark-start text:name="__DdeLink__31_1002662238"/> более спокойная и сдержанная, <text:span text:style-name="T394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617">Обе подруги двигались в сторону Кристальной улицы </text:span><text:span text:style-name="T2618">и постоянно смеялись над забавной историей.</text:span></text:p>
      <text:p text:style-name="P1"><text:bookmark-start text:name="__DdeLink__35_1002662238"/><text:bookmark-start text:name="__DdeLink__5645_140401309"/>- Флур<text:span text:style-name="T395">р</text:span>и<text:bookmark-end text:name="__DdeLink__35_1002662238"/><text:bookmark-end text:name="__DdeLink__5645_140401309"/>, <text:span text:style-name="T2618">это было </text:span><text:span text:style-name="T2619">очень</text:span><text:span text:style-name="T2618"> смешно! — заговорила одна из подруг.</text:span></text:p>
      <text:p text:style-name="P1">- <text:span text:style-name="T2620">Давно мы так не смеялись, наверно из-за истории Магии? - улыбнулась Флурри.</text:span></text:p>
      <text:p text:style-name="P1"><text:soft-page-break/>- <text:span text:style-name="T2621">Знаешь, в истории </text:span><text:span text:style-name="T2624">Магии </text:span><text:span text:style-name="T2625">есть смешные и забавные моменты.</text:span></text:p>
      <text:p text:style-name="P1">- <text:span text:style-name="T2622">Возможно, </text:span><text:span text:style-name="T2623">мне на истории снятся </text:span><text:span text:style-name="T2626">только </text:span><text:span text:style-name="T2623">кошмары</text:span></text:p>
      <text:p text:style-name="P1">- <text:span text:style-name="T2627">Кажется сегодня Кристальная лавка не работает</text:span></text:p>
      <text:p text:style-name="P1">- <text:s/></text:p>
      <text:p text:style-name="P1"/>
      <text:p text:style-name="P1"/>
      <text:p text:style-name="P1"/>
      <text:p text:style-name="P19"><text:bookmark-start text:name="__DdeLink__5648_140401309"/><text:bookmark-start text:name="__DdeLink__37_1002662238"/>- Я всего лишь поддержала друга<text:bookmark-end text:name="__DdeLink__5648_140401309"/><text:bookmark-end text:name="__DdeLink__37_1002662238"/>.</text:p>
      <text:p text:style-name="P1"><text:bookmark-start text:name="__DdeLink__5651_140401309"/><text:bookmark-start text:name="__DdeLink__39_1002662238"/>- Знаешь, для меня до сих <text:span text:style-name="T2045">удивительно</text:span>, что ты <text:span text:style-name="T2071">А</text:span>ликорн. Ты имеешь более сильную магию, чем у других <text:span text:style-name="T1198">пони</text:span> и можешь сравниться в скорости даже с <text:bookmark-end text:name="__DdeLink__5651_140401309"/><text:bookmark-end text:name="__DdeLink__39_1002662238"/><text:span text:style-name="T2072">чудо-молниями</text:span><text:span text:style-name="T1199">! </text:span></text:p>
      <text:p text:style-name="P1"><text:bookmark-start text:name="__DdeLink__5654_140401309"/><text:bookmark-start text:name="__DdeLink__41_1002662238"/>- Лара, ты гораздо <text:span text:style-name="T2046">больше</text:span> понимаешь в магии чем я, <text:s/>у меня всего лишь <text:span text:style-name="T2073">в</text:span>рождённый талант<text:bookmark-end text:name="__DdeLink__5654_140401309"/><text:bookmark-end text:name="__DdeLink__41_1002662238"/>.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5660_140401309"/><text:bookmark-start text:name="__DdeLink__45_1002662238"/>- А что ты думаешь об этой <text:span text:style-name="T2047">фантастической </text:span>истории о тёмной пони?<text:bookmark-end text:name="__DdeLink__45_1002662238"/> <text:bookmark-end text:name="__DdeLink__5660_140401309"/></text:p>
      <text:p text:style-name="P1"><text:bookmark-start text:name="__DdeLink__5663_140401309"/><text:bookmark-start text:name="__DdeLink__47_1002662238"/><text:soft-page-break/>- Лара, ты ведь знаешь, что я всегда в курсе таких событий, я уже знаю практически все<text:bookmark-end text:name="__DdeLink__5663_140401309"/><text:bookmark-end text:name="__DdeLink__47_1002662238"/>.</text:p>
      <text:p text:style-name="P1"><text:bookmark-start text:name="__DdeLink__5666_140401309"/><text:bookmark-start text:name="__DdeLink__49_1002662238"/>- <text:bookmark-end text:name="__DdeLink__5666_140401309"/><text:bookmark-end text:name="__DdeLink__49_1002662238"/><text:span text:style-name="T2048">Мне </text:span><text:span text:style-name="T2049">очень интересно </text:span><text:span text:style-name="T2074">услышать эту историю</text:span></text:p>
      <text:p text:style-name="P1"><text:bookmark-start text:name="__DdeLink__5669_140401309"/><text:bookmark-start text:name="__DdeLink__51_1002662238"/>- <text:span text:style-name="T2050">На прошлой недел</text:span><text:span text:style-name="T2051">и</text:span><text:span text:style-name="T2050"> в Кантерлот приехала довольно странная, я бы даже сказала кошмарная пони и решила поступить в нашу школу</text:span><text:bookmark-end text:name="__DdeLink__5669_140401309"/><text:bookmark-end text:name="__DdeLink__51_1002662238"/><text:span text:style-name="T2050">. </text:span><text:span text:style-name="T2051">Директор Стар Свирл был поражен её магическими способностями и отправил её к моей тёте.</text:span></text:p>
      <text:p text:style-name="P1"><text:bookmark-start text:name="__DdeLink__5672_140401309"/><text:bookmark-start text:name="__DdeLink__53_1002662238"/>- <text:span text:style-name="T2052">Это довольно интересно, а</text:span> что в ней странного и кошмарного?<text:bookmark-end text:name="__DdeLink__53_1002662238"/> <text:bookmark-end text:name="__DdeLink__5672_140401309"/></text:p>
      <text:p text:style-name="P1"><text:bookmark-start text:name="__DdeLink__55_1002662238"/><text:bookmark-start text:name="__DdeLink__5675_140401309"/>- Все эти <text:span text:style-name="T2053">слухи</text:span> о темной пони, не такие уж слухи <text:span text:style-name="T2053">на самом деле</text:span><text:bookmark-end text:name="__DdeLink__55_1002662238"/><text:bookmark-end text:name="__DdeLink__5675_140401309"/><text:span text:style-name="T2053">!</text:span></text:p>
      <text:p text:style-name="P1">- <text:span text:style-name="T2054">Можно подробнее, Флурри.</text:span></text:p>
      <text:p text:style-name="P1">- <text:span text:style-name="T2054">Да, я ещё не рассказала все. Директор Стар Свирл был поражен не только её способностями, а тем, что у неё нет рога! Ты понимаешь, Лара! </text:span></text:p>
      <text:p text:style-name="P1"><text:bookmark-start text:name="__DdeLink__5678_140401309"/><text:bookmark-start text:name="__DdeLink__57_1002662238"/>- Ты сейчас шутишь?<text:bookmark-end text:name="__DdeLink__5678_140401309"/><text:bookmark-end text:name="__DdeLink__57_1002662238"/> </text:p>
      <text:p text:style-name="P11"><text:bookmark-start text:name="__DdeLink__5681_140401309"/><text:bookmark-start text:name="__DdeLink__59_1002662238"/>- Нет конечно! <text:span text:style-name="T2055">Санрайз </text:span><text:span text:style-name="T2056">Бриск </text:span><text:span text:style-name="T2057">видела её и </text:span><text:span text:style-name="T2059">рассказала</text:span><text:span text:style-name="T2057"> мне об этом, а она не какая-нибудь л</text:span><text:span text:style-name="T2058">гунья </text:span><text:span text:style-name="T2057">Брейни</text:span>.<text:bookmark-end text:name="__DdeLink__5681_140401309"/><text:bookmark-end text:name="__DdeLink__59_1002662238"/></text:p>
      <text:p text:style-name="P297"><text:bookmark-start text:name="__DdeLink__5684_140401309"/><text:bookmark-start text:name="__DdeLink__61_1002662238"/><text:span text:style-name="T1">- </text:span><text:bookmark-end text:name="__DdeLink__5684_140401309"/><text:bookmark-end text:name="__DdeLink__61_1002662238"/><text:span text:style-name="T6">Это </text:span><text:span text:style-name="T7">очень интересно - задумчиво ответила Лара.</text:span></text:p>
      <text:p text:style-name="P297"><text:span text:style-name="T7">- </text:span><text:span text:style-name="T8">Это кошмарно и я чувствую </text:span><text:span text:style-name="T9">в этом что-то ужасное</text:span><text:span text:style-name="T8">!</text:span></text:p>
      <text:p text:style-name="P1"><text:bookmark-start text:name="__DdeLink__5687_140401309"/><text:bookmark-start text:name="__DdeLink__63_1002662238"/><text:soft-page-break/>- <text:bookmark-end text:name="__DdeLink__5687_140401309"/><text:bookmark-end text:name="__DdeLink__63_1002662238"/><text:span text:style-name="T2060">Успокойся, Флурри, ты слишком критично мыслишь сейчас о пони, которую даже не видела и не знаешь.</text:span><text:bookmark text:name="__DdeLink__65_1002662238"/><text:bookmark text:name="__DdeLink__5690_140401309"/></text:p>
      <text:p text:style-name="P1"><text:bookmark-start text:name="__DdeLink__5693_140401309"/><text:bookmark-start text:name="__DdeLink__69_1002662238"/>- Лара! У неё нет рога! Но она смогла <text:span text:style-name="T2061">показать лучшие результаты по вступительным экзаменам</text:span>! Это не гениально, скорее Дискорд в неё вселился бы, чем она смогла бы поднять пылинку с помощью магии<text:bookmark-end text:name="__DdeLink__5693_140401309"/><text:bookmark-end text:name="__DdeLink__69_1002662238"/>.</text:p>
      <text:p text:style-name="P1"><text:bookmark-start text:name="__DdeLink__5696_140401309"/><text:bookmark-start text:name="__DdeLink__71_1002662238"/>- <text:span text:style-name="T2062">Ты начинаешь </text:span><text:span text:style-name="T2068">завидовать</text:span><text:span text:style-name="T2062">? </text:span><text:bookmark-end text:name="__DdeLink__5696_140401309"/><text:bookmark-end text:name="__DdeLink__71_1002662238"/><text:span text:style-name="T2062">- улыбнулась Лара.</text:span></text:p>
      <text:p text:style-name="P1">- <text:span text:style-name="T2063">Нисколько. Ты знаешь Лара, что моё чувство ещё ни раз не подводило </text:span><text:span text:style-name="T2068">меня</text:span><text:span text:style-name="T2063">.</text:span></text:p>
      <text:p text:style-name="P1">- <text:span text:style-name="T2063">А что сейчас ты чувствуешь по этому поводу?</text:span></text:p>
      <text:p text:style-name="P1">- <text:span text:style-name="T2063">Я чувствую опасность и </text:span><text:span text:style-name="T2064">темную магию!</text:span></text:p>
      <text:p text:style-name="P12">- <text:span text:style-name="T2069">В</text:span><text:bookmark-start text:name="__DdeLink__5702_140401309"/><text:bookmark-start text:name="__DdeLink__75_1002662238"/>озможно она демон и нам предстоит сразиться с ней, как когда-то сразилась принцесса Твайлайт и её подруги с Дискордом — <text:span text:style-name="T2065">засмеялась</text:span><text:span text:style-name="T396"> Лара.</text:span><text:bookmark-end text:name="__DdeLink__5702_140401309"/><text:bookmark-end text:name="__DdeLink__75_1002662238"/></text:p>
      <text:p text:style-name="P1"><text:bookmark-start text:name="__DdeLink__5705_140401309"/><text:bookmark-start text:name="__DdeLink__77_1002662238"/>- Лара, твои шутки не всегда <text:bookmark-end text:name="__DdeLink__5705_140401309"/><text:bookmark-end text:name="__DdeLink__77_1002662238"/><text:span text:style-name="T2066">шутки</text:span>.<text:bookmark text:name="__DdeLink__5708_140401309"/><text:bookmark text:name="__DdeLink__79_1002662238"/></text:p>
      <text:p text:style-name="P13">- <text:span text:style-name="T2069">Тебе нравятся мои шутки, и к тому же е</text:span><text:bookmark-start text:name="__DdeLink__5714_140401309"/><text:bookmark-start text:name="__DdeLink__83_1002662238"/>сли принцесса Твайлайт и директор <text:span text:style-name="T2066">Стар Свирл</text:span> одобр<text:span text:style-name="T2067">и</text:span>ли её поступление, значит она может только стать нашим другом<text:bookmark-end text:name="__DdeLink__5714_140401309"/><text:bookmark-end text:name="__DdeLink__83_1002662238"/>.</text:p>
      <text:p text:style-name="P20"><text:soft-page-break/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397">разговор о темной пони, </text:span><text:span text:style-name="T2076">который вызывал у неё</text:span><text:span text:style-name="T2075"> </text:span><text:span text:style-name="T2076">смешанные</text:span><text:span text:style-name="T397"> </text:span><text:span text:style-name="T2076">чувства</text:span><text:span text:style-name="T397"> </text:span><text:span text:style-name="T398">и поэтому она спросила:</text:span><text:bookmark-end text:name="__DdeLink__85_1002662238"/><text:bookmark-end text:name="__DdeLink__5717_140401309"/></text:p>
      <text:p text:style-name="P1"><text:bookmark-start text:name="__DdeLink__5720_140401309"/><text:bookmark-start text:name="__DdeLink__87_1002662238"/>- Ты собираешься ехать в Понивил<text:span text:style-name="T1200">л</text:span>ь на последний день весны?<text:bookmark-end text:name="__DdeLink__5720_140401309"/><text:bookmark-end text:name="__DdeLink__87_1002662238"/></text:p>
      <text:p text:style-name="P1"><text:bookmark-start text:name="__DdeLink__5723_140401309"/><text:bookmark-start text:name="__DdeLink__89_1002662238"/>- Да, я давно не была на этом празднике<text:bookmark-end text:name="__DdeLink__5723_140401309"/><text:bookmark-end text:name="__DdeLink__89_1002662238"/></text:p>
      <text:p text:style-name="P3"><text:bookmark-start text:name="__DdeLink__5726_140401309"/><text:bookmark-start text:name="__DdeLink__91_1002662238"/>- Тогда встретимся вечером?<text:bookmark-end text:name="__DdeLink__5726_140401309"/><text:bookmark-end text:name="__DdeLink__91_1002662238"/></text:p>
      <text:p text:style-name="P1"><text:bookmark-start text:name="__DdeLink__5729_140401309"/><text:bookmark-start text:name="__DdeLink__93_1002662238"/>- Да<text:bookmark-end text:name="__DdeLink__5729_140401309"/><text:bookmark-end text:name="__DdeLink__93_1002662238"/>!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!</text:p>
      <text:p text:style-name="P1"><text:bookmark-start text:name="__DdeLink__5734_140401309"/><text:bookmark-start text:name="__DdeLink__97_1002662238"/>- До встречи Флур<text:span text:style-name="T1098">р</text:span>и<text:bookmark-end text:name="__DdeLink__5734_140401309"/><text:bookmark-end text:name="__DdeLink__97_1002662238"/>!</text:p>
      <text:p text:style-name="P1"><text:tab/><text:bookmark-start text:name="__DdeLink__99_1002662238"/><text:bookmark-start text:name="__DdeLink__5737_140401309"/>Для Лары вся эта история с тёмной пони была чересчур <text:span text:style-name="T2070">интересной</text:span>.<text:bookmark-end text:name="__DdeLink__99_1002662238"/><text:bookmark-end text:name="__DdeLink__5737_140401309"/></text:p>
      <text:p text:style-name="P1"><text:tab/><text:bookmark-start text:name="__DdeLink__101_1002662238"/><text:bookmark-start text:name="__DdeLink__5740_140401309"/>«<text:span text:style-name="T2077">Возможно это очередная шутка Флурри о темной пони. Но если это так, то каким образом она использует магию </text:span><text:span text:style-name="T2078">без рога </text:span><text:span text:style-name="T2077">и насколько велики её </text:span><text:span text:style-name="T2079">магические</text:span><text:span text:style-name="T2077"> способности, это уже становится фантастичным, но ничего, </text:span><text:span text:style-name="T2276">скоро</text:span><text:span text:style-name="T2077"> узнаем</text:span>» - думала Лара, она больше всего любила разгадывать сложные и незаурядные вещи и <text:span text:style-name="T399">находить </text:span><text:s/><text:span text:style-name="T400">в них </text:span>настоящую истину.<text:bookmark-end text:name="__DdeLink__101_1002662238"/><text:bookmark-end text:name="__DdeLink__5740_140401309"/></text:p>
      <text:p text:style-name="P1"><text:soft-page-break/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201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31"/>
      <text:p text:style-name="P31"/>
      <text:p text:style-name="P31"/>
      <text:p text:style-name="P31"/>
      <text:p text:style-name="P32"/>
      <text:p text:style-name="P32"/>
      <text:p text:style-name="P32"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38"><text:tab/><text:bookmark-start text:name="__DdeLink__5757_140401309"/>На следующий день Лара поехала вместе с Флурри в Понивил<text:span text:style-name="T1202">л</text:span>ь, чтобы <text:span text:style-name="T470">снова встретится со своими друзьями и помочь жителям Понивил</text:span><text:span text:style-name="T1203">л</text:span><text:span text:style-name="T470">я подготовится к первому летнему дню.</text:span><text:bookmark-end text:name="__DdeLink__5757_140401309"/></text:p>
      <text:p text:style-name="P39"><text:tab/><text:bookmark-start text:name="__DdeLink__5759_140401309"/><text:span text:style-name="T471">Они</text:span><text:span text:style-name="T464"> </text:span><text:span text:style-name="T442">не пропустил</text:span><text:span text:style-name="T464">и</text:span><text:span text:style-name="T442"> ни один уголок этого </text:span><text:span text:style-name="T446">чудесного</text:span><text:span text:style-name="T442"> места, </text:span><text:span text:style-name="T446">наполненного дружбой </text:span><text:span text:style-name="T447">и любовью всех его жителей</text:span><text:span text:style-name="T442">. </text:span><text:bookmark-end text:name="__DdeLink__5759_140401309"/></text:p>
      <text:p text:style-name="P39"><text:span text:style-name="T445"><text:tab/></text:span><text:bookmark-start text:name="__DdeLink__5761_140401309"/><text:span text:style-name="T448">После приезда</text:span><text:span text:style-name="T445"> две подруги отправились</text:span><text:span text:style-name="T442"> в Кристальный замок и </text:span><text:span text:style-name="T445">Флурри</text:span><text:span text:style-name="T442"> взяла парочку </text:span><text:span text:style-name="T443">старинных книг, которые обещала подарить Ларе (это были </text:span><text:span text:style-name="T444">уникальные</text:span><text:span text:style-name="T443"> </text:span><text:span text:style-name="T444">издания</text:span><text:span text:style-name="T443"> по истории магии).</text:span><text:bookmark-end text:name="__DdeLink__5761_140401309"/></text:p>
      <text:p text:style-name="P40"><text:soft-page-break/><text:tab/><text:bookmark-start text:name="__DdeLink__5763_140401309"/><text:bookmark-start text:name="__DdeLink__5745_140401309"/><text:span text:style-name="T449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2080">всего года.</text:span><text:span text:style-name="T449"> </text:span></text:p>
      <text:p text:style-name="P40"><text:span text:style-name="T450"><text:tab/></text:span><text:bookmark-start text:name="__DdeLink__5766_140401309"/><text:bookmark-start text:name="__DdeLink__5747_140401309"/><text:span text:style-name="T450">В отличии от Лары, Флурри </text:span><text:span text:style-name="T452">бывала</text:span><text:span text:style-name="T450"> там гораздо чаще, </text:span><text:span text:style-name="T452">чтобы</text:span><text:span text:style-name="T451"> практиковаться с Санберстом </text:span><text:span text:style-name="T472">контролировать</text:span><text:span text:style-name="T452"> </text:span><text:span text:style-name="T472">свои</text:span><text:span text:style-name="T452"> </text:span><text:span text:style-name="T472">уникальные</text:span><text:span text:style-name="T452"> </text:span><text:span text:style-name="T472">магические</text:span><text:span text:style-name="T452"> способност</text:span><text:span text:style-name="T472">и</text:span><text:bookmark-end text:name="__DdeLink__5766_140401309"/><text:bookmark-end text:name="__DdeLink__5747_140401309"/><text:bookmark-end text:name="__DdeLink__5745_140401309"/><text:span text:style-name="T472">.</text:span></text:p>
      <text:p text:style-name="P40"><text:tab/><text:bookmark-start text:name="__DdeLink__5768_140401309"/><text:span text:style-name="T453">В самом начале учебного года ей с трудом </text:span><text:span text:style-name="T473">давались </text:span><text:span text:style-name="T453">занятия, </text:span><text:span text:style-name="T473">она часто отвлекалась и </text:span><text:span text:style-name="T453">порой случались непредска</text:span><text:span text:style-name="T454">зуемые </text:span><text:span text:style-name="T474">и забавные ситуации</text:span><text:span text:style-name="T454">. </text:span><text:bookmark-end text:name="__DdeLink__5768_140401309"/></text:p>
      <text:p text:style-name="P40"><text:tab/><text:bookmark-start text:name="__DdeLink__5770_140401309"/><text:span text:style-name="T455">Как-то они прогуливались с Санбёрстом около школы и Флурри отвлеклась на сообщени</text:span><text:span text:style-name="T475">е Лары</text:span><text:span text:style-name="T455">, </text:span><text:span text:style-name="T456">с которой они общались по волшебной книге,</text:span><text:span text:style-name="T455"> и случайно заморозила школьный пруд.</text:span><text:bookmark-end text:name="__DdeLink__5770_140401309"/></text:p>
      <text:p text:style-name="P40"><text:tab/><text:bookmark-start text:name="__DdeLink__5772_140401309"/><text:span text:style-name="T457">После уроков с <text:s/>Санберс</text:span><text:span text:style-name="T476">то</text:span><text:span text:style-name="T457">м она всегда навещала </text:span><text:span text:style-name="T1812">Старлайт</text:span><text:span text:style-name="T457">, они были очень дружны и </text:span><text:span text:style-name="T1812">Старлайт</text:span><text:span text:style-name="T457"> н</text:span><text:span text:style-name="T476">и</text:span><text:span text:style-name="T457"> раз давала ее советы, делилась с ней интересными историями и обучала магическим приемам.</text:span><text:bookmark-end text:name="__DdeLink__5772_140401309"/></text:p>
      <text:p text:style-name="P40"><text:tab/><text:bookmark-start text:name="__DdeLink__5777_140401309"/><text:span text:style-name="T458">У Лары было несколько знакомых гипогрифов и один дракон Шарпен </text:span><text:span text:style-name="T1813">в школе Дружбы</text:span><text:span text:style-name="T458">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40"><text:soft-page-break/><text:tab/><text:bookmark-start text:name="__DdeLink__5774_140401309"/><text:span text:style-name="T459">После посещения </text:span><text:span text:style-name="T1814">ш</text:span><text:span text:style-name="T459">колы Дружбы подруги направились к Ратуше, чтобы посмотреть распределение обязанностей для подготовки Понивил</text:span><text:span text:style-name="T1204">л</text:span><text:span text:style-name="T459">я к первому дню лета.</text:span><text:bookmark-end text:name="__DdeLink__5774_140401309"/></text:p>
      <text:p text:style-name="P40"><text:tab/><text:bookmark-start text:name="__DdeLink__5779_140401309"/><text:span text:style-name="T460">Лара решила заняться </text:span><text:span text:style-name="T461"><text:s/></text:span><text:span text:style-name="T460">льд</text:span><text:span text:style-name="T461">ом</text:span><text:span text:style-name="T460">, а Флурри расчисткой снега.</text:span><text:bookmark-end text:name="__DdeLink__5779_140401309"/></text:p>
      <text:p text:style-name="P42"><text:tab/><text:bookmark-start text:name="__DdeLink__5781_140401309"/><text:span text:style-name="T462">К вечеру Пониви</text:span><text:span text:style-name="T1099">л</text:span><text:span text:style-name="T462">л</text:span><text:span text:style-name="T464">ь</text:span><text:span text:style-name="T462"> уже</text:span><text:span text:style-name="T463"> был покрыт </text:span><text:span text:style-name="T1205">темно-</text:span><text:span text:style-name="T463">зел</text:span><text:span text:style-name="T1815">ё</text:span><text:span text:style-name="T1205">н</text:span><text:span text:style-name="T1815">о</text:span><text:span text:style-name="T1205">й</text:span><text:span text:style-name="T463"> трав</text:span><text:span text:style-name="T1206">ой</text:span><text:span text:style-name="T463"> и пони вдыхали свежий летний ветерок. </text:span><text:bookmark-end text:name="__DdeLink__5781_140401309"/></text:p>
      <text:p text:style-name="P43"><text:span text:style-name="T465"><text:tab/></text:span><text:span text:style-name="T1816">После работ все пони решили приступить к празднованию первого дня лета!</text:span></text:p>
      <text:p text:style-name="P43"><text:span text:style-name="T465"><text:tab/></text:span><text:span text:style-name="T1816">Первым делом, д</text:span><text:bookmark-start text:name="__DdeLink__5783_140401309"/><text:span text:style-name="T465">ве подруги </text:span><text:span text:style-name="T477">отправились в</text:span><text:span text:style-name="T465"> Сахарный дворец - </text:span><text:span text:style-name="T477">попробовать самые вкусные десерты </text:span><text:span text:style-name="T2081">во </text:span><text:span text:style-name="T477">всей Эквестрии, на </text:span><text:span text:style-name="T1207">яблочную </text:span><text:span text:style-name="T465">ферму — </text:span><text:span text:style-name="T477">встретится с дружной семьей Эпплов</text:span><text:span text:style-name="T465">, </text:span><text:span text:style-name="T477">в </text:span><text:span text:style-name="T465">домик </text:span><text:span text:style-name="T1208">Флаттершай</text:span><text:span text:style-name="T465"> — </text:span><text:span text:style-name="T478">послушать спокойную и мелодичную м</text:span><text:span text:style-name="T480">узы</text:span><text:span text:style-name="T478">ку </text:span><text:span text:style-name="T480">птиц</text:span><text:span text:style-name="T478">, в</text:span><text:span text:style-name="T465"> бутик Карусель — </text:span><text:span text:style-name="T478">взять что-нибудь простое для </text:span><text:span text:style-name="T479">Лары </text:span><text:span text:style-name="T480">и прогуляться по рынку в поисках всяких интересных безделушек</text:span><text:span text:style-name="T465">.</text:span><text:bookmark-end text:name="__DdeLink__5783_140401309"/><text:span text:style-name="T465"> </text:span></text:p>
      <text:p text:style-name="P41"><text:tab/><text:bookmark-start text:name="__DdeLink__5785_140401309"/><text:span text:style-name="T466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481">и, которые совсем </text:span><text:soft-page-break/><text:span text:style-name="T481">недавно появились в</text:span><text:span text:style-name="T466"> Кантерлотской библиотеке </text:span><text:span text:style-name="T467">и написать целый сборник научных работ.</text:span><text:bookmark-end text:name="__DdeLink__5785_140401309"/></text:p>
      <text:p text:style-name="P44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44"><text:tab/><text:span text:style-name="T1818">Почти в</text:span><text:span text:style-name="T1817">есь месяц</text:span><text:bookmark-start text:name="__DdeLink__5789_140401309"/><text:span text:style-name="T468"> они вместе гуляли по кристальным улицам и переулкам, любовались </text:span><text:span text:style-name="T1210">невероятно красивыми видами</text:span><text:span text:style-name="T1209"> </text:span><text:span text:style-name="T482">и ели мороженное</text:span><text:span text:style-name="T468">.</text:span><text:bookmark-end text:name="__DdeLink__5789_140401309"/></text:p>
      <text:p text:style-name="P44"><text:tab/><text:span text:style-name="T2082">Лара настолько увлеклась</text:span><text:bookmark-start text:name="__DdeLink__5791_140401309"/><text:span text:style-name="T468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44"><text:tab/><text:bookmark-start text:name="__DdeLink__5793_140401309"/><text:span text:style-name="T469">В один из последних дней августа Флурри получила письмо от своей тёти:</text:span><text:bookmark-end text:name="__DdeLink__5793_140401309"/></text:p>
      <text:p text:style-name="P44"><text:bookmark-start text:name="__DdeLink__5795_140401309"/>«<text:span text:style-name="T469">Дорогая моя племянница! </text:span><text:span text:style-name="T1211">М</text:span><text:span text:style-name="T469">ы уже не виделись с тобой больше </text:span><text:span text:style-name="T2083">двух месяцев</text:span><text:span text:style-name="T469">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45"><text:tab/><text:bookmark-start text:name="__DdeLink__5797_140401309"/>Внизу была подпись: «<text:span text:style-name="T2084">Б</text:span><text:span text:style-name="T1212">есконечно </text:span>любящая тебя, тётя, <text:span text:style-name="T1213">принцесса Твайлайт </text:span><text:span text:style-name="T2085">Спаркл</text:span>».<text:bookmark-end text:name="__DdeLink__5797_140401309"/></text:p>
      <text:p text:style-name="P46"><text:tab/><text:bookmark-start text:name="__DdeLink__5799_140401309"/>Она обожала свою тётю и поэтому с нетерпением отправилась в Кантерлот, <text:span text:style-name="T483">попрощавшись со своими родителями и друзьями.</text:span><text:bookmark-end text:name="__DdeLink__5799_140401309"/></text:p>
      <text:p text:style-name="P47"><text:soft-page-break/><text:tab/><text:bookmark-start text:name="__DdeLink__5801_140401309"/>В это время в Кристальной империи поднималось Солнце и его <text:span text:style-name="T485">хрустальные</text:span> лучи озаряли фасады и крыши домов, которые сверкали разноцветными оттенками <text:span text:style-name="T484">драгоценных камней.</text:span><text:bookmark-end text:name="__DdeLink__5801_140401309"/></text:p>
      <text:p text:style-name="P31"/>
      <text:p text:style-name="P31"/>
      <text:p text:style-name="P34"/>
      <text:p text:style-name="P9"><text:span text:style-name="T1215">3</text:span><text:span text:style-name="T1214">. Твайлайт </text:span><text:span text:style-name="T1217">Спаркл</text:span></text:p>
      <text:p text:style-name="P5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226">в сопровождении</text:span> <text:span text:style-name="T1226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 — <text:span text:style-name="T1227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401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5815_140401309"/><text:bookmark-start text:name="__DdeLink__113_1002662238"/>«Лара часто болтала об этом месте и восхищалась им» - подумала Флурри.<text:bookmark-end text:name="__DdeLink__5815_140401309"/><text:bookmark-end text:name="__DdeLink__113_1002662238"/></text:p>
      <text:p text:style-name="P1"><text:bookmark-start text:name="__DdeLink__5818_140401309"/><text:bookmark-start text:name="__DdeLink__115_1002662238"/><text:soft-page-break/>- Флурри, нам направо - сказал Галлус и они вошли в зал, где пол был <text:span text:style-name="T402">сделан в виде черно-белой шахматной доски</text:span>, и двинулись вдоль красной дорожки, <text:span text:style-name="T403">которая пересекалась с другой, а </text:span><text:span text:style-name="T404">на </text:span><text:span text:style-name="T403">месте </text:span><text:span text:style-name="T405">их </text:span><text:span text:style-name="T403">пересечения </text:span>была <text:span text:style-name="T404">расположена желтая </text:span>8-ми конечная звезда.<text:bookmark-end text:name="__DdeLink__5818_140401309"/><text:bookmark-end text:name="__DdeLink__115_1002662238"/></text:p>
      <text:p text:style-name="P1"><text:bookmark-start text:name="__DdeLink__5821_140401309"/><text:bookmark-start text:name="__DdeLink__117_1002662238"/>- Прости, я просто <text:bookmark-end text:name="__DdeLink__117_1002662238"/><text:span text:style-name="T1228">вспомнила кое-что из истории Эквестрии и задумалась</text:span><text:bookmark-end text:name="__DdeLink__5821_140401309"/><text:span text:style-name="T1228">.</text:span></text:p>
      <text:p text:style-name="P1"><text:bookmark-start text:name="__DdeLink__5824_140401309"/><text:bookmark-start text:name="__DdeLink__119_1002662238"/>- Я никогда не любил историю и засыпал на ней: шутливо <text:span text:style-name="T2086">сказал</text:span> Галлус<text:bookmark-end text:name="__DdeLink__119_1002662238"/>.<text:bookmark-end text:name="__DdeLink__5824_140401309"/></text:p>
      <text:p text:style-name="P1"><text:bookmark-start text:name="__DdeLink__5827_140401309"/><text:bookmark-start text:name="__DdeLink__121_1002662238"/>Флурри улыбнулась<text:bookmark-end text:name="__DdeLink__121_1002662238"/>.<text:bookmark-end text:name="__DdeLink__5827_140401309"/></text:p>
      <text:p text:style-name="P1"><text:bookmark-start text:name="__DdeLink__5830_140401309"/><text:bookmark-start text:name="__DdeLink__123_1002662238"/>- А Спайк уже прилетел?<text:bookmark-end text:name="__DdeLink__5830_140401309"/><text:bookmark-end text:name="__DdeLink__123_1002662238"/></text:p>
      <text:p text:style-name="P1"><text:bookmark-start text:name="__DdeLink__5833_140401309"/><text:bookmark-start text:name="__DdeLink__125_1002662238"/>- К сожалению нет<text:bookmark-end text:name="__DdeLink__5833_140401309"/><text:bookmark-end text:name="__DdeLink__125_1002662238"/>.</text:p>
      <text:p text:style-name="P1"><text:bookmark-start text:name="__DdeLink__5836_140401309"/><text:bookmark-start text:name="__DdeLink__127_1002662238"/>- Очень жаль, я с ним так долго не виделась<text:bookmark-end text:name="__DdeLink__5836_140401309"/><text:bookmark-end text:name="__DdeLink__127_1002662238"/>.</text:p>
      <text:p text:style-name="P1"><text:tab/><text:bookmark-start text:name="__DdeLink__129_1002662238"/><text:bookmark-start text:name="__DdeLink__5839_140401309"/>Галлус подошёл к двери <text:span text:style-name="T406">тронного зала</text:span>, <text:span text:style-name="T406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100">было </text:span><text:span text:style-name="T407">расположено </text:span>темно-голубое небо с <text:span text:style-name="T408">Л</text:span>уной, <text:span text:style-name="T409">а </text:span>на правой <text:span text:style-name="T409">С</text:span>олнце, которое <text:span text:style-name="T1229">освещало</text:span> <text:span text:style-name="T409">всю</text:span> Эквестрию <text:span text:style-name="T1230">своими ярко-золотистыми лучами</text:span>.<text:bookmark-end text:name="__DdeLink__131_1002662238"/><text:bookmark-end text:name="__DdeLink__5842_140401309"/></text:p>
      <text:p text:style-name="P1"><text:soft-page-break/><text:tab/><text:bookmark-start text:name="__DdeLink__133_1002662238"/><text:bookmark-start text:name="__DdeLink__5845_140401309"/>Галлус доложил принцессе Твайлайт о пр<text:span text:style-name="T2087">и</text:span>бытии её племянницы и Флурри вошла в <text:span text:style-name="T410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12"> кристальных </text:span>мозаик, с каждой из них <text:span text:style-name="T411">было </text:span>связано <text:span text:style-name="T412">своя собственная история.</text:span><text:bookmark-end text:name="__DdeLink__135_1002662238"/><text:bookmark-end text:name="__DdeLink__5848_140401309"/></text:p>
      <text:p text:style-name="P1"><text:bookmark-start text:name="__DdeLink__5851_140401309"/><text:bookmark-start text:name="__DdeLink__137_1002662238"/>«Вот, победа <text:span text:style-name="T1231">принцессы</text:span> Селестии над <text:span text:style-name="T2088">принцессой </text:span>Луной, а здесь первая победа <text:span text:style-name="T413">моей тёти</text:span> вместе с её подругами и возвращение сестры Селестии, <text:span text:style-name="T413">а </text:span>тут Спайк спас Кристальную империю, когда <text:span text:style-name="T413">тёт</text:span><text:span text:style-name="T1232">я</text:span> оказалась в ловушке и не могла ничего сделать, он мне тысячу раз рассказывал эту историю» - думала Флурри.<text:bookmark-end text:name="__DdeLink__5851_140401309"/><text:bookmark-end text:name="__DdeLink__137_1002662238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414">Принцесса </text:span>Твайлайт <text:span text:style-name="T1819">Спаркл</text:span> была очень сильно похож<text:span text:style-name="T414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15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soft-page-break/><text:tab/><text:bookmark-start text:name="__DdeLink__5863_140401309"/><text:bookmark-start text:name="__DdeLink__145_1002662238"/>С обеих сторон извиваясь бежал маленький <text:span text:style-name="T416">кристальн</text:span><text:span text:style-name="T417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- Здравствуй, Флурри - поприветствовала <text:span text:style-name="T1234">т</text:span><text:span text:style-name="T1233">ётя</text:span> <text:span text:style-name="T1235">и </text:span><text:span text:style-name="T418">крепко </text:span>обняла.<text:bookmark-end text:name="__DdeLink__5869_140401309"/><text:bookmark-end text:name="__DdeLink__149_1002662238"/></text:p>
      <text:p text:style-name="P1"><text:tab/><text:bookmark-start text:name="__DdeLink__5872_140401309"/><text:bookmark-start text:name="__DdeLink__151_1002662238"/>Она несильно изменилась с <text:span text:style-name="T419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!</text:p>
      <text:p text:style-name="P1"><text:bookmark-start text:name="__DdeLink__5878_140401309"/><text:bookmark-start text:name="__DdeLink__155_1002662238"/>- Как себя чувствует Каденс и мой брат <text:span text:style-name="T1820">Шайнинг Армор</text:span>, я слышала, что в Кристальную Империю приехал Торекс<text:bookmark-end text:name="__DdeLink__5878_140401309"/><text:bookmark-end text:name="__DdeLink__155_1002662238"/>.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20">одна из </text:span>лучш<text:span text:style-name="T420">и</text:span><text:span text:style-name="T421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<text:span text:style-name="T2089">во время Кристаллинга </text:span>ты нам много хлопот доставила — <text:span text:style-name="T424"><text:s/></text:span><text:span text:style-name="T423">улыбнулась</text:span><text:span text:style-name="T422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<text:soft-page-break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У тебя <text:span text:style-name="T1236">много друзей</text:span>?<text:bookmark-end text:name="__DdeLink__5890_140401309"/><text:bookmark-end text:name="__DdeLink__163_1002662238"/></text:p>
      <text:p text:style-name="P1"><text:bookmark-start text:name="__DdeLink__5893_140401309"/><text:bookmark-start text:name="__DdeLink__165_1002662238"/>- Да, у меня много друзей, но самая лучшая подруга Лара, она такая же умная и книжная как и ты)<text:bookmark-end text:name="__DdeLink__5893_140401309"/><text:bookmark-end text:name="__DdeLink__165_1002662238"/></text:p>
      <text:p text:style-name="P1"><text:bookmark-start text:name="__DdeLink__5896_140401309"/><text:bookmark-start text:name="__DdeLink__169_1002662238"/>- <text:span text:style-name="T425">Отлично! </text:span>Как твои занятия с Санб<text:span text:style-name="T426">ё</text:span>рстом?<text:bookmark-end text:name="__DdeLink__5896_140401309"/><text:bookmark-end text:name="__DdeLink__169_1002662238"/></text:p>
      <text:p text:style-name="P1"><text:bookmark-start text:name="__DdeLink__5899_140401309"/><text:bookmark-start text:name="__DdeLink__173_1002662238"/>- <text:span text:style-name="T427">Неплохо</text:span>, я ведь зашла сюда и не разнесла дверь - <text:s/>пошутила Флурри.<text:bookmark-end text:name="__DdeLink__5899_140401309"/><text:bookmark-end text:name="__DdeLink__173_1002662238"/></text:p>
      <text:p text:style-name="P1"><text:bookmark-start text:name="__DdeLink__5902_140401309"/><text:bookmark-start text:name="__DdeLink__177_1002662238"/>- <text:span text:style-name="T2090">Я рада. </text:span>Флурри, у меня есть к тебе <text:span text:style-name="T1237">одна </text:span>просьба<text:bookmark-end text:name="__DdeLink__177_1002662238"/> — <text:span text:style-name="T1237">серьезно заговорила </text:span><text:span text:style-name="T1238">принцесса </text:span><text:span text:style-name="T1237">Твайлайт.</text:span><text:bookmark-end text:name="__DdeLink__5902_140401309"/></text:p>
      <text:p text:style-name="P1"><text:bookmark-start text:name="__DdeLink__5905_140401309"/><text:bookmark-start text:name="__DdeLink__183_1002662238"/>- Слушаю вас, тётя<text:bookmark-end text:name="__DdeLink__5905_140401309"/><text:bookmark-end text:name="__DdeLink__183_1002662238"/></text:p>
      <text:p text:style-name="P1"><text:bookmark-start text:name="__DdeLink__5908_140401309"/><text:bookmark-start text:name="__DdeLink__187_1002662238"/>- Я хочу, чтобы ты помогла новенькой ученицы познакомится с Кантерлотом и найти друзей<text:bookmark-end text:name="__DdeLink__5908_140401309"/><text:bookmark-end text:name="__DdeLink__187_1002662238"/>.</text:p>
      <text:p text:style-name="P1"><text:bookmark-start text:name="__DdeLink__5911_140401309"/><text:bookmark-start text:name="__DdeLink__191_1002662238"/>- С удовольствием - обрадовалась Флурри, она обожала новые знакомства.<text:bookmark-end text:name="__DdeLink__5911_140401309"/><text:bookmark-end text:name="__DdeLink__191_1002662238"/></text:p>
      <text:p text:style-name="P1"><text:bookmark-start text:name="__DdeLink__5914_140401309"/><text:bookmark-start text:name="__DdeLink__195_1002662238"/>- Ее зовут Эмбер Грим и возможно ты уже <text:span text:style-name="T2091">знаешь о ней больше, чем твои школьные друзья</text:span><text:bookmark-end text:name="__DdeLink__5914_140401309"/><text:bookmark-end text:name="__DdeLink__195_1002662238"/><text:span text:style-name="T2091">.</text:span></text:p>
      <text:p text:style-name="P1"><text:bookmark-start text:name="__DdeLink__5917_140401309"/><text:bookmark-start text:name="__DdeLink__197_1002662238"/>- <text:span text:style-name="T2092">Я хотела с ней познакомиться, но у меня плохое предчувствие и к тому же она по словам моих школьных друзей странная </text:span><text:span text:style-name="T2093">и даже кошмарная</text:span><text:span text:style-name="T2092">.</text:span><text:bookmark-end text:name="__DdeLink__5917_140401309"/><text:bookmark-end text:name="__DdeLink__197_1002662238"/></text:p>
      <text:p text:style-name="P1"><text:soft-page-break/>- <text:span text:style-name="T2093">Странная потому что может </text:span><text:span text:style-name="T2094">использовать магию как единороги не имея при этом</text:span><text:span text:style-name="T2093"> рога?</text:span></text:p>
      <text:p text:style-name="P1">- <text:span text:style-name="T2095">Д</text:span><text:span text:style-name="T2093">аже Лара не </text:span><text:span text:style-name="T2096">смогла</text:span><text:span text:style-name="T2093"> найти этому объяснения!</text:span></text:p>
      <text:p text:style-name="P1"><text:bookmark-start text:name="__DdeLink__5920_140401309"/><text:bookmark-start text:name="__DdeLink__199_1002662238"/>- Когда-то я пыталась найти объяснени<text:span text:style-name="T2277">е</text:span> <text:span text:style-name="T1821">странным способностям</text:span> Пинки и из этого вышла комичная история<text:bookmark-end text:name="__DdeLink__5920_140401309"/><text:bookmark-end text:name="__DdeLink__199_1002662238"/>.</text:p>
      <text:p text:style-name="P1"><text:bookmark-start text:name="__DdeLink__5923_140401309"/><text:bookmark-start text:name="__DdeLink__203_1002662238"/>- Это была Пинки Пай, а Эмбер <text:span text:style-name="T2097">может оказаться опасной</text:span><text:bookmark-end text:name="__DdeLink__5923_140401309"/><text:bookmark-end text:name="__DdeLink__203_1002662238"/><text:span text:style-name="T2097">!</text:span></text:p>
      <text:p text:style-name="P1"><text:bookmark-start text:name="__DdeLink__5926_140401309"/><text:bookmark-start text:name="__DdeLink__207_1002662238"/>- Я боролась с разным злом и никакое зло не может быть ужасней того, что может причинить близкий друг<text:bookmark-end text:name="__DdeLink__5926_140401309"/><text:bookmark-end text:name="__DdeLink__207_1002662238"/>.</text:p>
      <text:p text:style-name="P1"><text:bookmark-start text:name="__DdeLink__5929_140401309"/><text:bookmark-start text:name="__DdeLink__209_1002662238"/>- Я не совсем понимаю <text:span text:style-name="T2278">вас</text:span>, <text:span text:style-name="T428">тётя</text:span><text:bookmark-end text:name="__DdeLink__5929_140401309"/><text:bookmark-end text:name="__DdeLink__209_1002662238"/><text:span text:style-name="T428">.</text:span></text:p>
      <text:p text:style-name="P1"><text:bookmark-start text:name="__DdeLink__5932_140401309"/><text:bookmark-start text:name="__DdeLink__211_1002662238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<text:span text:style-name="T2098">множество</text:span> трудностей. <text:span text:style-name="T429">Л</text:span>юбому пони нужны верные и лучшие друзья, так же и Эмбер Грим нуждается <text:span text:style-name="T429">в них</text:span>, она удивительна и необычна, но может нужно не подозревать её в чем-то, а подружиться с ней?<text:bookmark-end text:name="__DdeLink__5932_140401309"/><text:bookmark-end text:name="__DdeLink__211_1002662238"/></text:p>
      <text:p text:style-name="P1"><text:bookmark-start text:name="__DdeLink__5935_140401309"/><text:bookmark-start text:name="__DdeLink__215_1002662238"/>- <text:bookmark-end text:name="__DdeLink__5935_140401309"/><text:bookmark-end text:name="__DdeLink__215_1002662238"/><text:span text:style-name="T2100">Хорошо, я</text:span><text:span text:style-name="T2099"> непременно подружусь с ней!</text:span></text:p>
      <text:p text:style-name="P1"><text:soft-page-break/><text:tab/><text:bookmark-start text:name="__DdeLink__5938_140401309"/><text:span text:style-name="T1239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240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5"/>
      <text:p text:style-name="P9"><text:span text:style-name="T1219">4</text:span><text:span text:style-name="T1220">. </text:span><text:span text:style-name="T1214">Школа Кантерлота</text:span></text:p>
      <text:p text:style-name="P4"><text:tab/><text:bookmark-start text:name="__DdeLink__224_1002662238"/><text:bookmark-start text:name="__DdeLink__5944_140401309"/>Первые осен<text:span text:style-name="T430">н</text:span>ие дни были самыми превосходными, потому <text:span text:style-name="T431">что многие пони </text:span><text:span text:style-name="T486">снова</text:span><text:span text:style-name="T431"> встретили</text:span><text:span text:style-name="T486">сь со </text:span><text:span text:style-name="T431">свои</text:span><text:span text:style-name="T486">ми</text:span><text:span text:style-name="T431"> </text:span><text:span text:style-name="T1241">друзьями</text:span><text:span text:style-name="T431"> и после </text:span><text:span text:style-name="T433">столь длинных </text:span><text:span text:style-name="T431">летних каникул </text:span><text:span text:style-name="T2279">всем </text:span><text:span text:style-name="T431">хотелось поделиться</text:span><text:span text:style-name="T432"> </text:span><text:span text:style-name="T2280">впечатлениями и </text:span><text:span text:style-name="T432">подробностями</text:span><text:span text:style-name="T431">.</text:span><text:bookmark-end text:name="__DdeLink__224_1002662238"/><text:bookmark-end text:name="__DdeLink__5944_140401309"/><text:span text:style-name="T431"> </text:span></text:p>
      <text:p text:style-name="P1"><text:tab/><text:bookmark-start text:name="__DdeLink__228_1002662238"/><text:bookmark-start text:name="__DdeLink__5950_140401309"/>Когда-то школы Кантерлот<text:span text:style-name="T1822">а</text:span>, <text:span text:style-name="T487">в которой можно было изучать магию </text:span><text:span text:style-name="T2101">всем, кто владел ей</text:span><text:span text:style-name="T487">,</text:span> не существовало, а была лишь школа для одарённых единорогов, но после того как Твайлайт стала принцессой Эквестрии, <text:span text:style-name="T2103"><text:s/></text:span><text:span text:style-name="T2104">в старой школе</text:span><text:span text:style-name="T2102"> произошло много изменений:</text:span> на смену двухэтажному сиреневому фасаду пришёл трехэтажный светло-бирюзовый, к старым трём башням добавились ещё две для <text:span text:style-name="T488">новых</text:span> <text:span text:style-name="T488">предметов</text:span> — «<text:span text:style-name="T1242">М</text:span><text:span text:style-name="T434">агические предметы» </text:span><text:soft-page-break/><text:span text:style-name="T434">и «</text:span><text:span text:style-name="T1244">З</text:span><text:span text:style-name="T1243">ащита от темной магии</text:span><text:span text:style-name="T434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436">е</text:span>ться со своими друзьями и <text:span text:style-name="T435">вновь</text:span> стать одной из лучших учениц.<text:bookmark-end text:name="__DdeLink__230_1002662238"/><text:bookmark-end text:name="__DdeLink__5953_140401309"/></text:p>
      <text:p text:style-name="P1"><text:tab/><text:bookmark-start text:name="__DdeLink__5956_140401309"/><text:bookmark-start text:name="__DdeLink__232_1002662238"/>Но больше всего е<text:span text:style-name="T2282">ё</text:span> интересовала <text:span text:style-name="T2281">и даже немного пугала </text:span>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, <text:span text:style-name="T437">в этом крыле проходили занятия по зель</text:span><text:span text:style-name="T438">е</text:span><text:span text:style-name="T437">варению </text:span><text:span text:style-name="T1245">и </text:span><text:span text:style-name="T437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5962_140401309"/><text:bookmark-start text:name="__DdeLink__236_1002662238"/>- <text:span text:style-name="T2105">Ты знакома с мистером Магитемзом</text:span>?<text:bookmark-end text:name="__DdeLink__5962_140401309"/><text:bookmark-end text:name="__DdeLink__236_1002662238"/></text:p>
      <text:p text:style-name="P1"><text:bookmark-start text:name="__DdeLink__5965_140401309"/><text:bookmark-start text:name="__DdeLink__238_1002662238"/>- <text:bookmark-end text:name="__DdeLink__5965_140401309"/><text:bookmark-end text:name="__DdeLink__238_1002662238"/><text:span text:style-name="T2105">Да, на первом учебном году </text:span><text:bookmark-start text:name="__DdeLink__242_1002662238"/><text:bookmark-start text:name="__DdeLink__5971_140401309"/>я интересовалась дополнительными занятиями<text:bookmark-end text:name="__DdeLink__242_1002662238"/> <text:span text:style-name="T489">по магическим предметам</text:span><text:bookmark-end text:name="__DdeLink__5971_140401309"/><text:span text:style-name="T489">, </text:span><text:span text:style-name="T2105">которые он преподает.</text:span><text:bookmark text:name="__DdeLink__244_10026622381"/><text:bookmark text:name="__DdeLink__5974_1404013091"/></text:p>
      <text:p text:style-name="P1">- <text:span text:style-name="T2106">Он действительно настолько чудесно преподает, что я даже не засну на его предмете?</text:span></text:p>
      <text:p text:style-name="P1">- <text:span text:style-name="T2107">Не сомневайся, он </text:span><text:span text:style-name="T2108">очень интересный</text:span><text:span text:style-name="T2107"> преподаватель и ты точно не усн</text:span><text:span text:style-name="T2109">ё</text:span><text:span text:style-name="T2107">шь на его уроках — улыбнулась Лара.</text:span><text:bookmark text:name="__DdeLink__5974_140401309"/><text:bookmark text:name="__DdeLink__244_1002662238"/></text:p>
      <text:p text:style-name="P6"><text:bookmark-start text:name="__DdeLink__5977_140401309"/><text:bookmark-start text:name="__DdeLink__246_1002662238"/><text:soft-page-break/>- Лара, Флурри, о чем заболтались,<text:span text:style-name="T439"> подруги</text:span>?! -<text:span text:style-name="T2110">внезапно </text:span>спросила пони, очень сильно <text:span text:style-name="T1246">похожая на</text:span> Пинки Пай<text:bookmark-end text:name="__DdeLink__246_1002662238"/>.<text:bookmark-end text:name="__DdeLink__5977_140401309"/></text:p>
      <text:p text:style-name="P7"><text:span text:style-name="T440"><text:tab/></text:span><text:span text:style-name="T2110">Это была Пёрпл Кейк, обожательница Пинки Пай, которая всегда </text:span><text:span text:style-name="T2283">старалась</text:span><text:span text:style-name="T2110"> быть похожей на неё</text:span><text:bookmark-start text:name="__DdeLink__5980_140401309"/><text:span text:style-name="T2110">,</text:span><text:bookmark-end text:name="__DdeLink__5980_140401309"/><text:span text:style-name="T2110"> но к сожалению ей не повезло с цветом гривы, что очень сильно огорчало её </text:span><text:span text:style-name="T2111">пока </text:span><text:bookmark-start text:name="__DdeLink__5982_140401309"/><text:span text:style-name="T490">Лара</text:span><text:bookmark-start text:name="__DdeLink__5980_1404013091"/><text:span text:style-name="T490"> </text:span><text:bookmark-end text:name="__DdeLink__5980_1404013091"/><text:span text:style-name="T2111">не </text:span><text:span text:style-name="T2110">научила Пёрпл менять цвет своей гривы</text:span><text:span text:style-name="T490"> </text:span><text:span text:style-name="T2111">с помощью </text:span><text:span text:style-name="T2284">магии</text:span><text:span text:style-name="T2111"> </text:span><text:span text:style-name="T491">и</text:span><text:span text:style-name="T490"> поэтому </text:span><text:span text:style-name="T1247">юная</text:span><text:span text:style-name="T491"> Пинки Пай</text:span><text:span text:style-name="T490"> всегда приглашает </text:span><text:span text:style-name="T2111">Лару</text:span><text:span text:style-name="T490"> на свои вечеринки</text:span><text:bookmark-end text:name="__DdeLink__5982_140401309"/><text:span text:style-name="T490">.</text:span></text:p>
      <text:p text:style-name="P1"><text:bookmark-start text:name="__DdeLink__5985_140401309"/><text:bookmark-start text:name="__DdeLink__250_1002662238"/>- <text:bookmark-end text:name="__DdeLink__250_1002662238"/><text:span text:style-name="T2112">Флурри интересовалась о мистере Магитемзе</text:span> — <text:span text:style-name="T492">ответила Лара.</text:span><text:bookmark-end text:name="__DdeLink__5985_140401309"/></text:p>
      <text:p text:style-name="P1"><text:bookmark-start text:name="__DdeLink__5988_140401309"/><text:bookmark-start text:name="__DdeLink__252_1002662238"/>- <text:span text:style-name="T2112">Понятне</text:span><text:span text:style-name="T2113">е</text:span><text:span text:style-name="T2112">нько</text:span>, на вечеринку <text:span text:style-name="T2112">прид</text:span><text:span text:style-name="T2145">ё</text:span><text:span text:style-name="T2112">т</text:span><text:span text:style-name="T2145">е</text:span>?<text:bookmark-end text:name="__DdeLink__5988_140401309"/><text:bookmark-end text:name="__DdeLink__252_1002662238"/></text:p>
      <text:p text:style-name="P1">- <text:span text:style-name="T2113">Я не против, а ты Лара?</text:span></text:p>
      <text:p text:style-name="P1">- <text:span text:style-name="T2113">Можно, а когда?</text:span></text:p>
      <text:p text:style-name="P1">- <text:span text:style-name="T2113">В субботу у меня после обед</text:span><text:span text:style-name="T2115">а и попробуйте не прийти!</text:span></text:p>
      <text:p text:style-name="P1">- <text:span text:style-name="T2113">Хорошо, мы придём, Пёрпл. - </text:span><text:span text:style-name="T2115">улыбнулись </text:span><text:span text:style-name="T2146">обе</text:span><text:span text:style-name="T2115"> подруги.</text:span></text:p>
      <text:p text:style-name="P14">- <text:span text:style-name="T2114">Тогда оки доки</text:span>, я в башенку <text:span text:style-name="T2114">на занятие</text:span>! - <text:span text:style-name="T2114">подмигнула Пёрпл и исчезла.</text:span></text:p>
      <text:p text:style-name="P15"><text:bookmark-start text:name="__DdeLink__6034_1404013091"/><text:bookmark-start text:name="__DdeLink__280_10026622381"/><text:soft-page-break/>- <text:span text:style-name="T493">Она удивительно</text:span> сильно похоже на <text:span text:style-name="T1248">миссис </text:span>Пинки Пай<text:bookmark-end text:name="__DdeLink__6034_1404013091"/><text:bookmark-end text:name="__DdeLink__280_10026622381"/>.</text:p>
      <text:p text:style-name="P15"><text:bookmark-start text:name="__DdeLink__6037_1404013091"/><text:bookmark-start text:name="__DdeLink__282_10026622381"/>- Да<text:bookmark-end text:name="__DdeLink__6037_1404013091"/><text:bookmark-end text:name="__DdeLink__282_10026622381"/>.</text:p>
      <text:p text:style-name="P15">- <text:span text:style-name="T2116">Лара, я собираюсь подойти к Эмбер </text:span><text:span text:style-name="T2117">Грим</text:span><text:span text:style-name="T2116"> после этого занятия.</text:span></text:p>
      <text:p text:style-name="P15">- <text:span text:style-name="T2118">Я только об этом хотела сказать, и еще кое-что добавить.</text:span></text:p>
      <text:p text:style-name="P15">- <text:span text:style-name="T2118">Да, Лара?</text:span></text:p>
      <text:p text:style-name="P15">- <text:span text:style-name="T2119">Ты ведь знаешь, что у меня дружеские отношения с драконом Шарпеном, который учится в школе Дружб</text:span><text:span text:style-name="T2135">ы</text:span><text:span text:style-name="T2119">?</text:span></text:p>
      <text:p text:style-name="P15">- <text:span text:style-name="T2119">Помню, ты </text:span><text:span text:style-name="T2136">еще</text:span><text:span text:style-name="T2119"> научные работы писала по драконам.</text:span></text:p>
      <text:p text:style-name="P15">- <text:span text:style-name="T2119">Верно. </text:span><text:span text:style-name="T2120">С ним произошла довольно странная история. Его попросил один пони доставить подарок своей сестре, которая живет в Кантерлоте. На обратном пути он увидел сильную вспышку света и потерял сознание. А проснулся около Кантерлота в траве со сломанным крылом.</text:span></text:p>
      <text:p text:style-name="P15">- <text:span text:style-name="T2137">Ты с</text:span><text:span text:style-name="T2120">ерьезно?</text:span></text:p>
      <text:p text:style-name="P16"><text:soft-page-break/>- <text:span text:style-name="T2120">Это не шутка, Флурри, я на прошлой недели была в больнице и он мне рассказал как все произошло.</text:span></text:p>
      <text:p text:style-name="P16">- <text:span text:style-name="T2120">Только тебе?</text:span></text:p>
      <text:p text:style-name="P16">- <text:span text:style-name="T2121">Думаю да, такие вещи только интересны мне — улыбнулась Лара.</text:span></text:p>
      <text:p text:style-name="P16">- <text:span text:style-name="T2122">А как ты думаешь что это было? - </text:span><text:span text:style-name="T2138">с интересом спросила Флурри.</text:span></text:p>
      <text:p text:style-name="P16">- <text:span text:style-name="T2123">Я предполагаю что это было ослепляющее заклинание, потому что Шарпен сказал, что вспышка </text:span><text:span text:style-name="T2124">сопровождалась силуэтом </text:span><text:span text:style-name="T2285">пони</text:span><text:span text:style-name="T2123">.</text:span></text:p>
      <text:p text:style-name="P16">- <text:span text:style-name="T2285">С крыльями</text:span><text:span text:style-name="T2124">?</text:span></text:p>
      <text:p text:style-name="P16">- <text:span text:style-name="T2125">Да</text:span></text:p>
      <text:p text:style-name="P16">- <text:span text:style-name="T2286">З</text:span><text:span text:style-name="T2126">начит это либо </text:span><text:span text:style-name="T2140">Пегас</text:span><text:span text:style-name="T2126"> либо...</text:span></text:p>
      <text:p text:style-name="P16">- <text:span text:style-name="T2126">Аликорн! - </text:span><text:span text:style-name="T2127">сказал</text:span><text:span text:style-name="T2139">и</text:span><text:span text:style-name="T2127"> одновременно две подруги.</text:span></text:p>
      <text:p text:style-name="P16">- <text:span text:style-name="T2128">Лара, но этого не может быть, в Эквестрии сейчас только три Аликорна </text:span><text:span text:style-name="T2129">и никто из них так никогда не поступил бы.</text:span></text:p>
      <text:p text:style-name="P29">- Верно, поэтому я долго расспрашивала у Шарпена какая была вспышка</text:p>
      <text:p text:style-name="P29">- И что тебе удалось узнать?</text:p>
      <text:p text:style-name="P30"><text:soft-page-break/>- Для <text:span text:style-name="T2141">П</text:span>егаса невозможно создать такую вспышку, по крайней мере для <text:span text:style-name="T2130">большей части </text:span><text:span text:style-name="T2142">П</text:span><text:span text:style-name="T2130">егасов такая возможность недоступна.</text:span></text:p>
      <text:p text:style-name="P30">- <text:span text:style-name="T2130">Хм, это очень странная история и довольно интересная, только зачем нужно было так поступать с Шарпеном?</text:span></text:p>
      <text:p text:style-name="P30">- <text:span text:style-name="T2131">Это сложный вопрос, я взвешивала различные варианты и </text:span><text:span text:style-name="T2143">наиболее вероятный</text:span><text:span text:style-name="T2131"> пока только один.</text:span></text:p>
      <text:p text:style-name="P30">- <text:span text:style-name="T2131">Какой? - </text:span><text:span text:style-name="T2132">спросила Флурри и в этот момент </text:span><text:span text:style-name="T2144">прозвенел звонок</text:span><text:span text:style-name="T2132">.</text:span></text:p>
      <text:p text:style-name="P30">- <text:span text:style-name="T2132">Прости Флурри, но нам пора на урок, у нас ещё будет время на подобные загадки.</text:span></text:p>
      <text:p text:style-name="P30">- <text:span text:style-name="T2132">Да, нужно спешить.</text:span></text:p>
      <text:p text:style-name="P17"><text:tab/><text:bookmark-start text:name="__DdeLink__300_10026622381"/><text:bookmark-start text:name="__DdeLink__6063_1404013091"/>И Флурри взяла Лару в копыта и они моментально и<text:span text:style-name="T441">с</text:span>чезли, оставив после себя только мелкий кристальный дождик.<text:bookmark-end text:name="__DdeLink__300_10026622381"/><text:bookmark-end text:name="__DdeLink__6063_1404013091"/></text:p>
      <text:p text:style-name="P30"/>
      <text:p text:style-name="P15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216">5</text:span><text:bookmark-start text:name="__DdeLink__302_1002662238"/><text:span text:style-name="T1214">. Мистер Магитемз</text:span><text:bookmark-end text:name="__DdeLink__302_1002662238"/></text:p>
      <text:p text:style-name="P8"><text:tab/><text:bookmark-start text:name="__DdeLink__6065_140401309"/>Магитемз был ещё жеребенком, когда <text:span text:style-name="T1249">принцесса </text:span>Твайлайт вместе со своими друзьями спасла Кристальную Империю от Короля <text:span text:style-name="T1250">Сомбры</text:span>. <text:bookmark-end text:name="__DdeLink__6065_140401309"/></text:p>
      <text:p text:style-name="P8"><text:tab/><text:bookmark-start text:name="__DdeLink__6067_140401309"/>С <text:span text:style-name="T494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95">Он</text:span> был обычным земным пони <text:span text:style-name="T495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265">Д</text:span>ружбы и подрабатывал тем, что работал в разных <text:soft-page-break/>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251">принцесса </text:span>Твайлайт <text:span text:style-name="T496">превратила одаренную школу для единорогов в</text:span> Кантерлотскую и <text:span text:style-name="T497">сделала</text:span> её полноценн<text:span text:style-name="T498">ой магической школой</text:span>, Магитемз <text:span text:style-name="T499">решил</text:span> попробовать себя в качестве учителя <text:span text:style-name="T500">по</text:span> Магически<text:span text:style-name="T500">м</text:span> предмет<text:span text:style-name="T500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1823">никому и никогда не было скучно на его уроках</text:span>.<text:bookmark-end text:name="__DdeLink__6075_140401309"/></text:p>
      <text:p text:style-name="P1"><text:tab/><text:bookmark-start text:name="__DdeLink__6077_140401309"/>А самым интересным была практическая часть, <text:span text:style-name="T501">когда</text:span> <text:span text:style-name="T501">Магитемз</text:span> демонстрировал <text:span text:style-name="T502">работу магического предмета и показывал как можно его использовать</text:span>.<text:bookmark-end text:name="__DdeLink__6077_140401309"/></text:p>
      <text:p text:style-name="P10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503">вокруг школьные места для учеников. </text:span><text:bookmark-end text:name="__DdeLink__6079_140401309"/></text:p>
      <text:p text:style-name="P10"><text:span text:style-name="T504"><text:tab/></text:span><text:bookmark-start text:name="__DdeLink__6081_140401309"/><text:span text:style-name="T504">В</text:span><text:span text:style-name="T503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505">Класс</text:span> Магитемза находился в передней башни правого крыла и был одним из самых любимых мест студентов потому что ко всему великолепию <text:soft-page-break/>предмета и преподавателя <text:span text:style-name="T506">рядом находилась столовая.</text:span><text:bookmark-end text:name="__DdeLink__6083_140401309"/></text:p>
      <text:p text:style-name="P1"><text:tab/><text:bookmark-start text:name="__DdeLink__6085_140401309"/>Когда <text:span text:style-name="T1824">прозвенел звонок, мистер Магитемз </text:span><text:span text:style-name="T1830">приступил к осмотру класса</text:span><text:span text:style-name="T1828">.</text:span><text:span text:style-name="T1827"> В</text:span><text:span text:style-name="T1825"> этот момент </text:span><text:span text:style-name="T1832">в кабинете </text:span><text:span text:style-name="T1831">внезапно появились</text:span><text:span text:style-name="T1825"> Флурри </text:span><text:span text:style-name="T1831">и</text:span><text:span text:style-name="T1826"> </text:span><text:span text:style-name="T1825">Лар</text:span><text:span text:style-name="T1831">а</text:span><text:span text:style-name="T1826"> </text:span>и удивили его н<text:span text:style-name="T1829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507"><text:s/>сказал Магитемз.</text:span><text:bookmark-end text:name="__DdeLink__6087_140401309"/></text:p>
      <text:p text:style-name="P1"><text:bookmark-start text:name="__DdeLink__6089_140401309"/>- <text:span text:style-name="T507">А это у нас лучшие ученицы — громко сказала </text:span><text:span text:style-name="T2147">Э</text:span><text:span text:style-name="T508">в</text:span><text:span text:style-name="T509">е</text:span><text:span text:style-name="T508">ри Хейт.</text:span><text:bookmark-end text:name="__DdeLink__6089_140401309"/></text:p>
      <text:p text:style-name="P1"><text:bookmark-start text:name="__DdeLink__6091_140401309"/>- <text:span text:style-name="T510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510">Да, это я</text:span><text:bookmark-end text:name="__DdeLink__6093_140401309"/><text:span text:style-name="T510">.</text:span></text:p>
      <text:p text:style-name="P1"><text:bookmark-start text:name="__DdeLink__6095_140401309"/>- <text:span text:style-name="T2149">Это у</text:span><text:span text:style-name="T2148">дивительно! </text:span><text:span text:style-name="T2149">Все приготовились</text:span><text:span text:style-name="T511">?</text:span><text:bookmark-end text:name="__DdeLink__6095_140401309"/></text:p>
      <text:p text:style-name="P22"><text:tab/><text:bookmark-start text:name="__DdeLink__6097_140401309"/>Ученики расположились на своих местах и внимательно уставились на <text:span text:style-name="T541">профессора</text:span>.<text:bookmark-end text:name="__DdeLink__6097_140401309"/> </text:p>
      <text:p text:style-name="P27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21"><text:bookmark-start text:name="__DdeLink__6101_140401309"/><text:soft-page-break/>- Сегодня мы поговорим о <text:span text:style-name="T2150">двух видах магии - темной</text:span> и <text:span text:style-name="T2150">светлой или её ещё называют природной</text:span> маг<text:span text:style-name="T2150">ией</text:span>. <text:span text:style-name="T512">Может кто-нибудь уже читал новые учебники по темной магии?</text:span><text:bookmark-end text:name="__DdeLink__6101_140401309"/></text:p>
      <text:p text:style-name="P23"><text:bookmark-start text:name="__DdeLink__6103_140401309"/>- <text:span text:style-name="T513">Да — </text:span><text:span text:style-name="T1252">подняла копыт</text:span><text:span text:style-name="T1253">о</text:span><text:span text:style-name="T513"> Лара.</text:span><text:bookmark-end text:name="__DdeLink__6103_140401309"/></text:p>
      <text:p text:style-name="P23"><text:bookmark-start text:name="__DdeLink__6105_140401309"/>- <text:span text:style-name="T542">Отлично!</text:span><text:span text:style-name="T513"> Эти новые учебники написаны довольно простым языком и поэтому советую вам их </text:span><text:span text:style-name="T1254">обязательно почитать</text:span><text:span text:style-name="T513">, </text:span><text:span text:style-name="T1254">если вы этого ещё не сделали. </text:span><text:span text:style-name="T513"><text:s/></text:span><text:span text:style-name="T1254">Теперь</text:span><text:span text:style-name="T513"> кто-нибудь ответьте: а в чем разница между темной магией и </text:span><text:span text:style-name="T2151">светлой</text:span><text:span text:style-name="T513">?</text:span><text:bookmark-end text:name="__DdeLink__6105_140401309"/></text:p>
      <text:p text:style-name="P23"><text:bookmark-start text:name="__DdeLink__6107_140401309"/>- <text:span text:style-name="T513">Темная злая, а природная добрая — </text:span><text:span text:style-name="T514">ответил Силли. <text:tab/>Это был светло-коричневый пони в очках, который был младше всех в классе.</text:span><text:bookmark-end text:name="__DdeLink__6107_140401309"/></text:p>
      <text:p text:style-name="P23"><text:bookmark-start text:name="__DdeLink__6109_140401309"/>- <text:span text:style-name="T515">Не совсем. Темная </text:span><text:span text:style-name="T516">магия может принести добро, так же как и </text:span><text:span text:style-name="T2152">светлая</text:span><text:span text:style-name="T516"> магия может принести зло</text:span><text:bookmark-end text:name="__DdeLink__6109_140401309"/><text:span text:style-name="T516">.</text:span></text:p>
      <text:p text:style-name="P23"><text:bookmark-start text:name="__DdeLink__6111_140401309"/>- <text:span text:style-name="T517">Темная магия это всего лишь вид </text:span><text:span text:style-name="T2153">светлой</text:span><text:span text:style-name="T517"> магии, только отличие в том, что она может подчинить владельца — ответила Лара.</text:span><text:bookmark-end text:name="__DdeLink__6111_140401309"/></text:p>
      <text:p text:style-name="P23"><text:bookmark-start text:name="__DdeLink__6113_140401309"/>- <text:span text:style-name="T517">Превосходно! - </text:span><text:span text:style-name="T518">сказал Магитемз и </text:span><text:span text:style-name="T1833">сделал несколько пометок в своем журнале</text:span><text:span text:style-name="T518"> - </text:span><text:span text:style-name="T519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</text:span><text:soft-page-break/><text:span text:style-name="T519">магия дружбы, о которой вам рассказывали подробно на первом курсе. </text:span><text:span text:style-name="T520">И самая необычная темная, которая, как сказала Лара, может завладеть </text:span><text:span text:style-name="T521">тем, кто применяет её. До сих пор эта магия остается загадкой, но к счастью нам известно достаточно, что</text:span><text:span text:style-name="T543">бы </text:span><text:span text:style-name="T2154">научиться противостоять ей</text:span><text:bookmark-end text:name="__DdeLink__6113_140401309"/><text:span text:style-name="T2154">.</text:span></text:p>
      <text:p text:style-name="P23"><text:bookmark-start text:name="__DdeLink__6115_140401309"/>- <text:span text:style-name="T524">Профессор Магитемз</text:span><text:span text:style-name="T522">, почему нельзя просто так же ее использовать, как </text:span><text:span text:style-name="T544">и </text:span><text:span text:style-name="T522">другую магию, только в добрых целях? — поинтересовался Силли.</text:span><text:bookmark-end text:name="__DdeLink__6115_140401309"/></text:p>
      <text:p text:style-name="P23"><text:bookmark-start text:name="__DdeLink__6119_140401309"/>- <text:span text:style-name="T522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545">ым</text:span><text:span text:style-name="T522">. </text:span><text:span text:style-name="T523">На самом деле, в истории полно примеров того, что н</text:span><text:span text:style-name="T546">и</text:span><text:span text:style-name="T523"> темная магия была бедствием для Эквестрии, а скорее обычная магия в копытах тех, кто был </text:span><text:span text:style-name="T1834">морально</text:span><text:span text:style-name="T523"> слаб и не смог победить ненависть, злобу и</text:span><text:span text:style-name="T524">ли</text:span><text:span text:style-name="T523"> простить обиды.</text:span><text:bookmark-end text:name="__DdeLink__6119_140401309"/></text:p>
      <text:p text:style-name="P23"><text:bookmark-start text:name="__DdeLink__6121_140401309"/>- <text:span text:style-name="T525">А, ... е</text:span><text:span text:style-name="T524">сли Флурри поглотит темная магия, она сможет ее контролировать? — </text:span><text:span text:style-name="T1255">не удержался</text:span><text:span text:style-name="T526"> Силли</text:span><text:bookmark-end text:name="__DdeLink__6121_140401309"/><text:span text:style-name="T526">.</text:span></text:p>
      <text:p text:style-name="P23"><text:bookmark-start text:name="__DdeLink__6123_140401309"/>- <text:span text:style-name="T527">Ты серьезно? Она обычную то не </text:span><text:span text:style-name="T1256">может</text:span><text:span text:style-name="T527"> контролировать — усмехнулась </text:span><text:span text:style-name="T2155">Э</text:span><text:span text:style-name="T527">вери Хейт.</text:span><text:bookmark-end text:name="__DdeLink__6123_140401309"/></text:p>
      <text:p text:style-name="P24"><text:bookmark-start text:name="__DdeLink__6125_140401309"/>Раздался легкий <text:span text:style-name="T528">смех</text:span> в классе.<text:bookmark-end text:name="__DdeLink__6125_140401309"/></text:p>
      <text:p text:style-name="P24"><text:bookmark-start text:name="__DdeLink__6127_140401309"/><text:soft-page-break/>- <text:span text:style-name="T529">Аликорны так же, как и другие магические существа могут оказаться под действием темной магии — </text:span><text:span text:style-name="T530">продолжал Магитемз — именно поэтому вы изучали, изучаете и будете изучать </text:span><text:span text:style-name="T1257">м</text:span><text:span text:style-name="T530">агию Дружбы. Я уже упоминал, что это могущественная магия </text:span><text:span text:style-name="T531">и добавлю, что именно о</text:span><text:span text:style-name="T530">на способн</text:span><text:span text:style-name="T532">а</text:span><text:span text:style-name="T530"> победить темную маги</text:span><text:span text:style-name="T533">ю. </text:span><text:span text:style-name="T534">Вы записали все в свои тетради?</text:span><text:bookmark-end text:name="__DdeLink__6127_140401309"/></text:p>
      <text:p text:style-name="P24"><text:bookmark-start text:name="__DdeLink__6129_140401309"/>- <text:span text:style-name="T534">Да, профессор — дружно ответил класс.</text:span><text:bookmark-end text:name="__DdeLink__6129_140401309"/></text:p>
      <text:p text:style-name="P25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, <text:span text:style-name="T2156">которая вспомнила историю, которую Шарпен рассказал Ларе</text:span><text:span text:style-name="T535">.</text:span><text:bookmark-end text:name="__DdeLink__6131_140401309"/></text:p>
      <text:p text:style-name="P25"><text:bookmark-start text:name="__DdeLink__6133_140401309"/>- <text:span text:style-name="T536">Флурри, </text:span><text:span text:style-name="T2157">о чем думаешь</text:span><text:span text:style-name="T536">? - спросила Лара.</text:span><text:bookmark-end text:name="__DdeLink__6133_140401309"/></text:p>
      <text:p text:style-name="P25">- <text:span text:style-name="T2157">Ты говорила что у тебя есть догадка...</text:span><text:bookmark text:name="__DdeLink__6135_140401309"/></text:p>
      <text:p text:style-name="P25"><text:bookmark-start text:name="__DdeLink__6137_140401309"/>- <text:span text:style-name="T537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5"><text:bookmark-start text:name="__DdeLink__6139_140401309"/>- <text:span text:style-name="T547">Спасибо </text:span><text:span text:style-name="T538">Пёрпл, мы уже взяли, </text:span><text:span text:style-name="T2157">догадка заключается в книге</text:span><text:span text:style-name="T538"> — сказала Лара.</text:span><text:bookmark-end text:name="__DdeLink__6139_140401309"/></text:p>
      <text:p text:style-name="P25">- <text:span text:style-name="T2157">Книге?</text:span></text:p>
      <text:p text:style-name="P25"><text:soft-page-break/>- <text:span text:style-name="T2158">У Шарпена есть старший брат, который забрал парочку вещей во время ярмарк</text:span><text:span text:style-name="T2168">и</text:span><text:span text:style-name="T2158"> и среди этих вещей была книга.</text:span></text:p>
      <text:p text:style-name="P25">- <text:span text:style-name="T2158">Подожди, Лара, ты хочешь сказать </text:span><text:span text:style-name="T2287">что </text:span><text:span text:style-name="T2169">он </text:span><text:span text:style-name="T2158">украл </text:span><text:span text:style-name="T2169">эти вещи</text:span><text:span text:style-name="T2158">?</text:span></text:p>
      <text:p text:style-name="P25">- <text:span text:style-name="T2159">Да, его брат крал и собирал вещи, но не об этом, </text:span><text:span text:style-name="T2160">важнее всего книга.</text:span></text:p>
      <text:p text:style-name="P25">- <text:span text:style-name="T2161">А что содержится в этой книге? Заклинания темной магии? </text:span></text:p>
      <text:p text:style-name="P25">- <text:span text:style-name="T2162">К сожалению этого никто пока не знает, она волшебная и все её страницы пустые.</text:span></text:p>
      <text:p text:style-name="P25">- <text:span text:style-name="T2163">Значит Шарпен забрал книгу у </text:span><text:span text:style-name="T2170">своего </text:span><text:span text:style-name="T2163">брата и привез её в Кантерлот?</text:span></text:p>
      <text:p text:style-name="P25">- <text:span text:style-name="T2164">Да, </text:span><text:span text:style-name="T2165">именно. - подмигнула Лара.</text:span></text:p>
      <text:p text:style-name="P25">- <text:span text:style-name="T2166">Так вот какой подарок?! - улыбнулась Флурри. </text:span></text:p>
      <text:p text:style-name="P26"><text:span text:style-name="T539"><text:tab/></text:span><text:span text:style-name="T2167">Лара кивнула и</text:span><text:bookmark-start text:name="__DdeLink__6145_140401309"/><text:span text:style-name="T539"> все молча приступили к еде, за исключением П</text:span><text:span text:style-name="T540">ё</text:span><text:span text:style-name="T539">рпл, </text:span><text:span text:style-name="T1835">которая от неисчерпаемой </text:span><text:span text:style-name="T1836">энергии</text:span><text:span text:style-name="T1835">, успевала еще и веселиться за столом</text:span><text:bookmark-end text:name="__DdeLink__6145_140401309"/><text:span text:style-name="T1835">.</text:span></text:p>
      <text:p text:style-name="P24"/>
      <text:p text:style-name="P24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6. <text:bookmark-start text:name="__DdeLink__6794_140401309"/>Эмбер Грим<text:bookmark-end text:name="__DdeLink__6794_140401309"/></text:p>
      <text:p text:style-name="P37"><text:tab/><text:span text:style-name="T785">Флурри не видела в столовой Эмбер, возможно потому что её мысли были заняты </text:span><text:span text:style-name="T787">загадкой</text:span><text:span text:style-name="T785"> о таинственной книге. Она остановилась вместе с Ларой около входа в столовую, чтобы убедиться, что Эмбер ещё </text:span><text:span text:style-name="T788">там</text:span><text:span text:style-name="T785">, но </text:span><text:span text:style-name="T788">её </text:span><text:span text:style-name="T815">там</text:span><text:span text:style-name="T785"> не было</text:span><text:span text:style-name="T786">.</text:span></text:p>
      <text:p text:style-name="P48"><text:bookmark-start text:name="__DdeLink__6149_140401309"/>- <text:span text:style-name="T548">Лара, что у нас сейчас? - спросила Флурри, когда они шли в левое крыло</text:span><text:bookmark-end text:name="__DdeLink__6149_140401309"/><text:span text:style-name="T548">.</text:span></text:p>
      <text:p text:style-name="P48"><text:bookmark-start text:name="__DdeLink__6151_140401309"/>- <text:span text:style-name="T549">История магии</text:span><text:bookmark-end text:name="__DdeLink__6151_140401309"/><text:span text:style-name="T549">.</text:span></text:p>
      <text:p text:style-name="P48"><text:bookmark-start text:name="__DdeLink__6153_140401309"/>- <text:span text:style-name="T550">Не люблю этот предмет, он становится все скучнее</text:span><text:bookmark-end text:name="__DdeLink__6153_140401309"/><text:span text:style-name="T550">.</text:span></text:p>
      <text:p text:style-name="P48"><text:bookmark-start text:name="__DdeLink__6155_140401309"/><text:soft-page-break/>- <text:span text:style-name="T552">С</text:span><text:span text:style-name="T551">корее более </text:span><text:bookmark-end text:name="__DdeLink__6155_140401309"/><text:span text:style-name="T1837">углублённым.</text:span></text:p>
      <text:p text:style-name="P51"><text:tab/><text:bookmark-start text:name="__DdeLink__6157_140401309"/>Флурри внезапно остановилась у прохода и Лара поняла почему. </text:p>
      <text:p text:style-name="P51"><text:tab/><text:span text:style-name="T1838">Т</text:span>ам была Эмбер Грим и она рассматривала картин<text:span text:style-name="T553">у на которой была изображена </text:span><text:span text:style-name="T1258">принцесса </text:span><text:span text:style-name="T553">Твайлайт со своими друзьям</text:span><text:span text:style-name="T554">и и внизу была надпись «Дружба — это Магия. </text:span><text:span text:style-name="T1259">Принцесса </text:span><text:span text:style-name="T554">Твайлайт </text:span><text:span text:style-name="T1839">Спаркл</text:span><text:span text:style-name="T554"> символизирует </text:span><text:span text:style-name="T581">магию</text:span><text:span text:style-name="T554">, </text:span><text:span text:style-name="T1840">Эп</text:span><text:span text:style-name="T1841">плджек -</text:span><text:span text:style-name="T554"> честность, </text:span><text:span text:style-name="T557">Флаттершай</text:span><text:span text:style-name="T554"> - доброту, </text:span><text:span text:style-name="T556">Рарити</text:span><text:span text:style-name="T554"> - щедрость, </text:span><text:span text:style-name="T1260">Радуга Дэш - </text:span><text:span text:style-name="T554">верность и </text:span><text:span text:style-name="T555">Пинки Пай</text:span><text:span text:style-name="T554"> — веселье. </text:span><text:span text:style-name="T1842">Они -</text:span><text:span text:style-name="T554"> </text:span><text:span text:style-name="T582">6 элементов гармонии</text:span><text:span text:style-name="T554">»</text:span><text:span text:style-name="T553">.</text:span><text:bookmark-end text:name="__DdeLink__6157_140401309"/></text:p>
      <text:p text:style-name="P50"><text:span text:style-name="T583"><text:tab/></text:span><text:bookmark-start text:name="__DdeLink__6159_140401309"/><text:span text:style-name="T583">Эмбер Грим</text:span><text:span text:style-name="T558"> была угольного цвета с короткой гривой </text:span><text:span text:style-name="T559">и со средней челкой, которая падала </text:span><text:span text:style-name="T584">ей </text:span><text:span text:style-name="T559">на лоб. </text:span><text:bookmark-end text:name="__DdeLink__6159_140401309"/></text:p>
      <text:p text:style-name="P50"><text:span text:style-name="T560"><text:tab/></text:span><text:span text:style-name="T2207">Многие пони видели в</text:span><text:bookmark-start text:name="__DdeLink__6161_140401309"/><text:span text:style-name="T560"> её внешности что-то отталкивающе</text:span><text:span text:style-name="T2171">е и странное</text:span><text:bookmark-end text:name="__DdeLink__6161_140401309"/><text:span text:style-name="T2171">, </text:span><text:span text:style-name="T2208">поэтому старались держаться подальше.</text:span></text:p>
      <text:p text:style-name="P49"><text:bookmark-start text:name="__DdeLink__6163_140401309"/>- <text:bookmark-end text:name="__DdeLink__6163_140401309"/><text:span text:style-name="T2172">Флурри, подойдем к ней? Я думаю это самый подходящий момент</text:span><text:span text:style-name="T561">.</text:span></text:p>
      <text:p text:style-name="P49"><text:bookmark-start text:name="__DdeLink__6165_140401309"/>- <text:bookmark-end text:name="__DdeLink__6165_140401309"/><text:span text:style-name="T2173">Да! Идем!</text:span><text:bookmark text:name="__DdeLink__6167_140401309"/></text:p>
      <text:p text:style-name="P57"><text:tab/><text:span text:style-name="T2174">Обе подруги вместе</text:span><text:bookmark-start text:name="__DdeLink__6177_140401309"/> <text:span text:style-name="T2174">подошли</text:span> к Эмбер <text:span text:style-name="T2209">Грим</text:span>, которая все это время стояла к <text:span text:style-name="T2175">ним</text:span> спиной и <text:soft-page-break/>смотрела только на картин<text:span text:style-name="T1261">у</text:span>, <text:span text:style-name="T1262">не обращая</text:span> внимание <text:span text:style-name="T562">на все, что происходило вокруг.</text:span><text:bookmark-end text:name="__DdeLink__6177_140401309"/></text:p>
      <text:p text:style-name="P57"><text:span text:style-name="T585"><text:tab/></text:span><text:bookmark-start text:name="__DdeLink__6179_140401309"/><text:span text:style-name="T585">Примечательно, что в </text:span><text:span text:style-name="T2210">этот момент в коридоре</text:span><text:span text:style-name="T585"> никого не было </text:span><text:span text:style-name="T586">и это </text:span><text:span text:style-name="T2175">ещё</text:span><text:span text:style-name="T586"> </text:span><text:span text:style-name="T2175">сильнее </text:span><text:span text:style-name="T586">подкрепило </text:span><text:span text:style-name="T2175">подруг </text:span><text:span text:style-name="T586"><text:s/></text:span><text:span text:style-name="T588">подружиться</text:span><text:span text:style-name="T587"> с </text:span><text:span text:style-name="T589">таинственной пони</text:span><text:span text:style-name="T587">.</text:span><text:bookmark-end text:name="__DdeLink__6179_140401309"/></text:p>
      <text:p text:style-name="P57"><text:bookmark-start text:name="__DdeLink__6181_140401309"/>- <text:span text:style-name="T563">Привет, Эмбер</text:span><text:bookmark-end text:name="__DdeLink__6181_140401309"/><text:span text:style-name="T563">! - </text:span><text:span text:style-name="T2176">сказал</text:span><text:span text:style-name="T2177">а</text:span><text:span text:style-name="T2176"> Флурри.</text:span></text:p>
      <text:p text:style-name="P57"><text:bookmark-start text:name="__DdeLink__6183_140401309"/>- <text:span text:style-name="T563">Привет, Флурри Харт</text:span><text:bookmark-end text:name="__DdeLink__6183_140401309"/><text:span text:style-name="T563">.</text:span></text:p>
      <text:p text:style-name="P59"><text:span text:style-name="T566"><text:tab/></text:span><text:bookmark-start text:name="__DdeLink__6185_140401309"/><text:span text:style-name="T566">Флурри впервые услышала её</text:span> голос, <text:span text:style-name="T566">он</text:span> был ледяным и хладнокровным, <text:span text:style-name="T567">и е</text:span><text:span text:style-name="T568">й</text:span><text:span text:style-name="T567"> на мгновение показалось, что она общается с </text:span><text:span text:style-name="T1843">сестрой Пинки</text:span><text:span text:style-name="T567"> </text:span><text:span text:style-name="T1843">Пай</text:span><text:span text:style-name="T567">.</text:span><text:bookmark-end text:name="__DdeLink__6185_140401309"/></text:p>
      <text:p text:style-name="P57"><text:bookmark-start text:name="__DdeLink__6187_140401309"/>- <text:span text:style-name="T564">Ты знаешь моё имя?</text:span><text:bookmark-end text:name="__DdeLink__6187_140401309"/></text:p>
      <text:p text:style-name="P57"><text:bookmark-start text:name="__DdeLink__6189_140401309"/>- <text:span text:style-name="T564">Я </text:span><text:span text:style-name="T565">знаю достаточно </text:span><text:span text:style-name="T2179">о тебе</text:span><text:span text:style-name="T565"> — </text:span><text:span text:style-name="T569">отвечала все тем же голосом Эмбер.</text:span><text:bookmark-end text:name="__DdeLink__6189_140401309"/></text:p>
      <text:p text:style-name="P58"><text:tab/><text:bookmark-start text:name="__DdeLink__6191_140401309"/>Флурри не знала, как продолжить разговор и <text:bookmark-end text:name="__DdeLink__6191_140401309"/><text:span text:style-name="T2177">посмотрела на Лару.</text:span></text:p>
      <text:p text:style-name="P58">- <text:span text:style-name="T2177">Эмбер, </text:span><text:span text:style-name="T2180">возможно ты знаешь и меня</text:span><text:span text:style-name="T2177">?</text:span></text:p>
      <text:p text:style-name="P58">- <text:span text:style-name="T2178">К сожалению нет, </text:span><text:span text:style-name="T2180">я знаю Флурри </text:span><text:span text:style-name="T2186">Харт</text:span><text:span text:style-name="T2180"> потому что она знаменита в школе своими врожденными способностями и принимала </text:span><text:span text:style-name="T2181">значительное </text:span><text:span text:style-name="T2180">участие в истории Эквестрии.</text:span></text:p>
      <text:p text:style-name="P58"><text:soft-page-break/>- <text:span text:style-name="T2181">Эмбер, мы хотели </text:span><text:span text:style-name="T2182">стать твоими друзьями</text:span><text:span text:style-name="T2181"> </text:span><text:span text:style-name="T2182">и поэтому подошли познакомиться с тобой </text:span><text:span text:style-name="T2181">— </text:span><text:span text:style-name="T2211">сказала</text:span><text:span text:style-name="T2182"> Флурри.</text:span></text:p>
      <text:p text:style-name="P58">- <text:span text:style-name="T2183">Теперь понятно, чудесная и великолепная пони, которую знает почти вся Эквестрия решила стать другом странной и кошмарной пони, тебе не кажет</text:span><text:span text:style-name="T2218">ся это смешным</text:span><text:span text:style-name="T2183">?</text:span></text:p>
      <text:p text:style-name="P58">- <text:span text:style-name="T2184">А что тут должно быть смешного? - удивилась Флурри, её немного напугал тон речи Эмбер.</text:span></text:p>
      <text:p text:style-name="P58">- <text:span text:style-name="T2185">Твое высокомерие и лицемерие имеет слишком высокий контраст по отношению к твоей подруге, </text:span><text:span text:style-name="T2212">поэтому не прикидывайся </text:span><text:span text:style-name="T2213">что тебе ничего непонятно.</text:span></text:p>
      <text:p text:style-name="P190"/>
      <text:p text:style-name="P60"><text:tab/><text:bookmark-start text:name="__DdeLink__6201_140401309"/>Теперь Флурри увидела ее <text:span text:style-name="T590">каменное </text:span>лицо, в её глазах, темных как бездна было какое-то безразличие <text:span text:style-name="T570">и ей стало не по себе, но она не могла </text:span><text:span text:style-name="T2187">оставить разговор</text:span><text:span text:style-name="T570">, уязвленная такими замечаниями.</text:span><text:bookmark-end text:name="__DdeLink__6201_140401309"/></text:p>
      <text:p text:style-name="P60"><text:bookmark-start text:name="__DdeLink__6203_140401309"/>- <text:span text:style-name="T571">Прости, </text:span><text:span text:style-name="T1845">е</text:span><text:span text:style-name="T1844">сли у тебя нет таких магических способностей, как у меня </text:span><text:span text:style-name="T2187">и </text:span><text:span text:style-name="T2214">поэтому </text:span><text:span text:style-name="T2187">ты приписываешь мне лживые отрицательные качества</text:span><text:span text:style-name="T1844">!</text:span><text:span text:style-name="T571"> — не сдер</text:span><text:span text:style-name="T572">жалась Флурри</text:span><text:bookmark-end text:name="__DdeLink__6203_140401309"/><text:span text:style-name="T572">.</text:span></text:p>
      <text:p text:style-name="P61"><text:tab/><text:bookmark-start text:name="__DdeLink__6205_140401309"/>Эмбер засмеялась и <text:span text:style-name="T573">по Флурри пробежала дрожь.</text:span><text:bookmark-end text:name="__DdeLink__6205_140401309"/></text:p>
      <text:p text:style-name="P62"><text:bookmark-start text:name="__DdeLink__6207_140401309"/><text:soft-page-break/>- <text:s/><text:span text:style-name="T2188">Что тут смешного</text:span><text:span text:style-name="T574">?</text:span><text:bookmark-end text:name="__DdeLink__6207_140401309"/></text:p>
      <text:p text:style-name="P62">- <text:span text:style-name="T1846">В тебе нет ничего </text:span><text:span text:style-name="T1847">кроме твоего врожденного таланта, </text:span><text:span text:style-name="T1848">а что касается </text:span><text:span text:style-name="T2215">магических</text:span><text:span text:style-name="T1848"> навык</text:span><text:span text:style-name="T2215">ов</text:span><text:span text:style-name="T1848"> и способност</text:span><text:span text:style-name="T2215">ей,</text:span><text:span text:style-name="T1848"> то тебе не мешало бы взяться за ум. - </text:span><text:span text:style-name="T1849">резко ответила Эмбер.</text:span></text:p>
      <text:p text:style-name="P62">- <text:span text:style-name="T1850">Ты меня учишь?</text:span><text:span text:style-name="T1851">! - начала злиться Флурри.</text:span></text:p>
      <text:p text:style-name="P62"><text:bookmark-start text:name="__DdeLink__6209_140401309"/><text:span text:style-name="T575">- Не была бы ты настолько самоуверенной и самолюбивой, ты бы оставила этот разговор </text:span><text:span text:style-name="T591">и ушла. </text:span><text:span text:style-name="T1852">Но ты самоуверенна</text:span><text:span text:style-name="T1855">я</text:span><text:span text:style-name="T1852"> и </text:span><text:span text:style-name="T1853">считаешь себя </text:span><text:span text:style-name="T1854">лучшей. </text:span><text:span text:style-name="T1856">Все</text:span><text:span text:style-name="T1854"> пони должны с тобой общаться с искренним желанием и добродушием, </text:span><text:span text:style-name="T2216">разве не так?</text:span><text:span text:style-name="T1854"> </text:span><text:span text:style-name="T575"><text:s/>— </text:span><text:span text:style-name="T2189">перебила </text:span><text:span text:style-name="T1857">Эмбер</text:span><text:span text:style-name="T575">.</text:span><text:bookmark-end text:name="__DdeLink__6209_140401309"/></text:p>
      <text:p text:style-name="P64"><text:tab/><text:span text:style-name="T2190">До этого момента Флурри старалась быть дружелюбной с Эмбер, но сейчас она хотела воспользоваться магией и превратить её в пепел.</text:span></text:p>
      <text:p text:style-name="P65">-<text:span text:style-name="T2192"> </text:span><text:span text:style-name="T2188">Успокойтесь! Флурри, </text:span><text:span text:style-name="T2191">нам пора</text:span><text:span text:style-name="T2188"> - вмешалась Лара </text:span><text:span text:style-name="T2193">и отвела свою подругу в сторону.</text:span></text:p>
      <text:p text:style-name="P63"><text:bookmark-start text:name="__DdeLink__6217_140401309"/>- <text:span text:style-name="T576">Я вижу, ты ужасно выглядишь — начала Лара</text:span><text:bookmark-end text:name="__DdeLink__6217_140401309"/><text:span text:style-name="T576">, </text:span><text:span text:style-name="T2194">когда они прошли коридор, в котором была Эмбер Грим.</text:span></text:p>
      <text:p text:style-name="P63"><text:bookmark-start text:name="__DdeLink__6219_140401309"/>- <text:span text:style-name="T577">Она настоящий демон, мне едва хватило сил удержаться и не превратить ее в пепел! — </text:span><text:span text:style-name="T578">говорила </text:span><text:soft-page-break/><text:span text:style-name="T578">Флурри и в её голосе было столько гнева и злобы, </text:span><text:span text:style-name="T2195">что Лар</text:span><text:span text:style-name="T2288">а даже не узнала свою подругу</text:span><text:span text:style-name="T578">.</text:span><text:bookmark-end text:name="__DdeLink__6219_140401309"/></text:p>
      <text:p text:style-name="P63"><text:bookmark-start text:name="__DdeLink__6221_140401309"/>-<text:bookmark-end text:name="__DdeLink__6221_140401309"/> <text:span text:style-name="T2196">Почему тебя это сильно задело?</text:span></text:p>
      <text:p text:style-name="P63">- <text:span text:style-name="T2197">Почему? Лара, она назвала меня высокомерной и лиц</text:span><text:span text:style-name="T2198">е</text:span><text:span text:style-name="T2197">меркой, сказала что у меня нет мозгов, тебе этого недостаточно?</text:span></text:p>
      <text:p text:style-name="P63">- <text:span text:style-name="T2198">Она довольно умная пони и не могла </text:span><text:span text:style-name="T2219">сказать это</text:span><text:span text:style-name="T2198"> просто так, здесь </text:span><text:span text:style-name="T2219">должна быть серьезная</text:span><text:span text:style-name="T2198"> причина.</text:span></text:p>
      <text:p text:style-name="P63">- <text:span text:style-name="T2198">Умная пони? </text:span><text:span text:style-name="T2199">Ты так решила потому что </text:span><text:span text:style-name="T2220">она первая земная пони, которую взяли в школу Кантерлота</text:span><text:span text:style-name="T2199">?</text:span></text:p>
      <text:p text:style-name="P66">- <text:s/><text:span text:style-name="T2201">Санрайз </text:span><text:span text:style-name="T2202">Бриск </text:span><text:span text:style-name="T2200">общалась с ней на протяжении лета и с уверенностью может подтвердить её уровень умственных способностей, </text:span><text:span text:style-name="T2220">а Санрайз Бриск как ты уже говорила не лживая </text:span><text:span text:style-name="T2221">Брейни.</text:span></text:p>
      <text:p text:style-name="P66">- <text:span text:style-name="T2203">Вот как, знаешь Лара, я не собираюсь разбираться, что у неё в голове и не буду пытаться подружиться с такой злобной кобылой!</text:span><text:bookmark text:name="__DdeLink__6223_140401309"/></text:p>
      <text:p text:style-name="P67"><text:bookmark-start text:name="__DdeLink__6229_140401309"/>- <text:bookmark-end text:name="__DdeLink__6229_140401309"/><text:span text:style-name="T2204">Успокойся Флурри.</text:span></text:p>
      <text:p text:style-name="P67"><text:bookmark-start text:name="__DdeLink__6231_140401309"/>- <text:span text:style-name="T579">Как я могу успокоиться?! Ты понимаешь </text:span><text:bookmark-end text:name="__DdeLink__6231_140401309"/><text:span text:style-name="T2205">что мне были неприятны </text:span><text:span text:style-name="T2217">её</text:span><text:span text:style-name="T2205"> слова и...</text:span></text:p>
      <text:p text:style-name="P68"><text:tab/><text:bookmark-start text:name="__DdeLink__6233_140401309"/>Лара подошла к Флурри и <text:span text:style-name="T592">посмотрела на неё</text:span>:<text:bookmark-end text:name="__DdeLink__6233_140401309"/></text:p>
      <text:p text:style-name="P68"><text:bookmark-start text:name="__DdeLink__6235_140401309"/><text:soft-page-break/>- Да, я понимаю, <text:span text:style-name="T2206">идем</text:span> на <text:span text:style-name="T2204">и</text:span>сторию магии.<text:bookmark-end text:name="__DdeLink__6235_140401309"/></text:p>
      <text:p text:style-name="P69"><text:tab/><text:bookmark-start text:name="__DdeLink__6237_140401309"/><text:span text:style-name="T593">Взгляд Лары успокоил Флурри, и</text:span> в этот момент <text:span text:style-name="T593">ей</text:span> стало легче, <text:span text:style-name="T594">словно</text:span> ей пришлось попробовать горький десерт, <text:span text:style-name="T595">сейчас</text:span> она его проглотила и осталось только <text:span text:style-name="T596">неприятное </text:span>послевкусие. <text:bookmark-end text:name="__DdeLink__6237_140401309"/></text:p>
      <text:p text:style-name="P69"><text:bookmark-start text:name="__DdeLink__6239_140401309"/>- <text:span text:style-name="T580">Ид</text:span><text:span text:style-name="T597">ё</text:span><text:span text:style-name="T580">м</text:span><text:bookmark-end text:name="__DdeLink__6239_140401309"/><text:span text:style-name="T580">.</text:span></text:p>
      <text:p text:style-name="P70"><text:tab/><text:bookmark-start text:name="__DdeLink__6241_140401309"/>И <text:span text:style-name="T1858">две</text:span> подруги, которые всегда <text:span text:style-name="T598">понимали друг друга</text:span>, <text:span text:style-name="T599">отправились</text:span> на урок по <text:span text:style-name="T2205">и</text:span>стории <text:span text:style-name="T2205">м</text:span>агии.<text:bookmark-end text:name="__DdeLink__6241_140401309"/></text:p>
      <text:p text:style-name="P70"/>
      <text:p text:style-name="P70"/>
      <text:p text:style-name="P223"/>
      <text:p text:style-name="P223">7. <text:bookmark-start text:name="__DdeLink__6796_140401309"/>Вечеринка<text:bookmark-end text:name="__DdeLink__6796_140401309"/></text:p>
      <text:p text:style-name="P225"><text:tab/><text:span text:style-name="T789">На протяжении всей недели Флурри </text:span><text:span text:style-name="T790">старалась не обращать внимание на Эмбер Грим, к счастью они редко </text:span><text:span text:style-name="T791">встречались друг с другом</text:span><text:span text:style-name="T790">.</text:span></text:p>
      <text:p text:style-name="P226"><text:span text:style-name="T790"><text:tab/></text:span><text:span text:style-name="T799">Лара стала проводить гораздо меньше времени с Флурри </text:span><text:span text:style-name="T800">и поэтому ей становилось скучно без своей лучшей подруги.</text:span></text:p>
      <text:p text:style-name="P227"><text:span text:style-name="T791"><text:tab/></text:span><text:span text:style-name="T792">В четверг Флурри неожиданно столкнулась с </text:span><text:span text:style-name="T791">Санрайз Бриск. </text:span></text:p>
      <text:p text:style-name="P228"><text:soft-page-break/><text:span text:style-name="T791"><text:tab/></text:span><text:span text:style-name="T793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28"><text:span text:style-name="T793"><text:tab/>Наиболее близкими для неё была Лара, потому что они часто ходили вместе в библиотеку и обсуждали научные </text:span><text:span text:style-name="T800">темы</text:span><text:span text:style-name="T793">.</text:span></text:p>
      <text:p text:style-name="P199">- Привет, Санрайз! Я думала ты пошла вместе с Ларой в библиотеку?</text:p>
      <text:p text:style-name="P199">- Да, я была там — ответила Санрайз.</text:p>
      <text:p text:style-name="P225"><text:span text:style-name="T794">- </text:span><text:span text:style-name="T795">А мне что-то скучно стало в конце недели…</text:span></text:p>
      <text:p text:style-name="P225"><text:span text:style-name="T795">- Тебе скучно? Я </text:span><text:span text:style-name="T796">тебя не узнаю, Флурри!</text:span></text:p>
      <text:p text:style-name="P225"><text:span text:style-name="T796">- </text:span><text:span text:style-name="T797">Да, мне скучно, очень много домашнего задания, к тому же Лара часто пропадает то в библиотеке, то пишет научные работы!</text:span></text:p>
      <text:p text:style-name="P225"><text:span text:style-name="T797">- </text:span><text:span text:style-name="T798">Прости Флурри, но мне нужно зайти к мистеру Магитемзу, я в прошлом году пообещала ему, что принесу одну интересную вещь.</text:span></text:p>
      <text:p text:style-name="P200">- Хорошо, до встречи на скучной истории магии, Санрайз.</text:p>
      <text:p text:style-name="P200">- Не скучай, Флурри!</text:p>
      <text:p text:style-name="P225"><text:soft-page-break/><text:span text:style-name="T798"><text:tab/></text:span><text:span text:style-name="T801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601">выходных </text:span><text:span text:style-name="T801">она</text:span><text:span text:style-name="T601"> решил</text:span><text:span text:style-name="T661">а</text:span><text:span text:style-name="T601"> пойти на вечеринку к П</text:span><text:span text:style-name="T817">ё</text:span><text:span text:style-name="T601">рпл Кейк вместе с Ларой, чтобы <text:s/></text:span><text:span text:style-name="T660">отвлечься</text:span><text:span text:style-name="T601"> </text:span><text:span text:style-name="T816">от </text:span><text:span text:style-name="T660">учебы </text:span><text:span text:style-name="T801">и повеселиться с друзьями</text:span><text:span text:style-name="T601">.</text:span><text:bookmark-end text:name="__DdeLink__6249_140401309"/></text:p>
      <text:p text:style-name="P252"><text:span text:style-name="T603">- </text:span><text:span text:style-name="T768">Мы здесь покупали древние вазы, помнишь Флурри? - </text:span><text:span text:style-name="T818">сказал</text:span><text:span text:style-name="T819">а</text:span><text:span text:style-name="T818"> Лара, когда они вместе шли на вечеринку по изумрудной дорожке Кантерлота среди различных прилавков и разноцветных </text:span><text:span text:style-name="T820">доми</text:span><text:span text:style-name="T821">ков</text:span><text:span text:style-name="T818">.</text:span></text:p>
      <text:p text:style-name="P203">- Да, это было в прошлом году.</text:p>
      <text:p text:style-name="P224"><text:bookmark-start text:name="__DdeLink__6251_140401309"/><text:span text:style-name="T601">- </text:span><text:span text:style-name="T602">Подождите меня! - </text:span><text:span text:style-name="T768">крикнул</text:span><text:span text:style-name="T602">, </text:span><text:span text:style-name="T604">задыхаясь</text:span><text:span text:style-name="T602"> Силли</text:span><text:bookmark-end text:name="__DdeLink__6251_140401309"/><text:span text:style-name="T603"> </text:span><text:span text:style-name="T768">позади их.</text:span></text:p>
      <text:p text:style-name="P224"><text:bookmark-start text:name="__DdeLink__6253_140401309"/><text:span text:style-name="T603">- </text:span><text:span text:style-name="T605">Привет, Силли — </text:span><text:span text:style-name="T769">поприветствовала</text:span><text:span text:style-name="T605"> Лара </text:span><text:span text:style-name="T770">своего школьного друга</text:span><text:span text:style-name="T605">.</text:span><text:bookmark-end text:name="__DdeLink__6253_140401309"/></text:p>
      <text:p text:style-name="P224"><text:bookmark-start text:name="__DdeLink__6255_140401309"/><text:span text:style-name="T605">- </text:span><text:span text:style-name="T606">Привет всем! </text:span><text:span text:style-name="T607">Вы на вечеринку?</text:span><text:bookmark-end text:name="__DdeLink__6255_140401309"/></text:p>
      <text:p text:style-name="P229"><text:bookmark-start text:name="__DdeLink__6257_140401309"/><text:span text:style-name="T600">- </text:span><text:span text:style-name="T608">Да! — дружно ответили подруги</text:span><text:bookmark-end text:name="__DdeLink__6257_140401309"/><text:span text:style-name="T771">.</text:span></text:p>
      <text:p text:style-name="P229"><text:bookmark-start text:name="__DdeLink__6259_140401309"/><text:span text:style-name="T608">- </text:span><text:span text:style-name="T609">Я с вами. Вы уже сделали домашнее задание по магическим предметам? - </text:span><text:span text:style-name="T610">поинтересовался Силли.</text:span><text:bookmark-end text:name="__DdeLink__6259_140401309"/></text:p>
      <text:p text:style-name="P75"><text:bookmark-start text:name="__DdeLink__6261_140401309"/>- Да — <text:span text:style-name="T1263">ответила</text:span> Лара.<text:bookmark-end text:name="__DdeLink__6261_140401309"/></text:p>
      <text:p text:style-name="P229"><text:bookmark-start text:name="__DdeLink__6263_140401309"/><text:soft-page-break/><text:span text:style-name="T611">- </text:span><text:span text:style-name="T612">Я не совсем понимаю, как связаны гипогрифы с королем Штормом и как его посох смог </text:span><text:span text:style-name="T677">поглотить</text:span><text:span text:style-name="T612"> магию принцесс?</text:span><text:bookmark-end text:name="__DdeLink__6263_140401309"/></text:p>
      <text:p text:style-name="P229"><text:bookmark-start text:name="__DdeLink__6265_140401309"/><text:span text:style-name="T612">- </text:span><text:span text:style-name="T613">Гипогрифы… - </text:span><text:span text:style-name="T662">не успела начать Лара.</text:span><text:bookmark-end text:name="__DdeLink__6265_140401309"/></text:p>
      <text:p text:style-name="P230"><text:bookmark-start text:name="__DdeLink__6267_140401309"/><text:span text:style-name="T613">- </text:span><text:span text:style-name="T772">М</text:span><text:span text:style-name="T614">ожет быть будем веселиться и забудем об учебе хоть на пару часов — перебила Лару Флурри.</text:span></text:p>
      <text:p text:style-name="P231"><text:span text:style-name="T614"><text:tab/></text:span><text:span text:style-name="T772">Спустя минуту они увидели</text:span><text:span text:style-name="T614"> белокаменный домик с темно-синей куполообразной крышей, украшенный розовыми лентами </text:span><text:span text:style-name="T615">и</text:span><text:span text:style-name="T616"> цветами</text:span><text:span text:style-name="T617">.</text:span><text:bookmark-end text:name="__DdeLink__6267_140401309"/></text:p>
      <text:p text:style-name="P232"><text:span text:style-name="T617"><text:tab/></text:span><text:bookmark-start text:name="__DdeLink__6269_140401309"/><text:span text:style-name="T617">В</text:span><text:span text:style-name="T600">се трое подошли к двери и постучали, дверь моментально открылась и </text:span><text:span text:style-name="T663">на </text:span><text:span text:style-name="T600">пороге предстала сама Пёрпл Кейк:</text:span><text:bookmark-end text:name="__DdeLink__6269_140401309"/></text:p>
      <text:p text:style-name="P232"><text:bookmark-start text:name="__DdeLink__6271_140401309"/><text:span text:style-name="T600">- Привеееет, мои друзья! -</text:span><text:span text:style-name="T618"> радостно воскликнула Пёрпл </text:span><text:span text:style-name="T773">и </text:span><text:span text:style-name="T664">обняла </text:span><text:span text:style-name="T773">своих друзей</text:span><text:span text:style-name="T618"> — проходите </text:span><text:span text:style-name="T619">быстрее!</text:span><text:bookmark-end text:name="__DdeLink__6271_140401309"/></text:p>
      <text:p text:style-name="P232"><text:span text:style-name="T619"><text:tab/></text:span><text:bookmark-start text:name="__DdeLink__6273_140401309"/><text:span text:style-name="T620">Флурри была очень рада, что пошла на вечеринку, она заметила, что Лара тоже </text:span><text:span text:style-name="T621">не </text:span><text:span text:style-name="T665">прочь немного</text:span><text:span text:style-name="T621"> повеселиться.</text:span><text:bookmark-end text:name="__DdeLink__6273_140401309"/></text:p>
      <text:p text:style-name="P233"><text:span text:style-name="T621"><text:tab/></text:span><text:bookmark-start text:name="__DdeLink__6275_140401309"/><text:span text:style-name="T622">На вечеринке был почти весь класс, в котором училась Флурри </text:span><text:span text:style-name="T666">за исключением Санрайз </text:span><text:span text:style-name="T667">Бриск, </text:span><text:span text:style-name="T668">которая не любила находиться в большом обществе и предпочитала одна проводить время.</text:span><text:bookmark-end text:name="__DdeLink__6275_140401309"/></text:p>
      <text:p text:style-name="P233"><text:soft-page-break/><text:span text:style-name="T622"><text:tab/></text:span><text:bookmark-start text:name="__DdeLink__6277_140401309"/><text:span text:style-name="T623">П</text:span><text:span text:style-name="T669">ё</text:span><text:span text:style-name="T623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624">Она всегда мечтала о </text:span><text:span text:style-name="T669">такой </text:span><text:span text:style-name="T624">пушке, как у Пинки Пай, и такой шанс </text:span><text:span text:style-name="T670">однажды ей</text:span><text:span text:style-name="T624"> выпал.</text:span><text:bookmark-end text:name="__DdeLink__6277_140401309"/></text:p>
      <text:p text:style-name="P233"><text:span text:style-name="T624"><text:tab/></text:span><text:bookmark-start text:name="__DdeLink__6279_140401309"/><text:span text:style-name="T671">В один прекрасный день</text:span><text:span text:style-name="T625"> она узнала, что Флурри хорошо знакома и дружна с Пинки </text:span><text:span text:style-name="T627">Пай </text:span><text:span text:style-name="T625">и начала рас</text:span><text:span text:style-name="T626">спрашивать </text:span><text:span text:style-name="T628">её </text:span><text:span text:style-name="T629">вплоть до того во сколько встает Пинки и чем чистит зубы: зубной щеткой или нитью.</text:span><text:bookmark-end text:name="__DdeLink__6279_140401309"/></text:p>
      <text:p text:style-name="P233"><text:span text:style-name="T629"><text:tab/></text:span><text:bookmark-start text:name="__DdeLink__6281_140401309"/><text:span text:style-name="T630">Флурри </text:span><text:span text:style-name="T673">решила</text:span><text:span text:style-name="T630"> </text:span><text:span text:style-name="T672">сделать подарок для Пёрпл </text:span><text:span text:style-name="T630">и пригласила Пинки Пай вместе со своей семьей в Кантерлот, </text:span><text:span text:style-name="T631">чтобы устроить вечеринку для её </text:span><text:span text:style-name="T674">подруг</text:span><text:span text:style-name="T631">.</text:span><text:bookmark-end text:name="__DdeLink__6281_140401309"/></text:p>
      <text:p text:style-name="P233"><text:span text:style-name="T631"><text:tab/></text:span><text:bookmark-start text:name="__DdeLink__6283_140401309"/><text:span text:style-name="T631">Пёрпл Кейк </text:span><text:span text:style-name="T774">чуть не</text:span><text:span text:style-name="T632"> </text:span><text:span text:style-name="T631">сошла с ума, </text:span><text:span text:style-name="T632">когда узнала об этом,</text:span><text:span text:style-name="T631"> она была так благодарна Флурри, что могла даже рискнуть сразиться с Мантикорой или разъярённым </text:span><text:span text:style-name="T675">д</text:span><text:span text:style-name="T631">раконом.</text:span><text:bookmark-end text:name="__DdeLink__6283_140401309"/></text:p>
      <text:p text:style-name="P234"><text:span text:style-name="T631"><text:tab/></text:span><text:bookmark-start text:name="__DdeLink__6285_140401309"/><text:span text:style-name="T633">Для нее было </text:span><text:span text:style-name="T634">безграничным </text:span><text:span text:style-name="T633">счасть</text:span><text:span text:style-name="T635">ем</text:span><text:span text:style-name="T600"> устраивать вечеринку вместе </text:span><text:span text:style-name="T676">с пони, которую она обожала и на которую она хотела быть похожей</text:span><text:span text:style-name="T600">.</text:span><text:bookmark-end text:name="__DdeLink__6285_140401309"/></text:p>
      <text:p text:style-name="P234"><text:span text:style-name="T600"><text:tab/></text:span><text:span text:style-name="T775">В завершении праздника Пинки </text:span><text:span text:style-name="T776">Пай</text:span><text:span text:style-name="T775"> подарила </text:span><text:span text:style-name="T777">Пёрпл</text:span><text:span text:style-name="T775"> пушку с конфетти, это был самый лучший день для </text:span><text:span text:style-name="T778">н</text:span><text:span text:style-name="T779">её</text:span><text:span text:style-name="T775">, она его </text:span><text:span text:style-name="T779">запомнила</text:span><text:span text:style-name="T775"> на всю жизнь и ни раз о нем рассказывала.</text:span></text:p>
      <text:p text:style-name="P234"><text:soft-page-break/><text:span text:style-name="T600"><text:tab/></text:span><text:bookmark-start text:name="__DdeLink__6287_140401309"/><text:span text:style-name="T636">И <text:s/>после того дня не прошло ни одной вечеринк</text:span><text:span text:style-name="T678">и</text:span><text:span text:style-name="T636">, на которую П</text:span><text:span text:style-name="T637">ё</text:span><text:span text:style-name="T636">рпл не пригласила </text:span><text:span text:style-name="T638">бы </text:span><text:span text:style-name="T636">Флурри меньше </text:span><text:span text:style-name="T638">тр</text:span><text:span text:style-name="T679">ё</text:span><text:span text:style-name="T638">х</text:span><text:span text:style-name="T636"> раз.</text:span><text:bookmark-end text:name="__DdeLink__6287_140401309"/></text:p>
      <text:p text:style-name="P234"><text:span text:style-name="T636"><text:tab/></text:span><text:bookmark-start text:name="__DdeLink__6289_140401309"/><text:span text:style-name="T639">После полудня Лара</text:span><text:span text:style-name="T781"> покинула вечеринку,</text:span><text:span text:style-name="T639"> ссылаясь на дополнительные занятия по </text:span><text:span text:style-name="T640">изучению </text:span><text:span text:style-name="T641">древних </text:span><text:span text:style-name="T642">исторических текстов</text:span><text:span text:style-name="T640">.</text:span><text:bookmark-end text:name="__DdeLink__6289_140401309"/></text:p>
      <text:p text:style-name="P235"><text:span text:style-name="T640"><text:tab/></text:span><text:bookmark-start text:name="__DdeLink__6291_140401309"/><text:span text:style-name="T643">Флурри решила остаться еще на несколько часов и поболтать </text:span><text:span text:style-name="T644">с кем-нибудь. </text:span><text:span text:style-name="T782">Внезапно</text:span><text:span text:style-name="T645"> она услышала знакомое для нее имя «Эмбер Грим». </text:span><text:bookmark-end text:name="__DdeLink__6291_140401309"/></text:p>
      <text:p text:style-name="P235"><text:span text:style-name="T645"><text:tab/></text:span><text:bookmark-start text:name="__DdeLink__6293_140401309"/><text:span text:style-name="T646">Она обернулась и увидела </text:span><text:span text:style-name="T649">как </text:span><text:span text:style-name="T646">Эвери Хейт </text:span><text:span text:style-name="T649">говорила о чем-то</text:span><text:span text:style-name="T646"> со своими подругами </text:span><text:span text:style-name="T647">Дарлинг Свит </text:span><text:span text:style-name="T648">и </text:span><text:span text:style-name="T680">Брейни</text:span><text:span text:style-name="T648"> </text:span><text:span text:style-name="T681">Эвил</text:span><text:span text:style-name="T648"> </text:span><text:span text:style-name="T650">и решила подойти поближе, так чтобы они её не заметили</text:span><text:bookmark-end text:name="__DdeLink__6293_140401309"/><text:span text:style-name="T650">.</text:span></text:p>
      <text:p text:style-name="P234"><text:bookmark-start text:name="__DdeLink__6295_140401309"/><text:span text:style-name="T650">- </text:span><text:span text:style-name="T651">Она вообще странная, я </text:span><text:span text:style-name="T652">просто спросила </text:span><text:span text:style-name="T653">как она использует свою магию без рога, а она сказала, что не моего ума дела и так грубо </text:span><text:span text:style-name="T655">обошлась со мной, </text:span><text:span text:style-name="T656">высокомерное создание</text:span><text:span text:style-name="T780">!</text:span><text:span text:style-name="T656"> </text:span><text:span text:style-name="T653"><text:s/>— </text:span><text:span text:style-name="T654">проворчала </text:span><text:span text:style-name="T682">Брейни</text:span><text:span text:style-name="T654"> </text:span><text:span text:style-name="T802">Э</text:span><text:span text:style-name="T654">вил</text:span><text:bookmark-end text:name="__DdeLink__6295_140401309"/><text:span text:style-name="T654">.</text:span></text:p>
      <text:p text:style-name="P234"><text:bookmark-start text:name="__DdeLink__6297_140401309"/><text:span text:style-name="T654">- </text:span><text:span text:style-name="T804">Брейни, т</text:span><text:span text:style-name="T803">ы и в правду часто сунешь свой нос куда не нужно</text:span><text:span text:style-name="T657"> - </text:span><text:span text:style-name="T803">резко ответила</text:span><text:span text:style-name="T657"> Дарлинг Свит</text:span><text:bookmark-end text:name="__DdeLink__6297_140401309"/><text:span text:style-name="T657">.</text:span></text:p>
      <text:p text:style-name="P234"><text:span text:style-name="T657">- </text:span><text:span text:style-name="T804">Если ты хотела… - не договорила Брейни.</text:span></text:p>
      <text:p text:style-name="P234"><text:soft-page-break/><text:span text:style-name="T804">- </text:span><text:span text:style-name="T805">Успокойтесь! </text:span><text:span text:style-name="T806">Вы обе порой себя ведёте как малые дети. Эмбер </text:span><text:span text:style-name="T822">Грим</text:span><text:span text:style-name="T806"> может показаться странной пони, но не стоит её недооценивать, </text:span><text:span text:style-name="T807">её магические способности не уст</text:span><text:span text:style-name="T808">упают</text:span><text:span text:style-name="T807"> </text:span><text:span text:style-name="T809">способностям </text:span><text:span text:style-name="T807">Флурри Харт —</text:span><text:span text:style-name="T804"> </text:span><text:span text:style-name="T809">перебила своих подруг</text:span><text:span text:style-name="T805"> Эвери Хейт.</text:span></text:p>
      <text:p text:style-name="P191"><text:bookmark-start text:name="__DdeLink__6299_140401309"/>-<text:bookmark-end text:name="__DdeLink__6299_140401309"/> <text:span text:style-name="T2222">А вы слышали как она ответила Флурри Харт, когда та пыталась с ней подружиться? - </text:span><text:span text:style-name="T2223">вмешалась Дарлинг Свит.</text:span></text:p>
      <text:p text:style-name="P191">- <text:span text:style-name="T2223">Да, она поставила её на место, у Флурри даже чуть не пошли слёзы — добавила Брейни.</text:span></text:p>
      <text:p text:style-name="P192"><text:tab/><text:span text:style-name="T2289">Раздался легкий смешок.</text:span></text:p>
      <text:p text:style-name="P192">- <text:span text:style-name="T2224">Посмотрите она ещё подслушивает нас! - сказала Эвери Хейт и посмотрела в сторону Флурри.</text:span></text:p>
      <text:p text:style-name="P193"><text:tab/><text:span text:style-name="T2225">Флурри поняла, что её заметили и решила, что уже бессмысленно делать вид что ничего не слышала подошла к трем злодейкам.</text:span></text:p>
      <text:p text:style-name="P194"><text:span text:style-name="T2225">- </text:span><text:span text:style-name="T2226">Вы можете говорить любые гадости против меня и глупости против меня, </text:span><text:span text:style-name="T2227">но я </text:span><text:span text:style-name="T2290">не никогда не буду</text:span><text:span text:style-name="T2227"> опускаться до вашего уровня.</text:span></text:p>
      <text:p text:style-name="P194"><text:span text:style-name="T2225">- </text:span><text:span text:style-name="T2227">Право! Похлопаем дружно нашей доброй и хорошей Флурри Харт! - улыбаясь </text:span><text:span text:style-name="T2228">говорила</text:span><text:span text:style-name="T2227"> Эвери Хейт.</text:span></text:p>
      <text:p text:style-name="P194"><text:soft-page-break/><text:tab/><text:span text:style-name="T2228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2230">над ней</text:span><text:span text:style-name="T2228">, поэтому она </text:span><text:span text:style-name="T2229">решила уйти подальше от них.</text:span></text:p>
      <text:p text:style-name="P194">- <text:span text:style-name="T2229">Ты уходишь? А мы хотели тебе раскрыть тайну по поводу твоей лучшей подруг</text:span><text:span text:style-name="T2230">и.</text:span></text:p>
      <text:p text:style-name="P194"><text:tab/><text:span text:style-name="T2231">После этих слов Флурри </text:span><text:span text:style-name="T2291">не могла просто уйти</text:span><text:span text:style-name="T2231">.</text:span></text:p>
      <text:p text:style-name="P194">- <text:span text:style-name="T2232">Какую </text:span><text:span text:style-name="T2292">гад</text:span><text:span text:style-name="T2293">ость</text:span><text:span text:style-name="T2232"> ты ещё придумала, Эвери? - </text:span><text:span text:style-name="T2294">не сдержалась Флурри.</text:span></text:p>
      <text:p text:style-name="P194">- <text:span text:style-name="T2233">Тебе разве не рассказывала Лара, что у неё теперь появился новый друг и этот новый друг Эмбер Грим?</text:span></text:p>
      <text:p text:style-name="P194">- <text:span text:style-name="T2234">Ты можешь говорить сколько угодно гадостей в мою сторону, но не </text:span><text:span text:style-name="T2295">стоит плохо говорить про моих друзей</text:span><text:span text:style-name="T2234">!</text:span></text:p>
      <text:p text:style-name="P194">- <text:span text:style-name="T2234">Решай сама, Флурри </text:span><text:span text:style-name="T2296">Харт</text:span><text:span text:style-name="T2234">, верить мне или нет, Лара ведь ушла домой по своим делам, так? А может она решила встретиться с Эмбер </text:span><text:span text:style-name="T2235">Грим</text:span><text:span text:style-name="T2234"> около лавки «Кристальная империя»?</text:span></text:p>
      <text:p text:style-name="P194"><text:tab/><text:span text:style-name="T2235">Дарлинг и Брейни дружно засмеялись, а Флурри ушла в довольно противоречивом настроении.</text:span></text:p>
      <text:p text:style-name="P254"><text:soft-page-break/><text:span text:style-name="T658"><text:tab/></text:span><text:span text:style-name="T810">Она хорошо знала Лару и полностью <text:s/>ей доверяла, но вдруг </text:span><text:span text:style-name="T811">Эмбер и в правду темная пони </text:span><text:span text:style-name="T812">и смогла повлиять на её лучшую подругу.</text:span></text:p>
      <text:p text:style-name="P254"><text:span text:style-name="T812"><text:tab/>«Нужно </text:span><text:span text:style-name="T814">по</text:span><text:span text:style-name="T812">торопиться, </text:span><text:span text:style-name="T813">лавка как раз по пути к дому Лары</text:span><text:span text:style-name="T812">» - </text:span><text:span text:style-name="T813">подумала Флурри, </text:span><text:bookmark-start text:name="__DdeLink__6337_140401309"/><text:span text:style-name="T659">быстро попрощалась с оставшимися подругами </text:span><text:span text:style-name="T683">на вечеринке </text:span><text:span text:style-name="T814">и</text:span><text:span text:style-name="T683"> </text:span><text:span text:style-name="T659">поспешила к Ларе</text:span><text:bookmark-end text:name="__DdeLink__6337_140401309"/><text:span text:style-name="T659">, </text:span><text:span text:style-name="T783">которая недавно ушла по своим важным делам</text:span><text:span text:style-name="T784">.</text:span>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><text:span text:style-name="T888">8. </text:span><text:bookmark-start text:name="__DdeLink__6798_140401309"/>Конец друж<text:span text:style-name="T889">бы</text:span><text:bookmark-end text:name="__DdeLink__6798_140401309"/></text:p>
      <text:p text:style-name="P71"><text:tab/><text:bookmark-start text:name="__DdeLink__6339_140401309"/><text:span text:style-name="T890">В то время как Флурри </text:span><text:span text:style-name="T1264">отправилась</text:span><text:span text:style-name="T891"> к Ларе, </text:span><text:span text:style-name="T892">чтобы </text:span><text:span text:style-name="T2236">узнать правду</text:span><text:span text:style-name="T893">, </text:span><text:bookmark-end text:name="__DdeLink__6339_140401309"/><text:span text:style-name="T2236">около</text:span><text:bookmark-start text:name="__DdeLink__6341_140401309"/><text:span text:style-name="T2236"> прилавка</text:span><text:span text:style-name="T894">, в котором продавали </text:span><text:span text:style-name="T895">сувениры из Кристально</text:span><text:span text:style-name="T896">й</text:span><text:span text:style-name="T895"> империи, </text:span><text:span text:style-name="T897">стояла пони, темная как уголь, это была Эмбер Грим.</text:span><text:bookmark-end text:name="__DdeLink__6341_140401309"/></text:p>
      <text:p text:style-name="P71"><text:soft-page-break/><text:tab/><text:bookmark-start text:name="__DdeLink__6343_140401309"/><text:span text:style-name="T898">В это время пошел дождь </text:span><text:span text:style-name="T2237">и</text:span><text:span text:style-name="T898"> </text:span><text:span text:style-name="T1266">все улицы опустели.</text:span><text:bookmark-end text:name="__DdeLink__6343_140401309"/><text:span text:style-name="T899"> <text:s/><text:tab/></text:span><text:bookmark-start text:name="__DdeLink__6345_140401309"/><text:span text:style-name="T1267">Эмбер Грим</text:span><text:span text:style-name="T899"> </text:span><text:span text:style-name="T1268">не собиралась уходить, она кого-то</text:span><text:span text:style-name="T899"> ждала и ждала с </text:span><text:span text:style-name="T900">большим </text:span><text:span text:style-name="T899">нетерпением.</text:span><text:bookmark-end text:name="__DdeLink__6345_140401309"/></text:p>
      <text:p text:style-name="P71"><text:tab/><text:bookmark-start text:name="__DdeLink__6347_140401309"/><text:span text:style-name="T901">Ей стало скучно и она решила посмотреть, что было в прилавках </text:span><text:span text:style-name="T902">сквозь прозрачное стекло и увидела множество кристаллов </text:span><text:span text:style-name="T903">с разнообразными оттенками,</text:span><text:span text:style-name="T902"> начиная с бирюзового </text:span><text:span text:style-name="T904">и заканчивая</text:span><text:span text:style-name="T902"> </text:span><text:span text:style-name="T904">темно-серым.</text:span><text:bookmark-end text:name="__DdeLink__6347_140401309"/></text:p>
      <text:p text:style-name="P71"><text:tab/><text:bookmark-start text:name="__DdeLink__6349_140401309"/><text:span text:style-name="T905">Вдруг она услышала шаги, обернулась и увидела </text:span><text:bookmark-end text:name="__DdeLink__6349_140401309"/><text:span text:style-name="T2238">Лару.</text:span></text:p>
      <text:p text:style-name="P71">- <text:span text:style-name="T2239">Эмбер? Что ты здесь делаешь? - </text:span><text:span text:style-name="T2240">удивилась Лара.</text:span></text:p>
      <text:p text:style-name="P71">- <text:span text:style-name="T2241">Мне нужна твоя помощь.</text:span></text:p>
      <text:p text:style-name="P71">- <text:span text:style-name="T2242">Помощь? </text:span><text:span text:style-name="T2243">Что-то случилось?</text:span></text:p>
      <text:p text:style-name="P71">- <text:span text:style-name="T2244">Да, ты знаешь где сейчас книга?!</text:span></text:p>
      <text:p text:style-name="P71">- <text:span text:style-name="T2245">Что? А какой книге ты говоришь?</text:span></text:p>
      <text:p text:style-name="P71">- <text:span text:style-name="T2246">О той, которую прив</text:span><text:span text:style-name="T2297">ё</text:span><text:span text:style-name="T2246">з Шарпен и про которую ты рассказывала Флурри.</text:span></text:p>
      <text:p text:style-name="P71">- <text:span text:style-name="T2247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71"><text:soft-page-break/>- <text:span text:style-name="T2247">Теперь ты можешь мне всё рассказать, </text:span><text:span text:style-name="T2298">Лара</text:span><text:span text:style-name="T2247">? — настаивала Эмбер.</text:span></text:p>
      <text:p text:style-name="P71">- <text:span text:style-name="T2248">Я не понимаю, что происходит, Эмбер...</text:span><text:span text:style-name="T2298"> </text:span></text:p>
      <text:p text:style-name="P195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2249">змеиный яд. </text:span></text:p>
      <text:p text:style-name="P195">- <text:span text:style-name="T2249">Лара, это я Эмбер, твой друг, расскажи мне про книгу, которую Шарпен привез в Кантерлот.</text:span></text:p>
      <text:p text:style-name="P195">- <text:span text:style-name="T2299">О</text:span><text:span text:style-name="T2250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2252">рассказывала Лара, у неё еще сильно болела голова и она смутно помнила, что произошло после того, как она вышла от Пёрпл </text:span><text:span text:style-name="T2253">Кейк</text:span><text:span text:style-name="T2252">.</text:span></text:p>
      <text:p text:style-name="P195">- <text:span text:style-name="T2250">Каким образом мистер Санлайт может получить доступ к книге?</text:span></text:p>
      <text:p text:style-name="P195">- <text:span text:style-name="T2251">На запретное отделение наложено специальное заклинание, доступ к нему может получить только мистер Санлайт.</text:span></text:p>
      <text:p text:style-name="P195">- <text:span text:style-name="T2251">Хорошо, Лара, мне этого достаточно.</text:span></text:p>
      <text:p text:style-name="P195"><text:soft-page-break/><text:tab/><text:span text:style-name="T2254">Внезапно Эмбер почувствовала приближение Флурри и поняла, что </text:span><text:span text:style-name="T2255">у неё нет времени, чтобы </text:span><text:span text:style-name="T2300">уйти незамеченной</text:span><text:span text:style-name="T2255">.</text:span></text:p>
      <text:p text:style-name="P196">- <text:span text:style-name="T2255">Лара! Ты встретилась с Эмбер, но сказала что пошла домой по важным делам, </text:span><text:span text:style-name="T2257">на тебе применили заклинание, да?</text:span><text:span text:style-name="T2255"> — </text:span><text:span text:style-name="T2301">сказала</text:span><text:span text:style-name="T2256"> Флурри.</text:span></text:p>
      <text:p text:style-name="P195">- <text:span text:style-name="T2258">Нет, Флурри, ты ничего не понимаешь, </text:span><text:span text:style-name="T2259">я просто не хотела тебя впутывать в важное дело, которое ты сорвала бы. - </text:span><text:span text:style-name="T2302">ответила Лара, она не понимала что говорит и что происходит, все мысли </text:span><text:span text:style-name="T2303">были </text:span><text:span text:style-name="T2302">перепутаны.</text:span></text:p>
      <text:p text:style-name="P195">- <text:span text:style-name="T2259">Сорвала? </text:span><text:span text:style-name="T2260">Я твоя лучшая подруга!</text:span></text:p>
      <text:p text:style-name="P195">- <text:span text:style-name="T2261">Эмбер была права, что ты слишком высокого мнения о себе.</text:span></text:p>
      <text:p text:style-name="P195">- <text:span text:style-name="T2304">Я поняла, это Эмбер</text:span><text:span text:style-name="T2262"> действует на тебя, я разберусь с ней прямо сейчас!</text:span></text:p>
      <text:p text:style-name="P197"><text:tab/>Эмбер была спокойна, ей было приятно как рушится дружбы лучших др<text:span text:style-name="T2263">узей.</text:span></text:p>
      <text:p text:style-name="P197">- <text:span text:style-name="T2263">Никто на меня не действует! У меня и в правду дома важные дела, </text:span><text:span text:style-name="T2305">тебе</text:span><text:span text:style-name="T2263"> лучше </text:span><text:span text:style-name="T2264">прекрати</text:span><text:span text:style-name="T2305">ть</text:span><text:span text:style-name="T2264"> быть самоуверенной и высокомерной кобылой! - резко ответила Лара и </text:span><text:span text:style-name="T2306">направилась</text:span><text:span text:style-name="T2264"> в сторону своего дома.</text:span></text:p>
      <text:p text:style-name="P197"><text:soft-page-break/><text:tab/><text:span text:style-name="T2265">Флурри стало больно, она всегда доверяла </text:span><text:span text:style-name="T2266">Ларе </text:span><text:span text:style-name="T2267">и никогда не ожидала </text:span><text:span text:style-name="T2305">услышать столько </text:span><text:span text:style-name="T2307">злобы от лучшей подруги</text:span><text:span text:style-name="T2267">. </text:span></text:p>
      <text:p text:style-name="P198"><text:tab/><text:span text:style-name="T2268">Она не хотела броситься на Эмбер, внутри неё </text:span><text:span text:style-name="T2269">рождалась и развивалась обида и заполняла всю душу. </text:span></text:p>
      <text:p text:style-name="P197"><text:tab/><text:span text:style-name="T2269">Эмбер смотрела </text:span><text:span text:style-name="T2272">как</text:span><text:span text:style-name="T2269"> Флурри </text:span><text:span text:style-name="T2272">улетает</text:span><text:span text:style-name="T2269"> и </text:span><text:span text:style-name="T2270">прекрасно понимала, что это она уничтожала их дружбу благодаря своими магическим способностям. </text:span></text:p>
      <text:p text:style-name="P197"><text:tab/><text:span text:style-name="T2270">Её отец всегда говорил, что у неё </text:span><text:span text:style-name="T2308">особенные</text:span><text:span text:style-name="T2270"> магические способности и что их нужно </text:span><text:span text:style-name="T2309">направить</text:span><text:span text:style-name="T2270"> на добрые дела </text:span><text:span text:style-name="T2309">и сейчас она думала об этом, почему она так поступила или это была не она.</text:span></text:p>
      <text:p text:style-name="P74"><text:span text:style-name="T906"><text:tab/></text:span><text:bookmark-start text:name="__DdeLink__6397_140401309"/><text:span text:style-name="T906">Дождь </text:span><text:span text:style-name="T926">стал ещё сильнее</text:span><text:span text:style-name="T906"> и </text:span><text:span text:style-name="T907">с куполообразных крыш капала вода, Эмбер шла </text:span><text:span text:style-name="T908">по влажной фиолетово-синей дорожке </text:span><text:span text:style-name="T1269">в сторону</text:span><text:span text:style-name="T909"> Кантерлотской школ</text:span><text:span text:style-name="T1270">ы</text:span><text:span text:style-name="T909">, около которой находился небольшой парк с </text:span><text:span text:style-name="T910">окаменелыми статуями.</text:span><text:bookmark-end text:name="__DdeLink__6397_140401309"/></text:p>
      <text:p text:style-name="P74"><text:tab/><text:bookmark-start text:name="__DdeLink__6399_140401309"/><text:span text:style-name="T911">Одно из любимых мест Эмбер.</text:span><text:bookmark-end text:name="__DdeLink__6399_140401309"/></text:p>
      <text:p text:style-name="P74"><text:tab/><text:bookmark-start text:name="__DdeLink__6401_140401309"/><text:span text:style-name="T912">Она остановилась </text:span><text:span text:style-name="T913">около </text:span><text:span text:style-name="T914">одной из серокаменных сооружений и прочитала:</text:span><text:bookmark-end text:name="__DdeLink__6401_140401309"/></text:p>
      <text:p text:style-name="P74"><text:tab/><text:bookmark-start text:name="__DdeLink__6403_140401309"/>«<text:span text:style-name="T914">Коузи Глоу, Тирек и Крисалис</text:span>»<text:bookmark-end text:name="__DdeLink__6403_140401309"/></text:p>
      <text:p text:style-name="P73"><text:soft-page-break/><text:tab/><text:bookmark-start text:name="__DdeLink__6405_140401309"/><text:span text:style-name="T915">Она хороша знала эту тройку злодеев из истории Эквестрии </text:span><text:span text:style-name="T916">и </text:span><text:span text:style-name="T918">даже </text:span><text:span text:style-name="T916">пыталась овладеть техникой </text:span><text:span text:style-name="T917">превращения в разных существ, как </text:span><text:span text:style-name="T1271">это делала</text:span><text:span text:style-name="T917"> Крисалис, </text:span><text:span text:style-name="T919">но ей никогда этого не удавалось.</text:span><text:bookmark-end text:name="__DdeLink__6405_140401309"/></text:p>
      <text:p text:style-name="P73"><text:tab/><text:bookmark-start text:name="__DdeLink__6407_140401309"/><text:span text:style-name="T920">Эмбер смотрела как капли падали на каменные волосы Коузи </text:span><text:span text:style-name="T921">и медленно </text:span><text:span text:style-name="T922">стекались</text:span><text:span text:style-name="T921"> к подножию, </text:span><text:span text:style-name="T923">образовывая </text:span><text:span text:style-name="T924">маленькую лужу вокруг, </text:span><text:span text:style-name="T1272">напоминающую</text:span><text:span text:style-name="T924"> ров </text:span><text:span text:style-name="T927">замка</text:span><text:span text:style-name="T924">.</text:span><text:bookmark-end text:name="__DdeLink__6407_140401309"/></text:p>
      <text:p text:style-name="P73"><text:tab/><text:bookmark-start text:name="__DdeLink__6409_140401309"/><text:span text:style-name="T925">Потом она направилась в Кантерлотское общежитие, чтобы </text:span><text:span text:style-name="T928">запереться от всех в комнате</text:span><text:bookmark-end text:name="__DdeLink__6409_140401309"/><text:span text:style-name="T928"> и</text:span><text:span text:style-name="T925"> </text:span><text:span text:style-name="T2271">остаться в одиночестве на</text:span><text:span text:style-name="T925"> все выходные.</text:span></text:p>
      <text:p text:style-name="P73"><text:tab/></text:p>
      <text:p text:style-name="P72"><text:tab/></text:p>
      <text:p text:style-name="P72"/>
      <text:p text:style-name="P72"/>
      <text:p text:style-name="P72"/>
      <text:p text:style-name="P72"/>
      <text:p text:style-name="P207"><text:span text:style-name="T1218">9. </text:span><text:span text:style-name="T1223">Сестра</text:span></text:p>
      <text:p text:style-name="P208"><text:tab/><text:span text:style-name="T2453">В утренний час из </text:span><text:span text:style-name="T2454">библиотеки Кантерлота вышел <text:s/>пони в очках, </text:span><text:span text:style-name="T2456">это был мистер Санлайт.</text:span><text:span text:style-name="T2454"> </text:span><text:span text:style-name="T2456">В</text:span><text:span text:style-name="T2455"> одном </text:span><text:soft-page-break/><text:span text:style-name="T2455">копыте он держал весьма ценную книгу </text:span><text:span text:style-name="T2456">и постоянно оглядывался.</text:span></text:p>
      <text:p text:style-name="P210"><text:tab/>Впереди он увидел пони в капюшоне, которая следила за ним и <text:span text:style-name="T2457">ждала его прибытия. </text:span></text:p>
      <text:p text:style-name="P208"><text:tab/><text:span text:style-name="T2457">Мистер Санлайт ещё раз убедился что никто его не </text:span><text:span text:style-name="T2459">увидел</text:span><text:span text:style-name="T2457">, передал книгу </text:span><text:span text:style-name="T2460">таинственной пони</text:span><text:span text:style-name="T2457"> и направил</text:span><text:span text:style-name="T2458">ся</text:span><text:span text:style-name="T2457"> обратно в библиотеку. </text:span></text:p>
      <text:p text:style-name="P208"><text:tab/>«<text:span text:style-name="T2461">Теперь книга у меня, </text:span><text:span text:style-name="T2462">осталось</text:span><text:span text:style-name="T2461"> только изучить знания, которые оставил злосчастный отец</text:span>» - <text:span text:style-name="T2462">думала пони в капюшоне, </text:span><text:span text:style-name="T2463">когда проходила мимо лавки «Кристальная империя».</text:span></text:p>
      <text:p text:style-name="P208"><text:tab/><text:span text:style-name="T2464">Она зашла в один </text:span><text:span text:style-name="T2465">из домиков на бирюзовой улице и </text:span><text:span text:style-name="T2466">закрыла все ставни и двери, </text:span><text:span text:style-name="T2467">затем положила книгу на стол и раскрыла её.</text:span></text:p>
      <text:p text:style-name="P208"><text:tab/><text:span text:style-name="T2468">Почти вся книга была пустой, только на последней страницы было заклинание. </text:span></text:p>
      <text:p text:style-name="P208"><text:tab/><text:span text:style-name="T2469">Загадочная пони достала из кармана острый кинжал необычной формы и принялась читать заклинание.</text:span></text:p>
      <text:p text:style-name="P208"><text:tab/><text:span text:style-name="T2470">Внезапно перед ней </text:span><text:span text:style-name="T2471">возник призрак </text:span><text:span text:style-name="T2472">Аликорна.</text:span></text:p>
      <text:p text:style-name="P208">- <text:span text:style-name="T2473">Ну здравствуй, Элизабет </text:span><text:span text:style-name="T2474">Грим, </text:span><text:span text:style-name="T2475">давненько я тебя не видел.</text:span></text:p>
      <text:p text:style-name="P208"><text:soft-page-break/>- <text:span text:style-name="T2476">Привет, отец.</text:span></text:p>
      <text:p text:style-name="P208">- <text:span text:style-name="T2477">Тебе все-таки удалось найти книгу, </text:span><text:span text:style-name="T2478">я рад, что </text:span><text:span text:style-name="T2479">у тебя это получилось.</text:span></text:p>
      <text:p text:style-name="P208">- <text:span text:style-name="T2479">Прекрати </text:span><text:span text:style-name="T2511">любезничать</text:span><text:span text:style-name="T2479">, ты предал свою семью, меня и мою сестру, ты не смог получить власть и могущество и поэтому ты просто ничтожество.</text:span></text:p>
      <text:p text:style-name="P208">- <text:span text:style-name="T2480">Ничтожество? </text:span><text:span text:style-name="T2481">Тогда зачем я тебе нужен? </text:span><text:span text:style-name="T2482">Ведь я ни на что не способен.</text:span></text:p>
      <text:p text:style-name="P208">- <text:span text:style-name="T2483">Ты должен знать как попасть в средоточие мира.</text:span></text:p>
      <text:p text:style-name="P208">- <text:span text:style-name="T2484">Это забавно, ты ведь такая же как и я, тоже стремишься к власти и силе, </text:span><text:span text:style-name="T2512">разве нет?</text:span></text:p>
      <text:p text:style-name="P208">- <text:span text:style-name="T2485">Да, но нас отличает благоразумие, я никогда </text:span><text:span text:style-name="T2486">не буду полагаться на сомнительные сделки.</text:span></text:p>
      <text:p text:style-name="P208">- <text:span text:style-name="T2487">Тогда зачем тебе нужно попасть в замок Эндлифа?</text:span></text:p>
      <text:p text:style-name="P208">- <text:span text:style-name="T2488">Я хочу снова стать здоровой, какой я была прежде чем </text:span><text:span text:style-name="T2489">меня предал мой отец.</text:span></text:p>
      <text:p text:style-name="P208">- <text:span text:style-name="T2490">А разве ты бы не поступила так же?</text:span></text:p>
      <text:p text:style-name="P208">- <text:span text:style-name="T2491">Я бы ни за что не предала своих союзников </text:span><text:span text:style-name="T2492">и тех кто мне доверял.</text:span></text:p>
      <text:p text:style-name="P208">- <text:span text:style-name="T2493">Весьма благородно с твоей стороны.</text:span></text:p>
      <text:p text:style-name="P208"><text:soft-page-break/>- <text:span text:style-name="T2494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513">момент</text:span><text:span text:style-name="T2494"> </text:span><text:span text:style-name="T2495">они могут </text:span><text:span text:style-name="T2514">снова </text:span><text:span text:style-name="T2495">вернуться.</text:span></text:p>
      <text:p text:style-name="P208">- <text:span text:style-name="T2495">Очень печально для тебя.</text:span></text:p>
      <text:p text:style-name="P208">- <text:span text:style-name="T2496">Ты уже ничего не сделаешь в своей жизни и поэтому позволь мне узнать как я могу найти это загадочное мест</text:span><text:span text:style-name="T2497">о.</text:span></text:p>
      <text:p text:style-name="P208">- <text:span text:style-name="T2497">Я нашел его с помощью одного древнего артефакта, который содержал </text:span><text:span text:style-name="T2515">часть </text:span><text:span text:style-name="T2497">маги</text:span><text:span text:style-name="T2515">и</text:span><text:span text:style-name="T2497"> средоточия мира, </text:span><text:span text:style-name="T2498">но к сожалению этот артефакт погиб вместе со мной, </text:span><text:span text:style-name="T2499">теперь я лишь призрак, не более.</text:span></text:p>
      <text:p text:style-name="P208">- <text:span text:style-name="T2500">Тогда мне нужен новый артефакт с такой магией.</text:span></text:p>
      <text:p text:style-name="P208">- <text:span text:style-name="T2501">У тебя есть сестра, </text:span><text:span text:style-name="T2502">которая обладает подобной магией.</text:span></text:p>
      <text:p text:style-name="P208">- <text:span text:style-name="T2501">Эмбер? </text:span><text:span text:style-name="T2516">У неё сильная и необычная магия.</text:span></text:p>
      <text:p text:style-name="P208">- <text:span text:style-name="T2516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08">- <text:span text:style-name="T2517">Знаешь отец, я так рада что она не досталась тебе.</text:span></text:p>
      <text:p text:style-name="P208"><text:soft-page-break/>- <text:span text:style-name="T2517">А я </text:span><text:span text:style-name="T2518">с удовольствием </text:span><text:span text:style-name="T2525">буду </text:span><text:span text:style-name="T2518">смотреть как вы будете друг друга уничтожать.</text:span></text:p>
      <text:p text:style-name="P208">- <text:span text:style-name="T2518">Этого не произойдет</text:span><text:span text:style-name="T2503">, </text:span><text:span text:style-name="T2518">она уже на моей стороне</text:span><text:span text:style-name="T2503">, </text:span><text:span text:style-name="T2518">именно </text:span><text:span text:style-name="T2503">благодаря ей <text:s/>я получила </text:span><text:span text:style-name="T2518">эту </text:span><text:span text:style-name="T2503">книгу.</text:span></text:p>
      <text:p text:style-name="P208">- <text:span text:style-name="T2504">Тогда у тебя не будет проблем.</text:span></text:p>
      <text:p text:style-name="P208">- <text:span text:style-name="T2519">Только</text:span><text:span text:style-name="T2504"> каким образом она укажет мне на замок Эндлифа?</text:span></text:p>
      <text:p text:style-name="P208">- <text:span text:style-name="T2520">Е</text:span><text:span text:style-name="T2505">сли она захочет его найти она найдёт его, </text:span><text:span text:style-name="T2521">здесь только проблема в доверии к тебе.</text:span></text:p>
      <text:p text:style-name="P208">- <text:span text:style-name="T2526">В доверии нет проблем</text:span><text:span text:style-name="T2522">.</text:span></text:p>
      <text:p text:style-name="P208">- <text:span text:style-name="T2523">Ты не считаешь себя предателем сестры?</text:span></text:p>
      <text:p text:style-name="P208">- <text:span text:style-name="T2506">Я </text:span><text:span text:style-name="T2524">её не предавала и никогда не собираюсь предавать, но если она захочет убить меня мне придётся ответить тем же.</text:span></text:p>
      <text:p text:style-name="P208">- <text:span text:style-name="T2506">Что ж, похвально, но это ещё не конец истории.</text:span></text:p>
      <text:p text:style-name="P208">- <text:span text:style-name="T2506">Я думаю для тебя уже конец, отец.</text:span></text:p>
      <text:p text:style-name="P211">Элизабет закрыла книгу и призрак исчез.</text:p>
      <text:p text:style-name="P211">«Мне нужно только её доверие, тогда завтра я устрою ей проверку как она смогла усвоить урок». - <text:span text:style-name="T2507">подумала Элизабет и спрятала книгу в </text:span><text:span text:style-name="T2508">столик.</text:span></text:p>
      <text:p text:style-name="P212"><text:soft-page-break/>«А теперь я должна закончить ещё одно дело <text:span text:style-name="T2509">на востоке</text:span> Эквестрии» - <text:span text:style-name="T2510">злобно улыбнулась Элизабет и растаяла в кристальном блеске.</text:span>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09"><text:span text:style-name="T1223">10</text:span><text:span text:style-name="T1218">. </text:span><text:bookmark-start text:name="__DdeLink__6800_140401309"/><text:span text:style-name="T1218">Школа Дружбы</text:span><text:bookmark-end text:name="__DdeLink__6800_140401309"/></text:p>
      <text:p text:style-name="P201"><text:tab/><text:bookmark-start text:name="__DdeLink__6411_140401309"/><text:span text:style-name="T929">После дождливых выходных</text:span><text:span text:style-name="T991"> </text:span><text:span text:style-name="T929">несколько классов, в том числе и класс Флурри должны были </text:span><text:soft-page-break/><text:span text:style-name="T929">отправиться в школу Дружбы на несколько уроков, </text:span><text:span text:style-name="T930">которая находилась в Понивилле.</text:span><text:bookmark-end text:name="__DdeLink__6411_140401309"/></text:p>
      <text:p text:style-name="P201"><text:tab/><text:span text:style-name="T2310">Флурри не виделась с Ларой на протяжении всех выходных и понимала, что должна подойти к ней и узнать всю правду, почему она так поступила.</text:span></text:p>
      <text:p text:style-name="P201"><text:tab/><text:span text:style-name="T2313">Когда она увидела Лару около входа в главный школьный зал то направилась к ней.</text:span></text:p>
      <text:p text:style-name="P201">- <text:span text:style-name="T2313">Привет, Лара! - </text:span><text:span text:style-name="T2314">начала Флурри.</text:span></text:p>
      <text:p text:style-name="P201">- <text:span text:style-name="T2311">Флурри, прости, я кажется наговорила тебе много гадостей.</text:span></text:p>
      <text:p text:style-name="P201">- <text:span text:style-name="T2312">Ничего, это была не ты, а Эмбер Грим, она восп</text:span><text:span text:style-name="T2376">ол</text:span><text:span text:style-name="T2312">…</text:span></text:p>
      <text:p text:style-name="P201">- <text:span text:style-name="T2312">Тише, пройдем лучше в соседний коридор — перебила Лара.</text:span></text:p>
      <text:p text:style-name="P201"><text:tab/><text:span text:style-name="T2315">Подруги двинулись в соседний коридор, в котором не было никого, лишь иногда там проходили пони, </text:span><text:span text:style-name="T2377">спешившие на занятия</text:span><text:span text:style-name="T2315">.</text:span></text:p>
      <text:p text:style-name="P201">- <text:span text:style-name="T2316">Я не помню что произошло после того, как я вышла из дома Пёрпл Кейк до </text:span><text:span text:style-name="T2317">следующего утра, </text:span><text:span text:style-name="T2318">а потом я начала смутно вспоминать что наговорила тебе много плохого.</text:span></text:p>
      <text:p text:style-name="P201"><text:soft-page-break/>- <text:span text:style-name="T2319">Лара это не твоя вина, </text:span><text:span text:style-name="T2320">я </text:span><text:span text:style-name="T2378">знаю</text:span><text:span text:style-name="T2320">, что произошло, ты встретилась с Эмбер, а она воспользовалась магией, </text:span><text:span text:style-name="T2321">чтобы завладеть твоими мыслями и пос</text:span><text:span text:style-name="T2379">с</text:span><text:span text:style-name="T2321">орить на</text:span><text:span text:style-name="T2322">с.</text:span></text:p>
      <text:p text:style-name="P201">- <text:span text:style-name="T2322">Я много думала на этот счет, наша с </text:span><text:span text:style-name="T2379">т</text:span><text:span text:style-name="T2322">обой ссора не входила в её планы, она </text:span><text:span text:style-name="T2380">скорее</text:span><text:span text:style-name="T2322"> интересовалась книгой.</text:span></text:p>
      <text:p text:style-name="P201">- <text:span text:style-name="T2323">Той самой?</text:span></text:p>
      <text:p text:style-name="P201">- <text:span text:style-name="T2323">Да</text:span></text:p>
      <text:p text:style-name="P201">- <text:span text:style-name="T2323">То есть ты хочешь сказать, что это она ослепила Шарпена, </text:span><text:span text:style-name="T2381">а потом</text:span><text:span text:style-name="T2323"> овладела его мыслями?</text:span></text:p>
      <text:p text:style-name="P201">- <text:span text:style-name="T2324">Возможно, </text:span><text:span text:style-name="T2325">только </text:span><text:span text:style-name="T2324">у неё нет крыльев, </text:span><text:span text:style-name="T2325">а Шарпен видел силуэт пони с крыльям</text:span><text:span text:style-name="T2382">и и это осложняет дело.</text:span></text:p>
      <text:p text:style-name="P201">- <text:span text:style-name="T2326">Она может скрывать, что у неё есть крылья также как и скрывать что у неё есть рог.</text:span></text:p>
      <text:p text:style-name="P201">- <text:span text:style-name="T2327">Флурри, это невозможно! </text:span><text:span text:style-name="T2330">Д</text:span><text:span text:style-name="T2328">иректор Стар Свирл и принцесса Твайлайт Спар</text:span><text:span text:style-name="T2331">к</text:span><text:span text:style-name="T2328">л давно уже догадались </text:span><text:span text:style-name="T2332">бы </text:span><text:span text:style-name="T2328">об этом, такое невозможно скрыть от </text:span><text:span text:style-name="T2329">столь могущественных и опытных волшебников.</text:span></text:p>
      <text:p text:style-name="P202">- Тогда мы немедленно должны действовать и все сообщить моей тёти, пока книгу не украли.</text:p>
      <text:p text:style-name="P202">- <text:span text:style-name="T2333">Флурри, успокойся, здесь что-то не так.</text:span></text:p>
      <text:p text:style-name="P202"><text:soft-page-break/>- <text:span text:style-name="T2333">Что именно? </text:span><text:span text:style-name="T2334">Разве не очевидно, Эмбер хотела узнать точное местоположение книги и теперь собирается украсть её?</text:span></text:p>
      <text:p text:style-name="P202">- <text:span text:style-name="T2335">Во первых, она не настолько глупая, чтобы сообщить нам об этом и потом красть книгу, во вторых у меня есть подозрения что она не хотела этого делать и книга нужна не ей, а кому-то другому.</text:span></text:p>
      <text:p text:style-name="P202">- <text:span text:style-name="T2336">Хорошо, Лара, что нам делать тогда?</text:span></text:p>
      <text:p text:style-name="P202">- <text:span text:style-name="T2337">Я думаю, что сейчас нам нужно просто наблюдать за </text:span><text:span text:style-name="T2338">Эмбер и быть внимательными по отношению к другим пони.</text:span></text:p>
      <text:p text:style-name="P202"><text:tab/><text:span text:style-name="T2339">Флурри знала, что класс </text:span><text:bookmark-start text:name="__DdeLink__6425_140401309"/><text:span text:style-name="T2340">Эмбер тоже поед</text:span><text:span text:style-name="T1273">е</text:span><text:span text:style-name="T2340">т в школу Друж</text:span><text:span text:style-name="T931">бы</text:span><text:bookmark-end text:name="__DdeLink__6425_140401309"/><text:span text:style-name="T931"> </text:span><text:span text:style-name="T2341">и была этому даже рада: </text:span><text:span text:style-name="T2342">она </text:span><text:span text:style-name="T2343">сможет наблюдать за ней и </text:span><text:span text:style-name="T2383">не </text:span><text:span text:style-name="T2384">дать ей</text:span><text:span text:style-name="T2343"> </text:span><text:span text:style-name="T2344">воспользоваться темной магией.</text:span></text:p>
      <text:p text:style-name="P76"><text:bookmark-start text:name="__DdeLink__6429_140401309"/>- <text:span text:style-name="T932">Все готовы? — </text:span><text:span text:style-name="T935">спроси</text:span><text:span text:style-name="T936">ла</text:span><text:span text:style-name="T933"> </text:span><text:span text:style-name="T934">Потион Грин, </text:span><text:span text:style-name="T937">учитель по зельеварению, </text:span><text:span text:style-name="T2345">с которым всем предстояло отправиться в школу Друж</text:span><text:span text:style-name="T2346">бы</text:span><text:span text:style-name="T938">.</text:span><text:bookmark-end text:name="__DdeLink__6429_140401309"/></text:p>
      <text:p text:style-name="P76"><text:bookmark-start text:name="__DdeLink__6431_140401309"/>- <text:span text:style-name="T938">Да — дружно ответили ученики.</text:span><text:bookmark-end text:name="__DdeLink__6431_140401309"/></text:p>
      <text:p text:style-name="P77"><text:tab/><text:bookmark-start text:name="__DdeLink__6433_140401309"/>Флурри снова <text:span text:style-name="T940">была </text:span>рада встретится со Старлайт и Санбёрстом, <text:span text:style-name="T939">увидеть разнообразных существ из </text:span><text:soft-page-break/><text:span text:style-name="T939">разных уголков Эквестрии </text:span><text:span text:style-name="T2347">и встретится </text:span><text:span text:style-name="T2348">с искателями знаков отличия</text:span><text:span text:style-name="T941">.</text:span><text:bookmark-end text:name="__DdeLink__6433_140401309"/></text:p>
      <text:p text:style-name="P77"><text:bookmark-start text:name="__DdeLink__6435_140401309"/>- <text:span text:style-name="T942">Флурри, я тебя потеряла — </text:span><text:span text:style-name="T992">с легким беспокойством сказала Лара.</text:span><text:bookmark-end text:name="__DdeLink__6435_140401309"/></text:p>
      <text:p text:style-name="P77"><text:bookmark-start text:name="__DdeLink__6437_140401309"/>- <text:span text:style-name="T943">Прости, я немного попрактиковалась с Санбёрстом, </text:span><text:span text:style-name="T944">нужно было выполнить парочку заданий, теперь я полностью свободна</text:span><text:bookmark-end text:name="__DdeLink__6437_140401309"/><text:span text:style-name="T944">.</text:span></text:p>
      <text:p text:style-name="P77">- <text:span text:style-name="T2349">Отлично, я только что поговорила с Санрайз Бриск </text:span><text:span text:style-name="T2350">по поводу Эмбер и узнала многое из её характера.</text:span></text:p>
      <text:p text:style-name="P77">- <text:span text:style-name="T2351">Лара, она ведь может манипулировать другими, менять даже воспоминания или управлять сознанием, почему ты думаешь, что Санрайз Бриск не под её контролем?</text:span><text:bookmark text:name="__DdeLink__6439_140401309"/></text:p>
      <text:p text:style-name="P77"><text:tab/><text:bookmark-start text:name="__DdeLink__6445_140401309"/><text:span text:style-name="T945">Внезапно из соседнего коридора послышался <text:s/>крик. </text:span><text:span text:style-name="T946">Флурри </text:span><text:span text:style-name="T2352">мгновенно телепортировалась туда</text:span><text:span text:style-name="T947">.</text:span><text:bookmark-end text:name="__DdeLink__6445_140401309"/><text:span text:style-name="T947"> </text:span><text:span text:style-name="T2353">Лара последовала за ней.</text:span></text:p>
      <text:p text:style-name="P77"><text:tab/><text:span text:style-name="T2354">И обе подруги</text:span><text:bookmark-start text:name="__DdeLink__6447_140401309"/><text:span text:style-name="T948"> </text:span><text:span text:style-name="T2354">увидели</text:span><text:span text:style-name="T948"> остолбеневшую Эвери Хейт, которая не могла пошевелиться, но издавала жалобн</text:span><text:span text:style-name="T949">ые</text:span><text:span text:style-name="T948"> звуки, напоминающие мольбу о помощи.</text:span><text:bookmark-end text:name="__DdeLink__6447_140401309"/></text:p>
      <text:p text:style-name="P77"><text:tab/><text:bookmark-start text:name="__DdeLink__6449_140401309"/><text:span text:style-name="T949">Рядом с ней стояла Эмбер Грим и держала в руке </text:span><text:span text:style-name="T2355">письмо</text:span><text:span text:style-name="T949">, </text:span><text:span text:style-name="T950">никто не осмеливался ей помешать, всех охватил ужас.</text:span><text:bookmark-end text:name="__DdeLink__6449_140401309"/></text:p>
      <text:p text:style-name="P77"><text:bookmark-start text:name="__DdeLink__6451_140401309"/><text:soft-page-break/>- <text:span text:style-name="T951">Прекрати Эмбер! — </text:span><text:span text:style-name="T993">крикнула</text:span><text:span text:style-name="T952"> Флурри.</text:span><text:bookmark-end text:name="__DdeLink__6451_140401309"/></text:p>
      <text:p text:style-name="P79"><text:tab/><text:bookmark-start text:name="__DdeLink__6453_140401309"/>Эмбер Грим <text:span text:style-name="T953">молча стояла </text:span><text:span text:style-name="T2356">и не обращала внимание на все</text:span><text:span text:style-name="T994">, что происходило вокруг </text:span><text:span text:style-name="T996">и поэтому не </text:span><text:span text:style-name="T1275">у</text:span><text:span text:style-name="T996">слышала </text:span><text:span text:style-name="T1274">грозного приказа </text:span><text:span text:style-name="T996">Флурри</text:span><text:span text:style-name="T994">.</text:span><text:bookmark-end text:name="__DdeLink__6453_140401309"/><text:span text:style-name="T953"> </text:span></text:p>
      <text:p text:style-name="P79"><text:span text:style-name="T994"><text:tab/></text:span><text:bookmark-start text:name="__DdeLink__6455_140401309"/><text:span text:style-name="T994">К</text:span><text:span text:style-name="T953">огда </text:span><text:span text:style-name="T995">она</text:span><text:span text:style-name="T953"> </text:span><text:span text:style-name="T2357">убедилась, что с письмом все хорошо</text:span><text:span text:style-name="T953"> </text:span><text:bookmark-end text:name="__DdeLink__6455_140401309"/><text:span text:style-name="T2358">то направилась </text:span><text:span text:style-name="T2359">в соседний коридор</text:span><text:span text:style-name="T2358">.</text:span><text:bookmark text:name="__DdeLink__6457_140401309"/></text:p>
      <text:p text:style-name="P78"><text:tab/><text:bookmark-start text:name="__DdeLink__6459_140401309"/><text:span text:style-name="T954">Флурри </text:span><text:span text:style-name="T997">следом кинулась за</text:span><text:span text:style-name="T954"> Эмбер и </text:span><text:span text:style-name="T955">попыталась отобрать у неё </text:span><text:span text:style-name="T2360">письмо</text:span><text:span text:style-name="T955"> </text:span><text:span text:style-name="T956">с помощью заклинания </text:span><text:span text:style-name="T2361">присваивания</text:span><text:span text:style-name="T957">, но Эмбер быстро среагировала и забрала </text:span><text:span text:style-name="T2362">его</text:span><text:span text:style-name="T957"> обратно.</text:span><text:bookmark-end text:name="__DdeLink__6459_140401309"/></text:p>
      <text:p text:style-name="P78"><text:bookmark-start text:name="__DdeLink__6461_140401309"/>- <text:span text:style-name="T958">Что в </text:span><text:span text:style-name="T2363">твоём письме</text:span><text:span text:style-name="T958">? </text:span><text:span text:style-name="T2363">Что ты скрываешь</text:span><text:span text:style-name="T958">? - </text:span><text:span text:style-name="T998">не могла успокоиться</text:span><text:span text:style-name="T958"> Флурри.</text:span><text:bookmark-end text:name="__DdeLink__6461_140401309"/></text:p>
      <text:p text:style-name="P78"><text:bookmark-start text:name="__DdeLink__6463_140401309"/>- <text:span text:style-name="T2363">Это письмо мое личное дело и я ни с кем не собираюсь им делиться</text:span><text:span text:style-name="T959"> — </text:span><text:span text:style-name="T960">спокойно ответила Эмбер — и поэтому тебе лучше </text:span><text:bookmark-end text:name="__DdeLink__6463_140401309"/><text:span text:style-name="T2364">гоняться за кем-нибудь другим.</text:span></text:p>
      <text:p text:style-name="P81"><text:tab/><text:bookmark-start text:name="__DdeLink__6465_140401309"/>Флурри не могла <text:bookmark-end text:name="__DdeLink__6465_140401309"/><text:span text:style-name="T2385">остановиться. </text:span><text:span text:style-name="T2387">Она</text:span><text:span text:style-name="T2385"> </text:span><text:bookmark-start text:name="__DdeLink__6467_140401309"/><text:span text:style-name="T962">растворилась в кристальном дожде и появилась</text:span><text:span text:style-name="T961"> прямо перед Эмбер, </text:span><text:span text:style-name="T963">но она не успела и сказать слов</text:span><text:span text:style-name="T2386">о</text:span><text:span text:style-name="T963">, как оказалась снова позади </text:span><text:span text:style-name="T2388">её</text:span><text:span text:style-name="T963">.</text:span><text:bookmark-end text:name="__DdeLink__6467_140401309"/></text:p>
      <text:p text:style-name="P80"><text:bookmark-start text:name="__DdeLink__6469_140401309"/>- <text:span text:style-name="T963">Тебе не стоит пытаться, у тебя есть лишь врожденный талант, но нет достаточно знаний и </text:span><text:soft-page-break/><text:span text:style-name="T963">умений, которые нужно развивать — </text:span><text:span text:style-name="T964">осадила её Эмбер.</text:span><text:bookmark-end text:name="__DdeLink__6469_140401309"/></text:p>
      <text:p text:style-name="P80"><text:bookmark-start text:name="__DdeLink__6471_140401309"/>- <text:span text:style-name="T964">Ты </text:span><text:span text:style-name="T2365">темная пони</text:span><text:span text:style-name="T964">, </text:span><text:span text:style-name="T965">и… - Флурри не могла соображать, она </text:span><text:span text:style-name="T966">не знала, что делает, </text:span><text:span text:style-name="T1000">что говорит</text:span><text:span text:style-name="T999"> </text:span><text:span text:style-name="T967">— </text:span><text:span text:style-name="T968">я вызываю тебя на магическую дуэль!</text:span><text:bookmark-end text:name="__DdeLink__6471_140401309"/></text:p>
      <text:p text:style-name="P82"><text:tab/><text:bookmark-start text:name="__DdeLink__6473_140401309"/>Эмбер посмотрела ей в глаза и поняла, что <text:span text:style-name="T969">они будут драться на магическом поединке по настоящему.</text:span><text:bookmark-end text:name="__DdeLink__6473_140401309"/></text:p>
      <text:p text:style-name="P82"><text:bookmark-start text:name="__DdeLink__6475_140401309"/>- <text:span text:style-name="T970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1001">свою</text:span><text:span text:style-name="T970"> </text:span><text:span text:style-name="T971">кривую </text:span><text:span text:style-name="T1002">и </text:span><text:span text:style-name="T971">мерзкую для Флурри улыбку.</text:span><text:bookmark-end text:name="__DdeLink__6475_140401309"/></text:p>
      <text:p text:style-name="P82"><text:bookmark-start text:name="__DdeLink__6477_140401309"/>- <text:span text:style-name="T972">Вызвала! И теперь </text:span><text:span text:style-name="T973">я увижу как </text:span><text:span text:style-name="T2366">ты падешь от сил света!</text:span><text:span text:style-name="T973"> — </text:span><text:span text:style-name="T1003">торжествовала Флурри.</text:span><text:bookmark-end text:name="__DdeLink__6477_140401309"/></text:p>
      <text:p text:style-name="P83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976">и её это забавляло.</text:span><text:bookmark-end text:name="__DdeLink__6479_140401309"/></text:p>
      <text:p text:style-name="P83"><text:bookmark-start text:name="__DdeLink__6481_140401309"/>- <text:span text:style-name="T974">Увидимся в 5 часов вечера у </text:span><text:span text:style-name="T975">фонтана</text:span><text:span text:style-name="T974"> Золотой Дуб — </text:span><text:span text:style-name="T977">твердо сказала Флурри и </text:span><text:span text:style-name="T1005">направилась в другую сторону,</text:span><text:span text:style-name="T1004"> лишь бы подальше</text:span><text:span text:style-name="T977"> от Эмбер.</text:span><text:bookmark-end text:name="__DdeLink__6481_140401309"/></text:p>
      <text:p text:style-name="P83"><text:bookmark-start text:name="__DdeLink__6483_140401309"/>- <text:span text:style-name="T2367">Я обязательно там буду</text:span><text:span text:style-name="T978"> — прозвучал такой же ледяной </text:span><text:span text:style-name="T1276">голос, </text:span><text:span text:style-name="T1277">как при первой встречи</text:span><text:span text:style-name="T1006">.</text:span><text:bookmark-end text:name="__DdeLink__6483_140401309"/></text:p>
      <text:p text:style-name="P83"><text:soft-page-break/><text:tab/><text:bookmark-start text:name="__DdeLink__6485_140401309"/><text:span text:style-name="T979">Лара </text:span><text:span text:style-name="T2368">не смогла увидеть как Флурри отчаянно пыталась забрать у Эмбер письмо, а потом вызвала её на дуэль потому что была занята расколдовыванием Эвери Хейт</text:span><text:span text:style-name="T979">.</text:span><text:bookmark-end text:name="__DdeLink__6485_140401309"/></text:p>
      <text:p text:style-name="P83">- <text:span text:style-name="T2369">Флурри, что произошло? </text:span><text:span text:style-name="T2370">Ты вызвала Эмбер на дуэль?</text:span></text:p>
      <text:p text:style-name="P83">- <text:span text:style-name="T2371">Да, Лара, мне пришлось это сделать, мы должны её остановить.</text:span></text:p>
      <text:p text:style-name="P83"><text:bookmark-start text:name="__DdeLink__6487_140401309"/>- <text:bookmark-end text:name="__DdeLink__6487_140401309"/><text:span text:style-name="T2371">Но ведь я говорила тебе, что </text:span><text:span text:style-name="T2372">она колеблется и её поступки неуверенные, ей кто-то манипулирует.</text:span></text:p>
      <text:p text:style-name="P83">- <text:span text:style-name="T2372">Я не могу отказаться от дуэли, Лара, ты это понимаешь, поэтому мне придётся сразиться с ней.</text:span></text:p>
      <text:p text:style-name="P83">- <text:span text:style-name="T2373">Хорошо.</text:span></text:p>
      <text:p text:style-name="P84"><text:tab/><text:bookmark-start text:name="__DdeLink__6491_140401309"/>Лара не стала возражать, <text:span text:style-name="T2374">потому что отменять дуэль было уже поздно</text:span><text:bookmark-end text:name="__DdeLink__6491_140401309"/><text:span text:style-name="T2374">.</text:span></text:p>
      <text:p text:style-name="P85"><text:tab/><text:bookmark-start text:name="__DdeLink__6493_140401309"/><text:span text:style-name="T980">К сожалению известие о магической дуэли стало известно почти все</text:span><text:span text:style-name="T982">м</text:span><text:span text:style-name="T980"> ученикам, даже </text:span><text:span text:style-name="T983">несколько</text:span><text:span text:style-name="T981"> драконов обсуждали предстоящую битву </text:span><text:span text:style-name="T983">и рассказывали её гипогрифам.</text:span><text:bookmark-end text:name="__DdeLink__6493_140401309"/><text:span text:style-name="T983"> </text:span></text:p>
      <text:p text:style-name="P85"><text:span text:style-name="T984"><text:tab/></text:span><text:bookmark-start text:name="__DdeLink__6495_140401309"/><text:span text:style-name="T984">Лишь учителя </text:span><text:span text:style-name="T1007">не были осведомлены об это</text:span><text:span text:style-name="T1008">м</text:span><text:span text:style-name="T984">: </text:span><text:span text:style-name="T1278">Старлайт</text:span><text:span text:style-name="T984"> была занята решением проблем </text:span><text:span text:style-name="T985">у нескольких оборотней, а Санб</text:span><text:span text:style-name="T2375">ё</text:span><text:span text:style-name="T985">рст отлучился в </text:span><text:soft-page-break/><text:span text:style-name="T985">библиотеку, чтобы помочь ученикам </text:span><text:span text:style-name="T986">найти интересующие для них книги.</text:span><text:bookmark-end text:name="__DdeLink__6495_140401309"/><text:span text:style-name="T986"> </text:span></text:p>
      <text:p text:style-name="P84"><text:tab/><text:bookmark-start text:name="__DdeLink__6497_140401309"/><text:span text:style-name="T986">В это время в Понивилле</text:span><text:span text:style-name="T988"> </text:span><text:span text:style-name="T986">дул слабенький восточный ветер, который </text:span><text:span text:style-name="T987">перекатывал опавшие </text:span><text:span text:style-name="T989">красно-желтые </text:span><text:span text:style-name="T987">листья <text:s/></text:span><text:span text:style-name="T989">и заставлял облака </text:span><text:span text:style-name="T990">медленно плыть </text:span><text:span text:style-name="T1009">по</text:span><text:span text:style-name="T990"> неб</text:span><text:span text:style-name="T1009">у</text:span><text:span text:style-name="T989">.</text:span><text:bookmark-end text:name="__DdeLink__6497_140401309"/></text:p>
      <text:p text:style-name="P84"><text:tab/></text:p>
      <text:p text:style-name="P77"><text:tab/></text:p>
      <text:p text:style-name="P77"/>
      <text:p text:style-name="P77"/>
      <text:p text:style-name="P77"/>
      <text:p text:style-name="P237"/>
      <text:p text:style-name="P237"/>
      <text:p text:style-name="P237"/>
      <text:p text:style-name="P237">10. <text:bookmark-start text:name="__DdeLink__6802_140401309"/>Магическая дуэль<text:bookmark-end text:name="__DdeLink__6802_140401309"/></text:p>
      <text:p text:style-name="P86"><text:tab/><text:bookmark-start text:name="__DdeLink__6499_140401309"/><text:span text:style-name="T1010">Магическая дуэль не была редкостью в Кантерлотской школе. </text:span><text:span text:style-name="T1013">В основном, </text:span><text:span text:style-name="T1011">все эти дуэли были настолько безобидными, что это мало кого уди</text:span><text:span text:style-name="T1014">влял</text:span><text:span text:style-name="T1082">о</text:span><text:span text:style-name="T1011">.</text:span><text:bookmark-end text:name="__DdeLink__6499_140401309"/></text:p>
      <text:p text:style-name="P86"><text:soft-page-break/><text:tab/><text:bookmark-start text:name="__DdeLink__6501_140401309"/><text:span text:style-name="T1012">В этот раз напротив все были очень сильно заинтересованы в битве двух столь разных пони — </text:span><text:span text:style-name="T1015">Аликорна, владеющего мощной магией с детства </text:span><text:span text:style-name="T1016">и способного разнести всю школу в порыве злости </text:span><text:span text:style-name="T1015">и </text:span><text:span text:style-name="T1016">загадочной</text:span><text:span text:style-name="T1015"> пони, котор</text:span><text:span text:style-name="T1016">ой приписывали владение </text:span><text:span text:style-name="T1083">темными силами</text:span><text:span text:style-name="T1016">.</text:span><text:bookmark-end text:name="__DdeLink__6501_140401309"/></text:p>
      <text:p text:style-name="P86"><text:tab/><text:bookmark-start text:name="__DdeLink__6503_140401309"/><text:span text:style-name="T1017">Эвери Хейт уже успела все рассказать своим подругам, которые были в </text:span><text:span text:style-name="T1019">школьном классе</text:span><text:span text:style-name="T1017">, когда Флурри </text:span><text:span text:style-name="T1018">погналась за Эмбер </text:span><text:span text:style-name="T1020">и вызвала её на </text:span><text:span text:style-name="T1084">магическую </text:span><text:span text:style-name="T1020">дуэль.</text:span><text:bookmark-end text:name="__DdeLink__6503_140401309"/></text:p>
      <text:p text:style-name="P86"><text:bookmark-start text:name="__DdeLink__6505_140401309"/>- <text:span text:style-name="T1021">Значит, скоро будет битва добра и зла? - </text:span><text:span text:style-name="T1023">поинтересовалась </text:span><text:span text:style-name="T1021">Дарлинг.</text:span><text:bookmark-end text:name="__DdeLink__6505_140401309"/></text:p>
      <text:p text:style-name="P86"><text:bookmark-start text:name="__DdeLink__6507_140401309"/>- <text:span text:style-name="T1022">Это </text:span><text:span text:style-name="T2390">будет невероятным зрелищем! </text:span><text:span text:style-name="T1022">- </text:span><text:span text:style-name="T1024">воодушевленно </text:span><text:span text:style-name="T2391">сказала</text:span><text:span text:style-name="T1024"> </text:span><text:span text:style-name="T1279">Брейни</text:span><text:span text:style-name="T1024">.</text:span><text:bookmark-end text:name="__DdeLink__6507_140401309"/></text:p>
      <text:p text:style-name="P86"><text:bookmark-start text:name="__DdeLink__6509_140401309"/>- <text:span text:style-name="T2392">Как вы думаете чем это закончится?</text:span><text:span text:style-name="T1025"> —</text:span><text:bookmark-end text:name="__DdeLink__6509_140401309"/><text:span text:style-name="T2393"> спросила</text:span><text:span text:style-name="T2392"> Эвери Хейт.</text:span></text:p>
      <text:p text:style-name="P86"><text:bookmark-start text:name="__DdeLink__6511_140401309"/>- <text:span text:style-name="T2394">Я думаю, Флурри превратит её в пепел!</text:span><text:span text:style-name="T1026"> — </text:span><text:span text:style-name="T2396">начала</text:span><text:span text:style-name="T1026"> </text:span><text:span text:style-name="T1280">Брейни</text:span><text:bookmark-end text:name="__DdeLink__6511_140401309"/><text:span text:style-name="T1280">.</text:span></text:p>
      <text:p text:style-name="P86">- <text:span text:style-name="T2395">А я наоборот за Эмбер, у неё все шансы уничтожить нашего дорогого Аликорна — </text:span><text:span text:style-name="T2397">добавила</text:span><text:span text:style-name="T2395"> Дарлинг.</text:span></text:p>
      <text:p text:style-name="P86"><text:soft-page-break/>- <text:span text:style-name="T2398">Силы </text:span><text:span text:style-name="T2399">практически равны, разницы лишь в том, кто </text:span><text:span text:style-name="T2435">позволит</text:span><text:span text:style-name="T2399"> </text:span><text:span text:style-name="T2435">гневу овладеть </text:span><text:span text:style-name="T2436">своей душой</text:span><text:bookmark-start text:name="__DdeLink__6513_140401309"/><text:span text:style-name="T2399"> </text:span><text:bookmark-end text:name="__DdeLink__6513_140401309"/><text:span text:style-name="T2399">— </text:span><text:span text:style-name="T2437">сказала</text:span><text:span text:style-name="T2400"> Эвери Хейт.</text:span></text:p>
      <text:p text:style-name="P87"><text:span text:style-name="T1027"><text:tab/></text:span><text:bookmark-start text:name="__DdeLink__6515_140401309"/><text:span text:style-name="T1027">Дарлинг и </text:span><text:span text:style-name="T1281">Брейни</text:span><text:span text:style-name="T1027"> </text:span><text:span text:style-name="T1029">резко умолкли и задумались</text:span><text:span text:style-name="T1027">, они </text:span><text:span text:style-name="T1028">не </text:span><text:span text:style-name="T2401">совсем </text:span><text:span text:style-name="T2438">поняли</text:span><text:span text:style-name="T2401"> </text:span><text:span text:style-name="T2402">свою подругу и не знали </text:span><text:span text:style-name="T1030">к чему приведёт предстоящая дуэль, </text:span><text:span text:style-name="T1031">они лишь были уверены в том, что битва будет настоящей и возможно даже с </text:span><text:span text:style-name="T1032">гибелью одной из соперниц.</text:span><text:bookmark-end text:name="__DdeLink__6515_140401309"/></text:p>
      <text:p text:style-name="P88"><text:tab/><text:bookmark-start text:name="__DdeLink__6517_140401309"/><text:span text:style-name="T1033">К пяти часам около фонтана Золотой Дуб собрал</text:span><text:span text:style-name="T2402">ись почти все ученики</text:span><text:span text:style-name="T1282"> из школы Кантерлота</text:span><text:span text:style-name="T1033">. </text:span><text:bookmark-end text:name="__DdeLink__6517_140401309"/></text:p>
      <text:p text:style-name="P104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9"><text:tab/><text:bookmark-start text:name="__DdeLink__6521_140401309"/><text:span text:style-name="T1034">Фонтан Золотой Дуб был построен принцессой Твайлайт </text:span><text:span text:style-name="T1042">и известен по всей Эквестрии</text:span><text:span text:style-name="T1034">. </text:span><text:bookmark-end text:name="__DdeLink__6521_140401309"/></text:p>
      <text:p text:style-name="P105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90"><text:span text:style-name="T1035"><text:tab/></text:span><text:bookmark-start text:name="__DdeLink__6525_140401309"/><text:span text:style-name="T1035">Но потом </text:span><text:span text:style-name="T1039">лорд</text:span><text:span text:style-name="T1034"> </text:span><text:span text:style-name="T1035">Тирек уничтожил её и из <text:s/></text:span><text:span text:style-name="T1040">останков </text:span><text:span text:style-name="T1045">з</text:span><text:span text:style-name="T1043">олотого </text:span><text:span text:style-name="T1044">д</text:span><text:span text:style-name="T1043">уба</text:span><text:span text:style-name="T1035"> </text:span><text:span text:style-name="T1037">подруги </text:span><text:span text:style-name="T1085">принцессы </text:span><text:span text:style-name="T1037">Твайлайт </text:span><text:span text:style-name="T1035">сделали </text:span><text:span text:style-name="T1036">люстр</text:span><text:span text:style-name="T1038">у</text:span><text:span text:style-name="T1036"> в </text:span><text:span text:style-name="T1041">тронном зале </text:span><text:span text:style-name="T1036">Кристально</text:span><text:span text:style-name="T1041">го</text:span><text:span text:style-name="T1036"> замк</text:span><text:span text:style-name="T1041">а, </text:span><text:span text:style-name="T1085">как память об этом прекрасном месте и подарок для своей </text:span><text:span text:style-name="T1283">лучшей </text:span><text:span text:style-name="T1085">подруг</text:span><text:span text:style-name="T1086">и</text:span><text:span text:style-name="T1085">.</text:span><text:bookmark-end text:name="__DdeLink__6525_140401309"/><text:bookmark text:name="__DdeLink__6527_140401309"/></text:p>
      <text:p text:style-name="P90"><text:soft-page-break/><text:tab/><text:bookmark-start text:name="__DdeLink__6529_140401309"/><text:span text:style-name="T1050">Перед дуэлью Лара </text:span><text:bookmark-end text:name="__DdeLink__6529_140401309"/><text:span text:style-name="T2403">зашла в кабинет Старлайт, </text:span><text:span text:style-name="T2404">но её </text:span><text:span text:style-name="T2439">к сожалению </text:span><text:span text:style-name="T2404">там не было. </text:span><text:span text:style-name="T2405">Она решила проверить библиотеку и </text:span><text:span text:style-name="T2527">увидела пони в капюшоне, </text:span><text:span text:style-name="T2528">которая тоже её заметила и направилась в обратную сторону.</text:span></text:p>
      <text:p text:style-name="P90"><text:tab/><text:span text:style-name="T2528">Лара решила выяснить кем была эта пони и </text:span><text:span text:style-name="T2529">побежала за ней.</text:span></text:p>
      <text:p text:style-name="P206"><text:tab/><text:span text:style-name="T2530">Не успела она повернуть за угол куда исчезла загадочная пони</text:span> как почувствовала сильный удар магическим лучом.</text:p>
      <text:p text:style-name="P204"><text:span text:style-name="T2406"><text:tab/>Через несколько секунд </text:span><text:span text:style-name="T2531">Лара</text:span><text:span text:style-name="T2406"> потеряла сознание </text:span><text:span text:style-name="T2407">и </text:span><text:span text:style-name="T2408">пришла в себя только </text:span><text:span text:style-name="T2440">спустя пару</text:span><text:span text:style-name="T2408"> часов.</text:span></text:p>
      <text:p text:style-name="P91"><text:tab/><text:span text:style-name="T2409">В этот момент</text:span><text:bookmark-start text:name="__DdeLink__6527_1404013091"/><text:span text:style-name="T1046"> Флурри и Эмбер </text:span><text:span text:style-name="T2410">уже </text:span><text:span text:style-name="T1046">подошли к </text:span><text:span text:style-name="T1047">розовому </text:span><text:span text:style-name="T1046">фонтану, </text:span><text:span text:style-name="T1047">в котором вода поднималась спиралью </text:span><text:span text:style-name="T1048">до самого верха, затем превращалась в несколько голубых струек и </text:span><text:span text:style-name="T1049">снова </text:span><text:span text:style-name="T1048">возвращалась в чашу.</text:span><text:bookmark-end text:name="__DdeLink__6527_1404013091"/></text:p>
      <text:p text:style-name="P205"><text:tab/>Дуэль началась!</text:p>
      <text:p text:style-name="P92"><text:tab/><text:bookmark-start text:name="__DdeLink__6539_140401309"/>Никто не успел <text:span text:style-name="T1051">даже сообразить, как Флурри <text:s/></text:span><text:span text:style-name="T1053">заточила</text:span><text:span text:style-name="T1051"> Эмбер </text:span><text:span text:style-name="T1052">в </text:span><text:span text:style-name="T1051">кусок розового кристалла.</text:span><text:bookmark-end text:name="__DdeLink__6539_140401309"/></text:p>
      <text:p text:style-name="P92"><text:bookmark-start text:name="__DdeLink__6541_140401309"/>- <text:span text:style-name="T1054">Эмбер, тебе не стоит </text:span><text:span text:style-name="T1087">даже</text:span><text:span text:style-name="T1054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92"><text:soft-page-break/><text:tab/><text:bookmark-start text:name="__DdeLink__6543_140401309"/><text:span text:style-name="T1055">Он больно ударил в висок и Флурри чуть не потеряла сознание, все вокруг на какой-то миг помутнело </text:span><text:span text:style-name="T1088">и у неё закружилась голова.</text:span><text:bookmark-end text:name="__DdeLink__6543_140401309"/></text:p>
      <text:p text:style-name="P93"><text:bookmark-start text:name="__DdeLink__6545_140401309"/>- <text:span text:style-name="T1056">Прости, Флурри Харт, </text:span><text:span text:style-name="T2411">больно наверно?!</text:span><text:span text:style-name="T1057"> — </text:span><text:span text:style-name="T2532">криво улыбнулась</text:span><text:span text:style-name="T1057"> Эмбер.</text:span></text:p>
      <text:p text:style-name="P93"><text:span text:style-name="T1057"><text:tab/>Флурри </text:span><text:span text:style-name="T1058">снова пришла в себя и </text:span><text:span text:style-name="T1089">ударила</text:span><text:span text:style-name="T1058"> по Эмбер молнией, но она </text:span><text:span text:style-name="T1063">отразила удар <text:s/>и он прилетел</text:span><text:span text:style-name="T1059"> в одного из драконов, </text:span><text:span text:style-name="T1060">который упал на земл</text:span><text:span text:style-name="T1061">ю и </text:span><text:span text:style-name="T1062">громко</text:span><text:span text:style-name="T1061"> зарычал.</text:span><text:bookmark-end text:name="__DdeLink__6545_140401309"/></text:p>
      <text:p text:style-name="P279"><text:bookmark-start text:name="__DdeLink__6547_140401309"/><text:span text:style-name="T157">Пони испугались: магическая дуэль превратилась в самую настоящую битву</text:span><text:bookmark-end text:name="__DdeLink__6547_140401309"/><text:span text:style-name="T158">.</text:span></text:p>
      <text:p text:style-name="P92"><text:tab/><text:bookmark-start text:name="__DdeLink__6549_140401309"/><text:span text:style-name="T1064">Лара </text:span><text:span text:style-name="T2412">уже </text:span><text:span text:style-name="T2441">пришла в себя</text:span><text:bookmark-end text:name="__DdeLink__6549_140401309"/><text:span text:style-name="T2441">, </text:span><text:span text:style-name="T2533">но не могла вспомнить что произошло и поэтому </text:span><text:span text:style-name="T2534">не могла помочь своей подруге.</text:span></text:p>
      <text:p text:style-name="P92"><text:tab/><text:bookmark-start text:name="__DdeLink__6553_140401309"/><text:span text:style-name="T1065">Флурри яростно метала молнии в Эмбер, но не могла попасть и поразить свою цель.</text:span><text:bookmark-end text:name="__DdeLink__6553_140401309"/></text:p>
      <text:p text:style-name="P94"><text:bookmark-start text:name="__DdeLink__6555_140401309"/>- Флурри Харт, ты уничтожишь весь город, которым дорожит твоя <text:span text:style-name="T1067">любимая </text:span>тётя — <text:span text:style-name="T2413">злорадствовала</text:span><text:span text:style-name="T1066"> <text:s/>Эмбер — Неужели ты ничтожество, которому дарована сила</text:span><text:bookmark-end text:name="__DdeLink__6555_140401309"/><text:span text:style-name="T1066">.</text:span></text:p>
      <text:p text:style-name="P94"><text:soft-page-break/><text:tab/><text:bookmark-start text:name="__DdeLink__6559_140401309"/><text:span text:style-name="T1068">Флурри переменила заклинание и начала кидать в неё огненные шары, о</text:span><text:span text:style-name="T1069">т</text:span><text:span text:style-name="T1068"> которых Эмбер уклонялась телепортацией.</text:span><text:bookmark-end text:name="__DdeLink__6559_140401309"/></text:p>
      <text:p text:style-name="P94">- <text:span text:style-name="T2414">Как печально, ты подожгла чей-то дом и парочку деревьев — </text:span><text:span text:style-name="T2415">продолжала Эмбер.</text:span></text:p>
      <text:p text:style-name="P95"><text:span text:style-name="T1070"><text:tab/></text:span><text:bookmark-start text:name="__DdeLink__6565_140401309"/><text:bookmark-start text:name="__DdeLink__6561_140401309"/><text:span text:style-name="T1070">Один из огненных шаров задел Эмбер и она упала, ударившись о Фонтан.</text:span><text:bookmark-end text:name="__DdeLink__6565_140401309"/><text:span text:style-name="T1070"> </text:span><text:bookmark-end text:name="__DdeLink__6561_140401309"/></text:p>
      <text:p text:style-name="P96"><text:bookmark-start text:name="__DdeLink__6567_1404013091"/>- <text:span text:style-name="T1071">Ты проиграла </text:span><text:span text:style-name="T1072">и теперь… - не успела договорить Флурри, </text:span><text:bookmark-end text:name="__DdeLink__6567_1404013091"/><text:span text:style-name="T2417">как кусок земли </text:span><text:span text:style-name="T2416">из-под </text:span><text:span text:style-name="T2535">её ног </text:span><text:span text:style-name="T2537">прилетел в</text:span><text:span text:style-name="T2535"> </text:span><text:span text:style-name="T2537">не</text:span><text:span text:style-name="T2535">ё и </text:span><text:span text:style-name="T2537">полностью </text:span><text:span text:style-name="T2535">засыпал</text:span><text:span text:style-name="T2416">.</text:span></text:p>
      <text:p text:style-name="P99"><text:tab/><text:span text:style-name="T2536">Флурри</text:span><text:span text:style-name="T2418"> моментально выбралась и метнула магическим лучом. </text:span></text:p>
      <text:p text:style-name="P99"><text:span text:style-name="T2538"><text:tab/>Эмбер отразила ег</text:span><text:span text:style-name="T2539">о в сторону неба и жители пони увидели красочный фейерверк.</text:span></text:p>
      <text:p text:style-name="P98"><text:tab/><text:span text:style-name="T2540">Но за первым лучом последовал ещё один более мощный, который Эмбер не смогла сдержать и он задел её гриву, слегка ослепив.</text:span></text:p>
      <text:p text:style-name="P96">- <text:span text:style-name="T2419">Похоже теперь ты не видишь? - </text:span><text:span text:style-name="T2442">засмеялась</text:span><text:span text:style-name="T2420"> Флурри.</text:span></text:p>
      <text:p text:style-name="P100"><text:tab/><text:span text:style-name="T2421">Но Эмбер </text:span><text:span text:style-name="T2541">создала </text:span><text:span text:style-name="T2542">мощный </text:span><text:span text:style-name="T2541">вихрь, </text:span><text:span text:style-name="T2542">собравший всю пыль и остатки земли. </text:span></text:p>
      <text:p text:style-name="P100"><text:soft-page-break/><text:span text:style-name="T2542"><text:tab/>Флурри </text:span><text:span text:style-name="T2543">не сразу среагировала и поэтому немного ослепла от пыли прежде чем защититься магическим полем от вихря. </text:span></text:p>
      <text:p text:style-name="P100"><text:tab/><text:span text:style-name="T2543">Эмбер в это время быстро переместилась к ней и когда Флурри </text:span><text:span text:style-name="T2544">отразила вихрь за ним последовал сильный удар магическим лучом.</text:span></text:p>
      <text:p text:style-name="P97"><text:tab/><text:span text:style-name="T2422">Флурри </text:span><text:span text:style-name="T2443">почувствовала сильную боль: у</text:span><text:span text:style-name="T2423"> неё все помутнело в глазах </text:span><text:span text:style-name="T2424">и </text:span><text:span text:style-name="T2425">не оставалось сил, чтобы продолж</text:span><text:span text:style-name="T2444">а</text:span><text:span text:style-name="T2425">ть дуэль.</text:span></text:p>
      <text:p text:style-name="P94"><text:tab/><text:span text:style-name="T2426">Эмбер </text:span><text:span text:style-name="T2445">подошла</text:span><text:span text:style-name="T2426"> к ней.</text:span></text:p>
      <text:p text:style-name="P94">- <text:span text:style-name="T2426">Флурри, кажется ты и в правду ничтожество! — засмеялась Эмбер, </text:span><text:span text:style-name="T2545">её глаза наполнились гневом и злобой</text:span><text:span text:style-name="T2446">, </text:span><text:span text:style-name="T2447">она уже собиралась нанести смертельный удар, </text:span><text:span text:style-name="T2448">но услышала чей-то голос</text:span><text:span text:style-name="T2426">.</text:span></text:p>
      <text:p text:style-name="P94">- <text:span text:style-name="T2427">Эмбер остановись! - </text:span><text:span text:style-name="T2428">кричала </text:span><text:span text:style-name="T2546">Санрайз Бриск</text:span><text:span text:style-name="T2428">.</text:span></text:p>
      <text:p text:style-name="P94">- <text:span text:style-name="T2547">Санрайз</text:span><text:span text:style-name="T2449">, я ведь должна это сделать?! -</text:span><text:span text:style-name="T2450"> </text:span><text:span text:style-name="T2451">нерешительно </text:span><text:span text:style-name="T2548">спросила</text:span><text:span text:style-name="T2450"> Эмбер.</text:span></text:p>
      <text:p text:style-name="P94">- <text:span text:style-name="T2429">Послушай меня, ты Эмбер Грим, пони которая </text:span><text:span text:style-name="T2432">контролирует свой гнев и не позволит им овладеть собой</text:span><text:span text:style-name="T2429"> — </text:span><text:span text:style-name="T2430">говорила </text:span><text:span text:style-name="T2549">Санрайз</text:span><text:span text:style-name="T2430">.</text:span></text:p>
      <text:p text:style-name="P94"><text:soft-page-break/><text:tab/><text:span text:style-name="T2550">Эмбер слышала голос своей подруги и приходила в себя, </text:span><text:span text:style-name="T2551">но внезапно она услышала голос своей сестры:</text:span></text:p>
      <text:p text:style-name="P94"><text:span text:style-name="T2430">«Эмбер, </text:span><text:span text:style-name="T2552">ты должна слушать только меня</text:span><text:span text:style-name="T2430">, </text:span><text:span text:style-name="T2553">у тебя нет выбора, после этого случая</text:span><text:span text:style-name="T2430"> тебя </text:span><text:span text:style-name="T2431">отчислят </text:span><text:span text:style-name="T2452">и </text:span><text:span text:style-name="T2431">прогонят, ты останешься никому не нужной, не стоит сдерживать гнев, выпусти его наружу.»</text:span></text:p>
      <text:p text:style-name="P94">- <text:span text:style-name="T2433">Прошу тебя, Эмбер! — </text:span><text:span text:style-name="T2554">не останавливалась Санрайз.</text:span></text:p>
      <text:p text:style-name="P94"><text:tab/><text:span text:style-name="T2555">Эмбер увидела перед собой свою подругу и вспомнила сколько хороших и интересных моментов было у них, гнев и злоба проигрывали и отступали на второй план.</text:span></text:p>
      <text:p text:style-name="P94"><text:tab/><text:span text:style-name="T2557">Санрайз Бриск подошла к Эмбер и коснулась её.</text:span></text:p>
      <text:p text:style-name="P94">- <text:span text:style-name="T2558">Санрайз, я совершила ошибку — </text:span><text:span text:style-name="T2559">еле выдавила Эмбер.</text:span></text:p>
      <text:p text:style-name="P94">- <text:span text:style-name="T2560">Эмбер, ты хорошая пони, я это знала — </text:span><text:span text:style-name="T2563">сказала</text:span><text:span text:style-name="T2561"> Санрайз.</text:span></text:p>
      <text:p text:style-name="P101"><text:tab/><text:span text:style-name="T2562">Эмбер поняла, что Флурри возможно умирает и нужно быстро действовать. </text:span></text:p>
      <text:p text:style-name="P101"><text:span text:style-name="T2564"><text:tab/>К счастью </text:span><text:span text:style-name="T2565">учителя и врачи уже подоспели с </text:span><text:span text:style-name="T2566">директором</text:span><text:span text:style-name="T2565"> Старлайт. </text:span></text:p>
      <text:p text:style-name="P101"><text:soft-page-break/><text:tab/><text:span text:style-name="T2565"> </text:span></text:p>
      <text:p text:style-name="P94"><text:tab/><text:span text:style-name="T2555">Когда </text:span><text:span text:style-name="T2434">появил</text:span><text:span text:style-name="T2556">ась Лара, </text:span><text:span text:style-name="T2567">Флурри уже забрали в больницу, а учеников отвели по своим классам.</text:span></text:p>
      <text:p text:style-name="P102"><text:tab/><text:bookmark-start text:name="__DdeLink__6603_140401309"/><text:span text:style-name="T1073">Фонтан Золотой Дуб был полностью разрушен, а его место </text:span><text:span text:style-name="T1090">образовало</text:span><text:span text:style-name="T1073"> большое углубление в которое </text:span><text:span text:style-name="T1091">медленно</text:span><text:span text:style-name="T1073"> стекалась </text:span><text:span text:style-name="T1091">вода.</text:span><text:bookmark-end text:name="__DdeLink__6603_140401309"/></text:p>
      <text:p text:style-name="P103"><text:span text:style-name="T1073"><text:tab/></text:span><text:bookmark-start text:name="__DdeLink__6605_140401309"/><text:span text:style-name="T1073">Повсюду были руины: </text:span><text:span text:style-name="T1076">разбросанные </text:span><text:span text:style-name="T1073">куски</text:span><text:span text:style-name="T1076"> </text:span><text:span text:style-name="T1073"><text:s/></text:span><text:span text:style-name="T1077">земли</text:span><text:span text:style-name="T1073">, </text:span><text:span text:style-name="T1075">поломанные заборы</text:span><text:span text:style-name="T1074">, </text:span><text:span text:style-name="T1075">отломанные верхушки </text:span><text:span text:style-name="T1093">крыш</text:span><text:span text:style-name="T1075">, <text:s/></text:span><text:span text:style-name="T1092">обгоревшие дома </text:span><text:span text:style-name="T1284">и деревья</text:span><text:span text:style-name="T1092">.</text:span><text:bookmark-end text:name="__DdeLink__6605_140401309"/></text:p>
      <text:p text:style-name="P103"><text:span text:style-name="T1078"><text:tab/></text:span><text:bookmark-start text:name="__DdeLink__6607_140401309"/><text:span text:style-name="T1079">К большому </text:span><text:span text:style-name="T1078">счастью </text:span><text:span text:style-name="T2568">почти никто</text:span><text:span text:style-name="T1078"> не пострадал за исключением дракона, в которого попала молния </text:span><text:span text:style-name="T2568">и Флурри, которую поразил магический луч Эмбер</text:span><text:span text:style-name="T1078">.</text:span><text:bookmark-end text:name="__DdeLink__6607_140401309"/></text:p>
      <text:p text:style-name="P103"><text:tab/><text:bookmark-start text:name="__DdeLink__6609_140401309"/><text:span text:style-name="T1080">День сменялся вечером и </text:span><text:span text:style-name="T1081">столь мрачное событие никак не повлияло на </text:span><text:span text:style-name="T1094">красивый </text:span><text:span text:style-name="T1096">осенний </text:span><text:span text:style-name="T1081">закат </text:span><text:span text:style-name="T1285">в</text:span><text:span text:style-name="T1095"> Понивилл</text:span><text:span text:style-name="T1286">е</text:span><text:span text:style-name="T1081">.</text:span><text:bookmark-end text:name="__DdeLink__6609_140401309"/></text:p>
      <text:p text:style-name="P255"/>
      <text:p text:style-name="P255"/>
      <text:p text:style-name="P255"/>
      <text:p text:style-name="P255"/>
      <text:p text:style-name="P255"/>
      <text:p text:style-name="P255"><text:soft-page-break/>11. <text:bookmark-start text:name="__DdeLink__6804_140401309"/><text:span text:style-name="T1097">Дружеская беседа</text:span><text:bookmark-end text:name="__DdeLink__6804_140401309"/></text:p>
      <text:p text:style-name="P213">- <text:span text:style-name="T2569">Не волнуйся Эмбер, </text:span><text:span text:style-name="T2570">Старлайт очень хороший директор, </text:span><text:span text:style-name="T2573">она тебя прекрасно поймёт. - </text:span><text:span text:style-name="T2577">говорила Санрайз, когда они вместе с Эмбер шли до кабинета Старлайт.</text:span></text:p>
      <text:p text:style-name="P213">- <text:span text:style-name="T2571">Я знаю, только </text:span><text:span text:style-name="T2572">мне очень неприятно </text:span><text:span text:style-name="T2574">за то</text:span><text:span text:style-name="T2572">, что я сделала.</text:span></text:p>
      <text:p text:style-name="P213">- <text:span text:style-name="T2575">Эмбер, </text:span><text:span text:style-name="T2576">я ни раз буду повторять, </text:span><text:span text:style-name="T2575">ты хорошая пони, в тебе полно добра, а то что ты сделала это была не ты.</text:span></text:p>
      <text:p text:style-name="P213">- <text:span text:style-name="T2578">Большое спасибо, Санрайз, ты великолепный друг — сказала Эмбер.</text:span></text:p>
      <text:p text:style-name="P213">- <text:span text:style-name="T2578">Увидемся в библиотеке! - улыбнулась Санрайз. </text:span><text:span text:style-name="T2579">И они расстались: Эмбер зашла в кабинет директора, а Санрайз направилась в библиотеку.</text:span><text:span text:style-name="T2578"> </text:span></text:p>
      <text:p text:style-name="P256"><text:span text:style-name="T823">- </text:span><text:span text:style-name="T824">Присаживайся Эмбер. - </text:span><text:span text:style-name="T828">сказала Старлайт.</text:span></text:p>
      <text:p text:style-name="P214">- Спасибо директор, я даже не могу представить, <text:span text:style-name="T2580">что произошло могла произойти если бы не моя подруга Санрайз.</text:span></text:p>
      <text:p text:style-name="P214">- <text:span text:style-name="T2580">Эмбер, </text:span><text:span text:style-name="T2581">не вини себя, ты смогла победить гнев и злобу, что удается немногим пони.</text:span></text:p>
      <text:p text:style-name="P214">- <text:span text:style-name="T2581">Но это была грань!</text:span></text:p>
      <text:p text:style-name="P214"><text:soft-page-break/>- <text:span text:style-name="T2582">Эмбер, ты можешь представить что я могла уничтожить всю Эквестрию?</text:span></text:p>
      <text:p text:style-name="P214">- <text:span text:style-name="T2583">Вы чуть не уничтожили всю Эквестрию? - </text:span><text:span text:style-name="T2600">удивилась Эмбер, она не ожидала услышать подобного от директора.</text:span></text:p>
      <text:p text:style-name="P215">- <text:span text:style-name="T2584">Да. </text:span>Это длинная история берёт свое начало ещё до твоего рождения. В детстве у меня был единственный друг Санб<text:span text:style-name="T2585">ё</text:span>рст, <text:span text:style-name="T2586">я думаю ты уже знакома с ним. Мы </text:span>проводили всё время <text:span text:style-name="T2587">вместе</text:span>. <text:span text:style-name="T2589">Так получилось, что он первый </text:span>получил <text:span text:style-name="T2588">свой </text:span>знак отличия и уехал в продвинутую школу для магов, а я осталась одна и не решалась больше заводить друзей. <text:span text:style-name="T2601">Я чувствовала горькую обиду, что мой лучший друг бросил меня и</text:span> <text:span text:style-name="T2601">чувство </text:span><text:span text:style-name="T2589">одиночества сильно повлияли на меня, я</text:span> создала деревню, где все пони были <text:span text:style-name="T2590">лишены знаков отличия</text:span>. Я забрала у них свободу выбирать кем им быть, теперь я хорошо понимаю эту ужасную ошибку. <text:span text:style-name="T2591">Принцесса Твайлайт</text:span> вместе со своими <text:span text:style-name="T2592">друзьями</text:span> разрушила мою утопию и я <text:span text:style-name="T2602">с</text:span><text:span text:style-name="T2593">бежала</text:span>. Я долго следила за ней и хотела только мести. В один из прекрасных дней Твайлайт <text:span text:style-name="T2594">рассказала</text:span> о легендарн<text:span text:style-name="T2595">ой звуковой радуги из-за которой её подруги и она смогли получить свои знаки отличия и от которой </text:span>зависела её дружба. <text:span text:style-name="T2596">Тогда я была в зале и все слышала.</text:span> <text:span text:style-name="T2596">Затем я</text:span> <text:soft-page-break/>воспользовалась заклинанием <text:span text:style-name="T2603">директора </text:span>Стар Свирла и отправилась в прошлое, чтобы помешать Радуги Дэш сделать звуковую радугу. Такие последствия повлекли к тому, что вся Эквестрия оказалась на гране гибели! Твайлайт долго убеждала меня в этом и я поверила ей, выбрав путь дружбы <text:span text:style-name="T2597">и света</text:span>. Меня долго мучило моё прошлое и я не могла его забыть, но впоследствии я <text:span text:style-name="T2604">осознала</text:span>, что именно Твайлайт и её друзья сделали меня <text:span text:style-name="T2598">такой какой я являюсь сейча</text:span><text:span text:style-name="T2599">с</text:span>.</text:p>
      <text:p text:style-name="P216">Эмбер была поражена и не решалась ничего ответить.</text:p>
      <text:p text:style-name="P216">- <text:span text:style-name="T2605">Тебе не стоит зацикливаться на прошлом, у тебя уже есть хорошая подруга которая не позволила </text:span><text:span text:style-name="T2606">тебе </text:span><text:span text:style-name="T2605">превратится в демона.</text:span></text:p>
      <text:p text:style-name="P256"><text:span text:style-name="T825">- </text:span><text:span text:style-name="T826">Меня отчислят? - </text:span><text:span text:style-name="T829">спросила Эмбер.</text:span></text:p>
      <text:p text:style-name="P256"><text:span text:style-name="T826">- </text:span><text:span text:style-name="T827">Нет, </text:span><text:span text:style-name="T830">но тебе придётся помочь восстановить фонтан и окрестности, которые </text:span><text:span text:style-name="T833">вы с Флурри немного разнесли</text:span><text:span text:style-name="T830"> — </text:span><text:span text:style-name="T834">с улыбкой ответила</text:span><text:span text:style-name="T831"> Старлайт.</text:span></text:p>
      <text:p text:style-name="P218">- А что с Флурри?</text:p>
      <text:p text:style-name="P256"><text:span text:style-name="T831">- </text:span><text:span text:style-name="T832">Она в порядке. </text:span><text:span text:style-name="T835">Сейчас</text:span><text:span text:style-name="T832"> </text:span><text:span text:style-name="T835">е</text:span><text:span text:style-name="T832">й нужен только отдых.</text:span></text:p>
      <text:p text:style-name="P256"><text:span text:style-name="T832">- </text:span><text:span text:style-name="T836">Тогда я могу </text:span><text:span text:style-name="T837">приступить к работам?</text:span></text:p>
      <text:p text:style-name="P256"><text:soft-page-break/><text:span text:style-name="T837">- </text:span><text:span text:style-name="T838">Можешь, но я очень хотела бы чтобы ты отдохнула.</text:span></text:p>
      <text:p text:style-name="P256"><text:span text:style-name="T838">- </text:span><text:span text:style-name="T839">Спасибо большое, директор</text:span><text:span text:style-name="T840">.</text:span></text:p>
      <text:p text:style-name="P258"><text:span text:style-name="T600"><text:tab/></text:span><text:span text:style-name="T840">Эмбер вышла</text:span><text:span text:style-name="T600"> из кабинета и </text:span><text:span text:style-name="T841">направилась в сторону библиотеки.</text:span></text:p>
      <text:p text:style-name="P219"><text:tab/>По дороге она столкнулась с Ларой.</text:p>
      <text:p text:style-name="P259"><text:span text:style-name="T600">- </text:span><text:span text:style-name="T842">Эмбер, ты была у директора?</text:span></text:p>
      <text:p text:style-name="P259"><text:span text:style-name="T842">- </text:span><text:span text:style-name="T843">Да и я хочу извиниться перед тобой и Флурри, я ужасно поступила, особенно с ней.</text:span></text:p>
      <text:p text:style-name="P259"><text:span text:style-name="T843">- </text:span><text:span text:style-name="T846">Тебе не в чем извиняться, тем более передо мной, </text:span><text:span text:style-name="T847">я также как и Санрайз убежд</text:span><text:span text:style-name="T848">е</text:span><text:span text:style-name="T847">на, что ты хорошая и добрая пони.</text:span></text:p>
      <text:p text:style-name="P259"><text:span text:style-name="T845">- </text:span><text:span text:style-name="T849">Но ведь я чуть не убила твою подругу и посеяла раздор между вами после вечеринки.</text:span></text:p>
      <text:p text:style-name="P259"><text:span text:style-name="T849">- </text:span><text:span text:style-name="T850">Я думаю, это была не ты. </text:span><text:span text:style-name="T851">Дуэль кем-то спланирована так же как и похищение книги.</text:span></text:p>
      <text:p text:style-name="P259"><text:span text:style-name="T844">- </text:span><text:span text:style-name="T854">Я предполагаю, что это моя сестра</text:span><text:span text:style-name="T855">.</text:span></text:p>
      <text:p text:style-name="P259"><text:span text:style-name="T852">- </text:span><text:span text:style-name="T853">Сестра?</text:span></text:p>
      <text:p text:style-name="P259"><text:span text:style-name="T853">- </text:span><text:span text:style-name="T856">Да, она появлялась в моем детстве и именно она сообщила мне о школе Кантерлота.</text:span></text:p>
      <text:p text:style-name="P260"><text:soft-page-break/><text:span text:style-name="T856">- </text:span><text:span text:style-name="T600">То есть твоя сестра попросила тебя узнать у меня где книга?</text:span></text:p>
      <text:p text:style-name="P260"><text:span text:style-name="T600">- </text:span><text:span text:style-name="T857">Да</text:span><text:span text:style-name="T858"> и ещё, когда я нагрубила твоей подруги, то это скорее были её наставления.</text:span></text:p>
      <text:p text:style-name="P260"><text:span text:style-name="T858">- </text:span><text:span text:style-name="T859">Значит, она хотела посеять в тебе гнев и злобу, что ты… - </text:span><text:span text:style-name="T862">не договорила Лара.</text:span></text:p>
      <text:p text:style-name="P260"><text:span text:style-name="T859">- </text:span><text:span text:style-name="T860">Перешла на сторону тьмы? -</text:span><text:span text:style-name="T861"> закончила Эмбер.</text:span></text:p>
      <text:p text:style-name="P260"><text:span text:style-name="T861">- </text:span><text:span text:style-name="T863">Возможно, </text:span><text:span text:style-name="T864">а каким образом ты смогла проникнуть в мой разум?</text:span></text:p>
      <text:p text:style-name="P260"><text:span text:style-name="T864">- </text:span><text:span text:style-name="T865">Я воспользовалась мощным заклинанием проникновения.</text:span></text:p>
      <text:p text:style-name="P220">- Но ведь нужны годы тренировок, даже взрослому единорогу, чтобы освоить подобное заклинание. Это довольно высокий уровень владения магией.</text:p>
      <text:p text:style-name="P260"><text:span text:style-name="T865">- </text:span><text:span text:style-name="T866">Да, и поэтому я боюсь себя, </text:span><text:span text:style-name="T870">своей силы, </text:span><text:span text:style-name="T866">а тот случай с Флурри ещё раз подтверждает мои </text:span><text:span text:style-name="T870">опасения</text:span><text:span text:style-name="T866">.</text:span></text:p>
      <text:p text:style-name="P260"><text:span text:style-name="T866">- </text:span><text:span text:style-name="T871">Эмбер, ты ведь не одна</text:span><text:span text:style-name="T867">, у тебя </text:span><text:span text:style-name="T868">есть хорошая подруга и ты можешь рассчитывать на мою дружбу.</text:span></text:p>
      <text:p text:style-name="P260"><text:span text:style-name="T868">- Спасибо, Лара.</text:span><text:span text:style-name="T869"> </text:span><text:span text:style-name="T872">А книга уже пропала?</text:span></text:p>
      <text:p text:style-name="P261"><text:soft-page-break/><text:span text:style-name="T872">- </text:span><text:span text:style-name="T873">Не уверена насчет книги, </text:span><text:span text:style-name="T874">но я вижу что </text:span><text:span text:style-name="T875">в</text:span><text:span text:style-name="T874"> этом учебном году </text:span><text:span text:style-name="T876">будет очень много </text:span><text:span text:style-name="T874">загадок и правда которая скрыта будет невероятной — </text:span><text:span text:style-name="T876">сказала Лара <text:s/></text:span><text:span text:style-name="T877">и оставила Эмбер в задумчивом виде.</text:span></text:p>
      <text:p text:style-name="P262"><text:span text:style-name="T874"><text:tab/></text:span><text:span text:style-name="T878">Лара спешила, ей нужно было </text:span><text:span text:style-name="T879">найти своих одноклассников и отправить письмо в Кантерлот своим родителям.</text:span></text:p>
      <text:p text:style-name="P263"><text:span text:style-name="T880"><text:tab/>А Эмбер в свою очередь задумалась: </text:span><text:span text:style-name="T882">«</text:span><text:span text:style-name="T881">Неужели моя сестра хотела, чтобы я стала темной пони</text:span><text:span text:style-name="T883">, тогда мне нужно с ней поговорить об этом, </text:span><text:span text:style-name="T884">теперь я знаю больше и не позволю ей манипулировать мной</text:span><text:span text:style-name="T880">».</text:span></text:p>
      <text:p text:style-name="P263"><text:span text:style-name="T880"><text:tab/></text:span><text:span text:style-name="T885">На этом её мысли </text:span><text:span text:style-name="T887">закончились</text:span><text:span text:style-name="T885"> и она отправилась в библиотеку к своей лучшей подруг</text:span><text:span text:style-name="T886">е</text:span><text:span text:style-name="T885">.</text:span></text:p>
      <text:p text:style-name="P221"/>
      <text:p text:style-name="P221"/>
      <text:p text:style-name="P221"/>
      <text:p text:style-name="P221"/>
      <text:p text:style-name="P221"/>
      <text:p text:style-name="P221"/>
      <text:p text:style-name="P222"/>
      <text:p text:style-name="P217"><text:bookmark-start text:name="__DdeLink__6792_140401309"/><text:soft-page-break/><text:span text:style-name="T1224">12. </text:span><text:span text:style-name="T1225">Извинения</text:span><text:bookmark-end text:name="__DdeLink__6792_140401309"/></text:p>
      <text:p text:style-name="P106"><text:tab/><text:bookmark-start text:name="__DdeLink__6696_140401309"/><text:span text:style-name="T1101">На следующий день Флурри </text:span><text:span text:style-name="T1102">навестила </text:span><text:span text:style-name="T1169">Лару </text:span><text:span text:style-name="T1102">в больнице Понивилля и извинилась за свои ошибки, которых не было бы если </text:span><text:span text:style-name="T1168">бы </text:span><text:span text:style-name="T1102">она сразу послушала </text:span><text:span text:style-name="T1103">свою лучшую подругу.</text:span><text:bookmark-end text:name="__DdeLink__6696_140401309"/></text:p>
      <text:p text:style-name="P106"><text:tab/><text:bookmark-start text:name="__DdeLink__6698_140401309"/><text:span text:style-name="T1103">Лара </text:span><text:span text:style-name="T1104">чувствовала себя гораздо лучше и могла снова шутить по своему. Она не обижалась на свою подругу и </text:span><text:span text:style-name="T1170">знала, что для Флурри нет ничего важней дружбы и любви</text:span><text:span text:style-name="T1105">.</text:span><text:bookmark-end text:name="__DdeLink__6698_140401309"/></text:p>
      <text:p text:style-name="P264"><text:bookmark-start text:name="__DdeLink__6700_140401309"/><text:span text:style-name="T12">- </text:span><text:span text:style-name="T13">Я скоро поеду в Кантерлот, чтобы извиниться перед Эмбер Грим и </text:span><text:span text:style-name="T17">переубедить</text:span><text:span text:style-name="T13"> её </text:span><text:span text:style-name="T18">не отчисляться из школы</text:span><text:span text:style-name="T13"> — </text:span><text:span text:style-name="T19">ск</text:span><text:span text:style-name="T22">а</text:span><text:span text:style-name="T19">зал</text:span><text:span text:style-name="T20">а</text:span><text:span text:style-name="T14"> Флурри </text:span><text:span text:style-name="T25">лежащей на постел</text:span><text:span text:style-name="T28">е</text:span><text:span text:style-name="T23"> Лар</text:span><text:span text:style-name="T25">е,</text:span><text:span text:style-name="T23"> </text:span><text:span text:style-name="T24"><text:s/>котор</text:span><text:span text:style-name="T26">ая только, что </text:span><text:span text:style-name="T27">отложила</text:span><text:span text:style-name="T21"> </text:span><text:span text:style-name="T26">книгу. </text:span><text:span text:style-name="T27">На обложке красовалось название </text:span><text:span text:style-name="T16">«</text:span><text:span text:style-name="T15">Дэринг Ду и Поиски Сапфировой Статуэтки</text:span><text:span text:style-name="T16">».</text:span><text:bookmark-end text:name="__DdeLink__6700_140401309"/></text:p>
      <text:p text:style-name="P106"><text:bookmark-start text:name="__DdeLink__6702_140401309"/>- <text:span text:style-name="T1106">Она собирается уйти из школы? - </text:span><text:span text:style-name="T1193">удивленно спросила Лара.</text:span><text:bookmark-end text:name="__DdeLink__6702_140401309"/></text:p>
      <text:p text:style-name="P106"><text:bookmark-start text:name="__DdeLink__6704_140401309"/>- <text:span text:style-name="T1107">Да. Я думаю это из-за того, что она почувствовала себя лишней и </text:span><text:span text:style-name="T1108">поэтому </text:span><text:span text:style-name="T1107">хочет остаться одной</text:span><text:bookmark-end text:name="__DdeLink__6704_140401309"/></text:p>
      <text:p text:style-name="P106"><text:bookmark-start text:name="__DdeLink__6706_140401309"/>- <text:span text:style-name="T1109">Ты только поосторожней и не разнеси там школу — засмеялась Лара.</text:span><text:bookmark-end text:name="__DdeLink__6706_140401309"/></text:p>
      <text:p text:style-name="P106"><text:bookmark-start text:name="__DdeLink__6708_140401309"/>- <text:span text:style-name="T1109">Твои шуточки сейчас совсем неуместны, Лара!</text:span><text:bookmark-end text:name="__DdeLink__6708_140401309"/></text:p>
      <text:p text:style-name="P106"><text:bookmark-start text:name="__DdeLink__6710_140401309"/><text:soft-page-break/>- <text:span text:style-name="T1109">Прости, </text:span><text:span text:style-name="T1110">а <text:s/>что с фонтаном? Там кажется камня на камне не осталось</text:span><text:bookmark-end text:name="__DdeLink__6710_140401309"/></text:p>
      <text:p text:style-name="P107"><text:bookmark-start text:name="__DdeLink__6712_140401309"/>- Меня наказали на месяц и отстранили от занятий. Поэтому я скоро приеду сюда, чтобы помо<text:span text:style-name="T1171">чь его восстановить</text:span> — с тяжелым вздохом <text:span text:style-name="T1172">ответила</text:span> Флурри.<text:bookmark-end text:name="__DdeLink__6712_140401309"/></text:p>
      <text:p text:style-name="P107"><text:bookmark-start text:name="__DdeLink__6714_140401309"/>- <text:span text:style-name="T1111">Справедливо</text:span><text:bookmark-end text:name="__DdeLink__6714_140401309"/></text:p>
      <text:p text:style-name="P107"><text:bookmark-start text:name="__DdeLink__6716_140401309"/>- <text:span text:style-name="T1112">Мне пора в Кантерлот, </text:span><text:span text:style-name="T1113">я ещё успею сегодня тебя навестить, пока, Лара</text:span><text:bookmark-end text:name="__DdeLink__6716_140401309"/></text:p>
      <text:p text:style-name="P107"><text:bookmark-start text:name="__DdeLink__6720_140401309"/>- <text:span text:style-name="T1113">Пока Флурри — </text:span><text:span text:style-name="T1114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09"><text:tab/><text:bookmark-start text:name="__DdeLink__6722_140401309"/>Флурри <text:span text:style-name="T1173">мгновенно добра</text:span><text:bookmark-end text:name="__DdeLink__6718_140401309"/><text:span text:style-name="T1173">лась</text:span> до школы <text:span text:style-name="T1174">и приступ</text:span><text:span text:style-name="T1194">ила</text:span><text:span text:style-name="T1174"> к поискам</text:span> Эмбер Грим, но тщетно.<text:bookmark-end text:name="__DdeLink__6722_140401309"/> </text:p>
      <text:p text:style-name="P109"><text:span text:style-name="T1115"><text:tab/></text:span><text:bookmark-start text:name="__DdeLink__6724_140401309"/><text:span text:style-name="T1115">Она испугалась и </text:span><text:span text:style-name="T1287">по</text:span><text:span text:style-name="T1115">думала, что она уже уехала </text:span><text:span text:style-name="T1195">домой</text:span><text:span text:style-name="T1115"> и больше </text:span><text:span text:style-name="T1116">никогда </text:span><text:span text:style-name="T1115">не вернётся.</text:span><text:bookmark-end text:name="__DdeLink__6724_140401309"/></text:p>
      <text:p text:style-name="P108"><text:tab/><text:bookmark-start text:name="__DdeLink__6726_140401309"/><text:span text:style-name="T1117">Но видимо им суждено было увидеться, потому что Флурри вспомнила, </text:span><text:span text:style-name="T1119">что </text:span><text:span text:style-name="T1117">около школы есть ещё одно место, исторический парк </text:span><text:span text:style-name="T1118">из каменных статуй.</text:span><text:bookmark-end text:name="__DdeLink__6726_140401309"/></text:p>
      <text:p text:style-name="P108"><text:tab/><text:bookmark-start text:name="__DdeLink__6728_140401309"/><text:span text:style-name="T1120">Она моментально телепортировалась туда <text:s/>и увидела задумчивую Эмбер Грим, которая разглядывала свою любимую статую «</text:span><text:span text:style-name="T1175">Великая тройка злодеев Эквестрии</text:span><text:span text:style-name="T1120">».</text:span><text:bookmark-end text:name="__DdeLink__6728_140401309"/></text:p>
      <text:p text:style-name="P108"><text:bookmark-start text:name="__DdeLink__6730_140401309"/><text:soft-page-break/>- <text:span text:style-name="T1121">Эмбер, это я Флурри Харт и я хотела извиниться перед тобой... — </text:span><text:span text:style-name="T1122">не успела </text:span><text:span text:style-name="T1196">договорить</text:span><text:span text:style-name="T1122"> Флурри.</text:span><text:bookmark-end text:name="__DdeLink__6730_140401309"/></text:p>
      <text:p text:style-name="P110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10"><text:bookmark-start text:name="__DdeLink__6734_140401309"/>- <text:span text:style-name="T1123">Что? Ты на самом деле бросаешь школу? - удивленно спросила Флурри.</text:span><text:bookmark-end text:name="__DdeLink__6734_140401309"/></text:p>
      <text:p text:style-name="P110"><text:bookmark-start text:name="__DdeLink__6736_140401309"/>- <text:span text:style-name="T1123">Да. Я решила это ещё </text:span><text:span text:style-name="T1176">в выходные дни</text:span><text:span text:style-name="T1123">.</text:span><text:bookmark-end text:name="__DdeLink__6736_140401309"/></text:p>
      <text:p text:style-name="P110"><text:bookmark-start text:name="__DdeLink__6738_140401309"/>- <text:span text:style-name="T1124">Но почему?</text:span><text:bookmark-end text:name="__DdeLink__6738_140401309"/></text:p>
      <text:p text:style-name="P110"><text:bookmark-start text:name="__DdeLink__6740_140401309"/>- <text:span text:style-name="T1125">Ты меня не слушала. Я повторюсь: я развила свои навыки на достаточном уров</text:span><text:span text:style-name="T1127">н</text:span><text:span text:style-name="T1125">е </text:span><text:span text:style-name="T1127">и поэтому мне больше нечего здесь делать</text:span><text:span text:style-name="T1125"> — </text:span><text:span text:style-name="T1126">твердо </text:span><text:span text:style-name="T1177">ответила</text:span><text:span text:style-name="T1126"> Эмбер.</text:span><text:bookmark-end text:name="__DdeLink__6740_140401309"/></text:p>
      <text:p text:style-name="P110"><text:bookmark-start text:name="__DdeLink__6742_140401309"/>- <text:span text:style-name="T1128">Это смешно. Ты не хочешь мешать остальным потому что чувствуешь себя лишней?</text:span><text:bookmark-end text:name="__DdeLink__6742_140401309"/></text:p>
      <text:p text:style-name="P110"><text:bookmark-start text:name="__DdeLink__6744_140401309"/>- <text:span text:style-name="T1129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10"><text:bookmark-start text:name="__DdeLink__6746_140401309"/>- <text:span text:style-name="T1130">Но что станет с тобой?</text:span><text:bookmark-end text:name="__DdeLink__6746_140401309"/><text:span text:style-name="T1130"> </text:span></text:p>
      <text:p text:style-name="P110"><text:bookmark-start text:name="__DdeLink__6748_140401309"/><text:soft-page-break/>- <text:span text:style-name="T1130">Я уйду из школы, попрошу принцессу Твайлайт </text:span><text:span text:style-name="T1131">сделать меня</text:span><text:span text:style-name="T1130"> исследователем различных уголков Эквестрии, </text:span><text:span text:style-name="T1178">на что у меня есть все необходимые знания и способности,</text:span><text:span text:style-name="T1130"> буду писать научные статьи и </text:span><text:span text:style-name="T1132">узнаю</text:span><text:span text:style-name="T1130"> кто я на самом деле</text:span><text:bookmark-end text:name="__DdeLink__6748_140401309"/></text:p>
      <text:p text:style-name="P110"><text:bookmark-start text:name="__DdeLink__6750_140401309"/>- <text:span text:style-name="T1133">Ты ведь останешься одной!</text:span><text:bookmark-end text:name="__DdeLink__6750_140401309"/></text:p>
      <text:p text:style-name="P110"><text:bookmark-start text:name="__DdeLink__6752_140401309"/>- <text:span text:style-name="T1133">Да, одной гораздо легче, мне никто не будет мешать</text:span><text:bookmark-end text:name="__DdeLink__6752_140401309"/></text:p>
      <text:p text:style-name="P110"><text:bookmark-start text:name="__DdeLink__6754_140401309"/>- <text:span text:style-name="T1134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10"><text:bookmark-start text:name="__DdeLink__6756_140401309"/>- <text:span text:style-name="T1135">Но вдруг? <text:s/>- переспросила Эмбер.</text:span><text:bookmark-end text:name="__DdeLink__6756_140401309"/></text:p>
      <text:p text:style-name="P110"><text:bookmark-start text:name="__DdeLink__6758_140401309"/>- <text:span text:style-name="T1136">Ничего, </text:span><text:span text:style-name="T1137">я просто хотела сказать…</text:span><text:bookmark-end text:name="__DdeLink__6758_140401309"/></text:p>
      <text:p text:style-name="P110"><text:bookmark-start text:name="__DdeLink__6760_140401309"/>- <text:span text:style-name="T1137">Ты хотела сказать, вдруг я стану темной пони без поддержки друзей — </text:span><text:span text:style-name="T1138">перебила </text:span><text:span text:style-name="T1179">её </text:span><text:span text:style-name="T1138">Эмбер.</text:span><text:bookmark-end text:name="__DdeLink__6760_140401309"/></text:p>
      <text:p text:style-name="P110"><text:bookmark-start text:name="__DdeLink__6762_140401309"/>- <text:span text:style-name="T1139">Эмбер, </text:span><text:span text:style-name="T1140">ты всегда будешь ставить меня в дурацкое положение — улыбнулась Флурри.</text:span><text:bookmark-end text:name="__DdeLink__6762_140401309"/></text:p>
      <text:p text:style-name="P111"><text:bookmark-start text:name="__DdeLink__6764_140401309"/>- <text:span text:style-name="T1141">Пожалуй да. Я хотела тебе кое-что сказать — </text:span><text:span text:style-name="T1180">начала</text:span><text:span text:style-name="T1142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5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10"><text:bookmark-start text:name="__DdeLink__6768_140401309"/>- <text:span text:style-name="T1143">Я слушаю тебя, Эмбер</text:span><text:bookmark-end text:name="__DdeLink__6768_140401309"/></text:p>
      <text:p text:style-name="P110"><text:bookmark-start text:name="__DdeLink__6770_140401309"/>- <text:span text:style-name="T1144">Флурри Харт, </text:span><text:span text:style-name="T1146">о</text:span><text:span text:style-name="T1145">ставайся всегда такой пони, какой ты </text:span><text:span text:style-name="T1146">являешься сейчас и тебя ждет самое лучшее будущее, о котором можно мечтать.</text:span><text:bookmark-end text:name="__DdeLink__6770_140401309"/></text:p>
      <text:p text:style-name="P112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181">увидятся</text:span>.<text:bookmark-end text:name="__DdeLink__6772_140401309"/></text:p>
      <text:p text:style-name="P113"><text:tab/><text:bookmark-start text:name="__DdeLink__6774_140401309"/><text:span text:style-name="T1147">Внезапно Эмбер </text:span><text:span text:style-name="T1148">почувствовала боль и увидела </text:span><text:span text:style-name="T1149">себя жеребенком </text:span><text:span text:style-name="T1150">в каком-то помещении замка, <text:s/>напротив стояла пони и рыдала, она была похоже на неё и Эмбер поняла что это её мать. </text:span><text:span text:style-name="T1151">Когда она перестала плакать и выпрямилась то стало ясно что она </text:span><text:span text:style-name="T1182">была</text:span><text:span text:style-name="T1151"> Аликорн</text:span><text:span text:style-name="T1182">ом</text:span><text:span text:style-name="T1151"> </text:span><text:span text:style-name="T1152">и Эмбер пришла в себя.</text:span><text:bookmark-end text:name="__DdeLink__6774_140401309"/></text:p>
      <text:p text:style-name="P114"><text:bookmark-start text:name="__DdeLink__6776_140401309"/><text:span text:style-name="T1150">- </text:span><text:span text:style-name="T1153">Что такое Эмбер, ты в порядке? — </text:span><text:span text:style-name="T1154">с беспокойством </text:span><text:span text:style-name="T1183">спросила</text:span><text:span text:style-name="T1154"> Флурри — </text:span><text:span text:style-name="T1184">Т</text:span><text:span text:style-name="T1154">ебе нужна помощь?</text:span><text:bookmark-end text:name="__DdeLink__6776_140401309"/></text:p>
      <text:p text:style-name="P114"><text:bookmark-start text:name="__DdeLink__6778_140401309"/><text:span text:style-name="T1150">- </text:span><text:span text:style-name="T1155">Все хорошо. Я просто вспомнила кое-что плохое</text:span><text:bookmark-end text:name="__DdeLink__6778_140401309"/></text:p>
      <text:p text:style-name="P110"><text:bookmark-start text:name="__DdeLink__6780_140401309"/>- <text:span text:style-name="T1156">Эмбер, я хотела сказать, что </text:span><text:span text:style-name="T1157">ты всегда можешь рассчитывать на мою помощь и </text:span><text:span text:style-name="T1158">всегда найдешь во мне верного и честного друга</text:span><text:bookmark-end text:name="__DdeLink__6780_140401309"/></text:p>
      <text:p text:style-name="P110"><text:bookmark-start text:name="__DdeLink__6782_140401309"/><text:soft-page-break/>- <text:span text:style-name="T1159">В этом я не сомневаюсь ни на </text:span><text:span text:style-name="T1160">долю косточки яблока — </text:span><text:span text:style-name="T1161">улыбнулась Эмбер и в её улыбк</text:span><text:span text:style-name="T1185">е</text:span><text:span text:style-name="T1161"> было столько добродуши</text:span><text:span text:style-name="T1186">я</text:span><text:span text:style-name="T1161">, <text:s/>от которого Флурри даже стало не по себе.</text:span><text:bookmark-end text:name="__DdeLink__6782_140401309"/></text:p>
      <text:p text:style-name="P110"><text:bookmark-start text:name="__DdeLink__6784_140401309"/>- <text:span text:style-name="T1162">Возьми, вдруг </text:span><text:span text:style-name="T1163">моя ничтожная помощь пригодится тебе — </text:span><text:span text:style-name="T1188">не без доли иронии</text:span><text:span text:style-name="T1163"> </text:span><text:span text:style-name="T1187">сказала</text:span><text:span text:style-name="T1163"> Флурри и протянула магическую книгу с помощью которой она общалась с Ларой.</text:span><text:bookmark-end text:name="__DdeLink__6784_140401309"/></text:p>
      <text:p text:style-name="P110"><text:bookmark-start text:name="__DdeLink__6786_140401309"/>- <text:span text:style-name="T1189">Спасибо — </text:span><text:span text:style-name="T1288">улыбнулась</text:span><text:span text:style-name="T1189"> Эмбер, </text:span><text:span text:style-name="T1164">взяла книгу и отправилась в сторону Кантерлотского замка.</text:span><text:bookmark-end text:name="__DdeLink__6786_140401309"/><text:span text:style-name="T1164"> </text:span></text:p>
      <text:p text:style-name="P116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8"><text:tab/><text:bookmark-start text:name="__DdeLink__6790_140401309"/><text:span text:style-name="T1165">В Кантерлот</text:span><text:span text:style-name="T1290">c</text:span><text:span text:style-name="T1165">кой школе снова начались занятия и </text:span><text:span text:style-name="T1166">долгие споры о том, кто победил на магической дуэли разлетелись по всей школе </text:span><text:span text:style-name="T1167">и не было такого пони, который не упомян</text:span><text:span text:style-name="T1190">ул </text:span><text:span text:style-name="T1192">бы </text:span><text:span text:style-name="T1190">об этом </text:span><text:span text:style-name="T1191">ужасно-интересном </text:span><text:span text:style-name="T1190">событии</text:span><text:span text:style-name="T1166">.</text:span><text:bookmark-end text:name="__DdeLink__6790_140401309"/></text:p>
      <text:p text:style-name="P106"/>
      <text:p text:style-name="P106"/>
      <text:p text:style-name="P106"/>
      <text:p text:style-name="P106"/>
      <text:p text:style-name="P238"><text:soft-page-break/>13. <text:bookmark-start text:name="__DdeLink__10443_4030418583"/>Последняя беседа<text:bookmark-end text:name="__DdeLink__10443_4030418583"/></text:p>
      <text:p text:style-name="P271"><text:span text:style-name="T31"><text:tab/>Эмбер Грим </text:span><text:span text:style-name="T32">шла по рубиново-розовой дорожке в сторону главного входа в Кантерлотский замок и размышляла о предстоящем отъезде домой, ей </text:span><text:span text:style-name="T123">предстояло</text:span><text:span text:style-name="T32"> узнать </text:span><text:span text:style-name="T124">очень </text:span><text:span text:style-name="T125">много</text:span><text:span text:style-name="T126">е</text:span><text:span text:style-name="T124"> из своего загадочного прошлого</text:span><text:span text:style-name="T32">.</text:span></text:p>
      <text:p text:style-name="P265"><text:span text:style-name="T33"><text:tab/></text:span><text:span text:style-name="T29">Около главного входа стояла два стражника-единорога в золотых доспехах с бирюзовой </text:span><text:span text:style-name="T30">пятиконечной </text:span><text:span text:style-name="T29">звездой </text:span><text:span text:style-name="T30">на груди.</text:span></text:p>
      <text:p text:style-name="P265"><text:span text:style-name="T30">- </text:span><text:span text:style-name="T34">Мне нужно обсудить с принцессой Твайлайт </text:span><text:span text:style-name="T35">моё отчисление из школы Кантерлота — </text:span><text:span text:style-name="T127">спокойно сказала</text:span><text:span text:style-name="T36"> Эмбер, ещё раз взглянув вверх, чтобы </text:span><text:span text:style-name="T37">увидеть</text:span><text:span text:style-name="T36"> </text:span><text:span text:style-name="T38">вершину</text:span><text:span text:style-name="T36"> самой высокой башни.</text:span></text:p>
      <text:p text:style-name="P265"><text:span text:style-name="T36">- </text:span><text:span text:style-name="T38">Проходите, она ждет вас в тронном зале, </text:span><text:span text:style-name="T128">вас проводит директор</text:span><text:span text:style-name="T38"> Стар Свирл</text:span></text:p>
      <text:p text:style-name="P266"><text:span text:style-name="T39"><text:tab/>Эмбер </text:span><text:span text:style-name="T129">Грим </text:span><text:span text:style-name="T44">вошла внутр</text:span><text:span text:style-name="T130">ь</text:span><text:span text:style-name="T44"> зам</text:span><text:span text:style-name="T50">ка</text:span><text:span text:style-name="T44"> </text:span><text:span text:style-name="T39">ни без доли удивления. </text:span></text:p>
      <text:p text:style-name="P266"><text:span text:style-name="T39"><text:tab/></text:span><text:span text:style-name="T40">Ее смутило присутствие директора, </text:span><text:span text:style-name="T45">она уже</text:span><text:span text:style-name="T41"> разговаривала </text:span><text:span text:style-name="T46">с ним </text:span><text:span text:style-name="T42">об её отчислении</text:span><text:span text:style-name="T41"> </text:span><text:span text:style-name="T48">ра</text:span><text:span text:style-name="T49">нним </text:span><text:span text:style-name="T47">утром</text:span><text:span text:style-name="T41">, когда занятия </text:span><text:span text:style-name="T43">только </text:span><text:span text:style-name="T41">начались.</text:span></text:p>
      <text:p text:style-name="P266"><text:span text:style-name="T38"><text:tab/></text:span><text:span text:style-name="T51">В самом первом зале </text:span><text:span text:style-name="T52">её ожидал директор Стар Свирл.</text:span></text:p>
      <text:p text:style-name="P272"><text:soft-page-break/><text:span text:style-name="T52"><text:tab/></text:span><text:span text:style-name="T54">Он был одет, как и в прежние времена, в сине-голубую мантию, на которой были изображены несколько звезд и два месяц</text:span><text:span text:style-name="T131">а</text:span><text:span text:style-name="T54"> с обеих сторон. </text:span><text:span text:style-name="T55">А на его голове </text:span><text:span text:style-name="T56">была схожая по стилю шляпа, на полях которой были маленькие золотые шарики, </text:span><text:span text:style-name="T57">такие же как и на мантии.</text:span></text:p>
      <text:p text:style-name="P273"><text:span text:style-name="T57"><text:tab/></text:span><text:span text:style-name="T55">Стар Свирл </text:span><text:span text:style-name="T58">был гениальным волшебником, одним из самых лучших магов во вс</text:span><text:span text:style-name="T132">ей Эквестрии</text:span><text:span text:style-name="T58">. Он</text:span><text:span text:style-name="T55"> </text:span><text:span text:style-name="T53"><text:s text:c="2"/>постоянно давал ценные советы принцессы </text:span><text:span text:style-name="T58">Твайлайт и был самым превосходным директором магической школы при Кантерлоте.</text:span></text:p>
      <text:p text:style-name="P267"><text:span text:style-name="T58">- </text:span><text:span text:style-name="T59">Привет, Эмбер, я </text:span><text:span text:style-name="T133">хотел бы присутствовать вместе с тобой </text:span></text:p>
      <text:p text:style-name="P267"><text:span text:style-name="T59">- </text:span><text:span text:style-name="T60">Хорошо, директор</text:span></text:p>
      <text:p text:style-name="P267"><text:span text:style-name="T60"><text:tab/></text:span><text:span text:style-name="T61">Эмбер</text:span><text:span text:style-name="T63"> </text:span><text:span text:style-name="T61">прошла </text:span><text:span text:style-name="T64">все залы и коридоры </text:span><text:span text:style-name="T61">вместе с </text:span><text:span text:style-name="T134">директором</text:span><text:span text:style-name="T61"> Старл Свирлом, через которые когда-то шли Флурри с </text:span><text:span text:style-name="T62">Галлусом.</text:span></text:p>
      <text:p text:style-name="P268"><text:span text:style-name="T62"><text:tab/></text:span><text:span text:style-name="T65">Перед входом в тронный зал, Эмбер обратила внимание на мозаику двери и увидела такую же картину, как и Флурри. </text:span></text:p>
      <text:p text:style-name="P268"><text:span text:style-name="T65"><text:tab/></text:span><text:span text:style-name="T66">Но ей предстали совершенно другие мысли. </text:span></text:p>
      <text:p text:style-name="P269"><text:soft-page-break/><text:span text:style-name="T66"><text:tab/>Она вспомнила Луну и Селестию, которые </text:span><text:span text:style-name="T68">тысячу</text:span><text:span text:style-name="T66"> лун были врагами, </text:span><text:span text:style-name="T67">а принцесса Твайлайт вместе со своими подругами смогла снова сделать их настоящими сестрам</text:span><text:span text:style-name="T69">и.</text:span></text:p>
      <text:p text:style-name="P269"><text:span text:style-name="T69"><text:tab/></text:span><text:span text:style-name="T70">П</text:span><text:span text:style-name="T69">осле коронации </text:span><text:span text:style-name="T71">принцессы </text:span><text:span text:style-name="T135">Твайлайт</text:span><text:span text:style-name="T69">, </text:span><text:span text:style-name="T67">они покинули Эквестрию</text:span><text:span text:style-name="T70">. </text:span><text:span text:style-name="T72">Только куда они отправились</text:span><text:span text:style-name="T67">? В стран</text:span><text:span text:style-name="T73">у</text:span><text:span text:style-name="T67"> Аликорнов? </text:span><text:span text:style-name="T74">А в</text:span><text:span text:style-name="T67">друг она, Эмбер Грим из загадочной страны Аликорнов </text:span><text:span text:style-name="T75">случайно попала в Эквестрию?</text:span></text:p>
      <text:p text:style-name="P269"><text:span text:style-name="T75"><text:tab/></text:span><text:span text:style-name="T76">Эмбер не успела завершить свою мысль. Открылась дверь и Стар Свирл вошел вместе с ней.</text:span></text:p>
      <text:p text:style-name="P270"><text:span text:style-name="T76">- </text:span><text:span text:style-name="T77">Эмбер Грим, </text:span><text:span text:style-name="T79">одна</text:span><text:span text:style-name="T77"> из лучших учениц в </text:span><text:span text:style-name="T136">магической </text:span><text:span text:style-name="T77">школе Кантерлот</text:span><text:span text:style-name="T136">а</text:span><text:span text:style-name="T77">, ты действительно хочешь покинуть школу? - спросила </text:span><text:span text:style-name="T78">принцесса Твайлайт, </text:span><text:span text:style-name="T80">когда Эмбер поклонилась.</text:span></text:p>
      <text:p text:style-name="P270"><text:span text:style-name="T81">- Да, </text:span><text:span text:style-name="T82">ваше</text:span><text:span text:style-name="T80"> </text:span><text:span text:style-name="T82">величество</text:span></text:p>
      <text:p text:style-name="P270"><text:span text:style-name="T82">- </text:span><text:span text:style-name="T83">У тебя есть особый талант в магии</text:span><text:span text:style-name="T84">, который ты могла бы развить до более высокого уровня, </text:span><text:span text:style-name="T85">почему ты не хочешь продолжать обучение?</text:span></text:p>
      <text:p text:style-name="P298"><text:span text:style-name="T85">- </text:span><text:span text:style-name="T11">Я не </text:span><text:span text:style-name="T86">уверена, что знаю, кто я — </text:span><text:span text:style-name="T87">вздохнула Эмбер.</text:span></text:p>
      <text:p text:style-name="P298"><text:span text:style-name="T87">- А что считают твои друзья? - поинтересовалась </text:span><text:span text:style-name="T137">Твайлайт</text:span><text:span text:style-name="T87">.</text:span></text:p>
      <text:p text:style-name="P125"><text:soft-page-break/>- У меня была единственная подруга, которая отставила меня</text:p>
      <text:p text:style-name="P298"><text:span text:style-name="T87">- </text:span><text:span text:style-name="T138">Я уверена, что ты сможешь найти верных друзей</text:span></text:p>
      <text:p text:style-name="P298"><text:span text:style-name="T138">- Спасибо, ваше величество, но мне этого не нужно </text:span><text:span text:style-name="T139">сейчас</text:span></text:p>
      <text:p text:style-name="P298"><text:span text:style-name="T88">- </text:span><text:span text:style-name="T140">Хорошо, т</text:span><text:span text:style-name="T91">ы <text:s/>желаешь быть исследователем различных мест в Эквестрии и писать научные работы?</text:span></text:p>
      <text:p text:style-name="P298"><text:span text:style-name="T91">- </text:span><text:span text:style-name="T92">Да, я люблю путешествовать, писать статьи и быть одной, поэтому это занятие мне подойдет больше всего</text:span></text:p>
      <text:p text:style-name="P299"><text:span text:style-name="T92">- </text:span><text:span text:style-name="T95">Эмбер, т</text:span><text:span text:style-name="T93">ы принесешь неоценимую пользу </text:span><text:span text:style-name="T94">для Эквестрии. </text:span><text:span text:style-name="T90">Главное не забывай, </text:span><text:span text:style-name="T96">что</text:span><text:span text:style-name="T89"> школа магии всегда открыта для тебя</text:span></text:p>
      <text:p text:style-name="P300"><text:span text:style-name="T89"><text:tab/>Э</text:span><text:span text:style-name="T11">мбер ничего не ответила, её чувства подсказывали, что она никогда не вернётся в школу, а эта встреча с принцессой </text:span><text:span text:style-name="T141">Твайлайт</text:span><text:span text:style-name="T11"> и директором </text:span><text:span text:style-name="T141">Стар Свирлом</text:span><text:span text:style-name="T11"> последняя.</text:span></text:p>
      <text:p text:style-name="P300"><text:span text:style-name="T11">- </text:span><text:span text:style-name="T97">Я могу идти, ваше величество?</text:span></text:p>
      <text:p text:style-name="P300"><text:span text:style-name="T97">- </text:span><text:span text:style-name="T98">Да, Эмбер Грим</text:span></text:p>
      <text:p text:style-name="P301"><text:soft-page-break/><text:span text:style-name="T98"><text:tab/>Э</text:span><text:span text:style-name="T11">мбер Грим </text:span><text:span text:style-name="T99">ещё раз взглянула на принцессу </text:span><text:span text:style-name="T142">Твайла</text:span><text:span text:style-name="T143">й</text:span><text:span text:style-name="T142">т</text:span><text:span text:style-name="T143"> и</text:span><text:span text:style-name="T99"> вышла из тронного зала. </text:span></text:p>
      <text:p text:style-name="P265"><text:span text:style-name="T38">- </text:span><text:span text:style-name="T108">Как</text:span><text:span text:style-name="T144">ое</text:span><text:span text:style-name="T108"> у вас мнение</text:span><text:span text:style-name="T100">, директор? - </text:span><text:span text:style-name="T101">обратилась принцесса </text:span><text:span text:style-name="T103">Тва</text:span><text:span text:style-name="T105">й</text:span><text:span text:style-name="T103">ла</text:span><text:span text:style-name="T104">йт</text:span><text:span text:style-name="T101"> к Стар Свирлу, который все это время </text:span><text:span text:style-name="T102">сохранял задумчивый вид.</text:span></text:p>
      <text:p text:style-name="P274"><text:span text:style-name="T102">- </text:span><text:span text:style-name="T106">Она очень талантливая пони </text:span><text:span text:style-name="T107">и обладает удивительными магическими способностями, которых я никогда ещё не видел, </text:span><text:span text:style-name="T114">а самое главное, она очень сильная пони, которую не сломит даже самая темная магия</text:span></text:p>
      <text:p text:style-name="P265"><text:span text:style-name="T107">- </text:span><text:span text:style-name="T109">Я полностью согласна с вами, </text:span><text:span text:style-name="T110">только я беспокоюсь и тревожусь </text:span><text:span text:style-name="T145">за неё</text:span><text:span text:style-name="T110">.</text:span></text:p>
      <text:p text:style-name="P265"><text:span text:style-name="T110">- </text:span><text:span text:style-name="T146">Б</text:span><text:span text:style-name="T111">удьте спокойны, </text:span><text:span text:style-name="T147">все её научные работы она будет отправлять мне</text:span><text:span text:style-name="T112">, </text:span><text:span text:style-name="T113">мы никогда не потеряем связь с ней</text:span></text:p>
      <text:p text:style-name="P265"><text:span text:style-name="T114">- </text:span><text:span text:style-name="T115">Хорошо, </text:span><text:span text:style-name="T148">директор</text:span><text:span text:style-name="T115">, </text:span><text:span text:style-name="T117">но я</text:span><text:span text:style-name="T115"> бы хотела чтобы вы отправили </text:span><text:span text:style-name="T116">Марбла приглядеть за ней</text:span></text:p>
      <text:p text:style-name="P265"><text:span text:style-name="T116">- </text:span><text:span text:style-name="T149">С удовольствием</text:span></text:p>
      <text:p text:style-name="P302"><text:span text:style-name="T118"><text:tab/>С</text:span><text:span text:style-name="T11">тар Свирл удалился и принцесса Твайлайт осталась одна. </text:span></text:p>
      <text:p text:style-name="P302"><text:span text:style-name="T11"><text:tab/>Она </text:span><text:span text:style-name="T150">задумалась</text:span><text:span text:style-name="T11"> и ей стало </text:span><text:span text:style-name="T120">очень </text:span><text:span text:style-name="T11">грустно из-за столь жест</text:span><text:span text:style-name="T121">о</text:span><text:span text:style-name="T11">кой судьбы Эмбер Грим, которая осталась одна </text:span><text:span text:style-name="T119">с осознанием </text:span><text:span text:style-name="T122">неизвестности </text:span><text:span text:style-name="T151">своего прошлого</text:span><text:span text:style-name="T122">.</text:span></text:p>
      <text:p text:style-name="P303"><text:bookmark-start text:name="__DdeLink__10445_4030418583"/><text:soft-page-break/><text:span text:style-name="T160">1</text:span><text:span text:style-name="T159">4. </text:span><text:span text:style-name="T161">Осенний забег</text:span><text:bookmark-end text:name="__DdeLink__10445_4030418583"/></text:p>
      <text:p text:style-name="P118"><text:tab/>Флурри вновь вернулась в Понивилль <text:span text:style-name="T1374">и приступила к восстановлению</text:span> фонтана Золотой Дуб. </text:p>
      <text:p text:style-name="P118"><text:span text:style-name="T1295"><text:tab/>Сначала она думала, что это утомительное и рутинное занятие, но её завлекло и теперь о</text:span><text:span text:style-name="T1294">на была </text:span><text:span text:style-name="T1295">готова</text:span><text:span text:style-name="T1294"> променять все уроки истории </text:span><text:span text:style-name="T1375">магии</text:span><text:span text:style-name="T1294"> </text:span><text:span text:style-name="T1296">на строительство какого-нибудь памятника или сооружения</text:span><text:span text:style-name="T1294">.</text:span></text:p>
      <text:p text:style-name="P117"><text:tab/><text:span text:style-name="T1291">Лара поправилась и уехала в Кантерлот, чтобы приступить к занятиям. </text:span><text:span text:style-name="T1376">О</text:span><text:span text:style-name="T1297">на снова увиделась со школьными подругами, узнала все подробности об уходе Эмбер Грим и ей не терпелось поделиться с </text:span><text:span text:style-name="T1377">Флурри</text:span><text:span text:style-name="T1297"> </text:span><text:span text:style-name="T1379">историей о </text:span><text:span text:style-name="T1378">невероятн</text:span><text:span text:style-name="T1379">ом</text:span><text:span text:style-name="T1378"> происшестви</text:span><text:span text:style-name="T1380">и</text:span><text:span text:style-name="T1378">, </text:span><text:span text:style-name="T1381">которое произошло в библиотеки Кантерлота</text:span><text:span text:style-name="T1297">.</text:span></text:p>
      <text:p text:style-name="P119"><text:tab/><text:span text:style-name="T1292">На выходных </text:span><text:span text:style-name="T1298">Лара решила приехать в Понивилль,</text:span><text:span text:style-name="T1293"> </text:span><text:span text:style-name="T1298">чтобы встретится с Флурри </text:span><text:span text:style-name="T1382">и </text:span><text:span text:style-name="T1298">посмотреть на осенний забег. </text:span><text:span text:style-name="T1384">«В</text:span><text:span text:style-name="T1382">озможно даже поучаствовать» - </text:span><text:span text:style-name="T1383">думала она</text:span><text:span text:style-name="T1382">.</text:span></text:p>
      <text:p text:style-name="P117">- <text:span text:style-name="T1299">Флурри, ты будешь участвовать?</text:span></text:p>
      <text:p text:style-name="P120">- Настроения нет — <text:span text:style-name="T1385">со скучным видом ответила Флурри.</text:span></text:p>
      <text:p text:style-name="P120"><text:soft-page-break/>- <text:span text:style-name="T1386">Ты что, с</text:span><text:span text:style-name="T1300">лишком много съела мафинов — засмеялась Лара.</text:span></text:p>
      <text:p text:style-name="P120">- <text:span text:style-name="T1301">Я отправила Эмбер сообщение, </text:span><text:span text:style-name="T1302">но она не отвечает у</text:span><text:span text:style-name="T1303">же неделю</text:span></text:p>
      <text:p text:style-name="P120">- <text:span text:style-name="T1304">Может быть она избавилась от </text:span><text:span text:style-name="T1305">книги?</text:span></text:p>
      <text:p text:style-name="P120">- <text:span text:style-name="T1305">Нет, она не могла, разве ты не понимаешь, что она </text:span><text:span text:style-name="T1387">очень добрая и хорошая пони</text:span></text:p>
      <text:p text:style-name="P120">- <text:span text:style-name="T1306">Конечно понимаю, я ведь тебе тогда посоветовала подружиться с ней и у тебя это прекрасно получилось — </text:span><text:span text:style-name="T1307">улыбнувшись, сказала Лара и взглянула на Ратушу, около которой уже собрались почти все жители Понивилля, чтобы начать </text:span><text:span text:style-name="T1308">осенний </text:span><text:span text:style-name="T1307">забег.</text:span></text:p>
      <text:p text:style-name="P120">- <text:span text:style-name="T1309">Да, я всегда буду об этом вспомин…</text:span></text:p>
      <text:p text:style-name="P120">- <text:span text:style-name="T1309">Может все таки поучаствуем? </text:span><text:span text:style-name="T1310">У</text:span><text:span text:style-name="T1309">же начинается — перебила её Лара.</text:span></text:p>
      <text:p text:style-name="P120">- <text:span text:style-name="T1311">Если ты так хочешь, бежим тогда</text:span></text:p>
      <text:p text:style-name="P121"><text:tab/>Флурри с Ларой мигом добрались до <text:span text:style-name="T1312">старта и встали рядом с другими пони, которые приготовились к забегу.</text:span></text:p>
      <text:p text:style-name="P121"><text:soft-page-break/><text:tab/><text:span text:style-name="T1313">Прозвенел колокольчик и все </text:span><text:span text:style-name="T1316">быстро рванули</text:span><text:span text:style-name="T1314"> вперед, </text:span><text:span text:style-name="T1317">оставив</text:span><text:span text:style-name="T1314"> после себя </text:span><text:span text:style-name="T1388">клубы</text:span><text:span text:style-name="T1315"> пыли.</text:span></text:p>
      <text:p text:style-name="P121"><text:tab/><text:span text:style-name="T1316">Флурри </text:span><text:span text:style-name="T1317">с Ларой </text:span><text:span text:style-name="T1390">быстро отстали от других</text:span><text:span text:style-name="T1317">, </text:span><text:span text:style-name="T1391">они не спешили к финишу, потому <text:s/>что</text:span><text:span text:style-name="T1317"> </text:span><text:span text:style-name="T1391">хотели</text:span><text:span text:style-name="T1317"> насладиться медленной пробежкой </text:span><text:span text:style-name="T1389">и поболтать друг с другом.</text:span></text:p>
      <text:p text:style-name="P121">- <text:span text:style-name="T1318">Ты хотела что-то рассказать, Лара <text:s/>- </text:span><text:span text:style-name="T1394">поинтересовалась Флурри.</text:span></text:p>
      <text:p text:style-name="P121">- <text:span text:style-name="T1318">Да, в школе кое-что произошло</text:span></text:p>
      <text:p text:style-name="P121">- <text:span text:style-name="T1319">Рассказывай, мне очень интересно</text:span></text:p>
      <text:p text:style-name="P121">- <text:span text:style-name="T1320">Ты знала, что в Кантерлотской библиотек</text:span><text:span text:style-name="T1392">е</text:span><text:span text:style-name="T1320"> есть очень </text:span><text:span text:style-name="T1393">старинные</text:span><text:span text:style-name="T1320"> издания </text:span><text:span text:style-name="T1321">книг, </text:span><text:span text:style-name="T1322">которые ты не сможешь найти ни в одном уголку Эквестрии? — </text:span><text:span text:style-name="T1327">спросила</text:span><text:span text:style-name="T1325"> Лара</text:span></text:p>
      <text:p text:style-name="P121">- <text:span text:style-name="T1323">Нет, я не настолько люблю читать — </text:span><text:span text:style-name="T1326">ответила Флурри, </text:span><text:span text:style-name="T1328">и сделал</text:span><text:span text:style-name="T1330">а</text:span><text:span text:style-name="T1328"> поворот </text:span><text:span text:style-name="T1329">направо, как было </text:span><text:span text:style-name="T1331">написано</text:span><text:span text:style-name="T1329"> на указател</text:span><text:span text:style-name="T1332">е</text:span><text:span text:style-name="T1329">.</text:span></text:p>
      <text:p text:style-name="P121">- <text:span text:style-name="T1324">Там была </text:span><text:span text:style-name="T1333">особая книга, о ней мало кто знает </text:span><text:span text:style-name="T1334">и её </text:span><text:span text:style-name="T1335">разрешают читать</text:span><text:span text:style-name="T1334"> только на самых старших курсах — </text:span><text:span text:style-name="T1336">говорила Лара, </text:span><text:span text:style-name="T1337">начиная уставать от бега — </text:span><text:span text:style-name="T1338">Она называется «Секреты Аликорнов». </text:span><text:span text:style-name="T1339">Никому не известно её точного автора, кто-то говорит что сама </text:span><text:soft-page-break/><text:span text:style-name="T1395">принцесса </text:span><text:span text:style-name="T1339">Селестия её написала. </text:span><text:span text:style-name="T1396">Д</text:span><text:span text:style-name="T1339">ругие утверждают, что однажды </text:span><text:span text:style-name="T1340">неизвестный </text:span><text:span text:style-name="T1339">Аликорн покинул свою страну и решил попутешествовать по Эквестрии. </text:span><text:span text:style-name="T1397">О</text:span><text:span text:style-name="T1341">н увидел много красивых мест и решил</text:span><text:span text:style-name="T1339"> </text:span><text:span text:style-name="T1341">оставить</text:span><text:span text:style-name="T1339"> книгу для </text:span><text:span text:style-name="T1398">жителей Эквестрии</text:span><text:span text:style-name="T1339">, </text:span><text:span text:style-name="T1342">как подарок.</text:span></text:p>
      <text:p text:style-name="P122">- <text:span text:style-name="T1343">Ты читала эту книгу? - заинтересовалась Флурри.</text:span></text:p>
      <text:p text:style-name="P122">- <text:span text:style-name="T1344">Нет конечно, но я знала о ней — </text:span><text:span text:style-name="T1349">ответила Лара и остановилась, у неё больше не было сил </text:span><text:span text:style-name="T1399">бежать</text:span><text:span text:style-name="T1349">.</text:span></text:p>
      <text:p text:style-name="P122">- <text:span text:style-name="T1345">Ты говорила, что в школе что-то произошло </text:span></text:p>
      <text:p text:style-name="P122">- <text:span text:style-name="T1345">Да, эта книга пропала</text:span></text:p>
      <text:p text:style-name="P122">- <text:span text:style-name="T1346">Что? </text:span><text:span text:style-name="T1347">Когда? - </text:span><text:span text:style-name="T1350">удивилась Флурри.</text:span></text:p>
      <text:p text:style-name="P122">- <text:span text:style-name="T1347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351">что это подделка</text:span></text:p>
      <text:p text:style-name="P122">- <text:span text:style-name="T1352">А как</text:span><text:span text:style-name="T1348"> ты </text:span><text:span text:style-name="T1353">узнала о том, что её украли</text:span><text:span text:style-name="T1348">?</text:span></text:p>
      <text:p text:style-name="P122">- <text:span text:style-name="T1354">Все очень просто, я хорошо знаю </text:span><text:span text:style-name="T1355">мистера </text:span><text:span text:style-name="T1356">Санлайта, который заведу</text:span><text:span text:style-name="T1400">е</text:span><text:span text:style-name="T1356">т всякими старинными и запретными вещами </text:span><text:span text:style-name="T1358">в библиотеке Кантерлота</text:span><text:span text:style-name="T1356">, </text:span><text:span text:style-name="T1357">он со мной и поделился</text:span></text:p>
      <text:p text:style-name="P123">- Я не понимаю, зачем нужно было красть эту книгу? Что в ней такого особенного?</text:p>
      <text:p text:style-name="P123"><text:soft-page-break/>- <text:span text:style-name="T1359">В этом и заключается весь интерес, мистер Санлайт открывал её несколько раз и </text:span><text:span text:style-name="T1360">все страницы всегда оказывались пустыми</text:span></text:p>
      <text:p text:style-name="P123">- <text:span text:style-name="T1361">Это уже становится интересным</text:span></text:p>
      <text:p text:style-name="P123">- <text:span text:style-name="T1362">Прибавь тот факт, что её украли и украли гениально, </text:span><text:span text:style-name="T1401">не оставив ни следа </text:span><text:span text:style-name="T1402">после себя</text:span></text:p>
      <text:p text:style-name="P123">- <text:span text:style-name="T1363">Я уже вновь хочу отправиться </text:span><text:span text:style-name="T1364">в Кантерлот, чтобы </text:span><text:span text:style-name="T1403">побольше узнать об этом происшествии и поболтать</text:span><text:span text:style-name="T1365"> с мистером Санлайтом</text:span></text:p>
      <text:p text:style-name="P123">- <text:span text:style-name="T1366">А я думала, что сложные и запутанные загадки для тебя скучное занятие </text:span></text:p>
      <text:p text:style-name="P123">- <text:span text:style-name="T1367">Да, но </text:span><text:span text:style-name="T1404">в этой загадке есть </text:span><text:span text:style-name="T1367">что-то </text:span><text:span text:style-name="T1368">особенно интересное — </text:span><text:span text:style-name="T1405">не могла успокоиться Флурри.</text:span></text:p>
      <text:p text:style-name="P123">- <text:span text:style-name="T1369">Хорошо, так уж и быть устрою тебе встречу с мистером Санлайтом и проведу для тебя экскурсию по библиотеке Кантерлота</text:span></text:p>
      <text:p text:style-name="P123">- <text:span text:style-name="T1370">Спасибо, Лара</text:span></text:p>
      <text:p text:style-name="P124"><text:tab/>Флурри и Лара пробежали только малую часть всего забега и решили вернуться обратно. </text:p>
      <text:p text:style-name="P124"><text:soft-page-break/><text:tab/>Остальные пони мчались к финишу. <text:span text:style-name="T1372">К</text:span>расно-желтые листья <text:span text:style-name="T1372">под их ногами</text:span> <text:span text:style-name="T1371">перемешивались </text:span><text:span text:style-name="T1372">и разлетались в разные </text:span><text:span text:style-name="T1373">стороны.</text:span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245"><text:bookmark-start text:name="__DdeLink__10447_4030418583"/><text:soft-page-break/>15. Тайна происхождения<text:bookmark-end text:name="__DdeLink__10447_4030418583"/></text:p>
      <text:p text:style-name="P127"><text:tab/><text:span text:style-name="T1409">Эмбер Грим пробиралась через </text:span><text:span text:style-name="T1410">дикие кустарники. </text:span></text:p>
      <text:p text:style-name="P127"><text:span text:style-name="T1410"><text:tab/>Она</text:span><text:span text:style-name="T1540"> не</text:span><text:span text:style-name="T1410"> виделась со своим отцом </text:span><text:span text:style-name="T1540">с тех пор, как уехала в школу Кантерлота.</text:span></text:p>
      <text:p text:style-name="P127"><text:tab/><text:span text:style-name="T1411">За вереницей диких кустарников и деревьев была расположена маленькая деревня, </text:span><text:span text:style-name="T1412">в которой жили земные пони.</text:span></text:p>
      <text:p text:style-name="P130"><text:tab/><text:span text:style-name="T1413">Это был родной дом Эмбер. </text:span><text:span text:style-name="T1414">О</text:span><text:span text:style-name="T1413">на с </text:span><text:span text:style-name="T1541">волнением</text:span><text:span text:style-name="T1413"> побежала вдоль единственной желто-изумрудной тропинки </text:span><text:span text:style-name="T1415">к маленькому деревянному домику на окраине деревни</text:span><text:span text:style-name="T1413">.</text:span></text:p>
      <text:p text:style-name="P128"><text:tab/><text:span text:style-name="T1416">Дверь была открыта и Эмбер вошла внутрь, </text:span><text:span text:style-name="T1542">но никого там не было</text:span><text:span text:style-name="T1417">.</text:span></text:p>
      <text:p text:style-name="P128"><text:tab/><text:span text:style-name="T1418">Она решила отправиться к соседней хижине и </text:span><text:span text:style-name="T1419">узнать </text:span><text:span text:style-name="T1543">о своем отце</text:span><text:span text:style-name="T1419"> от мистера </text:span><text:span text:style-name="T1420">Гринграсса, </text:span><text:span text:style-name="T1421">который обожал выращивать овощи </text:span><text:span text:style-name="T1422">и ягоду </text:span><text:span text:style-name="T1423">и имел самый огромный огород в деревне</text:span><text:span text:style-name="T1422">.</text:span></text:p>
      <text:p text:style-name="P128">- <text:span text:style-name="T1424">Здравствуйте, мистер Гринграсс — поприве</text:span><text:span text:style-name="T1425">т</text:span><text:span text:style-name="T1424">ствовала Эмбер Грим своего </text:span><text:span text:style-name="T1544">давнего друга</text:span></text:p>
      <text:p text:style-name="P128"><text:soft-page-break/>- <text:span text:style-name="T1426">Неужели Эмбер? </text:span><text:span text:style-name="T1427">Ты так изменилась, уже закончила школ</text:span><text:span text:style-name="T1545">у</text:span><text:span text:style-name="T1427">? - </text:span><text:span text:style-name="T1428">удивленно спросил Гринграсс, он не ожидала увидеть Эмбер.</text:span></text:p>
      <text:p text:style-name="P128">- <text:span text:style-name="T1429">Нет, я ушла из школы, но это не важно, мне нужно найти моего отца, где он?</text:span></text:p>
      <text:p text:style-name="P131"><text:tab/>Гринграсс <text:span text:style-name="T1430">подошел к деревянному бочонку, в котором был брусничный сок, </text:span><text:span text:style-name="T1431">налил его в кружку и протянул Эмбер.</text:span></text:p>
      <text:p text:style-name="P131">- <text:span text:style-name="T1432">Что-то случилось? - </text:span><text:span text:style-name="T1433">спросила Эмбер с волнением.</text:span></text:p>
      <text:p text:style-name="P131">- <text:span text:style-name="T1434">Да, твой отец… - не решался сказать Гринграсс.</text:span></text:p>
      <text:p text:style-name="P131">- <text:span text:style-name="T1435">Нет, он не мог умереть, вы лжёте — </text:span><text:span text:style-name="T1436">начала злиться Эмбер.</text:span></text:p>
      <text:p text:style-name="P131">- <text:span text:style-name="T1437">Эмбер, прости, но я не смог помочь ему, а все так надеялись на меня, я плохой друг</text:span></text:p>
      <text:p text:style-name="P132"><text:tab/><text:span text:style-name="T1438">Эмбер замолчала, </text:span><text:span text:style-name="T1439">её жизнь становилась ещё более невыносимой после ухода </text:span><text:span text:style-name="T1546">её отца</text:span><text:span text:style-name="T1440">, который всегда верил в </text:span><text:span text:style-name="T1547">нее</text:span><text:span text:style-name="T1440"> и </text:span><text:span text:style-name="T1441">был готов помоч</text:span><text:span text:style-name="T1547">ь </text:span><text:span text:style-name="T1548">во всем.</text:span><text:span text:style-name="T1441"> <text:s/></text:span></text:p>
      <text:p text:style-name="P132"><text:span text:style-name="T1442"><text:tab/>Она решила взять себя в копыта несмотря ни на что и узнать </text:span><text:span text:style-name="T1443">всю </text:span><text:span text:style-name="T1442">правду </text:span><text:span text:style-name="T1443">о его смерти.</text:span></text:p>
      <text:p text:style-name="P132">- <text:span text:style-name="T1444">Как он умер? - сказ</text:span><text:span text:style-name="T1549">ала </text:span><text:span text:style-name="T1444">Эмбер после длительного молчания.</text:span></text:p>
      <text:p text:style-name="P132"><text:soft-page-break/>- <text:span text:style-name="T1445">Это довольно странная и ужасная история</text:span></text:p>
      <text:p text:style-name="P132">- <text:span text:style-name="T1448">М</text:span><text:span text:style-name="T1446">истер Гринграсс я должна знать вс</text:span><text:span text:style-name="T1447">ю правду, абсолютно </text:span><text:span text:style-name="T1448">всё — </text:span><text:span text:style-name="T1550">твердо отрезала Эмбер.</text:span></text:p>
      <text:p text:style-name="P132">- <text:span text:style-name="T1449">Хорошо, я расскажу </text:span><text:span text:style-name="T1450">тебе Эмбер всю историю. </text:span><text:span text:style-name="T1451">Это началось после твоего отъезда в школу Кантерлот</text:span><text:span text:style-name="T1551">а</text:span><text:span text:style-name="T1451">. </text:span><text:span text:style-name="T1452">Он долго грустил <text:s/>и у него начали появляться сильные головные боли. Я часто посещал его и </text:span><text:span text:style-name="T1454">при</text:span><text:span text:style-name="T1455">носил ему лекарства</text:span><text:span text:style-name="T1453">. </text:span><text:span text:style-name="T1456">Но ничего не помогало и он несмотря ни на что решил отправиться на </text:span><text:span text:style-name="T1459">ежегодную </text:span><text:span text:style-name="T1456">ярмарку. </text:span><text:span text:style-name="T1460">Во время пути ему</text:span><text:span text:style-name="T1457"> стало плохо </text:span><text:span text:style-name="T1458">и он начал бредить </text:span><text:span text:style-name="T1461">и поэтому его спутник </text:span><text:span text:style-name="T1462">мистер Паинт </text:span><text:span text:style-name="T1463">помог ему снова добраться до дом</text:span><text:span text:style-name="T1464">а, а сам поехал на ярмарку чтобы выполнить просьбу твоего отца. </text:span><text:span text:style-name="T1465">Через несколько дней его кожа начала бледнеть и </text:span><text:span text:style-name="T1466">с ним начали происходить странные вещи. </text:span><text:span text:style-name="T1467">Он </text:span><text:span text:style-name="T1469">постоянно</text:span><text:span text:style-name="T1467"> повторял «</text:span><text:span text:style-name="T1468">В</text:span><text:span text:style-name="T1467">онрокила </text:span><text:span text:style-name="T1468">Н</text:span><text:span text:style-name="T1467">артс», </text:span><text:span text:style-name="T1469">иногда </text:span><text:span text:style-name="T1552">случалось</text:span><text:span text:style-name="T1469"> что он взлетал над кроватью и светился. Конечно в этот бред никто не ве</text:span><text:span text:style-name="T1470">рил, </text:span><text:span text:style-name="T1471">но я видел это <text:s/>своими глазами. </text:span><text:span text:style-name="T1472">В последнюю ночь я был с ним и держал его за копыт</text:span><text:span text:style-name="T1553">а</text:span><text:span text:style-name="T1472">. </text:span><text:span text:style-name="T1473">Вдруг я заметил что он нач</text:span><text:span text:style-name="T1475">ал </text:span><text:span text:style-name="T1476">растворяться </text:span><text:span text:style-name="T1477">как облако</text:span><text:span text:style-name="T1474">, мне ничего не удалось сделать, от него осталась только горстка </text:span><text:span text:style-name="T1478">черной </text:span><text:span text:style-name="T1479">пыли.</text:span></text:p>
      <text:p text:style-name="P133"><text:soft-page-break/><text:tab/>Эмбер внимательно слушала и не могла поверить в это. Все было настолько мрачным и странным что <text:span text:style-name="T1554">ей</text:span> становилось <text:span text:style-name="T1554">только хуже</text:span>.</text:p>
      <text:p text:style-name="P129">- <text:span text:style-name="T1480">Многие жители этой деревни приняли это как проклятье и обвинили во все тебя, Эмбер — </text:span><text:span text:style-name="T1481">с сожалением продолжал Гринграсс.</text:span></text:p>
      <text:p text:style-name="P129">- <text:span text:style-name="T1481">Меня? Почему?</text:span></text:p>
      <text:p text:style-name="P129">- <text:span text:style-name="T1482">Потому что он приютил тебя, </text:span><text:span text:style-name="T1483">когда ты осталась совсем одна в заброшенном лесу — </text:span><text:span text:style-name="T1484">со вздохом ответил Гринграсс.</text:span></text:p>
      <text:p text:style-name="P129">- <text:span text:style-name="T1484">И они думают, что я была проклята с самого начала </text:span><text:span text:style-name="T1485">и все мои приметы говорили им об этом, а мой отец расплачивался за то, что приютил меня?</text:span></text:p>
      <text:p text:style-name="P129">- <text:span text:style-name="T1486">К сожалению этот слух разлетелся и в соседние деревни, поэтому тебе </text:span><text:span text:style-name="T1487">лучше стоит </text:span><text:span text:style-name="T1555">обратно</text:span><text:span text:style-name="T1487"> вернуться в школу</text:span></text:p>
      <text:p text:style-name="P134">- Ни за что, пока не узнаю правду. Где останки моего отца? - твердо сказала Эмбер Грим и высушила кружку брусничного сока.</text:p>
      <text:p text:style-name="P134">- <text:span text:style-name="T1488">Я все оставил в его хижине, </text:span><text:span text:style-name="T1489">в </text:span><text:span text:style-name="T1490">единственном </text:span><text:span text:style-name="T1491">маленьком шкафчике, в которо</text:span><text:span text:style-name="T1492">й ты раньше клала книги</text:span></text:p>
      <text:p text:style-name="P135"><text:soft-page-break/>- <text:span text:style-name="T1556">Большое </text:span><text:span text:style-name="T1557">с</text:span><text:span text:style-name="T1556">пасибо</text:span><text:span text:style-name="T1493"> вам, мистер Гринграсс и прощайте — </text:span><text:span text:style-name="T1494">протянула копыто Эмбер.</text:span></text:p>
      <text:p text:style-name="P135"><text:span text:style-name="T1495"><text:tab/>Гринграсс </text:span><text:span text:style-name="T1494"><text:s/></text:span><text:span text:style-name="T1495">кивнул и пожал её копыто.</text:span></text:p>
      <text:p text:style-name="P136"><text:tab/><text:span text:style-name="T1496">Эмбер </text:span><text:span text:style-name="T1497">снова вернулась в </text:span><text:span text:style-name="T1558">свой маленький домик</text:span><text:span text:style-name="T1497">, </text:span><text:span text:style-name="T1559">в котором прошло всё её детство</text:span><text:span text:style-name="T1497">. <text:s/></text:span></text:p>
      <text:p text:style-name="P143"><text:tab/>Она решила не терять ни минуты и кинулась к шкафчику. </text:p>
      <text:p text:style-name="P135"><text:tab/><text:span text:style-name="T1498">На самой верхней полке была деревянная коробочка, в которой она нашла черную </text:span><text:span text:style-name="T1499">пыль, похожую на пепел. </text:span></text:p>
      <text:p text:style-name="P137"><text:tab/><text:span text:style-name="T1500">Она не смогла сдержаться и заплакала. </text:span></text:p>
      <text:p text:style-name="P138"><text:span text:style-name="T1501"><text:tab/>Вдруг ей показалось что она находится снова в том замке, который </text:span><text:span text:style-name="T1560">впервые увидела,</text:span><text:span text:style-name="T1501"> </text:span><text:span text:style-name="T1502">когда Флурри её обняла. </text:span></text:p>
      <text:p text:style-name="P139"><text:span text:style-name="T1502"><text:tab/>Это был огромный </text:span><text:span text:style-name="T1561">черный замок и он постоянно удалился</text:span><text:span text:style-name="T1502">. </text:span><text:span text:style-name="T1503">Картина мгновенно изменилась и Эмбер </text:span><text:span text:style-name="T1504">уже в темном лесу совершенно одна. </text:span></text:p>
      <text:p text:style-name="P139"><text:span text:style-name="T1505"><text:tab/>Здесь её нашел отец </text:span><text:span text:style-name="T1506">и приютил у себя. </text:span><text:span text:style-name="T1509">Он</text:span><text:span text:style-name="T1506"> всегда </text:span><text:span text:style-name="T1508">останется для неё родным отцом и лучшим другом на свете</text:span><text:span text:style-name="T1507">.</text:span></text:p>
      <text:p text:style-name="P135"><text:soft-page-break/><text:tab/><text:span text:style-name="T1510">Эмбер долго находилась в тоскливой задумчивости. </text:span><text:span text:style-name="T1511">Внезапно она заметила на второй полке коробку, на которой было написано «От мистера Паинта».</text:span></text:p>
      <text:p text:style-name="P135"><text:tab/><text:span text:style-name="T1512">Она взяла её и открыла. </text:span><text:span text:style-name="T1513">Внутри была темно-розовая лента с надписью Эмбер Грим (её имя при рождении подумала она) и </text:span><text:span text:style-name="T1514">плотная багровая ткань, в которой по всей видимости и нашел её отец.</text:span></text:p>
      <text:p text:style-name="P135"><text:tab/>«<text:span text:style-name="T1515">Если мистер Паинт купил эти вещи на ярмарке, т</text:span><text:span text:style-name="T1516">о получается, что мой отец решил от них избавиться, чтобы </text:span><text:span text:style-name="T1517">они не напоминали ему </text:span><text:span text:style-name="T1562">о том, что меня бросили</text:span><text:span text:style-name="T1517">. </text:span><text:span text:style-name="T1518">Тогда зачем он захотел их вернуть обратно? Возможно потому что он хотел рассказать мне всю правду</text:span><text:span text:style-name="T1515">» - </text:span><text:span text:style-name="T1519">думала Эмбер.</text:span></text:p>
      <text:p text:style-name="P135"><text:tab/><text:span text:style-name="T1520">Она снова </text:span><text:span text:style-name="T1521">обратила внимание на внутренности шкафчика и чуть не забыла про коробку </text:span><text:span text:style-name="T1522">писем, </text:span><text:span text:style-name="T1523">в которой лежало одно единственное адресованное ей письмо.</text:span></text:p>
      <text:p text:style-name="P135"><text:tab/><text:span text:style-name="T1523">Эмбер развернула его и </text:span><text:span text:style-name="T1563">прочла</text:span><text:span text:style-name="T1523">:</text:span></text:p>
      <text:p text:style-name="P135"><text:tab/>«<text:span text:style-name="T1523">Дорогая Эмбер, </text:span><text:span text:style-name="T1524">я всегда желал тебе только добра и хотел, чтобы ты была счастлива, </text:span><text:span text:style-name="T1525">но к глубокому твоему огорчению я ничего не смог тебе дать кроме </text:span><text:span text:style-name="T1526">настоящей и преданной любви. Я всегда </text:span><text:soft-page-break/><text:span text:style-name="T1526">буду верить в тебя <text:s/>и ты обязательно узнаешь всю правду</text:span>».</text:p>
      <text:p text:style-name="P135"><text:tab/><text:span text:style-name="T1527">Внизу была приписка: «Твой любящий тебя </text:span><text:span text:style-name="T1564">вечно</text:span><text:span text:style-name="T1527"> отец»</text:span></text:p>
      <text:p text:style-name="P135"><text:tab/><text:span text:style-name="T1528">У Эмбер снова пошли слезы, она </text:span><text:span text:style-name="T1529">впала в глубокую тоску и </text:span><text:span text:style-name="T1530">пробыла в таком состоянии всю </text:span><text:span text:style-name="T1531">ночь.</text:span></text:p>
      <text:p text:style-name="P135"><text:tab/><text:span text:style-name="T1532">В этот день ночь в Эквестрии </text:span><text:span text:style-name="T1533">была холодной и </text:span><text:span text:style-name="T1534"><text:s/></text:span><text:span text:style-name="T1535">никто </text:span><text:span text:style-name="T1534">не решал</text:span><text:span text:style-name="T1535">ся</text:span><text:span text:style-name="T1534"> выйти на </text:span><text:span text:style-name="T1536">столь</text:span><text:span text:style-name="T1534"> позднюю прогулку </text:span><text:span text:style-name="T1537">по темным </text:span><text:span text:style-name="T1538">уголкам это</text:span><text:span text:style-name="T1566">го</text:span><text:span text:style-name="T1538"> </text:span><text:span text:style-name="T1565">удивительно</text:span><text:span text:style-name="T1566">го</text:span><text:span text:style-name="T1538"> </text:span><text:span text:style-name="T1539">и </text:span><text:span text:style-name="T1565">полно</text:span><text:span text:style-name="T1566">го</text:span><text:span text:style-name="T1565"> загадочных вещей</text:span><text:span text:style-name="T1539"> </text:span><text:span text:style-name="T1567">места</text:span><text:span text:style-name="T1534">.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39"><text:soft-page-break/>16. <text:bookmark-start text:name="__DdeLink__10449_4030418583"/>Расследование<text:bookmark-end text:name="__DdeLink__10449_4030418583"/></text:p>
      <text:p text:style-name="P240"><text:span text:style-name="T684"><text:tab/></text:span><text:span text:style-name="T685">Наступил первый день зимы </text:span><text:span text:style-name="T686">и в Кантерлоте пошел снег.</text:span></text:p>
      <text:p text:style-name="P242"><text:span text:style-name="T686"><text:tab/></text:span><text:span text:style-name="T687">Флурри </text:span><text:span text:style-name="T688">вдыхала свежий воздух и наслаждалась снегопадом. </text:span></text:p>
      <text:p text:style-name="P242"><text:span text:style-name="T688"><text:tab/></text:span><text:span text:style-name="T689">Она </text:span><text:span text:style-name="T690">снова приступила к занятиям и </text:span><text:span text:style-name="T691">решила вместе с Ларой отправиться в библиотеку Кантерлота, чтобы узнать </text:span><text:span text:style-name="T692">больше о загадочной краже <text:s/>столько необычной книги.</text:span></text:p>
      <text:p text:style-name="P241"><text:span text:style-name="T692">- </text:span><text:span text:style-name="T693">Флурри, познакомься, это мистер </text:span><text:span text:style-name="T694">Санлайт — представила </text:span><text:span text:style-name="T695">Лара своего </text:span><text:span text:style-name="T696">книжного друга.</text:span></text:p>
      <text:p text:style-name="P246"><text:span text:style-name="T696">- </text:span><text:span text:style-name="T697">Значит вы храните тайну всяких загадочных вещей в </text:span><text:span text:style-name="T749">этой библиотеке?</text:span><text:span text:style-name="T697"> — поинтересовалась Флурри.</text:span></text:p>
      <text:p text:style-name="P246"><text:span text:style-name="T697">- </text:span><text:span text:style-name="T698">Простите, </text:span><text:span text:style-name="T699">это тайна — улыбнулся мистер Санлайт.</text:span></text:p>
      <text:p text:style-name="P246"><text:span text:style-name="T699">- </text:span><text:span text:style-name="T700">Но вы рассказали моей подруге о </text:span><text:span text:style-name="T701">таинственной краже </text:span><text:span text:style-name="T702">книги под названием «</text:span><text:span text:style-name="T703">Тайны</text:span><text:span text:style-name="T702"> Аликорн</text:span><text:span text:style-name="T704">ов</text:span><text:span text:style-name="T702">» - </text:span><text:span text:style-name="T705">продолжала интересоваться Флурри.</text:span></text:p>
      <text:p text:style-name="P246"><text:span text:style-name="T705">- «Секреты Аликорнов» - поправил </text:span><text:span text:style-name="T750">её </text:span><text:span text:style-name="T705">мистер Санлайт — Да. Я поделился с вашей подругой. Это довольно </text:span><text:span text:style-name="T706">загадочная </text:span><text:span text:style-name="T707">и необычная </text:span><text:span text:style-name="T706">кража</text:span></text:p>
      <text:p text:style-name="P246"><text:span text:style-name="T706">- </text:span><text:span text:style-name="T708">А как вы думаете кто мог украсть её?</text:span></text:p>
      <text:p text:style-name="P246"><text:soft-page-break/><text:span text:style-name="T708">- </text:span><text:span text:style-name="T709">Я даже не могу предположить, что это кто-то из учеников потому что </text:span><text:span text:style-name="T710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711">но загадку так и не решил.</text:span></text:p>
      <text:p text:style-name="P246"><text:span text:style-name="T711">- </text:span><text:span text:style-name="T712">Хм, </text:span><text:span text:style-name="T713">то есть никто раньше не пытался её украсть? Может это была с самого начала подделка?</text:span></text:p>
      <text:p text:style-name="P144">- Нет конечно. Там стояла магическая метка и всё время что она хранилась здесь она не менялась.</text:p>
      <text:p text:style-name="P246"><text:span text:style-name="T713">- </text:span><text:span text:style-name="T714">А можно каким-нибудь образом определить точное время кражи?</text:span></text:p>
      <text:p text:style-name="P246"><text:span text:style-name="T714">- Точностью конечно я не могу похвастаться, но </text:span><text:span text:style-name="T715">с помощью </text:span><text:span text:style-name="T716">директора Стар Свирла мне удалось узнать что это произошло на второй недели сент</text:span><text:span text:style-name="T717">ября.</text:span></text:p>
      <text:p text:style-name="P246"><text:span text:style-name="T717">- </text:span><text:span text:style-name="T718">А как охранялась книга?</text:span></text:p>
      <text:p text:style-name="P247"><text:span text:style-name="T718">- Абсолютно так же как и все другие </text:span><text:span text:style-name="T751">ценные книги</text:span><text:span text:style-name="T718"> — </text:span><text:span text:style-name="T752">ответил мистер Санлайт и на этом их разговор закончился.</text:span></text:p>
      <text:p text:style-name="P247"><text:span text:style-name="T752"><text:tab/></text:span><text:span text:style-name="T720">Флурри вышла из библиотек</text:span><text:span text:style-name="T753">и</text:span><text:span text:style-name="T720">, чтобы вновь подышать свежим воздухом и все </text:span><text:span text:style-name="T754">хорошенько </text:span><text:span text:style-name="T720">обдумать.</text:span></text:p>
      <text:p text:style-name="P248"><text:soft-page-break/><text:span text:style-name="T719">- </text:span><text:span text:style-name="T721">Ну что Флурри, </text:span><text:span text:style-name="T723">разгадала</text:span><text:span text:style-name="T721"> загадку? - </text:span><text:span text:style-name="T722">следом за ней вышла Лара.</text:span></text:p>
      <text:p text:style-name="P249"><text:span text:style-name="T722">- </text:span><text:span text:style-name="T724">Ещё нет, а каким образом охраняются книги в библиотеке Кантерлота?</text:span></text:p>
      <text:p text:style-name="P145">- Разве ты не знаешь? - с большим удивлением спросила Лара.</text:p>
      <text:p text:style-name="P249"><text:span text:style-name="T724">- </text:span><text:span text:style-name="T725">К сожалению я не настолько начитана как ты</text:span></text:p>
      <text:p text:style-name="P146">- Нам об этом рассказывали еще на первом учебном году и ни один раз.</text:p>
      <text:p text:style-name="P249"><text:span text:style-name="T725">- </text:span><text:span text:style-name="T726">Ладно, </text:span><text:span text:style-name="T727">расскажи ещё раз</text:span></text:p>
      <text:p text:style-name="P249"><text:span text:style-name="T727">- </text:span><text:span text:style-name="T728">Во-первых в библиотеке всегда остается хранитель или его заместитель, </text:span><text:span text:style-name="T729">который может моментально </text:span><text:span text:style-name="T730">оповестить всю стражу Кантерлота</text:span><text:span text:style-name="T731">. Во-вторых после закрытия библиотек</text:span><text:span text:style-name="T755">а</text:span><text:span text:style-name="T731"> блокируется защитными чарами, также ими блокируются </text:span><text:span text:style-name="T737">книжные</text:span><text:span text:style-name="T731"> полки, </text:span><text:span text:style-name="T736">на которых хранятся старинные и ценные издания,</text:span><text:span text:style-name="T731"> </text:span><text:span text:style-name="T732">поэтому </text:span><text:span text:style-name="T733">ни у кого </text:span><text:span text:style-name="T738">практически не было шансов украсть эту книгу</text:span><text:span text:style-name="T733">.</text:span></text:p>
      <text:p text:style-name="P249"><text:span text:style-name="T733">- </text:span><text:span text:style-name="T734">Если это не ученик, который зашел в обычные будние дни, как это сделали мы, </text:span><text:span text:style-name="T735">разве нет?</text:span></text:p>
      <text:p text:style-name="P249"><text:span text:style-name="T735">- </text:span><text:span text:style-name="T736">Верно, </text:span><text:span text:style-name="T739">но я ещё раз повторюсь, на этой книг</text:span><text:span text:style-name="T740">е</text:span><text:span text:style-name="T739"> были непростые защитные чары</text:span></text:p>
      <text:p text:style-name="P249"><text:soft-page-break/><text:span text:style-name="T739">- </text:span><text:span text:style-name="T741">А ты сможешь снять эти чары?</text:span></text:p>
      <text:p text:style-name="P249"><text:span text:style-name="T741">- </text:span><text:span text:style-name="T742">Я проводила этот эксперимент с </text:span><text:span text:style-name="T756">разрешения</text:span><text:span text:style-name="T742"> мистера Санлайта, но мне не удалось это сделать даже после недели практики.</text:span></text:p>
      <text:p text:style-name="P249"><text:span text:style-name="T742">- </text:span><text:span text:style-name="T743">Значит вора нужно искать среди </text:span><text:span text:style-name="T744">самых лучших учеников</text:span></text:p>
      <text:p text:style-name="P249"><text:span text:style-name="T744">- </text:span><text:span text:style-name="T745">Да, </text:span><text:span text:style-name="T757">все верно, </text:span><text:span text:style-name="T758">ты в правильном направлении</text:span></text:p>
      <text:p text:style-name="P147">- То есть ты уже знаешь кто забрал книгу? </text:p>
      <text:p text:style-name="P249"><text:span text:style-name="T745">- </text:span><text:span text:style-name="T746">Я </text:span><text:span text:style-name="T759">могу только предполагать, потому что ещё не имею точных доказательств</text:span></text:p>
      <text:p text:style-name="P249"><text:span text:style-name="T746">- </text:span><text:span text:style-name="T760">И кого ты предполагаешь? - все больше стала интересоваться Флурри.</text:span></text:p>
      <text:p text:style-name="P249"><text:span text:style-name="T746">- Прости, Флурри, </text:span><text:span text:style-name="T761">это всего лишь предположение и я не хочу, чтобы он</text:span><text:span text:style-name="T762">о </text:span><text:span text:style-name="T763">взрастило</text:span><text:span text:style-name="T762"> в тебе ложные доводы — </text:span><text:span text:style-name="T764">спокойно ответила Лара.</text:span></text:p>
      <text:p text:style-name="P249"><text:span text:style-name="T746">- </text:span><text:span text:style-name="T747">Я сама узнаю! - </text:span><text:span text:style-name="T748">торжественно сказал</text:span><text:span text:style-name="T765">а</text:span><text:span text:style-name="T748"> Флурри.</text:span></text:p>
      <text:p text:style-name="P250"><text:span text:style-name="T748"><text:tab/>Л</text:span><text:span text:style-name="T600">ара улыбнулась и они поспешили на урок по истории Магии, на котором Флурри часто отвлекалась.</text:span></text:p>
      <text:p text:style-name="P251"><text:soft-page-break/><text:span text:style-name="T600"><text:tab/>Кантерлотские башни уже покрылись снежным покровом и их </text:span><text:span text:style-name="T766">когда-то золотистые</text:span><text:span text:style-name="T600"> крыши </text:span><text:span text:style-name="T766">стали белоснежными.</text:span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239"><text:soft-page-break/>17. <text:bookmark-start text:name="__DdeLink__10451_4030418583"/>Оборотни<text:bookmark-end text:name="__DdeLink__10451_4030418583"/></text:p>
      <text:p text:style-name="P140"><text:tab/><text:span text:style-name="T1568">Посреди темно-зелено</text:span><text:span text:style-name="T2043">ватого</text:span><text:span text:style-name="T1568"> леса возвышался <text:s/>серо-синий замок, </text:span><text:span text:style-name="T1569">местами покрытый густой травой </text:span><text:span text:style-name="T1570">и мхом.</text:span></text:p>
      <text:p text:style-name="P140"><text:tab/><text:span text:style-name="T1571">Это был улей, в котором жили оборот</text:span><text:span text:style-name="T1572">ни.</text:span></text:p>
      <text:p text:style-name="P140"><text:tab/><text:span text:style-name="T1572">Эмбер </text:span><text:span text:style-name="T1573">уже успела познакомиться с Торексом и </text:span><text:span text:style-name="T1574">узнать очень много интересного из жизни оборотней.</text:span></text:p>
      <text:p text:style-name="P140">- <text:span text:style-name="T1575">Спасибо большое, что поделились со мной вашей историей — </text:span><text:span text:style-name="T1576">говорила Эмбер — это будет очень интересная статья для школы Кантерлота </text:span><text:span text:style-name="T1577">и для всей Эквестрии.</text:span></text:p>
      <text:p text:style-name="P140">- <text:span text:style-name="T1578">Я рад был поделиться </text:span><text:span text:style-name="T1665">нашей историей </text:span><text:span text:style-name="T1578">— </text:span><text:span text:style-name="T1579">ответил Торек</text:span><text:span text:style-name="T1580">с.</text:span></text:p>
      <text:p text:style-name="P148"><text:tab/>Эмб<text:span text:style-name="T1581">ер </text:span><text:span text:style-name="T1582">направилась в </text:span><text:span text:style-name="T1584">свою комнату, отведенную </text:span><text:span text:style-name="T1666">для неё</text:span><text:span text:style-name="T1584"> в улье</text:span><text:span text:style-name="T1583">, чтобы просмотреть все заметки и записи, которые она успела </text:span><text:span text:style-name="T1584">сделать</text:span><text:span text:style-name="T1583"> пока Торекс рассказывал <text:s/></text:span><text:span text:style-name="T1667">длинную </text:span><text:span text:style-name="T1583">историю </text:span><text:span text:style-name="T1668">о прошлом оборотней</text:span><text:span text:style-name="T1583">.</text:span></text:p>
      <text:p text:style-name="P149">«<text:span text:style-name="T1585">Это будет очень интересная </text:span><text:span text:style-name="T1669">статья</text:span><text:span text:style-name="T1585">, которую будет читать вся школа Кантерлота, директору она понравится больше всего</text:span>» - <text:span text:style-name="T1585">думала Эмбер.</text:span></text:p>
      <text:p text:style-name="P150"><text:soft-page-break/><text:tab/>Она всегда хотела научиться менять свой облик, как это делали оборотни, и <text:span text:style-name="T1586">директор Стар Свирл очень удачно выбрал </text:span><text:span text:style-name="T1587">место, </text:span><text:span text:style-name="T1670">в которое ей нужно было </text:span><text:span text:style-name="T1671">отправиться</text:span><text:span text:style-name="T1587">.</text:span></text:p>
      <text:p text:style-name="P150"><text:tab/><text:span text:style-name="T1588">Эмбер давно поняла, что перевоплощение это часть магии </text:span><text:span text:style-name="T1589">оборотней, а их магия не такая, как у неё. <text:s/></text:span></text:p>
      <text:p text:style-name="P150"><text:tab/><text:span text:style-name="T1590">Недавно она узнала о </text:span><text:span text:style-name="T1591">своем </text:span><text:span text:style-name="T1592">прошлом почти все и теперь она не сомневалась, что ее магия </text:span><text:span text:style-name="T1593">особенная и она способна </text:span><text:span text:style-name="T1594">вбирать в себя магию других существ, </text:span><text:span text:style-name="T1595">но для этого нужно сконцентрироваться и находится </text:span><text:span text:style-name="T1596">постоянно в улье, пока она не сможет </text:span><text:span text:style-name="T1597">научиться менять свой облик.</text:span></text:p>
      <text:p text:style-name="P150"><text:tab/><text:span text:style-name="T1598">Вечером она решила </text:span><text:span text:style-name="T1599">вновь </text:span><text:span text:style-name="T1598">прогуляться </text:span><text:span text:style-name="T1599">по всему улью и внезапно встретилась с </text:span><text:span text:style-name="T1600">Джу</text:span><text:span text:style-name="T1672">л</text:span><text:span text:style-name="T1600">лекой.</text:span></text:p>
      <text:p text:style-name="P150"><text:tab/><text:span text:style-name="T1601">Она было одним из самых близких друзей Торекса </text:span><text:span text:style-name="T1602">и часто помогала ему </text:span><text:span text:style-name="T1603">организовывать поездки и праздники.</text:span></text:p>
      <text:p text:style-name="P150">- <text:span text:style-name="T1604">Ты уже собираешься </text:span><text:span text:style-name="T1605">домой? - поинтересовалась Джу</text:span><text:span text:style-name="T1673">л</text:span><text:span text:style-name="T1605">лека.</text:span></text:p>
      <text:p text:style-name="P150">- <text:span text:style-name="T1606">Нет, я хотела прогуляться по улью еще раз — </text:span><text:span text:style-name="T1674">ответила Эмбер.</text:span></text:p>
      <text:p text:style-name="P150"><text:soft-page-break/>- <text:span text:style-name="T1607">Вот как, я </text:span><text:span text:style-name="T1609">могу показать тебе самые интересные места.</text:span></text:p>
      <text:p text:style-name="P150">- <text:span text:style-name="T1608">Хорошо.</text:span></text:p>
      <text:p text:style-name="P148"><text:tab/><text:span text:style-name="T1610">Эмбер </text:span><text:span text:style-name="T1611">направилась вместе с Джул</text:span><text:span text:style-name="T1675">л</text:span><text:span text:style-name="T1611">екой вновь исследовать загадочный улей.</text:span></text:p>
      <text:p text:style-name="P151">- <text:span text:style-name="T1612">Знаешь, мы ведь раньше были черного цвета, как ты, </text:span><text:span text:style-name="T1613">прости если я случайно тебя обидела.</text:span></text:p>
      <text:p text:style-name="P151">- <text:span text:style-name="T1614">Ничего.</text:span></text:p>
      <text:p text:style-name="P151">- <text:span text:style-name="T1615">Стар Свирл написал нам письмо перед тем, как ты приехала, </text:span><text:span text:style-name="T1616">он сказал что ты очень талантливая пони и обладаешь </text:span><text:span text:style-name="T1676">особенной </text:span><text:span text:style-name="T1616">магией.</text:span></text:p>
      <text:p text:style-name="P151">- <text:span text:style-name="T1617">Да, это так.</text:span></text:p>
      <text:p text:style-name="P151">- <text:span text:style-name="T1618">Я видела н</text:span><text:span text:style-name="T1677">и</text:span><text:span text:style-name="T1618"> раз пони и как они используют свою магию, но у них был рог, </text:span><text:span text:style-name="T1619">а у тебя его нет, как тебе удается? - </text:span><text:span text:style-name="T1620">удивленно спросила Джу</text:span><text:span text:style-name="T1678">л</text:span><text:span text:style-name="T1620">лека.</text:span></text:p>
      <text:p text:style-name="P151">- <text:span text:style-name="T1620">Магия бывает разной.</text:span></text:p>
      <text:p text:style-name="P151">- <text:span text:style-name="T1621">То есть ты обладаешь другой магией, </text:span><text:span text:style-name="T1622">не той магией которой обладают все пони?</text:span></text:p>
      <text:p text:style-name="P151">- <text:span text:style-name="T1623">Возможно.</text:span></text:p>
      <text:p text:style-name="P151">- <text:span text:style-name="T1624">Это так интересно!</text:span></text:p>
      <text:p text:style-name="P152"><text:soft-page-break/><text:tab/>Джул<text:span text:style-name="T1679">л</text:span>ека задумалась и <text:span text:style-name="T1625">для Эмбер показалось, что она не знает куда идет. </text:span></text:p>
      <text:p text:style-name="P152"><text:span text:style-name="T1626"><text:tab/>Но когда она увидела сверкающий зал, полный разных светящихся камней и </text:span><text:span text:style-name="T1627">кристаллов, она поняла.</text:span></text:p>
      <text:p text:style-name="P152">- Т<text:span text:style-name="T1628">ы удивлена? - </text:span><text:span text:style-name="T1629">спросила Джу</text:span><text:span text:style-name="T1680">л</text:span><text:span text:style-name="T1629">лека.</text:span></text:p>
      <text:p text:style-name="P152">- <text:span text:style-name="T1630">Да! Торекс мне не показывал это место.</text:span></text:p>
      <text:p text:style-name="P152">- <text:span text:style-name="T1631">Это такая странность. Торекс очень гостеприимный, но он часто забывает показать свои</text:span><text:span text:style-name="T1681">м</text:span><text:span text:style-name="T1631"> гостям это место.</text:span></text:p>
      <text:p text:style-name="P152">- <text:span text:style-name="T1632">Да, </text:span><text:span text:style-name="T1682">это странно</text:span><text:span text:style-name="T1632"> - </text:span><text:span text:style-name="T1683">согласилась Эмбер.</text:span></text:p>
      <text:p text:style-name="P152">- <text:span text:style-name="T1633">Эти камни </text:span><text:span text:style-name="T1634">мы привезли из разных уголков Эквестрии, а кристаллы </text:span><text:span text:style-name="T1635">нам</text:span><text:span text:style-name="T1634"> подарили, когда мы ездили летом в Кристальную империю.</text:span></text:p>
      <text:p text:style-name="P153">«Флурри из Кристальной империи» - подумала Эмбер.</text:p>
      <text:p text:style-name="P153">- <text:span text:style-name="T1636">Это очень интересно, Джул</text:span><text:span text:style-name="T1684">л</text:span><text:span text:style-name="T1636">ека — </text:span><text:span text:style-name="T1637">Эмбер сделала еще одну заметку </text:span><text:span text:style-name="T1638">в своей </text:span><text:span text:style-name="T1639">маленькой книжке.</text:span></text:p>
      <text:p text:style-name="P154"><text:tab/>Джул<text:span text:style-name="T1685">л</text:span>ека показала много новых мест, в которых Эмбер еще не бывал<text:span text:style-name="T1644">а</text:span> и это <text:span text:style-name="T1640">еще прибавило интересного материала, а главное она начала </text:span><text:span text:style-name="T1686">больше</text:span><text:span text:style-name="T1640"> чувствовать магию оборотней и </text:span><text:span text:style-name="T1641">возможно она скоро </text:span><text:soft-page-break/><text:span text:style-name="T1641">сможет менять свой облик, как это делал Торекс, </text:span><text:span text:style-name="T1642">когда рассказывал ей </text:span><text:span text:style-name="T1686">историю о драконах</text:span><text:span text:style-name="T1643">.</text:span></text:p>
      <text:p text:style-name="P155"><text:tab/><text:span text:style-name="T1645">Эмбер вернулась к себе, </text:span><text:span text:style-name="T1646">просмотрела вновь старый альбом, в котором были фотографии ее отца. <text:s/><text:tab/></text:span><text:span text:style-name="T1647">Она очень сильно его любила и </text:span><text:span text:style-name="T1648">ей удалось узнать всю правду о нем.</text:span></text:p>
      <text:p text:style-name="P155"><text:tab/><text:span text:style-name="T1649">Старая мантия, в которой е</text:span><text:span text:style-name="T1687">ё</text:span><text:span text:style-name="T1649"> нашел отец, была не из Эквестрии, а из совершенно другого </text:span><text:span text:style-name="T1650">загадочного</text:span><text:span text:style-name="T1649"> места, </text:span><text:span text:style-name="T1651">о котором она не так много знала.</text:span></text:p>
      <text:p text:style-name="P155"><text:tab/><text:span text:style-name="T1652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653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55"><text:tab/><text:span text:style-name="T1654">Е</text:span><text:span text:style-name="T1691">ё</text:span><text:span text:style-name="T1654"> особенная магия позволяла </text:span><text:span text:style-name="T1688">видеть</text:span><text:span text:style-name="T1654"> мир по другому и находить новые </text:span><text:span text:style-name="T1655">магические заклинания, которы</text:span><text:span text:style-name="T1689">е</text:span><text:span text:style-name="T1655"> никому </text:span><text:span text:style-name="T1690">и никогда</text:span><text:span text:style-name="T1655"> раньше не были известны.</text:span></text:p>
      <text:p text:style-name="P155"><text:tab/><text:span text:style-name="T1656">На следующий день </text:span><text:span text:style-name="T1657">Эмбер написала статью и прочитала её Торексу и Джул</text:span><text:span text:style-name="T1692">л</text:span><text:span text:style-name="T1658">еке.</text:span></text:p>
      <text:p text:style-name="P155">- <text:span text:style-name="T1659">Отличная статья, у тебя хорошо получилось! — </text:span><text:span text:style-name="T1660">сказал Торекс.</text:span></text:p>
      <text:p text:style-name="P155"><text:soft-page-break/>- <text:span text:style-name="T1661">Это восхитительно, мне очень понравилось! - добавила Джул</text:span><text:span text:style-name="T1693">л</text:span><text:span text:style-name="T1661">ека.</text:span></text:p>
      <text:p text:style-name="P156"><text:tab/><text:span text:style-name="T1662">Эмбер отправила письмо Стар Свирлу </text:span><text:span text:style-name="T1694">вместе со своей статьей</text:span><text:span text:style-name="T1662"> </text:span><text:span text:style-name="T1663">и решила </text:span><text:span text:style-name="T1664">закончить последнее дело — овладеть магией оборотней.</text:span></text:p>
      <text:p text:style-name="P156"><text:tab/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239"><text:soft-page-break/>18. <text:bookmark-start text:name="__DdeLink__10453_4030418583"/><text:span text:style-name="T1695">История оборотней</text:span><text:bookmark-end text:name="__DdeLink__10453_4030418583"/></text:p>
      <text:p text:style-name="P140"><text:tab/><text:span text:style-name="T1696">Флурри на протяжении недели думала об исчезновении книги </text:span><text:span text:style-name="T1697">и забыла про свое сообщение, которое отправила Эмбер </text:span><text:span text:style-name="T1778">еще </text:span><text:span text:style-name="T1779">неделю назад.</text:span></text:p>
      <text:p text:style-name="P140"><text:tab/><text:span text:style-name="T1698">Неожиданно она увидела объявление в главном зале школы, </text:span><text:span text:style-name="T1699">которое гласило:</text:span></text:p>
      <text:p text:style-name="P140">«<text:span text:style-name="T1700">Школа Кантерлота с удовольствием одобрила заявку на получени</text:span><text:span text:style-name="T1780">е</text:span><text:span text:style-name="T1700"> научно-исследовательской работы для талантливой учениц</text:span><text:span text:style-name="T1703">ы </text:span><text:span text:style-name="T1700">Эмбер Грим. </text:span><text:span text:style-name="T1701">С радостью сообщаем всем ученикам, что первая ее статья о</text:span><text:span text:style-name="T1704">б</text:span><text:span text:style-name="T1701"> истории оборотней уже доступна в </text:span><text:span text:style-name="T1702">библиотеке Кантерлота</text:span>».</text:p>
      <text:p text:style-name="P140"><text:tab/><text:span text:style-name="T1705">Флурри была </text:span><text:span text:style-name="T1781">удивлена и сильно</text:span><text:span text:style-name="T1705"> обрадована. </text:span><text:span text:style-name="T1782">Она </text:span><text:span text:style-name="T1705">с нетерпением </text:span><text:span text:style-name="T1706">кинулась</text:span><text:span text:style-name="T1705"> в библиотеку, чтобы </text:span><text:span text:style-name="T1783">прочесть</text:span><text:span text:style-name="T1705"> статью.</text:span></text:p>
      <text:p text:style-name="P140"><text:tab/><text:span text:style-name="T1707">Она была потрясена складным слогом Эмбер </text:span><text:span text:style-name="T1708">и решила поделиться с Ларой.</text:span></text:p>
      <text:p text:style-name="P140">- <text:span text:style-name="T1708">Спасибо Флурри! Я уже читала её статью и ни один раз. Я полностью с тобой согласна, она написана гениально и очень интересно! - </text:span><text:span text:style-name="T1785">ответила</text:span><text:span text:style-name="T1709"> Лара на предложени</text:span><text:span text:style-name="T1786">е</text:span><text:span text:style-name="T1709"> Флурри</text:span><text:span text:style-name="T1784">.</text:span></text:p>
      <text:p text:style-name="P140"><text:soft-page-break/>- <text:span text:style-name="T1710">Как я могла узнать об этом в самый последний момент! - </text:span><text:span text:style-name="T1711">удивилась Флурри.</text:span></text:p>
      <text:p text:style-name="P140">- <text:span text:style-name="T1712">Ты </text:span><text:span text:style-name="T1713">была занята загадкой об исчезновении книги и </text:span><text:span text:style-name="T1714">поэтому не могла думать о другом</text:span><text:span text:style-name="T1712"> — улыбнулась Лара.</text:span></text:p>
      <text:p text:style-name="P141">- <text:span text:style-name="T1715">Да! Постой, я совершенно забыла! - </text:span><text:span text:style-name="T1716">воскликнула Флурри и достала магическую книгу.</text:span></text:p>
      <text:p text:style-name="P141"><text:span text:style-name="T1717"><text:tab/>Она взглянула на ту страницу, где написала Эмбер сообщение и увидела, что </text:span><text:span text:style-name="T1718">добавились две новые строчки:</text:span></text:p>
      <text:p text:style-name="P140">«<text:span text:style-name="T1719">Все хорошо! </text:span><text:span text:style-name="T1720">Я узнала очень многое из истории оборотней. </text:span><text:span text:style-name="T1719">Тебе понравилась моя статья?</text:span>»</text:p>
      <text:p text:style-name="P142">- <text:span text:style-name="T1721">Смотри! Она ответила! - </text:span><text:span text:style-name="T1722">замахала крыльями Флурри и чуть не задела Силл</text:span><text:span text:style-name="T1787">и — </text:span><text:span text:style-name="T1789">Ой, прости!</text:span></text:p>
      <text:p text:style-name="P142"><text:span text:style-name="T1789"><text:tab/>Силли</text:span><text:span text:style-name="T1788"> ничего не </text:span><text:span text:style-name="T1790">ответил</text:span><text:span text:style-name="T1788">, потому что сильно спешил на историю магии — </text:span><text:span text:style-name="T1792">на </text:span><text:span text:style-name="T1788">урок, </text:span><text:span text:style-name="T1791">который никогда ему не удавался.</text:span></text:p>
      <text:p text:style-name="P140">- <text:span text:style-name="T1723">Я вижу ты очень рада! - </text:span><text:span text:style-name="T1724">сказала Лара и </text:span><text:span text:style-name="T1725">глянула в книгу, куда добавились еще </text:span><text:span text:style-name="T1726">три</text:span><text:span text:style-name="T1725"> строчки, написанные только что Флурри:</text:span></text:p>
      <text:p text:style-name="P140"><text:soft-page-break/>«<text:span text:style-name="T1725">Твоя статья шедевр! Она понравилась всем без исключения, я в этом не сомневаюсь. Лара сказала, что ты гениальна! </text:span><text:span text:style-name="T1793">П</text:span><text:span text:style-name="T1725">иши чаще!</text:span>».</text:p>
      <text:p text:style-name="P140">- <text:span text:style-name="T1727">Да, я переполнена энергией! - </text:span><text:span text:style-name="T1794">перечитывая еще раз ответ Эмбер, сказала Флурри.</text:span></text:p>
      <text:p text:style-name="P140">- <text:span text:style-name="T1728">Месяц назад ты хотела её убить, а сейчас ты сходишь с ума от радости, когда она отвечает на твои сообщения.</text:span></text:p>
      <text:p text:style-name="P140">- <text:span text:style-name="T1729">Да! </text:span><text:span text:style-name="T1730">Ты всегда была права, </text:span><text:span text:style-name="T1731">Лара!</text:span></text:p>
      <text:p text:style-name="P140">- <text:span text:style-name="T1732">Согласна, но если бы не та магическая дуэль, так бы не сложилось, поэтому Флурри </text:span><text:span text:style-name="T1733">это заслуга </text:span><text:span text:style-name="T1734">принадлежит и тебе.</text:span></text:p>
      <text:p text:style-name="P140">- <text:span text:style-name="T1795">Как ты думаешь,</text:span><text:span text:style-name="T1735"> куда она сейчас </text:span><text:span text:style-name="T1796">отправиться</text:span><text:span text:style-name="T1735">?</text:span></text:p>
      <text:p text:style-name="P140">- <text:span text:style-name="T1736">Не знаю, может быть в Кристальную империю.</text:span></text:p>
      <text:p text:style-name="P140">- <text:span text:style-name="T1737">Я бы с удовольствием ей показала </text:span><text:span text:style-name="T1738">самые красивые и невероятные места!</text:span></text:p>
      <text:p text:style-name="P140">- <text:span text:style-name="T1739">Остановись Флурри, там директор!</text:span></text:p>
      <text:p text:style-name="P140">- <text:span text:style-name="T1739">Да, прости, </text:span><text:span text:style-name="T1797">я</text:span><text:span text:style-name="T1739"> слишком энергичная.</text:span></text:p>
      <text:p text:style-name="P140"><text:tab/><text:span text:style-name="T1740">Стар Свирл разговаривал с одним из грифонов </text:span><text:span text:style-name="T1741">около школьного кабинета, где преподавали историю.</text:span></text:p>
      <text:p text:style-name="P140"><text:soft-page-break/><text:tab/><text:span text:style-name="T1742">Флурри решила подслушать их разговор и спряталась за углом. </text:span></text:p>
      <text:p text:style-name="P140">- <text:span text:style-name="T1743">Флурри </text:span><text:span text:style-name="T1798">что ты делаешь</text:span><text:span text:style-name="T1743">?… - не договорила Лара.</text:span></text:p>
      <text:p text:style-name="P140">- <text:span text:style-name="T1743">Тссс! - </text:span><text:span text:style-name="T1744">перебила е</text:span><text:span text:style-name="T1799">ё</text:span><text:span text:style-name="T1744"> Флурри.</text:span></text:p>
      <text:p text:style-name="P140">- <text:span text:style-name="T1745">Известий больше не было </text:span><text:span text:style-name="T1746">от Марбла? - </text:span><text:span text:style-name="T1747">спросил Стар Свирл у грифона.</text:span></text:p>
      <text:p text:style-name="P140">- <text:span text:style-name="T1749">Самое последнее я вам сообщил два дня назад. </text:span><text:span text:style-name="T1747"><text:s/>— </text:span><text:span text:style-name="T1748">ответил тот.</text:span></text:p>
      <text:p text:style-name="P140">- <text:span text:style-name="T1750">Возможно что-то случилось — </text:span><text:span text:style-name="T1751">задумчиво говорил Стар Свирл.</text:span></text:p>
      <text:p text:style-name="P157">- <text:s/><text:span text:style-name="T1752">Мой брат самый надеж</text:span><text:span text:style-name="T1753">ный</text:span><text:span text:style-name="T1752"> из грифонов </text:span><text:span text:style-name="T1753">и я сильно беспокоюсь о нем.</text:span></text:p>
      <text:p text:style-name="P158"><text:span text:style-name="T1752">- </text:span><text:span text:style-name="T1754">Успокойтесь, Эль</text:span><text:span text:style-name="T1755">бер</text:span><text:span text:style-name="T1756">ус</text:span><text:span text:style-name="T1754">, </text:span><text:span text:style-name="T1757">может быть он просто </text:span><text:span text:style-name="T1758">по случайности оставил где-нибудь чернила и </text:span><text:span text:style-name="T1800">магическую </text:span><text:span text:style-name="T1758">бумагу.</text:span></text:p>
      <text:p text:style-name="P159"><text:span text:style-name="T1754">- </text:span><text:span text:style-name="T1759">Это невозможно! </text:span><text:span text:style-name="T1760">А Эмбер что-нибудь ответила вам?</text:span></text:p>
      <text:p text:style-name="P159"><text:span text:style-name="T1754">- </text:span><text:span text:style-name="T1760">Она отправила только статью, </text:span><text:span text:style-name="T1761">а на остальные сообщения она ничего не отвечает.</text:span></text:p>
      <text:p text:style-name="P159">- <text:span text:style-name="T1762">Вы же можете телепортироваться и узнать у оборотней куда она могла направиться</text:span></text:p>
      <text:p text:style-name="P159"><text:soft-page-break/>- <text:span text:style-name="T1762">Я уже сделал это утром. К сожалению они ничего не знают.</text:span></text:p>
      <text:p text:style-name="P159">- <text:span text:style-name="T1801">Вдруг… - </text:span><text:span text:style-name="T1807">не договорил</text:span><text:span text:style-name="T1801"> грифон.</text:span></text:p>
      <text:p text:style-name="P160">- <text:span text:style-name="T1802">Не стоит беспокоиться! </text:span><text:span text:style-name="T1801">С</text:span><text:span text:style-name="T1763"> вашим братом все будет хорошо! </text:span><text:span text:style-name="T1803">Не бросайтесь в поиск</text:span><text:span text:style-name="T1805">и</text:span><text:span text:style-name="T1803">, </text:span><text:span text:style-name="T1764">а то придется вас еще искать. </text:span><text:span text:style-name="T1804">Я сам разберусь с этим</text:span><text:span text:style-name="T1764"> —</text:span><text:span text:style-name="T1765"> </text:span><text:span text:style-name="T1806">сказал</text:span><text:span text:style-name="T1765"> Стар Свирл.</text:span></text:p>
      <text:p text:style-name="P161"><text:tab/>Грифон кивнул и удалился.</text:p>
      <text:p text:style-name="P162"><text:tab/>Флурри <text:span text:style-name="T1766">вместе с Ларой вышли из-за угла </text:span><text:span text:style-name="T1767">и поприветствовали директора, словно они ничего не слышали</text:span><text:span text:style-name="T1766">.</text:span></text:p>
      <text:p text:style-name="P163"><text:span text:style-name="T1766">- </text:span><text:span text:style-name="T1768">Что ты думаешь об этом? <text:s/>- </text:span><text:span text:style-name="T1769">спросила Флурри свою подругу.</text:span></text:p>
      <text:p text:style-name="P164"><text:span text:style-name="T1766">- </text:span><text:span text:style-name="T1808">Э</text:span><text:span text:style-name="T1770">то уже становиться очень интересным.</text:span></text:p>
      <text:p text:style-name="P165"><text:span text:style-name="T1766">- </text:span><text:span text:style-name="T1771">Да! Может Эмбер угрожает опасность и поэтому она решила уехать, чтобы </text:span><text:span text:style-name="T1772">не навлечь беду на нас!</text:span></text:p>
      <text:p text:style-name="P165"><text:span text:style-name="T1766">- </text:span><text:span text:style-name="T1773">Возможно. А что ты думаешь о грифоне Марбле?</text:span></text:p>
      <text:p text:style-name="P166"><text:span text:style-name="T1766">- </text:span><text:span text:style-name="T1773">Он интересный собеседник и очень надежный. <text:s/>Я немного с ним общалась, но в этом я смогла убедиться.</text:span></text:p>
      <text:p text:style-name="P167"><text:soft-page-break/><text:span text:style-name="T1766">- </text:span><text:span text:style-name="T1774">Он пропал, Флурри! И Эмбер тоже! </text:span><text:span text:style-name="T1775">Его попросили приглядеть за ней.</text:span></text:p>
      <text:p text:style-name="P168"><text:span text:style-name="T1766">- </text:span><text:span text:style-name="T1775">Значит здесь замешана темная магия!?</text:span></text:p>
      <text:p text:style-name="P168"><text:span text:style-name="T1766">- </text:span><text:span text:style-name="T1776">Все возможно, я чувствую, что скоро мы узнаем об этом.</text:span></text:p>
      <text:p text:style-name="P168"><text:span text:style-name="T1776"><text:tab/>Флурри</text:span><text:span text:style-name="T1766"><text:tab/> </text:span><text:span text:style-name="T1776">достала книгу и глянула туда ещё раз.</text:span></text:p>
      <text:p text:style-name="P168">- <text:span text:style-name="T1777">Думаешь она ответит? - </text:span><text:span text:style-name="T1810">спросила Лара, поглядывая в книгу.</text:span></text:p>
      <text:p text:style-name="P168">- <text:span text:style-name="T1777">Возможно нет, но я </text:span><text:span text:style-name="T1809">все равно </text:span><text:span text:style-name="T1777">напишу — </text:span><text:span text:style-name="T1811">ответила Флурри и </text:span><text:span text:style-name="T1777">дописала еще несколько строчек:</text:span></text:p>
      <text:p text:style-name="P168">«<text:span text:style-name="T1777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43"><text:tab/><text:span text:style-name="T767">Лара кивнула и они вместе зашли в кабинет по истории магии.</text:span></text:p>
      <text:p text:style-name="P169"/>
      <text:p text:style-name="P169"/>
      <text:p text:style-name="P169"/>
      <text:p text:style-name="P169"/>
      <text:p text:style-name="P169"/>
      <text:p text:style-name="P253"><text:soft-page-break/>19. <text:bookmark-start text:name="__DdeLink__10455_4030418583"/><text:span text:style-name="T1406">Колокольчик Грог</text:span><text:span text:style-name="T1407">ара</text:span><text:bookmark-end text:name="__DdeLink__10455_4030418583"/></text:p>
      <text:p text:style-name="P170"><text:tab/><text:span text:style-name="T1860">На следующий день г</text:span><text:span text:style-name="T1859">рифон Марбл прилетел в Кантерлот. </text:span><text:span text:style-name="T1860">О</text:span><text:span text:style-name="T1859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70"><text:tab/><text:span text:style-name="T1861">Флурри быстро об этом узнала и все рассказала своей лучшей подруг</text:span><text:span text:style-name="T1927">е</text:span><text:span text:style-name="T1861">.</text:span></text:p>
      <text:p text:style-name="P170">- <text:span text:style-name="T1862">Это еще одна важная деталь — </text:span><text:span text:style-name="T1864">сказала Лара, когда они направлялись в библиотеку Кантерлота.</text:span></text:p>
      <text:p text:style-name="P170">- <text:span text:style-name="T1863">Лара, мне кажется ты уже знаешь в чем дело?! - поинтересовалась Флурри.</text:span></text:p>
      <text:p text:style-name="P170">- <text:span text:style-name="T1864">Возможно, но это только предположения.</text:span></text:p>
      <text:p text:style-name="P170">- <text:span text:style-name="T1865">Может уже расскажешь, я не могу ждать!</text:span></text:p>
      <text:p text:style-name="P170">- <text:span text:style-name="T1866">А разве ты не догадываешься?</text:span></text:p>
      <text:p text:style-name="P170">- <text:span text:style-name="T1867">О чем? Эмбер преследуют темные силы? </text:span><text:span text:style-name="T1868">Или она стала темной пони?</text:span></text:p>
      <text:p text:style-name="P170">- <text:span text:style-name="T1869">Не совсем.</text:span></text:p>
      <text:p text:style-name="P170">- <text:span text:style-name="T1869">Ты про все эти странные события?</text:span></text:p>
      <text:p text:style-name="P170"><text:soft-page-break/>- <text:span text:style-name="T1869">Да, на первом учебном году ничего подобного не было, разве не помнишь? Все началось с</text:span><text:span text:style-name="T1928"> поступления</text:span><text:span text:style-name="T1869"> Эмбер </text:span><text:span text:style-name="T1928">в школу</text:span><text:span text:style-name="T1869">.</text:span></text:p>
      <text:p text:style-name="P170">- <text:span text:style-name="T1870">Неужели она украла книгу и стерла память грифону Марблу?</text:span></text:p>
      <text:p text:style-name="P170">- <text:span text:style-name="T1871">Не торопись Флурри! </text:span><text:span text:style-name="T1872">Все началось с того… - не успела договорить Лара. Она заметила мистера </text:span><text:span text:style-name="T1873">Санлайта у входа в библиотеку.</text:span></text:p>
      <text:p text:style-name="P170">- <text:span text:style-name="T1874">Лара, ты в порядке? </text:span></text:p>
      <text:p text:style-name="P170">- <text:span text:style-name="T1875">Я не понимаю, мистер Санлайт ведь должен быть </text:span><text:span text:style-name="T1876">в школе. </text:span><text:span text:style-name="T1930">Р</text:span><text:span text:style-name="T1929">азве ты</text:span><text:span text:style-name="T1876"> не помнишь? Он согласился провести урок.</text:span></text:p>
      <text:p text:style-name="P170">- <text:span text:style-name="T1877">Может быть он вернулся, чтобы взять </text:span><text:span text:style-name="T1878">книги.</text:span></text:p>
      <text:p text:style-name="P170">- <text:span text:style-name="T1878">Возможно, идем!</text:span></text:p>
      <text:p text:style-name="P170"><text:tab/><text:span text:style-name="T1879">Флурри последовала за Ларой и они <text:s/>оказались в </text:span><text:span text:style-name="T1880">тихом и спокойном месте, наполненн</text:span><text:span text:style-name="T1881">ом</text:span><text:span text:style-name="T1880"> знаниями в переплетах и свитках.</text:span></text:p>
      <text:p text:style-name="P170"><text:tab/><text:span text:style-name="T1882">Мистер Санлайт </text:span><text:span text:style-name="T1883">не </text:span><text:span text:style-name="T1885">заметил</text:span><text:span text:style-name="T1883"> их и направился к </text:span><text:span text:style-name="T1884">дальней </text:span><text:span text:style-name="T1886">темно-коричневой </text:span><text:span text:style-name="T1884">двери.</text:span></text:p>
      <text:p text:style-name="P171"><text:tab/><text:span text:style-name="T1887">Лара взяла несколько книг, </text:span><text:span text:style-name="T1888">которые хотела прочитать ещё в начале года, </text:span><text:span text:style-name="T1931">а </text:span><text:span text:style-name="T1889">Флурри все это время </text:span><text:soft-page-break/><text:span text:style-name="T1889">следила за дверью и другими посетителями. </text:span><text:span text:style-name="T1890">Она также как и Лара </text:span><text:span text:style-name="T1891">предчувствовала что-то нехорошее.</text:span></text:p>
      <text:p text:style-name="P171"><text:tab/><text:span text:style-name="T1892">Когда они вышли из библиотеки, Лара </text:span><text:span text:style-name="T1932">заговорила</text:span><text:span text:style-name="T1892">:</text:span></text:p>
      <text:p text:style-name="P171">- <text:span text:style-name="T1893">Я узнала у библиотекаря, что мистеру Санлайту было поручено важное дело и он не смог провести урок в школе, поэтому </text:span><text:span text:style-name="T1894">он снова вернулся.</text:span></text:p>
      <text:p text:style-name="P171">- <text:span text:style-name="T1894">А я уже подумала, что случилось что-то ужасное и </text:span><text:span text:style-name="T1895">начала беспокоиться.</text:span></text:p>
      <text:p text:style-name="P171">- <text:span text:style-name="T1933">Да, я тоже так подумала. </text:span><text:span text:style-name="T1896">Идем на урок?</text:span></text:p>
      <text:p text:style-name="P171">- <text:span text:style-name="T1933">Идем.</text:span></text:p>
      <text:p text:style-name="P172"><text:tab/>И две подруги <text:span text:style-name="T1897">снова вернулись в школу. В коридоре пра</text:span><text:span text:style-name="T1898">вого крыла они были полностью поражены и сбиты с толку: </text:span><text:span text:style-name="T1899">мистер Санлайт разговаривал с Магитемзом.</text:span></text:p>
      <text:p text:style-name="P172">- <text:span text:style-name="T1900">Лара! </text:span><text:span text:style-name="T1901">Ты видишь </text:span><text:span text:style-name="T1902">мистера Санлайта</text:span><text:span text:style-name="T1901">?</text:span></text:p>
      <text:p text:style-name="P174">- <text:span text:style-name="T1900">Этого не может быть! - </text:span><text:span text:style-name="T1902">удивилась Лара не меньше своей подруги.</text:span></text:p>
      <text:p text:style-name="P189"><text:tab/>Она не стала медлить и сразу рассказала все мистеру Санлайту. Он не раздумывая бросился в библиотеку. </text:p>
      <text:p text:style-name="P189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73">- <text:span text:style-name="T1903">Мистер Санлайт, что случилось? - взволнованно спросила Лара.</text:span></text:p>
      <text:p text:style-name="P173">- <text:span text:style-name="T1903">Это… Просто ужасно!.. - не мог говорить </text:span><text:span text:style-name="T1904">мистер Санлайт.</text:span></text:p>
      <text:p text:style-name="P173">- <text:span text:style-name="T1905">Успокойтесь, расскажите все по порядку, нам вы можете верить.</text:span></text:p>
      <text:p text:style-name="P173">- <text:span text:style-name="T1905">Флурри, Лара, подойдите поближе, это большой секрет и никто из учеников и даже учителей не должен об этом знать, вы ником</text:span><text:span text:style-name="T1935">у </text:span><text:span text:style-name="T1905">не скаж</text:span><text:span text:style-name="T1934">е</text:span><text:span text:style-name="T1905">те?</text:span></text:p>
      <text:p text:style-name="P175"><text:tab/>Обе подруги кивнули.</text:p>
      <text:p text:style-name="P175">- В этой библиотеке хранятся не только книги. — продолжал мистер Санлайт — Иногда сюда попадают магические предметы, и не так давно <text:span text:style-name="T1906">здесь появился колокольчик Грогара. Я думаю вы уже знаете о нем, </text:span><text:span text:style-name="T1907">не так ли?</text:span></text:p>
      <text:p text:style-name="P175">- <text:span text:style-name="T1907">Да, </text:span><text:span text:style-name="T1908">мы недавно изучали его на магических предметах — </text:span><text:span text:style-name="T1909">согласилась</text:span><text:span text:style-name="T1908"> Лара.</text:span></text:p>
      <text:p text:style-name="P175">- <text:span text:style-name="T1936">Так вот, о</text:span><text:span text:style-name="T1910">н пропал! Его украл тот двойник о котором вы говорили и теперь мне точно не до урока. </text:span><text:soft-page-break/><text:span text:style-name="T1937">Я прошу вас, пожалуйста</text:span><text:span text:style-name="T1910"> сообщите все директору </text:span><text:span text:style-name="T1938">прямо сейчас</text:span><text:span text:style-name="T1911">.</text:span></text:p>
      <text:p text:style-name="P175">- <text:span text:style-name="T1912">Мы это сделаем! - твердо </text:span><text:span text:style-name="T1939">ответила</text:span><text:span text:style-name="T1912"> Флурри и они </text:span><text:span text:style-name="T1940">вместе </text:span><text:span text:style-name="T1912">с Ларой мгновенно исчезли.</text:span></text:p>
      <text:p text:style-name="P175"><text:tab/><text:span text:style-name="T1913">Стар Свирл внимательно их выслушал и сказал идти на урок и никому не сообщать об этом, </text:span><text:span text:style-name="T1941">даже самым лучшим друзьям</text:span><text:span text:style-name="T1913">.</text:span></text:p>
      <text:p text:style-name="P175">- <text:span text:style-name="T1913">Что происходит? Лара! Почему ты молчишь? Ты все знаешь! - </text:span><text:span text:style-name="T1914">не могла успокоиться Флурри, когда они поднимал</text:span><text:span text:style-name="T1915">ись</text:span><text:span text:style-name="T1914"> </text:span><text:span text:style-name="T1915">по бирюзовым ступенькам</text:span><text:span text:style-name="T1914"> </text:span><text:span text:style-name="T1915">север</text:span><text:span text:style-name="T1942">о</text:span><text:span text:style-name="T1915">-</text:span><text:span text:style-name="T1942">в</text:span><text:span text:style-name="T1914">осточн</text:span><text:span text:style-name="T1915">ой</text:span><text:span text:style-name="T1914"> башн</text:span><text:span text:style-name="T1915">и</text:span><text:span text:style-name="T1914">.</text:span></text:p>
      <text:p text:style-name="P175">- <text:span text:style-name="T1916">Флурри, остановись! </text:span><text:span text:style-name="T1917">Теперь я уже точно уверена, это сделала Эмбер, в этом нет сомнений.</text:span></text:p>
      <text:p text:style-name="P175">- <text:span text:style-name="T1918">Что?!</text:span></text:p>
      <text:p text:style-name="P176">- <text:span text:style-name="T1919">Когда она ушла из школы, то я поняла, что у неё есть какой-то план. </text:span><text:span text:style-name="T1920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943">всегда х</text:span><text:span text:style-name="T1920">отелось овладеть этой магией и она смогла </text:span><text:span text:style-name="T1943">это сделать</text:span><text:span text:style-name="T1920">. Так она и украла колокольчик Грогара</text:span><text:span text:style-name="T1919">.</text:span></text:p>
      <text:p text:style-name="P176"><text:span text:style-name="T1919">- </text:span><text:span text:style-name="T1920">Я не могу в </text:span><text:span text:style-name="T1944">это</text:span><text:span text:style-name="T1920"> поверить! А книга?!</text:span></text:p>
      <text:p text:style-name="P176"><text:soft-page-break/><text:span text:style-name="T1919">- </text:span><text:span text:style-name="T1920">И книгу украла тоже она, тогда я часто видела её в том зале </text:span><text:span text:style-name="T1945">библиотеки</text:span><text:span text:style-name="T1920"> и для меня это </text:span><text:span text:style-name="T1946">уже казалось</text:span><text:span text:style-name="T1920"> </text:span><text:span text:style-name="T1921">подозрительн</text:span><text:span text:style-name="T1946">ым</text:span><text:span text:style-name="T1921">.</text:span></text:p>
      <text:p text:style-name="P176">- <text:span text:style-name="T1922">А зачем ей колокольчик Грогара?</text:span></text:p>
      <text:p text:style-name="P176">- <text:span text:style-name="T1922">Ты не знаешь для чего колокольчик Грогара?</text:span></text:p>
      <text:p text:style-name="P176">- <text:span text:style-name="T1922">Знаю, он позволяет вбирать в себя магию и сохранять её.</text:span></text:p>
      <text:p text:style-name="P176">- <text:span text:style-name="T1947">Да, </text:span><text:span text:style-name="T1948">все верно</text:span><text:span text:style-name="T1923">. Возможно она решила забрать магию у кого-то или отдать свою.</text:span></text:p>
      <text:p text:style-name="P176">- <text:span text:style-name="T1924">Отдать свою? Что это значит?</text:span></text:p>
      <text:p text:style-name="P176">- <text:span text:style-name="T1924">Я тебе говорила, что у неё необычная магия </text:span><text:span text:style-name="T1949">загадочного</text:span><text:span text:style-name="T1924"> происхождения. </text:span><text:span text:style-name="T1950">Может быть</text:span><text:span text:style-name="T1924"> она </text:span><text:span text:style-name="T1950">поняла, что является угрозой для Эквестрии </text:span><text:span text:style-name="T1951">и </text:span><text:span text:style-name="T1924">решила поступить таким образом.</text:span></text:p>
      <text:p text:style-name="P176">- <text:span text:style-name="T1924">Нам нужно найти её! Где моя магическая книга? - начала рыться в рюкзаке Флурри.</text:span></text:p>
      <text:p text:style-name="P176"><text:tab/><text:span text:style-name="T1925">Книга была заложена другими и поэтому Флурри не сразу её </text:span><text:span text:style-name="T1952">нашла. К</text:span><text:span text:style-name="T1925">огда она </text:span><text:span text:style-name="T1952">прикоснулась к </text:span><text:span text:style-name="T1925"><text:s/></text:span><text:span text:style-name="T1953">ней,</text:span><text:span text:style-name="T1925"> она открылась на середине и засветилась.</text:span></text:p>
      <text:p text:style-name="P177">- Что это? <text:span text:style-name="T1926">Тут какие-то символы. Лара! </text:span><text:span text:style-name="T1954">С</text:span><text:span text:style-name="T1926">мотри!</text:span></text:p>
      <text:p text:style-name="P177">- <text:span text:style-name="T1926">Это же магическая метка для телепортации!</text:span></text:p>
      <text:p text:style-name="P177"><text:soft-page-break/>- <text:span text:style-name="T1926">Что?</text:span></text:p>
      <text:p text:style-name="P177">- <text:span text:style-name="T1926">Мы можем по ней телепортироваться, Флурри!</text:span></text:p>
      <text:p text:style-name="P177">- <text:span text:style-name="T1926">Ты хочешь сказать, что Эмбе</text:span><text:span text:style-name="T1955">р с</text:span><text:span text:style-name="T1926">пециально её оставила </text:span><text:span text:style-name="T1956">для нас?</text:span></text:p>
      <text:p text:style-name="P177">- <text:span text:style-name="T1926">Да! </text:span></text:p>
      <text:p text:style-name="P177">- <text:span text:style-name="T1958">Тогда что</text:span><text:span text:style-name="T1926"> нужно </text:span><text:span text:style-name="T1959">с</text:span><text:span text:style-name="T1926">делать </text:span><text:span text:style-name="T1957">чтобы телепортироваться</text:span><text:span text:style-name="T1926">?</text:span></text:p>
      <text:p text:style-name="P177">- <text:span text:style-name="T1960">Возьми</text:span><text:span text:style-name="T1926"> меня за копыто, все должно получиться.</text:span></text:p>
      <text:p text:style-name="P178"><text:tab/>Лара закрыла глаза и произнесла заклинания. </text:p>
      <text:p text:style-name="P178"><text:tab/>Обе подруги мгновенно <text:span text:style-name="T1961">растворились </text:span><text:span text:style-name="T1962">и оставили только облачко из мелких кристалликов</text:span><text:span text:style-name="T1961">. </text:span></text:p>
      <text:p text:style-name="P172"/>
      <text:p text:style-name="P170"><text:tab/></text:p>
      <text:p text:style-name="P170"/>
      <text:p text:style-name="P170"/>
      <text:p text:style-name="P170"/>
      <text:p text:style-name="P170"/>
      <text:p text:style-name="P170"/>
      <text:p text:style-name="P170"/>
      <text:p text:style-name="P244"><text:soft-page-break/>20. <text:span text:style-name="T1408">Темная пони</text:span></text:p>
      <text:p text:style-name="P140"><text:tab/><text:span text:style-name="T1963">Флурри и Лара оказались на огромной каменной скале </text:span><text:span text:style-name="T1964">и увидели Эмбер, которая </text:span><text:span text:style-name="T1965">держала</text:span><text:span text:style-name="T1964"> колокольчик <text:s/>Грогара.</text:span></text:p>
      <text:p text:style-name="P140">- <text:span text:style-name="T1966">Эмбер! Что </text:span><text:span text:style-name="T2016">ты делаешь</text:span><text:span text:style-name="T1966">? - </text:span><text:span text:style-name="T1967">с беспокойством </text:span><text:span text:style-name="T2017">сказала</text:span><text:span text:style-name="T1967"> Флурри.</text:span></text:p>
      <text:p text:style-name="P140">- <text:span text:style-name="T1968">Привет Флурри. </text:span><text:span text:style-name="T2018">П</text:span><text:span text:style-name="T1968">ривет Лара. - </text:span><text:span text:style-name="T1969">спокойно ответила Эмбер.</text:span></text:p>
      <text:p text:style-name="P140">- <text:span text:style-name="T1970">Зачем тебе колокольчик Грогара? </text:span><text:span text:style-name="T2019">Т</text:span><text:span text:style-name="T1970">ы хочешь забрать мою магию? Ты стала темной пони? - </text:span><text:span text:style-name="T1971">не могла остановиться Флурри.</text:span></text:p>
      <text:p text:style-name="P140">- <text:span text:style-name="T1971">Я думаю, твоя подруга уже догадалась, </text:span><text:span text:style-name="T1972">что я собираюсь сделать.</text:span></text:p>
      <text:p text:style-name="P140">- <text:span text:style-name="T1973">Ты хочешь забрать магию у всех существ Эквестрии?</text:span></text:p>
      <text:p text:style-name="P179">- Нет, я хочу <text:span text:style-name="T1974">чтобы все моя магия перешла в этот колокольчик.</text:span></text:p>
      <text:p text:style-name="P180">- <text:span text:style-name="T2020">Зачем тебе лишать</text:span><text:span text:style-name="T1975"> </text:span><text:span text:style-name="T2020">себя магии</text:span><text:span text:style-name="T1975">? Ты </text:span><text:span text:style-name="T2021">ведь </text:span><text:span text:style-name="T1975">особенная пони и обладаешь невероятной магией, так же как и я. <text:s/></text:span><text:span text:style-name="T2022">И ты</text:span><text:span text:style-name="T1975"> не злая! Ты хорошая пони!</text:span></text:p>
      <text:p text:style-name="P179">- <text:span text:style-name="T1976">Прости Флурри, я не могу по-другому.</text:span></text:p>
      <text:p text:style-name="P179"><text:soft-page-break/>- <text:span text:style-name="T1976">Почему?</text:span></text:p>
      <text:p text:style-name="P179">- <text:span text:style-name="T1976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2023">ответила</text:span><text:span text:style-name="T1977"> Эмбер и слегка улыбнулась.</text:span></text:p>
      <text:p text:style-name="P182"><text:span text:style-name="T2024"><text:tab/>На скале был сильный ветер и поэтому </text:span><text:span text:style-name="T1978">Флурри с Ларой подошли </text:span><text:span text:style-name="T2024">по</text:span><text:span text:style-name="T1978">ближе к Эмбер.</text:span></text:p>
      <text:p text:style-name="P181">- <text:span text:style-name="T1979">Всё началось в совершенно другой стране. Возможно вы слышали о стране Аликорнов?</text:span></text:p>
      <text:p text:style-name="P181">- <text:span text:style-name="T1980">Да, но о ней мало </text:span><text:span text:style-name="T2025">чего </text:span><text:span text:style-name="T1980">известно — ответила Лара.</text:span></text:p>
      <text:p text:style-name="P181">- <text:span text:style-name="T1981">В этой стране был рожден мой отец. </text:span><text:span text:style-name="T1982">Он всегда стремился быть лучше других и хотел завладеть властью, чтобы управлять всей страной. </text:span><text:span text:style-name="T1983">Однажды ему удалось найти место, именуемое средоточием всего мира, </text:span><text:span text:style-name="T1984">там была невероятная магия не доступная даже Аликорнам. </text:span><text:span text:style-name="T1985">Мало кто слышал о том месте и мог покинуть его живым. </text:span><text:span text:style-name="T1986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987">Магия которую он получил </text:span><text:span text:style-name="T2026">взамен</text:span><text:span text:style-name="T1987"> была </text:span><text:span text:style-name="T2026">слишком сильной </text:span><text:span text:style-name="T2027">и </text:span><text:span text:style-name="T2026">поэтому </text:span><text:span text:style-name="T1987">он погиб. После его смерти родилась я. </text:span><text:span text:style-name="T2028">М</text:span><text:span text:style-name="T1987">оя мама увидела во мне </text:span><text:soft-page-break/><text:span text:style-name="T1988">слишком много странностей для Аликорна и не хотела чтобы моё будущее было жестоким </text:span><text:span text:style-name="T2028">и несправедливым</text:span><text:span text:style-name="T1988">. </text:span><text:span text:style-name="T2028">П</text:span><text:span text:style-name="T1988">оэтому она решила отправить меня в Эквестрию и устроила все таким образом, что меня нашел благородный пони и усыновил. </text:span><text:span text:style-name="T1989">М</text:span><text:span text:style-name="T1988">ама не прожила долго из-за болезни </text:span><text:span text:style-name="T1989">и я выросла в </text:span><text:span text:style-name="T2028">той</text:span><text:span text:style-name="T1989"> маленькой деревни — </text:span><text:span text:style-name="T2028">Эмбер </text:span><text:span text:style-name="T1989">показала в сторону маленького поселения, </text:span><text:span text:style-name="T1990">которое стояло посреди леса.</text:span></text:p>
      <text:p text:style-name="P181">- <text:span text:style-name="T1991">Значит магия, которая в тебе настолько могущественная и может уничтожить всю Эквестрию? - ужаснулась Флурри.</text:span></text:p>
      <text:p text:style-name="P181">- <text:span text:style-name="T1992">Да, Флурр</text:span><text:span text:style-name="T1993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994">Эмбер наклонила голову, с её глаз капнула слезинка.</text:span></text:p>
      <text:p text:style-name="P181">- <text:span text:style-name="T1994">Прости, Эмбер, мы не знали об этом.</text:span></text:p>
      <text:p text:style-name="P181">- <text:span text:style-name="T1994">Не стоит Флурри, сегодня я положу конец </text:span><text:span text:style-name="T1995">этой</text:span><text:span text:style-name="T1994"> истории. </text:span><text:span text:style-name="T1996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81"><text:soft-page-break/>- <text:span text:style-name="T1997">Эмбер, ты не способна на это, ты добрая пони, мы верим в тебя, ведь мы </text:span><text:span text:style-name="T2029">твои </text:span><text:span text:style-name="T1997">друзья?! - улыбнулась Флурри.</text:span></text:p>
      <text:p text:style-name="P181">- <text:span text:style-name="T1997">Да, Флурри, мы </text:span><text:span text:style-name="T2030">мои </text:span><text:span text:style-name="T1997">друзья и поэтому я хочу с вами попрощаться.</text:span></text:p>
      <text:p text:style-name="P181">- <text:span text:style-name="T1997">Попрощаться?!</text:span></text:p>
      <text:p text:style-name="P181">- <text:span text:style-name="T1998">Мой ненастоящий отец, я никогда не назову его настоящим, дал клятву тогда, что отрекается от всего взамен на </text:span><text:span text:style-name="T2031">самую могущественную магию</text:span><text:span text:style-name="T1998">. </text:span><text:span text:style-name="T1999">Он не смог ей воспользоваться и поэтому часть той магии теперь во мне.</text:span></text:p>
      <text:p text:style-name="P181">- <text:span text:style-name="T2000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81">- <text:span text:style-name="T2001">Не нужно Флурри, ты не понимаешь, что во мне мало осталось своей собственной воли. </text:span><text:span text:style-name="T2002">Та магия </text:span><text:span text:style-name="T2031">существует </text:span><text:span text:style-name="T2002">только потому что она часть меня, когда </text:span><text:span text:style-name="T2032">колокольчик Грогара вберёт</text:span><text:span text:style-name="T2002"> её то она погибнет.</text:span></text:p>
      <text:p text:style-name="P181">- <text:span text:style-name="T2002">А что станет с тобой? Ты ведь тоже можешь погибнуть Эмбер?</text:span></text:p>
      <text:p text:style-name="P181"><text:soft-page-break/>- <text:span text:style-name="T2003">Флурри, ты когда-то считала меня демоном. - Эмбер подошла </text:span><text:span text:style-name="T2005">по</text:span><text:span text:style-name="T2003">бли</text:span><text:span text:style-name="T2005">ж</text:span><text:span text:style-name="T2003">е и посмотрела в </text:span><text:span text:style-name="T2004">кристально-бирюзовые</text:span><text:span text:style-name="T2003"> глаза Флурри.</text:span></text:p>
      <text:p text:style-name="P181">- <text:span text:style-name="T2005">Это потому что я </text:span><text:span text:style-name="T2006">была глупа, прости…</text:span></text:p>
      <text:p text:style-name="P181">- <text:span text:style-name="T2006">Не извиняйся, </text:span><text:span text:style-name="T2033">у тебя будет счастливая жизнь, даже без меня. А </text:span><text:span text:style-name="T2006">мне никогда не было места в этом мире, я была рождена </text:span><text:span text:style-name="T2007">злом и </text:span><text:span text:style-name="T2034">поэтому это мой </text:span><text:span text:style-name="T2035">долг</text:span><text:span text:style-name="T2034"> положить этому конец</text:span><text:span text:style-name="T2007">.</text:span></text:p>
      <text:p text:style-name="P183"><text:tab/>Флурри ничего не могла сказать, у неё потекли слезы. Она не могла поверить, что Эмбер умрёт во благо всей Эквестрии <text:span text:style-name="T2008">потому что её магия способна принести много вреда.</text:span></text:p>
      <text:p text:style-name="P183">- <text:span text:style-name="T2009">Эмбер, я не могу позволить тебе… - не успела договорить Флурри.</text:span></text:p>
      <text:p text:style-name="P183">- <text:span text:style-name="T2009">Сделай это для меня пожалуйста — перебила её Эмбер и обратилась к Ларе — </text:span><text:span text:style-name="T2010">возьми колокольчик Грогара и забери мою магию.</text:span></text:p>
      <text:p text:style-name="P184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2036">д</text:span>аже Дискорд со своей силой. <text:soft-page-break/><text:span text:style-name="T2011">Она медленно протянула копыта к колокольчику и взяла его.</text:span></text:p>
      <text:p text:style-name="P185"><text:tab/>Флурри обняла Эмбер.</text:p>
      <text:p text:style-name="P185">- Прощай Флурри, может когда-нибудь увид<text:span text:style-name="T2037">и</text:span>мся — улыбнулась Эмбер.</text:p>
      <text:p text:style-name="P185">- <text:span text:style-name="T2012">Прощай Эмбер.</text:span></text:p>
      <text:p text:style-name="P186"><text:tab/><text:span text:style-name="T2012">Флурри </text:span><text:span text:style-name="T2038">отошла от Эмбер</text:span><text:span text:style-name="T2012"> и </text:span><text:span text:style-name="T2013">колокольчик Грогара зазвенел громовым ударом. </text:span></text:p>
      <text:p text:style-name="P186"><text:span text:style-name="T2013"><text:tab/>Эмбер </text:span><text:span text:style-name="T2014">не сопротивлялась, она смотрела на своих друзей и думала, какая прекрасная жизнь их ждет </text:span><text:span text:style-name="T2040">и </text:span><text:span text:style-name="T2014">была рада, </text:span><text:span text:style-name="T2039">что они лучшие подруги</text:span><text:span text:style-name="T2014">.</text:span></text:p>
      <text:p text:style-name="P187"><text:span text:style-name="T2014"><text:tab/></text:span><text:span text:style-name="T2015">Магия быстро покинула Эмбер и она упала на </text:span><text:span text:style-name="T2041">холодную каменную повер</text:span><text:span text:style-name="T2042">х</text:span><text:span text:style-name="T2041">ность</text:span><text:span text:style-name="T2015">.</text:span></text:p>
      <text:p text:style-name="P188"><text:span text:style-name="T2014"><text:tab/></text:span><text:span text:style-name="T2015">Флурри с Ларой кинулись к ней.</text:span></text:p>
      <text:p text:style-name="P275"><text:span text:style-name="T152">- </text:span><text:span text:style-name="T153">Какое прекрасное небо! Как жаль, что я не замечала этого раньше — тихо </text:span><text:span text:style-name="T155">проговорила</text:span><text:span text:style-name="T153"> Эмбер и её грива начала растворяться в черном облаке.</text:span></text:p>
      <text:p text:style-name="P275"><text:span text:style-name="T153"><text:tab/></text:span><text:span text:style-name="T154">Флурри не успела ничего </text:span><text:span text:style-name="T155">сделать:</text:span><text:span text:style-name="T154"> от Эмбер ничего не осталось. </text:span><text:span text:style-name="T156">Л</text:span><text:span text:style-name="T154">ишь черное облако, </text:span><text:span text:style-name="T156">которое уносил ветер, стремилось прочь</text:span><text:span text:style-name="T154"> </text:span><text:span text:style-name="T156">в темно-зеленый лес</text:span><text:span text:style-name="T154">.</text:span><text:span text:style-name="T153"> </text:span><text:span text:style-name="T152"><text:s/></text:span></text:p>
      <text:p text:style-name="P185"><text:soft-page-break/></text:p>
      <text:p text:style-name="P1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0T18:45:02.180484933</dc:date>
    <meta:editing-duration>P2DT10H15M46S</meta:editing-duration>
    <meta:editing-cycles>5183</meta:editing-cycles>
    <meta:generator>LibreOffice/7.2.6.2$Linux_X86_64 LibreOffice_project/20$Build-2</meta:generator>
    <meta:document-statistic meta:table-count="0" meta:image-count="0" meta:object-count="0" meta:page-count="141" meta:paragraph-count="1087" meta:word-count="17562" meta:character-count="107627" meta:non-whitespace-character-count="90432"/>
  </office:meta>
</office:document-meta>
</file>